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0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11.7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_0320" table:style-name="ta1">
        <table:shapes>
          <draw:frame draw:z-index="0" draw:style-name="gr1" draw:text-style-name="P1" svg:width="453.51pt" svg:height="255.09pt" svg:x="650.35pt" svg:y="183.54pt">
            <loext:p draw:notify-on-update-of-ranges="exp1_0320.M2:exp1_0320.M11 exp1_0320.P2:exp1_0320.P11 exp1_0320.M2:exp1_0320.M11 exp1_0320.Q2:exp1_0320.Q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03pt" svg:height="255.26pt" svg:x="625.32pt" svg:y="462.3pt">
            <loext:p draw:notify-on-update-of-ranges="exp1_0320.R2:exp1_0320.R11 exp1_0320.S2:exp1_0320.S11 exp1_0320.R2:exp1_0320.R11 exp1_0320.T2:exp1_0320.T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9.150222298" calcext:value-type="float">
            <text:p>-749.150222298</text:p>
          </table:table-cell>
          <table:table-cell office:value-type="string" calcext:value-type="string">
            <text:p><text:s/>running time</text:p>
          </table:table-cell>
          <table:table-cell office:value-type="float" office:value="0.226975917816" calcext:value-type="float">
            <text:p>0.22697591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method1</text:p>
          </table:table-cell>
          <table:table-cell office:value-type="string" calcext:value-type="string">
            <text:p>method2</text:p>
          </table:table-cell>
          <table:table-cell office:value-type="string" calcext:value-type="string">
            <text:p>Pou 1</text:p>
          </table:table-cell>
          <table:table-cell office:value-type="string" calcext:value-type="string">
            <text:p>Pou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ethod1</text:p>
          </table:table-cell>
          <table:table-cell office:value-type="string" calcext:value-type="string">
            <text:p>method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6.42418103" calcext:value-type="float">
            <text:p>-526.42418103</text:p>
          </table:table-cell>
          <table:table-cell office:value-type="string" calcext:value-type="string">
            <text:p><text:s/>running time</text:p>
          </table:table-cell>
          <table:table-cell office:value-type="float" office:value="0.439851045609" calcext:value-type="float">
            <text:p>0.439851045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H1:.H50])" office:value-type="float" office:value="-1022.52357383402" calcext:value-type="float">
            <text:p>-1022.523573834</text:p>
          </table:table-cell>
          <table:table-cell table:formula="of:=AVERAGE([.H51:.H100])" office:value-type="float" office:value="-1060.97114747864" calcext:value-type="float">
            <text:p>-1060.9711474786</text:p>
          </table:table-cell>
          <table:table-cell table:formula="of:=[.N2]/(-977.5812989)" office:value-type="float" office:value="1.04597292827163" calcext:value-type="float">
            <text:p>1.0459729283</text:p>
          </table:table-cell>
          <table:table-cell table:formula="of:=[.O2]/(-977.5812989)" office:value-type="float" office:value="1.08530221340412" calcext:value-type="float">
            <text:p>1.0853022134</text:p>
          </table:table-cell>
          <table:table-cell office:value-type="float" office:value="1" calcext:value-type="float">
            <text:p>1</text:p>
          </table:table-cell>
          <table:table-cell table:formula="of:=AVERAGE([.J1:.J50])" office:value-type="float" office:value="0.54041177272794" calcext:value-type="float">
            <text:p>0.5404117727</text:p>
          </table:table-cell>
          <table:table-cell table:formula="of:=AVERAGE([.J51:.J100])" office:value-type="float" office:value="0.55199591159812" calcext:value-type="float">
            <text:p>0.551995911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59.781429623" calcext:value-type="float">
            <text:p>-959.781429623</text:p>
          </table:table-cell>
          <table:table-cell office:value-type="string" calcext:value-type="string">
            <text:p><text:s/>running time</text:p>
          </table:table-cell>
          <table:table-cell office:value-type="float" office:value="1.59057807922" calcext:value-type="float">
            <text:p>1.590578079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H151:.H200])" office:value-type="float" office:value="-1002.77855766356" calcext:value-type="float">
            <text:p>-1002.7785576636</text:p>
          </table:table-cell>
          <table:table-cell table:formula="of:=AVERAGE([.H201:.H250])" office:value-type="float" office:value="-1018.25142713484" calcext:value-type="float">
            <text:p>-1018.2514271348</text:p>
          </table:table-cell>
          <table:table-cell table:formula="of:=[.N3]/(-977.5812989)" office:value-type="float" office:value="1.02577510309568" calcext:value-type="float">
            <text:p>1.0257751031</text:p>
          </table:table-cell>
          <table:table-cell table:formula="of:=[.O3]/(-977.5812989)" office:value-type="float" office:value="1.04160280917874" calcext:value-type="float">
            <text:p>1.0416028092</text:p>
          </table:table-cell>
          <table:table-cell office:value-type="float" office:value="2" calcext:value-type="float">
            <text:p>2</text:p>
          </table:table-cell>
          <table:table-cell table:formula="of:=AVERAGE([.J151:.J200])" office:value-type="float" office:value="3.06076966285494" calcext:value-type="float">
            <text:p>3.0607696629</text:p>
          </table:table-cell>
          <table:table-cell table:formula="of:=AVERAGE([.J201:.J250])" office:value-type="float" office:value="1.2796481418607" calcext:value-type="float">
            <text:p>1.279648141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86711454" calcext:value-type="float">
            <text:p>-1188.86711454</text:p>
          </table:table-cell>
          <table:table-cell office:value-type="string" calcext:value-type="string">
            <text:p><text:s/>running time</text:p>
          </table:table-cell>
          <table:table-cell office:value-type="float" office:value="0.421962976456" calcext:value-type="float">
            <text:p>0.421962976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H301:.H350])" office:value-type="float" office:value="-998.86821918044" calcext:value-type="float">
            <text:p>-998.8682191804</text:p>
          </table:table-cell>
          <table:table-cell table:formula="of:=AVERAGE([.H351:.H400])" office:value-type="float" office:value="-1015.31539109376" calcext:value-type="float">
            <text:p>-1015.3153910938</text:p>
          </table:table-cell>
          <table:table-cell table:formula="of:=[.N4]/(-977.5812989)" office:value-type="float" office:value="1.02177508950344" calcext:value-type="float">
            <text:p>1.0217750895</text:p>
          </table:table-cell>
          <table:table-cell table:formula="of:=[.O4]/(-977.5812989)" office:value-type="float" office:value="1.03859944153619" calcext:value-type="float">
            <text:p>1.0385994415</text:p>
          </table:table-cell>
          <table:table-cell office:value-type="float" office:value="3" calcext:value-type="float">
            <text:p>3</text:p>
          </table:table-cell>
          <table:table-cell table:formula="of:=AVERAGE([.J301:.J350])" office:value-type="float" office:value="4.97045587539974" calcext:value-type="float">
            <text:p>4.9704558754</text:p>
          </table:table-cell>
          <table:table-cell table:formula="of:=AVERAGE([.J351:.J400])" office:value-type="float" office:value="2.86713708877612" calcext:value-type="float">
            <text:p>2.867137088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53.024526331" calcext:value-type="float">
            <text:p>-953.024526331</text:p>
          </table:table-cell>
          <table:table-cell office:value-type="string" calcext:value-type="string">
            <text:p><text:s/>running time</text:p>
          </table:table-cell>
          <table:table-cell office:value-type="float" office:value="0.371700048447" calcext:value-type="float">
            <text:p>0.371700048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H451:.H500])" office:value-type="float" office:value="-996.4408623908" calcext:value-type="float">
            <text:p>-996.4408623908</text:p>
          </table:table-cell>
          <table:table-cell table:formula="of:=AVERAGE([.H501:.H550])" office:value-type="float" office:value="-1009.27018473202" calcext:value-type="float">
            <text:p>-1009.270184732</text:p>
          </table:table-cell>
          <table:table-cell table:formula="of:=[.N5]/(-977.5812989)" office:value-type="float" office:value="1.01929206656472" calcext:value-type="float">
            <text:p>1.0192920666</text:p>
          </table:table-cell>
          <table:table-cell table:formula="of:=[.O5]/(-977.5812989)" office:value-type="float" office:value="1.03241560151332" calcext:value-type="float">
            <text:p>1.0324156015</text:p>
          </table:table-cell>
          <table:table-cell office:value-type="float" office:value="4" calcext:value-type="float">
            <text:p>4</text:p>
          </table:table-cell>
          <table:table-cell table:formula="of:=AVERAGE([.J451:.J500])" office:value-type="float" office:value="7.5935298442847" calcext:value-type="float">
            <text:p>7.5935298443</text:p>
          </table:table-cell>
          <table:table-cell table:formula="of:=AVERAGE([.J501:.J550])" office:value-type="float" office:value="4.2761905574792" calcext:value-type="float">
            <text:p>4.276190557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56.277388638" calcext:value-type="float">
            <text:p>-956.277388638</text:p>
          </table:table-cell>
          <table:table-cell office:value-type="string" calcext:value-type="string">
            <text:p><text:s/>running time</text:p>
          </table:table-cell>
          <table:table-cell office:value-type="float" office:value="0.368525981903" calcext:value-type="float">
            <text:p>0.368525981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H601:.H650])" office:value-type="float" office:value="-995.79048658674" calcext:value-type="float">
            <text:p>-995.7904865867</text:p>
          </table:table-cell>
          <table:table-cell table:formula="of:=AVERAGE([.H651:.H700])" office:value-type="float" office:value="-1007.60398567698" calcext:value-type="float">
            <text:p>-1007.603985677</text:p>
          </table:table-cell>
          <table:table-cell table:formula="of:=[.N6]/(-977.5812989)" office:value-type="float" office:value="1.01862677580599" calcext:value-type="float">
            <text:p>1.0186267758</text:p>
          </table:table-cell>
          <table:table-cell table:formula="of:=[.O6]/(-977.5812989)" office:value-type="float" office:value="1.03071119180652" calcext:value-type="float">
            <text:p>1.0307111918</text:p>
          </table:table-cell>
          <table:table-cell office:value-type="float" office:value="5" calcext:value-type="float">
            <text:p>5</text:p>
          </table:table-cell>
          <table:table-cell table:formula="of:=AVERAGE([.J601:.J650])" office:value-type="float" office:value="20.1894079065277" calcext:value-type="float">
            <text:p>20.1894079065</text:p>
          </table:table-cell>
          <table:table-cell table:formula="of:=AVERAGE([.J651:.J700])" office:value-type="float" office:value="6.7629214668278" calcext:value-type="float">
            <text:p>6.762921466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60.39722818" calcext:value-type="float">
            <text:p>-1160.39722818</text:p>
          </table:table-cell>
          <table:table-cell office:value-type="string" calcext:value-type="string">
            <text:p><text:s/>running time</text:p>
          </table:table-cell>
          <table:table-cell office:value-type="float" office:value="0.358652830124" calcext:value-type="float">
            <text:p>0.358652830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H751:.H800])" office:value-type="float" office:value="-994.4990228904" calcext:value-type="float">
            <text:p>-994.4990228904</text:p>
          </table:table-cell>
          <table:table-cell table:formula="of:=AVERAGE([.H801:.H850])" office:value-type="float" office:value="-1006.88074755488" calcext:value-type="float">
            <text:p>-1006.8807475549</text:p>
          </table:table-cell>
          <table:table-cell table:formula="of:=[.N7]/(-977.5812989)" office:value-type="float" office:value="1.01730569519838" calcext:value-type="float">
            <text:p>1.0173056952</text:p>
          </table:table-cell>
          <table:table-cell table:formula="of:=[.O7]/(-977.5812989)" office:value-type="float" office:value="1.02997136779094" calcext:value-type="float">
            <text:p>1.0299713678</text:p>
          </table:table-cell>
          <table:table-cell office:value-type="float" office:value="6" calcext:value-type="float">
            <text:p>6</text:p>
          </table:table-cell>
          <table:table-cell table:formula="of:=AVERAGE([.J751:.J800])" office:value-type="float" office:value="15.1119551134212" calcext:value-type="float">
            <text:p>15.1119551134</text:p>
          </table:table-cell>
          <table:table-cell table:formula="of:=AVERAGE([.J801:.J850])" office:value-type="float" office:value="7.7674635076526" calcext:value-type="float">
            <text:p>7.767463507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1.13465413" calcext:value-type="float">
            <text:p>-1041.13465413</text:p>
          </table:table-cell>
          <table:table-cell office:value-type="string" calcext:value-type="string">
            <text:p><text:s/>running time</text:p>
          </table:table-cell>
          <table:table-cell office:value-type="float" office:value="0.522862911224" calcext:value-type="float">
            <text:p>0.522862911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([.H901:.H950])" office:value-type="float" office:value="-994.19079539094" calcext:value-type="float">
            <text:p>-994.1907953909</text:p>
          </table:table-cell>
          <table:table-cell table:formula="of:=AVERAGE([.H951:.H1000])" office:value-type="float" office:value="-1004.90730023776" calcext:value-type="float">
            <text:p>-1004.9073002378</text:p>
          </table:table-cell>
          <table:table-cell table:formula="of:=[.N8]/(-977.5812989)" office:value-type="float" office:value="1.01699039917154" calcext:value-type="float">
            <text:p>1.0169903992</text:p>
          </table:table-cell>
          <table:table-cell table:formula="of:=[.O8]/(-977.5812989)" office:value-type="float" office:value="1.02795266375135" calcext:value-type="float">
            <text:p>1.0279526638</text:p>
          </table:table-cell>
          <table:table-cell office:value-type="float" office:value="7" calcext:value-type="float">
            <text:p>7</text:p>
          </table:table-cell>
          <table:table-cell table:formula="of:=AVERAGE([.J901:.J950])" office:value-type="float" office:value="24.379656710632" calcext:value-type="float">
            <text:p>24.3796567106</text:p>
          </table:table-cell>
          <table:table-cell table:formula="of:=AVERAGE([.J951:.J1000])" office:value-type="float" office:value="17.2058390235802" calcext:value-type="float">
            <text:p>17.205839023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29.31976055" calcext:value-type="float">
            <text:p>-1229.31976055</text:p>
          </table:table-cell>
          <table:table-cell office:value-type="string" calcext:value-type="string">
            <text:p><text:s/>running time</text:p>
          </table:table-cell>
          <table:table-cell office:value-type="float" office:value="0.818121910095" calcext:value-type="float">
            <text:p>0.818121910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H1051:.H1100])" office:value-type="float" office:value="-993.9017864992" calcext:value-type="float">
            <text:p>-993.9017864992</text:p>
          </table:table-cell>
          <table:table-cell table:formula="of:=AVERAGE([.H1101:.H1150])" office:value-type="float" office:value="-1004.99758398826" calcext:value-type="float">
            <text:p>-1004.9975839883</text:p>
          </table:table-cell>
          <table:table-cell table:formula="of:=[.N9]/(-977.5812989)" office:value-type="float" office:value="1.01669476248939" calcext:value-type="float">
            <text:p>1.0166947625</text:p>
          </table:table-cell>
          <table:table-cell table:formula="of:=[.O9]/(-977.5812989)" office:value-type="float" office:value="1.02804501796332" calcext:value-type="float">
            <text:p>1.028045018</text:p>
          </table:table-cell>
          <table:table-cell office:value-type="float" office:value="8" calcext:value-type="float">
            <text:p>8</text:p>
          </table:table-cell>
          <table:table-cell table:formula="of:=AVERAGE([.J1051:.J1100])" office:value-type="float" office:value="26.6304835796372" calcext:value-type="float">
            <text:p>26.6304835796</text:p>
          </table:table-cell>
          <table:table-cell table:formula="of:=AVERAGE([.J1101:.J1150])" office:value-type="float" office:value="18.0257363653098" calcext:value-type="float">
            <text:p>18.025736365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450.47449054" calcext:value-type="float">
            <text:p>-1450.47449054</text:p>
          </table:table-cell>
          <table:table-cell office:value-type="string" calcext:value-type="string">
            <text:p><text:s/>running time</text:p>
          </table:table-cell>
          <table:table-cell office:value-type="float" office:value="0.918312072754" calcext:value-type="float">
            <text:p>0.918312072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([.H1201:.H1250])" office:value-type="float" office:value="-993.61798987834" calcext:value-type="float">
            <text:p>-993.6179898783</text:p>
          </table:table-cell>
          <table:table-cell table:formula="of:=AVERAGE([.H1251:.H1300])" office:value-type="float" office:value="-1003.79181992328" calcext:value-type="float">
            <text:p>-1003.7918199233</text:p>
          </table:table-cell>
          <table:table-cell table:formula="of:=[.N10]/(-977.5812989)" office:value-type="float" office:value="1.01640445761021" calcext:value-type="float">
            <text:p>1.0164044576</text:p>
          </table:table-cell>
          <table:table-cell table:formula="of:=[.O10]/(-977.5812989)" office:value-type="float" office:value="1.02681160232174" calcext:value-type="float">
            <text:p>1.0268116023</text:p>
          </table:table-cell>
          <table:table-cell office:value-type="float" office:value="9" calcext:value-type="float">
            <text:p>9</text:p>
          </table:table-cell>
          <table:table-cell table:formula="of:=AVERAGE([.J1201:.J1250])" office:value-type="float" office:value="17.7417280530918" calcext:value-type="float">
            <text:p>17.7417280531</text:p>
          </table:table-cell>
          <table:table-cell table:formula="of:=AVERAGE([.J1251:.J1300])" office:value-type="float" office:value="16.365221986769" calcext:value-type="float">
            <text:p>16.365221986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9.099993598" calcext:value-type="float">
            <text:p>-729.099993598</text:p>
          </table:table-cell>
          <table:table-cell office:value-type="string" calcext:value-type="string">
            <text:p><text:s/>running time</text:p>
          </table:table-cell>
          <table:table-cell office:value-type="float" office:value="0.489453077316" calcext:value-type="float">
            <text:p>0.489453077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H1351:.H1400])" office:value-type="float" office:value="-993.7242464143" calcext:value-type="float">
            <text:p>-993.7242464143</text:p>
          </table:table-cell>
          <table:table-cell table:formula="of:=AVERAGE([.H1401:.H1450])" office:value-type="float" office:value="-1003.72679516442" calcext:value-type="float">
            <text:p>-1003.7267951644</text:p>
          </table:table-cell>
          <table:table-cell table:formula="of:=[.N11]/(-977.5812989)" office:value-type="float" office:value="1.01651315090874" calcext:value-type="float">
            <text:p>1.0165131509</text:p>
          </table:table-cell>
          <table:table-cell table:formula="of:=[.O11]/(-977.5812989)" office:value-type="float" office:value="1.02674508636145" calcext:value-type="float">
            <text:p>1.0267450864</text:p>
          </table:table-cell>
          <table:table-cell office:value-type="float" office:value="10" calcext:value-type="float">
            <text:p>10</text:p>
          </table:table-cell>
          <table:table-cell table:formula="of:=AVERAGE([.J1351:.J1400])" office:value-type="float" office:value="24.9497348308607" calcext:value-type="float">
            <text:p>24.9497348309</text:p>
          </table:table-cell>
          <table:table-cell table:formula="of:=AVERAGE([.J1401:.J1450])" office:value-type="float" office:value="43.4883986377772" calcext:value-type="float">
            <text:p>43.488398637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76.45309628" calcext:value-type="float">
            <text:p>-1276.45309628</text:p>
          </table:table-cell>
          <table:table-cell office:value-type="string" calcext:value-type="string">
            <text:p><text:s/>running time</text:p>
          </table:table-cell>
          <table:table-cell office:value-type="float" office:value="0.584177970886" calcext:value-type="float">
            <text:p>0.58417797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86.29017271" calcext:value-type="float">
            <text:p>-786.29017271</text:p>
          </table:table-cell>
          <table:table-cell office:value-type="string" calcext:value-type="string">
            <text:p><text:s/>running time</text:p>
          </table:table-cell>
          <table:table-cell office:value-type="float" office:value="1.16472482681" calcext:value-type="float">
            <text:p>1.16472482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10945675" calcext:value-type="float">
            <text:p>-1188.10945675</text:p>
          </table:table-cell>
          <table:table-cell office:value-type="string" calcext:value-type="string">
            <text:p><text:s/>running time</text:p>
          </table:table-cell>
          <table:table-cell office:value-type="float" office:value="0.771858215332" calcext:value-type="float">
            <text:p>0.77185821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2.224674989" calcext:value-type="float">
            <text:p>-882.224674989</text:p>
          </table:table-cell>
          <table:table-cell office:value-type="string" calcext:value-type="string">
            <text:p><text:s/>running time</text:p>
          </table:table-cell>
          <table:table-cell office:value-type="float" office:value="0.204082965851" calcext:value-type="float">
            <text:p>0.204082965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741.088697143" calcext:value-type="float">
            <text:p>-741.088697143</text:p>
          </table:table-cell>
          <table:table-cell table:formula="of:=AVERAGE([.M15:.M64])" office:value-type="float" office:value="-977.58129891852" calcext:value-type="float">
            <text:p>-977.5812989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72.60274836" calcext:value-type="float">
            <text:p>-1172.60274836</text:p>
          </table:table-cell>
          <table:table-cell office:value-type="string" calcext:value-type="string">
            <text:p><text:s/>running time</text:p>
          </table:table-cell>
          <table:table-cell office:value-type="float" office:value="0.555661916733" calcext:value-type="float">
            <text:p>0.555661916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520.401529809" calcext:value-type="float">
            <text:p>-520.401529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96.3533532" calcext:value-type="float">
            <text:p>-1096.3533532</text:p>
          </table:table-cell>
          <table:table-cell office:value-type="string" calcext:value-type="string">
            <text:p><text:s/>running time</text:p>
          </table:table-cell>
          <table:table-cell office:value-type="float" office:value="0.440664052963" calcext:value-type="float">
            <text:p>0.44066405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26.724311475" calcext:value-type="float">
            <text:p>-926.724311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6.22752265" calcext:value-type="float">
            <text:p>-1076.22752265</text:p>
          </table:table-cell>
          <table:table-cell office:value-type="string" calcext:value-type="string">
            <text:p><text:s/>running time</text:p>
          </table:table-cell>
          <table:table-cell office:value-type="float" office:value="0.551034927368" calcext:value-type="float">
            <text:p>0.551034927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52.99676476" calcext:value-type="float">
            <text:p>-1152.99676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75.18736084" calcext:value-type="float">
            <text:p>-1375.18736084</text:p>
          </table:table-cell>
          <table:table-cell office:value-type="string" calcext:value-type="string">
            <text:p><text:s/>running time</text:p>
          </table:table-cell>
          <table:table-cell office:value-type="float" office:value="0.910150051117" calcext:value-type="float">
            <text:p>0.910150051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11.262804445" calcext:value-type="float">
            <text:p>-911.262804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12.23695767" calcext:value-type="float">
            <text:p>-1112.23695767</text:p>
          </table:table-cell>
          <table:table-cell office:value-type="string" calcext:value-type="string">
            <text:p><text:s/>running time</text:p>
          </table:table-cell>
          <table:table-cell office:value-type="float" office:value="0.786399841309" calcext:value-type="float">
            <text:p>0.786399841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26.365638063" calcext:value-type="float">
            <text:p>-926.365638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88.201308145" calcext:value-type="float">
            <text:p>-788.201308145</text:p>
          </table:table-cell>
          <table:table-cell office:value-type="string" calcext:value-type="string">
            <text:p><text:s/>running time</text:p>
          </table:table-cell>
          <table:table-cell office:value-type="float" office:value="0.861575126648" calcext:value-type="float">
            <text:p>0.861575126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89.71532159" calcext:value-type="float">
            <text:p>-1089.715321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80.55046126" calcext:value-type="float">
            <text:p>-1380.55046126</text:p>
          </table:table-cell>
          <table:table-cell office:value-type="string" calcext:value-type="string">
            <text:p><text:s/>running time</text:p>
          </table:table-cell>
          <table:table-cell office:value-type="float" office:value="0.410490989685" calcext:value-type="float">
            <text:p>0.410490989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03.76620443" calcext:value-type="float">
            <text:p>-1003.76620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11.485053" calcext:value-type="float">
            <text:p>-1011.485053</text:p>
          </table:table-cell>
          <table:table-cell office:value-type="string" calcext:value-type="string">
            <text:p><text:s/>running time</text:p>
          </table:table-cell>
          <table:table-cell office:value-type="float" office:value="0.384849071503" calcext:value-type="float">
            <text:p>0.384849071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80.04442396" calcext:value-type="float">
            <text:p>-1180.04442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62.654138789" calcext:value-type="float">
            <text:p>-762.654138789</text:p>
          </table:table-cell>
          <table:table-cell office:value-type="string" calcext:value-type="string">
            <text:p><text:s/>running time</text:p>
          </table:table-cell>
          <table:table-cell office:value-type="float" office:value="0.659646034241" calcext:value-type="float">
            <text:p>0.659646034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372.32263573" calcext:value-type="float">
            <text:p>-1372.32263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9.24163245" calcext:value-type="float">
            <text:p>-1029.24163245</text:p>
          </table:table-cell>
          <table:table-cell office:value-type="string" calcext:value-type="string">
            <text:p><text:s/>running time</text:p>
          </table:table-cell>
          <table:table-cell office:value-type="float" office:value="0.881726026535" calcext:value-type="float">
            <text:p>0.881726026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706.90725797" calcext:value-type="float">
            <text:p>-706.90725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407.01030196" calcext:value-type="float">
            <text:p>-1407.01030196</text:p>
          </table:table-cell>
          <table:table-cell office:value-type="string" calcext:value-type="string">
            <text:p><text:s/>running time</text:p>
          </table:table-cell>
          <table:table-cell office:value-type="float" office:value="0.316585063934" calcext:value-type="float">
            <text:p>0.316585063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220.97691961" calcext:value-type="float">
            <text:p>-1220.97691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5.9492519" calcext:value-type="float">
            <text:p>-1205.9492519</text:p>
          </table:table-cell>
          <table:table-cell office:value-type="string" calcext:value-type="string">
            <text:p><text:s/>running time</text:p>
          </table:table-cell>
          <table:table-cell office:value-type="float" office:value="0.81333899498" calcext:value-type="float">
            <text:p>0.81333899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722.090364044" calcext:value-type="float">
            <text:p>-722.090364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9.85373389" calcext:value-type="float">
            <text:p>-1209.85373389</text:p>
          </table:table-cell>
          <table:table-cell office:value-type="string" calcext:value-type="string">
            <text:p><text:s/>running time</text:p>
          </table:table-cell>
          <table:table-cell office:value-type="float" office:value="0.140687942505" calcext:value-type="float">
            <text:p>0.140687942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13.10793442" calcext:value-type="float">
            <text:p>-1113.10793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30.743735507" calcext:value-type="float">
            <text:p>-630.743735507</text:p>
          </table:table-cell>
          <table:table-cell office:value-type="string" calcext:value-type="string">
            <text:p><text:s/>running time</text:p>
          </table:table-cell>
          <table:table-cell office:value-type="float" office:value="0.428453922272" calcext:value-type="float">
            <text:p>0.428453922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865.823171985" calcext:value-type="float">
            <text:p>-865.823171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2.38848064" calcext:value-type="float">
            <text:p>-752.38848064</text:p>
          </table:table-cell>
          <table:table-cell office:value-type="string" calcext:value-type="string">
            <text:p><text:s/>running time</text:p>
          </table:table-cell>
          <table:table-cell office:value-type="float" office:value="0.370140075684" calcext:value-type="float">
            <text:p>0.370140075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07.13765961" calcext:value-type="float">
            <text:p>-1107.13765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50.398017686" calcext:value-type="float">
            <text:p>-950.398017686</text:p>
          </table:table-cell>
          <table:table-cell office:value-type="string" calcext:value-type="string">
            <text:p><text:s/>running time</text:p>
          </table:table-cell>
          <table:table-cell office:value-type="float" office:value="0.59897685051" calcext:value-type="float">
            <text:p>0.598976850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57.10896671" calcext:value-type="float">
            <text:p>-1057.10896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58.055422883" calcext:value-type="float">
            <text:p>-858.055422883</text:p>
          </table:table-cell>
          <table:table-cell office:value-type="string" calcext:value-type="string">
            <text:p><text:s/>running time</text:p>
          </table:table-cell>
          <table:table-cell office:value-type="float" office:value="0.517101049423" calcext:value-type="float">
            <text:p>0.517101049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42.40423638" calcext:value-type="float">
            <text:p>-1042.40423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53.767812517" calcext:value-type="float">
            <text:p>-653.767812517</text:p>
          </table:table-cell>
          <table:table-cell office:value-type="string" calcext:value-type="string">
            <text:p><text:s/>running time</text:p>
          </table:table-cell>
          <table:table-cell office:value-type="float" office:value="0.560311079025" calcext:value-type="float">
            <text:p>0.56031107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334.29063595" calcext:value-type="float">
            <text:p>-1334.29063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7.63598712" calcext:value-type="float">
            <text:p>-1197.63598712</text:p>
          </table:table-cell>
          <table:table-cell office:value-type="string" calcext:value-type="string">
            <text:p><text:s/>running time</text:p>
          </table:table-cell>
          <table:table-cell office:value-type="float" office:value="0.213104009628" calcext:value-type="float">
            <text:p>0.213104009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60.54865748" calcext:value-type="float">
            <text:p>-1060.54865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09.317215103" calcext:value-type="float">
            <text:p>-909.317215103</text:p>
          </table:table-cell>
          <table:table-cell office:value-type="string" calcext:value-type="string">
            <text:p><text:s/>running time</text:p>
          </table:table-cell>
          <table:table-cell office:value-type="float" office:value="0.440566778183" calcext:value-type="float">
            <text:p>0.44056677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737.488207691" calcext:value-type="float">
            <text:p>-737.4882076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23.46813394" calcext:value-type="float">
            <text:p>-1223.46813394</text:p>
          </table:table-cell>
          <table:table-cell office:value-type="string" calcext:value-type="string">
            <text:p><text:s/>running time</text:p>
          </table:table-cell>
          <table:table-cell office:value-type="float" office:value="0.650876998901" calcext:value-type="float">
            <text:p>0.650876998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340.66058951" calcext:value-type="float">
            <text:p>-1340.66058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00.4906811" calcext:value-type="float">
            <text:p>-1000.4906811</text:p>
          </table:table-cell>
          <table:table-cell office:value-type="string" calcext:value-type="string">
            <text:p><text:s/>running time</text:p>
          </table:table-cell>
          <table:table-cell office:value-type="float" office:value="1.55509090424" calcext:value-type="float">
            <text:p>1.555090904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45.149699194" calcext:value-type="float">
            <text:p>-945.149699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81.42208051" calcext:value-type="float">
            <text:p>-1381.42208051</text:p>
          </table:table-cell>
          <table:table-cell office:value-type="string" calcext:value-type="string">
            <text:p><text:s/>running time</text:p>
          </table:table-cell>
          <table:table-cell office:value-type="float" office:value="0.323812007904" calcext:value-type="float">
            <text:p>0.323812007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707.620994303" calcext:value-type="float">
            <text:p>-707.620994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90.2513458" calcext:value-type="float">
            <text:p>-1090.2513458</text:p>
          </table:table-cell>
          <table:table-cell office:value-type="string" calcext:value-type="string">
            <text:p><text:s/>running time</text:p>
          </table:table-cell>
          <table:table-cell office:value-type="float" office:value="0.319939136505" calcext:value-type="float">
            <text:p>0.319939136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26.565215432" calcext:value-type="float">
            <text:p>-926.565215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33.37794855" calcext:value-type="float">
            <text:p>-1033.37794855</text:p>
          </table:table-cell>
          <table:table-cell office:value-type="string" calcext:value-type="string">
            <text:p><text:s/>running time</text:p>
          </table:table-cell>
          <table:table-cell office:value-type="float" office:value="0.378535985947" calcext:value-type="float">
            <text:p>0.378535985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369.04502648" calcext:value-type="float">
            <text:p>-1369.04502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24.11628061" calcext:value-type="float">
            <text:p>-1224.11628061</text:p>
          </table:table-cell>
          <table:table-cell office:value-type="string" calcext:value-type="string">
            <text:p><text:s/>running time</text:p>
          </table:table-cell>
          <table:table-cell office:value-type="float" office:value="0.386548995972" calcext:value-type="float">
            <text:p>0.38654899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17.86230882" calcext:value-type="float">
            <text:p>-1117.86230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67.12080591" calcext:value-type="float">
            <text:p>-1067.12080591</text:p>
          </table:table-cell>
          <table:table-cell office:value-type="string" calcext:value-type="string">
            <text:p><text:s/>running time</text:p>
          </table:table-cell>
          <table:table-cell office:value-type="float" office:value="0.349319934845" calcext:value-type="float">
            <text:p>0.349319934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204.0288252" calcext:value-type="float">
            <text:p>-1204.0288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605821292" calcext:value-type="float">
            <text:p>-728.605821292</text:p>
          </table:table-cell>
          <table:table-cell office:value-type="string" calcext:value-type="string">
            <text:p><text:s/>running time</text:p>
          </table:table-cell>
          <table:table-cell office:value-type="float" office:value="0.425659894943" calcext:value-type="float">
            <text:p>0.425659894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608.681692593" calcext:value-type="float">
            <text:p>-608.681692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92.886841309" calcext:value-type="float">
            <text:p>-892.886841309</text:p>
          </table:table-cell>
          <table:table-cell office:value-type="string" calcext:value-type="string">
            <text:p><text:s/>running time</text:p>
          </table:table-cell>
          <table:table-cell office:value-type="float" office:value="0.297214984894" calcext:value-type="float">
            <text:p>0.297214984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734.568740583" calcext:value-type="float">
            <text:p>-734.568740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06.625382218" calcext:value-type="float">
            <text:p>-806.625382218</text:p>
          </table:table-cell>
          <table:table-cell office:value-type="string" calcext:value-type="string">
            <text:p><text:s/>running time</text:p>
          </table:table-cell>
          <table:table-cell office:value-type="float" office:value="0.560557126999" calcext:value-type="float">
            <text:p>0.56055712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899.480996672" calcext:value-type="float">
            <text:p>-899.4809966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64.11222674" calcext:value-type="float">
            <text:p>-1264.11222674</text:p>
          </table:table-cell>
          <table:table-cell office:value-type="string" calcext:value-type="string">
            <text:p><text:s/>running time</text:p>
          </table:table-cell>
          <table:table-cell office:value-type="float" office:value="0.437170982361" calcext:value-type="float">
            <text:p>0.437170982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803.270446032" calcext:value-type="float">
            <text:p>-803.270446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1.210742587" calcext:value-type="float">
            <text:p>-621.210742587</text:p>
          </table:table-cell>
          <table:table-cell office:value-type="string" calcext:value-type="string">
            <text:p><text:s/>running time</text:p>
          </table:table-cell>
          <table:table-cell office:value-type="float" office:value="0.43102312088" calcext:value-type="float">
            <text:p>0.431023120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599.400502711" calcext:value-type="float">
            <text:p>-599.400502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07.38575555" calcext:value-type="float">
            <text:p>-1107.38575555</text:p>
          </table:table-cell>
          <table:table-cell office:value-type="string" calcext:value-type="string">
            <text:p><text:s/>running time</text:p>
          </table:table-cell>
          <table:table-cell office:value-type="float" office:value="0.176997900009" calcext:value-type="float">
            <text:p>0.176997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85.46692589" calcext:value-type="float">
            <text:p>-1185.46692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55.850879018" calcext:value-type="float">
            <text:p>-955.850879018</text:p>
          </table:table-cell>
          <table:table-cell office:value-type="string" calcext:value-type="string">
            <text:p><text:s/>running time</text:p>
          </table:table-cell>
          <table:table-cell office:value-type="float" office:value="0.433264970779" calcext:value-type="float">
            <text:p>0.433264970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866.482081407" calcext:value-type="float">
            <text:p>-866.482081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2.36488081" calcext:value-type="float">
            <text:p>-1072.36488081</text:p>
          </table:table-cell>
          <table:table-cell office:value-type="string" calcext:value-type="string">
            <text:p><text:s/>running time</text:p>
          </table:table-cell>
          <table:table-cell office:value-type="float" office:value="0.201271057129" calcext:value-type="float">
            <text:p>0.201271057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68.41123107" calcext:value-type="float">
            <text:p>-1168.41123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7.618134142" calcext:value-type="float">
            <text:p>-747.618134142</text:p>
          </table:table-cell>
          <table:table-cell office:value-type="string" calcext:value-type="string">
            <text:p><text:s/>running time</text:p>
          </table:table-cell>
          <table:table-cell office:value-type="float" office:value="0.384144067764" calcext:value-type="float">
            <text:p>0.384144067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899.529576887" calcext:value-type="float">
            <text:p>-899.529576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7.322695393" calcext:value-type="float">
            <text:p>-527.322695393</text:p>
          </table:table-cell>
          <table:table-cell office:value-type="string" calcext:value-type="string">
            <text:p><text:s/>running time</text:p>
          </table:table-cell>
          <table:table-cell office:value-type="float" office:value="0.378081083298" calcext:value-type="float">
            <text:p>0.378081083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343.67260646" calcext:value-type="float">
            <text:p>-1343.67260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34.73865695" calcext:value-type="float">
            <text:p>-1034.73865695</text:p>
          </table:table-cell>
          <table:table-cell office:value-type="string" calcext:value-type="string">
            <text:p><text:s/>running time</text:p>
          </table:table-cell>
          <table:table-cell office:value-type="float" office:value="0.740974903107" calcext:value-type="float">
            <text:p>0.740974903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25.47740429" calcext:value-type="float">
            <text:p>-1025.47740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9.37684472" calcext:value-type="float">
            <text:p>-1189.37684472</text:p>
          </table:table-cell>
          <table:table-cell office:value-type="string" calcext:value-type="string">
            <text:p><text:s/>running time</text:p>
          </table:table-cell>
          <table:table-cell office:value-type="float" office:value="0.579985141754" calcext:value-type="float">
            <text:p>0.579985141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69.701816179" calcext:value-type="float">
            <text:p>-969.701816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88.560594563" calcext:value-type="float">
            <text:p>-988.560594563</text:p>
          </table:table-cell>
          <table:table-cell office:value-type="string" calcext:value-type="string">
            <text:p><text:s/>running time</text:p>
          </table:table-cell>
          <table:table-cell office:value-type="float" office:value="0.478468894958" calcext:value-type="float">
            <text:p>0.47846889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150.17528171" calcext:value-type="float">
            <text:p>-1150.17528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61.837546981" calcext:value-type="float">
            <text:p>-961.837546981</text:p>
          </table:table-cell>
          <table:table-cell office:value-type="string" calcext:value-type="string">
            <text:p><text:s/>running time</text:p>
          </table:table-cell>
          <table:table-cell office:value-type="float" office:value="0.513517141342" calcext:value-type="float">
            <text:p>0.513517141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17.82950525" calcext:value-type="float">
            <text:p>-1017.82950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61.23865904" calcext:value-type="float">
            <text:p>-1161.23865904</text:p>
          </table:table-cell>
          <table:table-cell office:value-type="string" calcext:value-type="string">
            <text:p><text:s/>running time</text:p>
          </table:table-cell>
          <table:table-cell office:value-type="float" office:value="0.451745986938" calcext:value-type="float">
            <text:p>0.451745986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684.39224017" calcext:value-type="float">
            <text:p>-684.39224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7.37907634" calcext:value-type="float">
            <text:p>-1067.37907634</text:p>
          </table:table-cell>
          <table:table-cell office:value-type="string" calcext:value-type="string">
            <text:p><text:s/>running time</text:p>
          </table:table-cell>
          <table:table-cell office:value-type="float" office:value="0.49508690834" calcext:value-type="float">
            <text:p>0.495086908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875.945521016" calcext:value-type="float">
            <text:p>-875.945521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80.81814615" calcext:value-type="float">
            <text:p>-1280.81814615</text:p>
          </table:table-cell>
          <table:table-cell office:value-type="string" calcext:value-type="string">
            <text:p><text:s/>running time</text:p>
          </table:table-cell>
          <table:table-cell office:value-type="float" office:value="0.697497844696" calcext:value-type="float">
            <text:p>0.697497844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768.741043889" calcext:value-type="float">
            <text:p>-768.741043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535.77411014" calcext:value-type="float">
            <text:p>-1535.77411014</text:p>
          </table:table-cell>
          <table:table-cell office:value-type="string" calcext:value-type="string">
            <text:p><text:s/>running time</text:p>
          </table:table-cell>
          <table:table-cell office:value-type="float" office:value="0.6399269104" calcext:value-type="float">
            <text:p>0.639926910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229.66309451" calcext:value-type="float">
            <text:p>-1229.66309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36.235246622" calcext:value-type="float">
            <text:p>-736.235246622</text:p>
          </table:table-cell>
          <table:table-cell office:value-type="string" calcext:value-type="string">
            <text:p><text:s/>running time</text:p>
          </table:table-cell>
          <table:table-cell office:value-type="float" office:value="0.550217866898" calcext:value-type="float">
            <text:p>0.550217866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593.918042682" calcext:value-type="float">
            <text:p>-593.918042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9.91650799" calcext:value-type="float">
            <text:p>-1379.91650799</text:p>
          </table:table-cell>
          <table:table-cell office:value-type="string" calcext:value-type="string">
            <text:p><text:s/>running time</text:p>
          </table:table-cell>
          <table:table-cell office:value-type="float" office:value="0.597832918167" calcext:value-type="float">
            <text:p>0.59783291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97.9081242" calcext:value-type="float">
            <text:p>-1097.9081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44.551415693" calcext:value-type="float">
            <text:p>-844.551415693</text:p>
          </table:table-cell>
          <table:table-cell office:value-type="string" calcext:value-type="string">
            <text:p><text:s/>running time</text:p>
          </table:table-cell>
          <table:table-cell office:value-type="float" office:value="0.606732130051" calcext:value-type="float">
            <text:p>0.606732130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905.716295491" calcext:value-type="float">
            <text:p>-905.716295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9.15880307" calcext:value-type="float">
            <text:p>-1199.15880307</text:p>
          </table:table-cell>
          <table:table-cell office:value-type="string" calcext:value-type="string">
            <text:p><text:s/>running time</text:p>
          </table:table-cell>
          <table:table-cell office:value-type="float" office:value="0.517230033875" calcext:value-type="float">
            <text:p>0.517230033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-1047.12677404" calcext:value-type="float">
            <text:p>-1047.12677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2.224674989" calcext:value-type="float">
            <text:p>-882.224674989</text:p>
          </table:table-cell>
          <table:table-cell office:value-type="string" calcext:value-type="string">
            <text:p><text:s/>running time</text:p>
          </table:table-cell>
          <table:table-cell office:value-type="float" office:value="0.432894945145" calcext:value-type="float">
            <text:p>0.43289494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5.38087821" calcext:value-type="float">
            <text:p>-1185.38087821</text:p>
          </table:table-cell>
          <table:table-cell office:value-type="string" calcext:value-type="string">
            <text:p><text:s/>running time</text:p>
          </table:table-cell>
          <table:table-cell office:value-type="float" office:value="0.513795852661" calcext:value-type="float">
            <text:p>0.51379585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428.88410607" calcext:value-type="float">
            <text:p>-1428.88410607</text:p>
          </table:table-cell>
          <table:table-cell office:value-type="string" calcext:value-type="string">
            <text:p><text:s/>running time</text:p>
          </table:table-cell>
          <table:table-cell office:value-type="float" office:value="0.708866834641" calcext:value-type="float">
            <text:p>0.70886683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81.33401851" calcext:value-type="float">
            <text:p>-1081.33401851</text:p>
          </table:table-cell>
          <table:table-cell office:value-type="string" calcext:value-type="string">
            <text:p><text:s/>running time</text:p>
          </table:table-cell>
          <table:table-cell office:value-type="float" office:value="0.590023040771" calcext:value-type="float">
            <text:p>0.59002304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7.38465172" calcext:value-type="float">
            <text:p>-1397.38465172</text:p>
          </table:table-cell>
          <table:table-cell office:value-type="string" calcext:value-type="string">
            <text:p><text:s/>running time</text:p>
          </table:table-cell>
          <table:table-cell office:value-type="float" office:value="0.72891998291" calcext:value-type="float">
            <text:p>0.72891998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4.2988293" calcext:value-type="float">
            <text:p>-1114.2988293</text:p>
          </table:table-cell>
          <table:table-cell office:value-type="string" calcext:value-type="string">
            <text:p><text:s/>running time</text:p>
          </table:table-cell>
          <table:table-cell office:value-type="float" office:value="0.629859924316" calcext:value-type="float">
            <text:p>0.62985992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94.676731368" calcext:value-type="float">
            <text:p>-794.676731368</text:p>
          </table:table-cell>
          <table:table-cell office:value-type="string" calcext:value-type="string">
            <text:p><text:s/>running time</text:p>
          </table:table-cell>
          <table:table-cell office:value-type="float" office:value="0.634954929352" calcext:value-type="float">
            <text:p>0.63495492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86.35348343" calcext:value-type="float">
            <text:p>-1386.35348343</text:p>
          </table:table-cell>
          <table:table-cell office:value-type="string" calcext:value-type="string">
            <text:p><text:s/>running time</text:p>
          </table:table-cell>
          <table:table-cell office:value-type="float" office:value="0.45668888092" calcext:value-type="float">
            <text:p>0.45668888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29.07209731" calcext:value-type="float">
            <text:p>-1029.07209731</text:p>
          </table:table-cell>
          <table:table-cell office:value-type="string" calcext:value-type="string">
            <text:p><text:s/>running time</text:p>
          </table:table-cell>
          <table:table-cell office:value-type="float" office:value="0.540877819061" calcext:value-type="float">
            <text:p>0.54087781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6.49584964" calcext:value-type="float">
            <text:p>-1116.49584964</text:p>
          </table:table-cell>
          <table:table-cell office:value-type="string" calcext:value-type="string">
            <text:p><text:s/>running time</text:p>
          </table:table-cell>
          <table:table-cell office:value-type="float" office:value="0.691757917404" calcext:value-type="float">
            <text:p>0.69175791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30.95681413" calcext:value-type="float">
            <text:p>-1030.95681413</text:p>
          </table:table-cell>
          <table:table-cell office:value-type="string" calcext:value-type="string">
            <text:p><text:s/>running time</text:p>
          </table:table-cell>
          <table:table-cell office:value-type="float" office:value="0.968809127808" calcext:value-type="float">
            <text:p>0.96880912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429.34854491" calcext:value-type="float">
            <text:p>-1429.34854491</text:p>
          </table:table-cell>
          <table:table-cell office:value-type="string" calcext:value-type="string">
            <text:p><text:s/>running time</text:p>
          </table:table-cell>
          <table:table-cell office:value-type="float" office:value="0.42448091507" calcext:value-type="float">
            <text:p>0.42448091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2.32856902" calcext:value-type="float">
            <text:p>-1202.32856902</text:p>
          </table:table-cell>
          <table:table-cell office:value-type="string" calcext:value-type="string">
            <text:p><text:s/>running time</text:p>
          </table:table-cell>
          <table:table-cell office:value-type="float" office:value="0.531654119492" calcext:value-type="float">
            <text:p>0.53165411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9.65142291" calcext:value-type="float">
            <text:p>-1209.65142291</text:p>
          </table:table-cell>
          <table:table-cell office:value-type="string" calcext:value-type="string">
            <text:p><text:s/>running time</text:p>
          </table:table-cell>
          <table:table-cell office:value-type="float" office:value="0.326207876205" calcext:value-type="float">
            <text:p>0.32620787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5.019225438" calcext:value-type="float">
            <text:p>-755.019225438</text:p>
          </table:table-cell>
          <table:table-cell office:value-type="string" calcext:value-type="string">
            <text:p><text:s/>running time</text:p>
          </table:table-cell>
          <table:table-cell office:value-type="float" office:value="0.426692008972" calcext:value-type="float">
            <text:p>0.4266920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8.20174534" calcext:value-type="float">
            <text:p>-758.20174534</text:p>
          </table:table-cell>
          <table:table-cell office:value-type="string" calcext:value-type="string">
            <text:p><text:s/>running time</text:p>
          </table:table-cell>
          <table:table-cell office:value-type="float" office:value="0.428599119186" calcext:value-type="float">
            <text:p>0.42859911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9.396561333" calcext:value-type="float">
            <text:p>-949.396561333</text:p>
          </table:table-cell>
          <table:table-cell office:value-type="string" calcext:value-type="string">
            <text:p><text:s/>running time</text:p>
          </table:table-cell>
          <table:table-cell office:value-type="float" office:value="0.747417211533" calcext:value-type="float">
            <text:p>0.74741721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6.833213197" calcext:value-type="float">
            <text:p>-926.833213197</text:p>
          </table:table-cell>
          <table:table-cell office:value-type="string" calcext:value-type="string">
            <text:p><text:s/>running time</text:p>
          </table:table-cell>
          <table:table-cell office:value-type="float" office:value="0.765012025833" calcext:value-type="float">
            <text:p>0.76501202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87.973093019" calcext:value-type="float">
            <text:p>-687.973093019</text:p>
          </table:table-cell>
          <table:table-cell office:value-type="string" calcext:value-type="string">
            <text:p><text:s/>running time</text:p>
          </table:table-cell>
          <table:table-cell office:value-type="float" office:value="0.376450061798" calcext:value-type="float">
            <text:p>0.37645006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0.81891012" calcext:value-type="float">
            <text:p>-1190.81891012</text:p>
          </table:table-cell>
          <table:table-cell office:value-type="string" calcext:value-type="string">
            <text:p><text:s/>running time</text:p>
          </table:table-cell>
          <table:table-cell office:value-type="float" office:value="0.352089166641" calcext:value-type="float">
            <text:p>0.35208916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7.777961822" calcext:value-type="float">
            <text:p>-947.777961822</text:p>
          </table:table-cell>
          <table:table-cell office:value-type="string" calcext:value-type="string">
            <text:p><text:s/>running time</text:p>
          </table:table-cell>
          <table:table-cell office:value-type="float" office:value="0.543168067932" calcext:value-type="float">
            <text:p>0.54316806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33.50040365" calcext:value-type="float">
            <text:p>-1233.50040365</text:p>
          </table:table-cell>
          <table:table-cell office:value-type="string" calcext:value-type="string">
            <text:p><text:s/>running time</text:p>
          </table:table-cell>
          <table:table-cell office:value-type="float" office:value="0.703626155853" calcext:value-type="float">
            <text:p>0.70362615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32.37843738" calcext:value-type="float">
            <text:p>-1232.37843738</text:p>
          </table:table-cell>
          <table:table-cell office:value-type="string" calcext:value-type="string">
            <text:p><text:s/>running time</text:p>
          </table:table-cell>
          <table:table-cell office:value-type="float" office:value="0.832589864731" calcext:value-type="float">
            <text:p>0.83258986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407.39930615" calcext:value-type="float">
            <text:p>-1407.39930615</text:p>
          </table:table-cell>
          <table:table-cell office:value-type="string" calcext:value-type="string">
            <text:p><text:s/>running time</text:p>
          </table:table-cell>
          <table:table-cell office:value-type="float" office:value="0.450827121735" calcext:value-type="float">
            <text:p>0.45082712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4.79590122" calcext:value-type="float">
            <text:p>-1094.79590122</text:p>
          </table:table-cell>
          <table:table-cell office:value-type="string" calcext:value-type="string">
            <text:p><text:s/>running time</text:p>
          </table:table-cell>
          <table:table-cell office:value-type="float" office:value="0.504899024963" calcext:value-type="float">
            <text:p>0.5048990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48.00737555" calcext:value-type="float">
            <text:p>-1048.00737555</text:p>
          </table:table-cell>
          <table:table-cell office:value-type="string" calcext:value-type="string">
            <text:p><text:s/>running time</text:p>
          </table:table-cell>
          <table:table-cell office:value-type="float" office:value="0.635251998901" calcext:value-type="float">
            <text:p>0.63525199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22.1423888" calcext:value-type="float">
            <text:p>-1222.1423888</text:p>
          </table:table-cell>
          <table:table-cell office:value-type="string" calcext:value-type="string">
            <text:p><text:s/>running time</text:p>
          </table:table-cell>
          <table:table-cell office:value-type="float" office:value="0.50063586235" calcext:value-type="float">
            <text:p>0.50063586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7.74202772" calcext:value-type="float">
            <text:p>-1067.74202772</text:p>
          </table:table-cell>
          <table:table-cell office:value-type="string" calcext:value-type="string">
            <text:p><text:s/>running time</text:p>
          </table:table-cell>
          <table:table-cell office:value-type="float" office:value="0.536702871323" calcext:value-type="float">
            <text:p>0.53670287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30.482604998" calcext:value-type="float">
            <text:p>-730.482604998</text:p>
          </table:table-cell>
          <table:table-cell office:value-type="string" calcext:value-type="string">
            <text:p><text:s/>running time</text:p>
          </table:table-cell>
          <table:table-cell office:value-type="float" office:value="0.476272821426" calcext:value-type="float">
            <text:p>0.47627282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8.23361449" calcext:value-type="float">
            <text:p>-898.23361449</text:p>
          </table:table-cell>
          <table:table-cell office:value-type="string" calcext:value-type="string">
            <text:p><text:s/>running time</text:p>
          </table:table-cell>
          <table:table-cell office:value-type="float" office:value="0.437615871429" calcext:value-type="float">
            <text:p>0.43761587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2.368725053" calcext:value-type="float">
            <text:p>-882.368725053</text:p>
          </table:table-cell>
          <table:table-cell office:value-type="string" calcext:value-type="string">
            <text:p><text:s/>running time</text:p>
          </table:table-cell>
          <table:table-cell office:value-type="float" office:value="0.716953039169" calcext:value-type="float">
            <text:p>0.71695303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69.57453778" calcext:value-type="float">
            <text:p>-1269.57453778</text:p>
          </table:table-cell>
          <table:table-cell office:value-type="string" calcext:value-type="string">
            <text:p><text:s/>running time</text:p>
          </table:table-cell>
          <table:table-cell office:value-type="float" office:value="0.51630616188" calcext:value-type="float">
            <text:p>0.51630616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26.013920901" calcext:value-type="float">
            <text:p>-626.013920901</text:p>
          </table:table-cell>
          <table:table-cell office:value-type="string" calcext:value-type="string">
            <text:p><text:s/>running time</text:p>
          </table:table-cell>
          <table:table-cell office:value-type="float" office:value="0.628108978271" calcext:value-type="float">
            <text:p>0.62810897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06.83623293" calcext:value-type="float">
            <text:p>-1106.83623293</text:p>
          </table:table-cell>
          <table:table-cell office:value-type="string" calcext:value-type="string">
            <text:p><text:s/>running time</text:p>
          </table:table-cell>
          <table:table-cell office:value-type="float" office:value="0.324124097824" calcext:value-type="float">
            <text:p>0.32412409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00.19114262" calcext:value-type="float">
            <text:p>-1000.19114262</text:p>
          </table:table-cell>
          <table:table-cell office:value-type="string" calcext:value-type="string">
            <text:p><text:s/>running time</text:p>
          </table:table-cell>
          <table:table-cell office:value-type="float" office:value="0.518203020096" calcext:value-type="float">
            <text:p>0.51820302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9.95293511" calcext:value-type="float">
            <text:p>-1069.95293511</text:p>
          </table:table-cell>
          <table:table-cell office:value-type="string" calcext:value-type="string">
            <text:p><text:s/>running time</text:p>
          </table:table-cell>
          <table:table-cell office:value-type="float" office:value="0.367017030716" calcext:value-type="float">
            <text:p>0.36701703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66611099243" calcext:value-type="float">
            <text:p>0.07666110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864911079407" calcext:value-type="float">
            <text:p>0.08649110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08532905579" calcext:value-type="float">
            <text:p>0.10853290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0887820720673" calcext:value-type="float">
            <text:p>0.08878207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786099433899" calcext:value-type="float">
            <text:p>0.07860994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0882470607758" calcext:value-type="float">
            <text:p>0.08824706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56049060822" calcext:value-type="float">
            <text:p>0.08560490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29861354828" calcext:value-type="float">
            <text:p>0.06298613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0937938690186" calcext:value-type="float">
            <text:p>0.0937938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0943880081177" calcext:value-type="float">
            <text:p>0.09438800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533339977264" calcext:value-type="float">
            <text:p>0.05333399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0642318725586" calcext:value-type="float">
            <text:p>0.06423187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662379264832" calcext:value-type="float">
            <text:p>0.06623792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0961351394653" calcext:value-type="float">
            <text:p>0.09613513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1460933685" calcext:value-type="float">
            <text:p>0.10146093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0621008872986" calcext:value-type="float">
            <text:p>0.06210088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696558952332" calcext:value-type="float">
            <text:p>0.06965589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0659711360931" calcext:value-type="float">
            <text:p>0.06597113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36453866959" calcext:value-type="float">
            <text:p>0.1364538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082494020462" calcext:value-type="float">
            <text:p>0.082494020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0931100845337" calcext:value-type="float">
            <text:p>0.09311008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607259273529" calcext:value-type="float">
            <text:p>0.06072592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0785548686981" calcext:value-type="float">
            <text:p>0.07855486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0990707874298" calcext:value-type="float">
            <text:p>0.09907078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0890200138092" calcext:value-type="float">
            <text:p>0.08902001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0818707942963" calcext:value-type="float">
            <text:p>0.08187079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901730060577" calcext:value-type="float">
            <text:p>0.09017300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1784992218" calcext:value-type="float">
            <text:p>0.05178499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0878620147705" calcext:value-type="float">
            <text:p>0.08786201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0718479156494" calcext:value-type="float">
            <text:p>0.07184791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0856471061707" calcext:value-type="float">
            <text:p>0.08564710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900299549103" calcext:value-type="float">
            <text:p>0.09002995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826961994171" calcext:value-type="float">
            <text:p>0.08269619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77162027359" calcext:value-type="float">
            <text:p>0.07716202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0845370292664" calcext:value-type="float">
            <text:p>0.08453702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731379985809" calcext:value-type="float">
            <text:p>0.07313799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0994279384613" calcext:value-type="float">
            <text:p>0.099427938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39400291443" calcext:value-type="float">
            <text:p>0.08394002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0952289104462" calcext:value-type="float">
            <text:p>0.09522891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0936470031738" calcext:value-type="float">
            <text:p>0.09364700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782878398895" calcext:value-type="float">
            <text:p>0.07828783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888688564301" calcext:value-type="float">
            <text:p>0.08886885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822567939758" calcext:value-type="float">
            <text:p>0.0822567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12258815765" calcext:value-type="float">
            <text:p>0.07122588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814979076385" calcext:value-type="float">
            <text:p>0.08149790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600571632385" calcext:value-type="float">
            <text:p>0.06005716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0895290374756" calcext:value-type="float">
            <text:p>0.08952903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16769886017" calcext:value-type="float">
            <text:p>0.05167698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839240550995" calcext:value-type="float">
            <text:p>0.08392405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760900974274" calcext:value-type="float">
            <text:p>0.07609009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389994856" calcext:value-type="float">
            <text:p>-744.389994856</text:p>
          </table:table-cell>
          <table:table-cell office:value-type="string" calcext:value-type="string">
            <text:p><text:s/>running time</text:p>
          </table:table-cell>
          <table:table-cell office:value-type="float" office:value="0.273360013962" calcext:value-type="float">
            <text:p>0.2733600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3.07559244" calcext:value-type="float">
            <text:p>-523.07559244</text:p>
          </table:table-cell>
          <table:table-cell office:value-type="string" calcext:value-type="string">
            <text:p><text:s/>running time</text:p>
          </table:table-cell>
          <table:table-cell office:value-type="float" office:value="0.346003055573" calcext:value-type="float">
            <text:p>0.34600305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7.425684024" calcext:value-type="float">
            <text:p>-947.425684024</text:p>
          </table:table-cell>
          <table:table-cell office:value-type="string" calcext:value-type="string">
            <text:p><text:s/>running time</text:p>
          </table:table-cell>
          <table:table-cell office:value-type="float" office:value="4.31481003761" calcext:value-type="float">
            <text:p>4.31481003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76.87811931" calcext:value-type="float">
            <text:p>-1176.87811931</text:p>
          </table:table-cell>
          <table:table-cell office:value-type="string" calcext:value-type="string">
            <text:p><text:s/>running time</text:p>
          </table:table-cell>
          <table:table-cell office:value-type="float" office:value="1.44634604454" calcext:value-type="float">
            <text:p>1.44634604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8.843053679" calcext:value-type="float">
            <text:p>-928.843053679</text:p>
          </table:table-cell>
          <table:table-cell office:value-type="string" calcext:value-type="string">
            <text:p><text:s/>running time</text:p>
          </table:table-cell>
          <table:table-cell office:value-type="float" office:value="2.08888101578" calcext:value-type="float">
            <text:p>2.08888101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6.466175836" calcext:value-type="float">
            <text:p>-946.466175836</text:p>
          </table:table-cell>
          <table:table-cell office:value-type="string" calcext:value-type="string">
            <text:p><text:s/>running time</text:p>
          </table:table-cell>
          <table:table-cell office:value-type="float" office:value="5.28447198868" calcext:value-type="float">
            <text:p>5.28447198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0.49070521" calcext:value-type="float">
            <text:p>-1130.49070521</text:p>
          </table:table-cell>
          <table:table-cell office:value-type="string" calcext:value-type="string">
            <text:p><text:s/>running time</text:p>
          </table:table-cell>
          <table:table-cell office:value-type="float" office:value="3.66853904724" calcext:value-type="float">
            <text:p>3.66853904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8.02360151" calcext:value-type="float">
            <text:p>-1028.02360151</text:p>
          </table:table-cell>
          <table:table-cell office:value-type="string" calcext:value-type="string">
            <text:p><text:s/>running time</text:p>
          </table:table-cell>
          <table:table-cell office:value-type="float" office:value="2.34390902519" calcext:value-type="float">
            <text:p>2.34390902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7.45628002" calcext:value-type="float">
            <text:p>-1197.45628002</text:p>
          </table:table-cell>
          <table:table-cell office:value-type="string" calcext:value-type="string">
            <text:p><text:s/>running time</text:p>
          </table:table-cell>
          <table:table-cell office:value-type="float" office:value="0.982862949371" calcext:value-type="float">
            <text:p>0.98286294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401.78400831" calcext:value-type="float">
            <text:p>-1401.78400831</text:p>
          </table:table-cell>
          <table:table-cell office:value-type="string" calcext:value-type="string">
            <text:p><text:s/>running time</text:p>
          </table:table-cell>
          <table:table-cell office:value-type="float" office:value="2.95014095306" calcext:value-type="float">
            <text:p>2.95014095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818993732" calcext:value-type="float">
            <text:p>-728.818993732</text:p>
          </table:table-cell>
          <table:table-cell office:value-type="string" calcext:value-type="string">
            <text:p><text:s/>running time</text:p>
          </table:table-cell>
          <table:table-cell office:value-type="float" office:value="1.43906211853" calcext:value-type="float">
            <text:p>1.439062118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6.48539804" calcext:value-type="float">
            <text:p>-1236.48539804</text:p>
          </table:table-cell>
          <table:table-cell office:value-type="string" calcext:value-type="string">
            <text:p><text:s/>running time</text:p>
          </table:table-cell>
          <table:table-cell office:value-type="float" office:value="2.92433595657" calcext:value-type="float">
            <text:p>2.92433595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8.487727212" calcext:value-type="float">
            <text:p>-748.487727212</text:p>
          </table:table-cell>
          <table:table-cell office:value-type="string" calcext:value-type="string">
            <text:p><text:s/>running time</text:p>
          </table:table-cell>
          <table:table-cell office:value-type="float" office:value="3.55439805984" calcext:value-type="float">
            <text:p>3.55439805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51.49807563" calcext:value-type="float">
            <text:p>-1151.49807563</text:p>
          </table:table-cell>
          <table:table-cell office:value-type="string" calcext:value-type="string">
            <text:p><text:s/>running time</text:p>
          </table:table-cell>
          <table:table-cell office:value-type="float" office:value="3.1758480072" calcext:value-type="float">
            <text:p>3.17584800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1.800845338" calcext:value-type="float">
            <text:p>-881.800845338</text:p>
          </table:table-cell>
          <table:table-cell office:value-type="string" calcext:value-type="string">
            <text:p><text:s/>running time</text:p>
          </table:table-cell>
          <table:table-cell office:value-type="float" office:value="0.415463924408" calcext:value-type="float">
            <text:p>0.41546392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9.32779047" calcext:value-type="float">
            <text:p>-1139.32779047</text:p>
          </table:table-cell>
          <table:table-cell office:value-type="string" calcext:value-type="string">
            <text:p><text:s/>running time</text:p>
          </table:table-cell>
          <table:table-cell office:value-type="float" office:value="2.93853902817" calcext:value-type="float">
            <text:p>2.93853902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85.23105491" calcext:value-type="float">
            <text:p>-1085.23105491</text:p>
          </table:table-cell>
          <table:table-cell office:value-type="string" calcext:value-type="string">
            <text:p><text:s/>running time</text:p>
          </table:table-cell>
          <table:table-cell office:value-type="float" office:value="4.67688584328" calcext:value-type="float">
            <text:p>4.67688584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63.75694767" calcext:value-type="float">
            <text:p>-1063.75694767</text:p>
          </table:table-cell>
          <table:table-cell office:value-type="string" calcext:value-type="string">
            <text:p><text:s/>running time</text:p>
          </table:table-cell>
          <table:table-cell office:value-type="float" office:value="1.0776309967" calcext:value-type="float">
            <text:p>1.07763099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50.28590797" calcext:value-type="float">
            <text:p>-1350.28590797</text:p>
          </table:table-cell>
          <table:table-cell office:value-type="string" calcext:value-type="string">
            <text:p><text:s/>running time</text:p>
          </table:table-cell>
          <table:table-cell office:value-type="float" office:value="3.27531790733" calcext:value-type="float">
            <text:p>3.27531790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9.6086302" calcext:value-type="float">
            <text:p>-1079.6086302</text:p>
          </table:table-cell>
          <table:table-cell office:value-type="string" calcext:value-type="string">
            <text:p><text:s/>running time</text:p>
          </table:table-cell>
          <table:table-cell office:value-type="float" office:value="2.98441290855" calcext:value-type="float">
            <text:p>2.98441290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65.211321286" calcext:value-type="float">
            <text:p>-765.211321286</text:p>
          </table:table-cell>
          <table:table-cell office:value-type="string" calcext:value-type="string">
            <text:p><text:s/>running time</text:p>
          </table:table-cell>
          <table:table-cell office:value-type="float" office:value="4.898624897" calcext:value-type="float">
            <text:p>4.8986248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61.57762989" calcext:value-type="float">
            <text:p>-1361.57762989</text:p>
          </table:table-cell>
          <table:table-cell office:value-type="string" calcext:value-type="string">
            <text:p><text:s/>running time</text:p>
          </table:table-cell>
          <table:table-cell office:value-type="float" office:value="1.02558112144" calcext:value-type="float">
            <text:p>1.02558112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72.478840292" calcext:value-type="float">
            <text:p>-972.478840292</text:p>
          </table:table-cell>
          <table:table-cell office:value-type="string" calcext:value-type="string">
            <text:p><text:s/>running time</text:p>
          </table:table-cell>
          <table:table-cell office:value-type="float" office:value="3.05014395714" calcext:value-type="float">
            <text:p>3.05014395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60.340338885" calcext:value-type="float">
            <text:p>-760.340338885</text:p>
          </table:table-cell>
          <table:table-cell office:value-type="string" calcext:value-type="string">
            <text:p><text:s/>running time</text:p>
          </table:table-cell>
          <table:table-cell office:value-type="float" office:value="1.20654082298" calcext:value-type="float">
            <text:p>1.2065408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68.663588808" calcext:value-type="float">
            <text:p>-968.663588808</text:p>
          </table:table-cell>
          <table:table-cell office:value-type="string" calcext:value-type="string">
            <text:p><text:s/>running time</text:p>
          </table:table-cell>
          <table:table-cell office:value-type="float" office:value="3.77925515175" calcext:value-type="float">
            <text:p>3.77925515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5.48759105" calcext:value-type="float">
            <text:p>-1395.48759105</text:p>
          </table:table-cell>
          <table:table-cell office:value-type="string" calcext:value-type="string">
            <text:p><text:s/>running time</text:p>
          </table:table-cell>
          <table:table-cell office:value-type="float" office:value="0.81656908989" calcext:value-type="float">
            <text:p>0.81656908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73.1198984" calcext:value-type="float">
            <text:p>-1173.1198984</text:p>
          </table:table-cell>
          <table:table-cell office:value-type="string" calcext:value-type="string">
            <text:p><text:s/>running time</text:p>
          </table:table-cell>
          <table:table-cell office:value-type="float" office:value="3.29350090027" calcext:value-type="float">
            <text:p>3.29350090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17.17509548" calcext:value-type="float">
            <text:p>-1217.17509548</text:p>
          </table:table-cell>
          <table:table-cell office:value-type="string" calcext:value-type="string">
            <text:p><text:s/>running time</text:p>
          </table:table-cell>
          <table:table-cell office:value-type="float" office:value="0.407202005386" calcext:value-type="float">
            <text:p>0.40720200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6.666629049" calcext:value-type="float">
            <text:p>-626.666629049</text:p>
          </table:table-cell>
          <table:table-cell office:value-type="string" calcext:value-type="string">
            <text:p><text:s/>running time</text:p>
          </table:table-cell>
          <table:table-cell office:value-type="float" office:value="2.27361488342" calcext:value-type="float">
            <text:p>2.27361488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5.869424264" calcext:value-type="float">
            <text:p>-745.869424264</text:p>
          </table:table-cell>
          <table:table-cell office:value-type="string" calcext:value-type="string">
            <text:p><text:s/>running time</text:p>
          </table:table-cell>
          <table:table-cell office:value-type="float" office:value="0.629697084427" calcext:value-type="float">
            <text:p>0.62969708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9.642155262" calcext:value-type="float">
            <text:p>-929.642155262</text:p>
          </table:table-cell>
          <table:table-cell office:value-type="string" calcext:value-type="string">
            <text:p><text:s/>running time</text:p>
          </table:table-cell>
          <table:table-cell office:value-type="float" office:value="5.43219685555" calcext:value-type="float">
            <text:p>5.43219685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35.981355788" calcext:value-type="float">
            <text:p>-835.981355788</text:p>
          </table:table-cell>
          <table:table-cell office:value-type="string" calcext:value-type="string">
            <text:p><text:s/>running time</text:p>
          </table:table-cell>
          <table:table-cell office:value-type="float" office:value="2.83259606361" calcext:value-type="float">
            <text:p>2.83259606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46.668388291" calcext:value-type="float">
            <text:p>-646.668388291</text:p>
          </table:table-cell>
          <table:table-cell office:value-type="string" calcext:value-type="string">
            <text:p><text:s/>running time</text:p>
          </table:table-cell>
          <table:table-cell office:value-type="float" office:value="1.92250204086" calcext:value-type="float">
            <text:p>1.92250204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1.18248756" calcext:value-type="float">
            <text:p>-1191.18248756</text:p>
          </table:table-cell>
          <table:table-cell office:value-type="string" calcext:value-type="string">
            <text:p><text:s/>running time</text:p>
          </table:table-cell>
          <table:table-cell office:value-type="float" office:value="0.244129896164" calcext:value-type="float">
            <text:p>0.24412989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6.658770151" calcext:value-type="float">
            <text:p>-886.658770151</text:p>
          </table:table-cell>
          <table:table-cell office:value-type="string" calcext:value-type="string">
            <text:p><text:s/>running time</text:p>
          </table:table-cell>
          <table:table-cell office:value-type="float" office:value="3.27551698685" calcext:value-type="float">
            <text:p>3.27551698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3.95627576" calcext:value-type="float">
            <text:p>-1203.95627576</text:p>
          </table:table-cell>
          <table:table-cell office:value-type="string" calcext:value-type="string">
            <text:p><text:s/>running time</text:p>
          </table:table-cell>
          <table:table-cell office:value-type="float" office:value="2.51767992973" calcext:value-type="float">
            <text:p>2.51767992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2.292995824" calcext:value-type="float">
            <text:p>-942.292995824</text:p>
          </table:table-cell>
          <table:table-cell office:value-type="string" calcext:value-type="string">
            <text:p><text:s/>running time</text:p>
          </table:table-cell>
          <table:table-cell office:value-type="float" office:value="38.0607039928" calcext:value-type="float">
            <text:p>38.06070399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71.97743347" calcext:value-type="float">
            <text:p>-1371.97743347</text:p>
          </table:table-cell>
          <table:table-cell office:value-type="string" calcext:value-type="string">
            <text:p><text:s/>running time</text:p>
          </table:table-cell>
          <table:table-cell office:value-type="float" office:value="0.78750705719" calcext:value-type="float">
            <text:p>0.78750705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52.28213802" calcext:value-type="float">
            <text:p>-1052.28213802</text:p>
          </table:table-cell>
          <table:table-cell office:value-type="string" calcext:value-type="string">
            <text:p><text:s/>running time</text:p>
          </table:table-cell>
          <table:table-cell office:value-type="float" office:value="2.94050812721" calcext:value-type="float">
            <text:p>2.94050812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94.149265874" calcext:value-type="float">
            <text:p>-994.149265874</text:p>
          </table:table-cell>
          <table:table-cell office:value-type="string" calcext:value-type="string">
            <text:p><text:s/>running time</text:p>
          </table:table-cell>
          <table:table-cell office:value-type="float" office:value="2.84514093399" calcext:value-type="float">
            <text:p>2.8451409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6.43766967" calcext:value-type="float">
            <text:p>-1206.43766967</text:p>
          </table:table-cell>
          <table:table-cell office:value-type="string" calcext:value-type="string">
            <text:p><text:s/>running time</text:p>
          </table:table-cell>
          <table:table-cell office:value-type="float" office:value="5.62414693832" calcext:value-type="float">
            <text:p>5.62414693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6.61933388" calcext:value-type="float">
            <text:p>-1046.61933388</text:p>
          </table:table-cell>
          <table:table-cell office:value-type="string" calcext:value-type="string">
            <text:p><text:s/>running time</text:p>
          </table:table-cell>
          <table:table-cell office:value-type="float" office:value="1.95494818687" calcext:value-type="float">
            <text:p>1.95494818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2.838707267" calcext:value-type="float">
            <text:p>-722.838707267</text:p>
          </table:table-cell>
          <table:table-cell office:value-type="string" calcext:value-type="string">
            <text:p><text:s/>running time</text:p>
          </table:table-cell>
          <table:table-cell office:value-type="float" office:value="1.71286296844" calcext:value-type="float">
            <text:p>1.71286296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91.136136711" calcext:value-type="float">
            <text:p>-891.136136711</text:p>
          </table:table-cell>
          <table:table-cell office:value-type="string" calcext:value-type="string">
            <text:p><text:s/>running time</text:p>
          </table:table-cell>
          <table:table-cell office:value-type="float" office:value="1.19013690948" calcext:value-type="float">
            <text:p>1.19013690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82.827831231" calcext:value-type="float">
            <text:p>-782.827831231</text:p>
          </table:table-cell>
          <table:table-cell office:value-type="string" calcext:value-type="string">
            <text:p><text:s/>running time</text:p>
          </table:table-cell>
          <table:table-cell office:value-type="float" office:value="4.78776812553" calcext:value-type="float">
            <text:p>4.78776812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47.29315709" calcext:value-type="float">
            <text:p>-1247.29315709</text:p>
          </table:table-cell>
          <table:table-cell office:value-type="string" calcext:value-type="string">
            <text:p><text:s/>running time</text:p>
          </table:table-cell>
          <table:table-cell office:value-type="float" office:value="0.59064912796" calcext:value-type="float">
            <text:p>0.5906491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11.337572489" calcext:value-type="float">
            <text:p>-611.337572489</text:p>
          </table:table-cell>
          <table:table-cell office:value-type="string" calcext:value-type="string">
            <text:p><text:s/>running time</text:p>
          </table:table-cell>
          <table:table-cell office:value-type="float" office:value="2.07031011581" calcext:value-type="float">
            <text:p>2.07031011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99.5269481" calcext:value-type="float">
            <text:p>-1099.5269481</text:p>
          </table:table-cell>
          <table:table-cell office:value-type="string" calcext:value-type="string">
            <text:p><text:s/>running time</text:p>
          </table:table-cell>
          <table:table-cell office:value-type="float" office:value="0.240455150604" calcext:value-type="float">
            <text:p>0.24045515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4.232055139" calcext:value-type="float">
            <text:p>-924.232055139</text:p>
          </table:table-cell>
          <table:table-cell office:value-type="string" calcext:value-type="string">
            <text:p><text:s/>running time</text:p>
          </table:table-cell>
          <table:table-cell office:value-type="float" office:value="2.03960800171" calcext:value-type="float">
            <text:p>2.03960800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5.16226183" calcext:value-type="float">
            <text:p>-1075.16226183</text:p>
          </table:table-cell>
          <table:table-cell office:value-type="string" calcext:value-type="string">
            <text:p><text:s/>running time</text:p>
          </table:table-cell>
          <table:table-cell office:value-type="float" office:value="0.427166938782" calcext:value-type="float">
            <text:p>0.42716693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8.566936398" calcext:value-type="float">
            <text:p>-748.566936398</text:p>
          </table:table-cell>
          <table:table-cell office:value-type="string" calcext:value-type="string">
            <text:p><text:s/>running time</text:p>
          </table:table-cell>
          <table:table-cell office:value-type="float" office:value="0.630399942398" calcext:value-type="float">
            <text:p>0.63039994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7.582521115" calcext:value-type="float">
            <text:p>-527.582521115</text:p>
          </table:table-cell>
          <table:table-cell office:value-type="string" calcext:value-type="string">
            <text:p><text:s/>running time</text:p>
          </table:table-cell>
          <table:table-cell office:value-type="float" office:value="0.631412029266" calcext:value-type="float">
            <text:p>0.63141202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37.98775841" calcext:value-type="float">
            <text:p>-1037.98775841</text:p>
          </table:table-cell>
          <table:table-cell office:value-type="string" calcext:value-type="string">
            <text:p><text:s/>running time</text:p>
          </table:table-cell>
          <table:table-cell office:value-type="float" office:value="1.93151807785" calcext:value-type="float">
            <text:p>1.93151807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7.98419117" calcext:value-type="float">
            <text:p>-1187.98419117</text:p>
          </table:table-cell>
          <table:table-cell office:value-type="string" calcext:value-type="string">
            <text:p><text:s/>running time</text:p>
          </table:table-cell>
          <table:table-cell office:value-type="float" office:value="1.25645494461" calcext:value-type="float">
            <text:p>1.25645494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0.006118246" calcext:value-type="float">
            <text:p>-940.006118246</text:p>
          </table:table-cell>
          <table:table-cell office:value-type="string" calcext:value-type="string">
            <text:p><text:s/>running time</text:p>
          </table:table-cell>
          <table:table-cell office:value-type="float" office:value="1.13805603981" calcext:value-type="float">
            <text:p>1.13805603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2.058649289" calcext:value-type="float">
            <text:p>-952.058649289</text:p>
          </table:table-cell>
          <table:table-cell office:value-type="string" calcext:value-type="string">
            <text:p><text:s/>running time</text:p>
          </table:table-cell>
          <table:table-cell office:value-type="float" office:value="1.16582989693" calcext:value-type="float">
            <text:p>1.16582989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8.15371444" calcext:value-type="float">
            <text:p>-1138.15371444</text:p>
          </table:table-cell>
          <table:table-cell office:value-type="string" calcext:value-type="string">
            <text:p><text:s/>running time</text:p>
          </table:table-cell>
          <table:table-cell office:value-type="float" office:value="0.808584213257" calcext:value-type="float">
            <text:p>0.80858421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8.31773627" calcext:value-type="float">
            <text:p>-1068.31773627</text:p>
          </table:table-cell>
          <table:table-cell office:value-type="string" calcext:value-type="string">
            <text:p><text:s/>running time</text:p>
          </table:table-cell>
          <table:table-cell office:value-type="float" office:value="2.00157785416" calcext:value-type="float">
            <text:p>2.00157785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3.14416417" calcext:value-type="float">
            <text:p>-1203.14416417</text:p>
          </table:table-cell>
          <table:table-cell office:value-type="string" calcext:value-type="string">
            <text:p><text:s/>running time</text:p>
          </table:table-cell>
          <table:table-cell office:value-type="float" office:value="1.41611099243" calcext:value-type="float">
            <text:p>1.41611099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409.5644361" calcext:value-type="float">
            <text:p>-1409.5644361</text:p>
          </table:table-cell>
          <table:table-cell office:value-type="string" calcext:value-type="string">
            <text:p><text:s/>running time</text:p>
          </table:table-cell>
          <table:table-cell office:value-type="float" office:value="1.51702594757" calcext:value-type="float">
            <text:p>1.51702594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8.722392528" calcext:value-type="float">
            <text:p>-728.722392528</text:p>
          </table:table-cell>
          <table:table-cell office:value-type="string" calcext:value-type="string">
            <text:p><text:s/>running time</text:p>
          </table:table-cell>
          <table:table-cell office:value-type="float" office:value="1.24010300636" calcext:value-type="float">
            <text:p>1.24010300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39.09251419" calcext:value-type="float">
            <text:p>-1239.09251419</text:p>
          </table:table-cell>
          <table:table-cell office:value-type="string" calcext:value-type="string">
            <text:p><text:s/>running time</text:p>
          </table:table-cell>
          <table:table-cell office:value-type="float" office:value="0.938785076141" calcext:value-type="float">
            <text:p>0.93878507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75.062070977" calcext:value-type="float">
            <text:p>-775.062070977</text:p>
          </table:table-cell>
          <table:table-cell office:value-type="string" calcext:value-type="string">
            <text:p><text:s/>running time</text:p>
          </table:table-cell>
          <table:table-cell office:value-type="float" office:value="1.7411429882" calcext:value-type="float">
            <text:p>1.74114298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59.24497212" calcext:value-type="float">
            <text:p>-1159.24497212</text:p>
          </table:table-cell>
          <table:table-cell office:value-type="string" calcext:value-type="string">
            <text:p><text:s/>running time</text:p>
          </table:table-cell>
          <table:table-cell office:value-type="float" office:value="1.12115883827" calcext:value-type="float">
            <text:p>1.12115883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1.822326684" calcext:value-type="float">
            <text:p>-881.822326684</text:p>
          </table:table-cell>
          <table:table-cell office:value-type="string" calcext:value-type="string">
            <text:p><text:s/>running time</text:p>
          </table:table-cell>
          <table:table-cell office:value-type="float" office:value="0.746317863464" calcext:value-type="float">
            <text:p>0.74631786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42.10758005" calcext:value-type="float">
            <text:p>-1142.10758005</text:p>
          </table:table-cell>
          <table:table-cell office:value-type="string" calcext:value-type="string">
            <text:p><text:s/>running time</text:p>
          </table:table-cell>
          <table:table-cell office:value-type="float" office:value="1.14439702034" calcext:value-type="float">
            <text:p>1.14439702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8.12705561" calcext:value-type="float">
            <text:p>-1118.12705561</text:p>
          </table:table-cell>
          <table:table-cell office:value-type="string" calcext:value-type="string">
            <text:p><text:s/>running time</text:p>
          </table:table-cell>
          <table:table-cell office:value-type="float" office:value="1.80346894264" calcext:value-type="float">
            <text:p>1.80346894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9.33081204" calcext:value-type="float">
            <text:p>-1069.33081204</text:p>
          </table:table-cell>
          <table:table-cell office:value-type="string" calcext:value-type="string">
            <text:p><text:s/>running time</text:p>
          </table:table-cell>
          <table:table-cell office:value-type="float" office:value="1.43305301666" calcext:value-type="float">
            <text:p>1.43305301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4.59811739" calcext:value-type="float">
            <text:p>-1374.59811739</text:p>
          </table:table-cell>
          <table:table-cell office:value-type="string" calcext:value-type="string">
            <text:p><text:s/>running time</text:p>
          </table:table-cell>
          <table:table-cell office:value-type="float" office:value="1.66597294807" calcext:value-type="float">
            <text:p>1.66597294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86.482013" calcext:value-type="float">
            <text:p>-1086.482013</text:p>
          </table:table-cell>
          <table:table-cell office:value-type="string" calcext:value-type="string">
            <text:p><text:s/>running time</text:p>
          </table:table-cell>
          <table:table-cell office:value-type="float" office:value="1.08271002769" calcext:value-type="float">
            <text:p>1.08271002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8.303913354" calcext:value-type="float">
            <text:p>-768.303913354</text:p>
          </table:table-cell>
          <table:table-cell office:value-type="string" calcext:value-type="string">
            <text:p><text:s/>running time</text:p>
          </table:table-cell>
          <table:table-cell office:value-type="float" office:value="2.0313270092" calcext:value-type="float">
            <text:p>2.03132700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69.26333253" calcext:value-type="float">
            <text:p>-1369.26333253</text:p>
          </table:table-cell>
          <table:table-cell office:value-type="string" calcext:value-type="string">
            <text:p><text:s/>running time</text:p>
          </table:table-cell>
          <table:table-cell office:value-type="float" office:value="0.894309997559" calcext:value-type="float">
            <text:p>0.89430999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84.53397824" calcext:value-type="float">
            <text:p>-984.53397824</text:p>
          </table:table-cell>
          <table:table-cell office:value-type="string" calcext:value-type="string">
            <text:p><text:s/>running time</text:p>
          </table:table-cell>
          <table:table-cell office:value-type="float" office:value="1.04814100266" calcext:value-type="float">
            <text:p>1.04814100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8.445289349" calcext:value-type="float">
            <text:p>-888.445289349</text:p>
          </table:table-cell>
          <table:table-cell office:value-type="string" calcext:value-type="string">
            <text:p><text:s/>running time</text:p>
          </table:table-cell>
          <table:table-cell office:value-type="float" office:value="1.34474492073" calcext:value-type="float">
            <text:p>1.34474492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75.314015513" calcext:value-type="float">
            <text:p>-975.314015513</text:p>
          </table:table-cell>
          <table:table-cell office:value-type="string" calcext:value-type="string">
            <text:p><text:s/>running time</text:p>
          </table:table-cell>
          <table:table-cell office:value-type="float" office:value="1.18408513069" calcext:value-type="float">
            <text:p>1.18408513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8.1272655" calcext:value-type="float">
            <text:p>-1398.1272655</text:p>
          </table:table-cell>
          <table:table-cell office:value-type="string" calcext:value-type="string">
            <text:p><text:s/>running time</text:p>
          </table:table-cell>
          <table:table-cell office:value-type="float" office:value="1.21645307541" calcext:value-type="float">
            <text:p>1.21645307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6.29600708" calcext:value-type="float">
            <text:p>-1186.29600708</text:p>
          </table:table-cell>
          <table:table-cell office:value-type="string" calcext:value-type="string">
            <text:p><text:s/>running time</text:p>
          </table:table-cell>
          <table:table-cell office:value-type="float" office:value="1.24827980995" calcext:value-type="float">
            <text:p>1.248279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8.97501948" calcext:value-type="float">
            <text:p>-1208.97501948</text:p>
          </table:table-cell>
          <table:table-cell office:value-type="string" calcext:value-type="string">
            <text:p><text:s/>running time</text:p>
          </table:table-cell>
          <table:table-cell office:value-type="float" office:value="0.557690858841" calcext:value-type="float">
            <text:p>0.55769085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81.701625042" calcext:value-type="float">
            <text:p>-681.701625042</text:p>
          </table:table-cell>
          <table:table-cell office:value-type="string" calcext:value-type="string">
            <text:p><text:s/>running time</text:p>
          </table:table-cell>
          <table:table-cell office:value-type="float" office:value="1.01883196831" calcext:value-type="float">
            <text:p>1.01883196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9.381455975" calcext:value-type="float">
            <text:p>-749.381455975</text:p>
          </table:table-cell>
          <table:table-cell office:value-type="string" calcext:value-type="string">
            <text:p><text:s/>running time</text:p>
          </table:table-cell>
          <table:table-cell office:value-type="float" office:value="0.788297891617" calcext:value-type="float">
            <text:p>0.78829789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3.6563109" calcext:value-type="float">
            <text:p>-933.6563109</text:p>
          </table:table-cell>
          <table:table-cell office:value-type="string" calcext:value-type="string">
            <text:p><text:s/>running time</text:p>
          </table:table-cell>
          <table:table-cell office:value-type="float" office:value="5.2547929287" calcext:value-type="float">
            <text:p>5.25479292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5.612948938" calcext:value-type="float">
            <text:p>-885.612948938</text:p>
          </table:table-cell>
          <table:table-cell office:value-type="string" calcext:value-type="string">
            <text:p><text:s/>running time</text:p>
          </table:table-cell>
          <table:table-cell office:value-type="float" office:value="1.20882797241" calcext:value-type="float">
            <text:p>1.20882797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92.536581986" calcext:value-type="float">
            <text:p>-692.536581986</text:p>
          </table:table-cell>
          <table:table-cell office:value-type="string" calcext:value-type="string">
            <text:p><text:s/>running time</text:p>
          </table:table-cell>
          <table:table-cell office:value-type="float" office:value="1.2771627903" calcext:value-type="float">
            <text:p>1.27716279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1.15596089" calcext:value-type="float">
            <text:p>-1191.15596089</text:p>
          </table:table-cell>
          <table:table-cell office:value-type="string" calcext:value-type="string">
            <text:p><text:s/>running time</text:p>
          </table:table-cell>
          <table:table-cell office:value-type="float" office:value="0.585003852844" calcext:value-type="float">
            <text:p>0.58500385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6.807843077" calcext:value-type="float">
            <text:p>-896.807843077</text:p>
          </table:table-cell>
          <table:table-cell office:value-type="string" calcext:value-type="string">
            <text:p><text:s/>running time</text:p>
          </table:table-cell>
          <table:table-cell office:value-type="float" office:value="1.12725901604" calcext:value-type="float">
            <text:p>1.1272590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15.15548678" calcext:value-type="float">
            <text:p>-1215.15548678</text:p>
          </table:table-cell>
          <table:table-cell office:value-type="string" calcext:value-type="string">
            <text:p><text:s/>running time</text:p>
          </table:table-cell>
          <table:table-cell office:value-type="float" office:value="1.09466099739" calcext:value-type="float">
            <text:p>1.09466099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7.984352989" calcext:value-type="float">
            <text:p>-947.984352989</text:p>
          </table:table-cell>
          <table:table-cell office:value-type="string" calcext:value-type="string">
            <text:p><text:s/>running time</text:p>
          </table:table-cell>
          <table:table-cell office:value-type="float" office:value="2.40801811218" calcext:value-type="float">
            <text:p>2.40801811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82.16350529" calcext:value-type="float">
            <text:p>-1382.16350529</text:p>
          </table:table-cell>
          <table:table-cell office:value-type="string" calcext:value-type="string">
            <text:p><text:s/>running time</text:p>
          </table:table-cell>
          <table:table-cell office:value-type="float" office:value="0.887312889099" calcext:value-type="float">
            <text:p>0.88731288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9.08015913" calcext:value-type="float">
            <text:p>-1069.08015913</text:p>
          </table:table-cell>
          <table:table-cell office:value-type="string" calcext:value-type="string">
            <text:p><text:s/>running time</text:p>
          </table:table-cell>
          <table:table-cell office:value-type="float" office:value="0.93673491478" calcext:value-type="float">
            <text:p>0.93673491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16.21801126" calcext:value-type="float">
            <text:p>-1016.21801126</text:p>
          </table:table-cell>
          <table:table-cell office:value-type="string" calcext:value-type="string">
            <text:p><text:s/>running time</text:p>
          </table:table-cell>
          <table:table-cell office:value-type="float" office:value="1.45438599586" calcext:value-type="float">
            <text:p>1.45438599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11.3132935" calcext:value-type="float">
            <text:p>-1211.3132935</text:p>
          </table:table-cell>
          <table:table-cell office:value-type="string" calcext:value-type="string">
            <text:p><text:s/>running time</text:p>
          </table:table-cell>
          <table:table-cell office:value-type="float" office:value="1.39734220505" calcext:value-type="float">
            <text:p>1.39734220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6.83470144" calcext:value-type="float">
            <text:p>-1056.83470144</text:p>
          </table:table-cell>
          <table:table-cell office:value-type="string" calcext:value-type="string">
            <text:p><text:s/>running time</text:p>
          </table:table-cell>
          <table:table-cell office:value-type="float" office:value="0.940426826477" calcext:value-type="float">
            <text:p>0.94042682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7.026976745" calcext:value-type="float">
            <text:p>-727.026976745</text:p>
          </table:table-cell>
          <table:table-cell office:value-type="string" calcext:value-type="string">
            <text:p><text:s/>running time</text:p>
          </table:table-cell>
          <table:table-cell office:value-type="float" office:value="0.838449001312" calcext:value-type="float">
            <text:p>0.83844900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8.682418969" calcext:value-type="float">
            <text:p>-898.682418969</text:p>
          </table:table-cell>
          <table:table-cell office:value-type="string" calcext:value-type="string">
            <text:p><text:s/>running time</text:p>
          </table:table-cell>
          <table:table-cell office:value-type="float" office:value="0.732949972153" calcext:value-type="float">
            <text:p>0.73294997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88.51354272" calcext:value-type="float">
            <text:p>-788.51354272</text:p>
          </table:table-cell>
          <table:table-cell office:value-type="string" calcext:value-type="string">
            <text:p><text:s/>running time</text:p>
          </table:table-cell>
          <table:table-cell office:value-type="float" office:value="2.51925396919" calcext:value-type="float">
            <text:p>2.51925396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53.77238173" calcext:value-type="float">
            <text:p>-1253.77238173</text:p>
          </table:table-cell>
          <table:table-cell office:value-type="string" calcext:value-type="string">
            <text:p><text:s/>running time</text:p>
          </table:table-cell>
          <table:table-cell office:value-type="float" office:value="0.791395187378" calcext:value-type="float">
            <text:p>0.79139518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14.201918597" calcext:value-type="float">
            <text:p>-614.201918597</text:p>
          </table:table-cell>
          <table:table-cell office:value-type="string" calcext:value-type="string">
            <text:p><text:s/>running time</text:p>
          </table:table-cell>
          <table:table-cell office:value-type="float" office:value="1.57147216797" calcext:value-type="float">
            <text:p>1.5714721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04.03112806" calcext:value-type="float">
            <text:p>-1104.03112806</text:p>
          </table:table-cell>
          <table:table-cell office:value-type="string" calcext:value-type="string">
            <text:p><text:s/>running time</text:p>
          </table:table-cell>
          <table:table-cell office:value-type="float" office:value="0.566514015198" calcext:value-type="float">
            <text:p>0.56651401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9.735453061" calcext:value-type="float">
            <text:p>-949.735453061</text:p>
          </table:table-cell>
          <table:table-cell office:value-type="string" calcext:value-type="string">
            <text:p><text:s/>running time</text:p>
          </table:table-cell>
          <table:table-cell office:value-type="float" office:value="1.02214288712" calcext:value-type="float">
            <text:p>1.02214288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9.79039842" calcext:value-type="float">
            <text:p>-1079.79039842</text:p>
          </table:table-cell>
          <table:table-cell office:value-type="string" calcext:value-type="string">
            <text:p><text:s/>running time</text:p>
          </table:table-cell>
          <table:table-cell office:value-type="float" office:value="0.622060060501" calcext:value-type="float">
            <text:p>0.622060060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36100673676" calcext:value-type="float">
            <text:p>0.07361006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862679481506" calcext:value-type="float">
            <text:p>0.08626794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08399152756" calcext:value-type="float">
            <text:p>0.10839915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0884189605713" calcext:value-type="float">
            <text:p>0.08841896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790870189667" calcext:value-type="float">
            <text:p>0.0790870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0880708694458" calcext:value-type="float">
            <text:p>0.08807086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53681564331" calcext:value-type="float">
            <text:p>0.08536815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25867843628" calcext:value-type="float">
            <text:p>0.06258678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0935111045837" calcext:value-type="float">
            <text:p>0.09351110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0943639278412" calcext:value-type="float">
            <text:p>0.09436392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535700321198" calcext:value-type="float">
            <text:p>0.05357003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0640740394592" calcext:value-type="float">
            <text:p>0.06407403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664751529694" calcext:value-type="float">
            <text:p>0.06647515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095901966095" calcext:value-type="float">
            <text:p>0.09590196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1104974747" calcext:value-type="float">
            <text:p>0.10110497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0623121261597" calcext:value-type="float">
            <text:p>0.06231212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691249370575" calcext:value-type="float">
            <text:p>0.06912493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0657348632812" calcext:value-type="float">
            <text:p>0.06573486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36304140091" calcext:value-type="float">
            <text:p>0.13630414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316387176514" calcext:value-type="float">
            <text:p>0.31638717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0929148197174" calcext:value-type="float">
            <text:p>0.09291481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60732126236" calcext:value-type="float">
            <text:p>0.06073212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0747139453888" calcext:value-type="float">
            <text:p>0.07471394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0986769199371" calcext:value-type="float">
            <text:p>0.09867691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0869710445404" calcext:value-type="float">
            <text:p>0.08697104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0818419456482" calcext:value-type="float">
            <text:p>0.08184194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89861869812" calcext:value-type="float">
            <text:p>0.08986186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62570095062" calcext:value-type="float">
            <text:p>0.05625700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0881149768829" calcext:value-type="float">
            <text:p>0.08811497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0717458724976" calcext:value-type="float">
            <text:p>0.07174587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0857059955597" calcext:value-type="float">
            <text:p>0.08570599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864861011505" calcext:value-type="float">
            <text:p>0.08648610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824909210205" calcext:value-type="float">
            <text:p>0.0824909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766289234161" calcext:value-type="float">
            <text:p>0.07662892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0846121311188" calcext:value-type="float">
            <text:p>0.08461213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839321613312" calcext:value-type="float">
            <text:p>0.08393216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102468967438" calcext:value-type="float">
            <text:p>0.10246896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3958864212" calcext:value-type="float">
            <text:p>0.08395886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175057888031" calcext:value-type="float">
            <text:p>0.1750578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0932078361511" calcext:value-type="float">
            <text:p>0.09320783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822200775146" calcext:value-type="float">
            <text:p>0.08222007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888869762421" calcext:value-type="float">
            <text:p>0.08888697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824420452118" calcext:value-type="float">
            <text:p>0.08244204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12790489197" calcext:value-type="float">
            <text:p>0.07127904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816020965576" calcext:value-type="float">
            <text:p>0.08160209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603091716766" calcext:value-type="float">
            <text:p>0.06030917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0897390842438" calcext:value-type="float">
            <text:p>0.08973908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54440021515" calcext:value-type="float">
            <text:p>0.05544400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837049484253" calcext:value-type="float">
            <text:p>0.08370494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759830474854" calcext:value-type="float">
            <text:p>0.07598304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977636841" calcext:value-type="float">
            <text:p>-744.977636841</text:p>
          </table:table-cell>
          <table:table-cell office:value-type="string" calcext:value-type="string">
            <text:p><text:s/>running time</text:p>
          </table:table-cell>
          <table:table-cell office:value-type="float" office:value="0.37979722023" calcext:value-type="float">
            <text:p>0.37979722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2.014340071" calcext:value-type="float">
            <text:p>-522.014340071</text:p>
          </table:table-cell>
          <table:table-cell office:value-type="string" calcext:value-type="string">
            <text:p><text:s/>running time</text:p>
          </table:table-cell>
          <table:table-cell office:value-type="float" office:value="0.405010938644" calcext:value-type="float">
            <text:p>0.40501093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4.24766171" calcext:value-type="float">
            <text:p>-944.24766171</text:p>
          </table:table-cell>
          <table:table-cell office:value-type="string" calcext:value-type="string">
            <text:p><text:s/>running time</text:p>
          </table:table-cell>
          <table:table-cell office:value-type="float" office:value="5.55109405518" calcext:value-type="float">
            <text:p>5.55109405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71.49503756" calcext:value-type="float">
            <text:p>-1171.49503756</text:p>
          </table:table-cell>
          <table:table-cell office:value-type="string" calcext:value-type="string">
            <text:p><text:s/>running time</text:p>
          </table:table-cell>
          <table:table-cell office:value-type="float" office:value="7.17621898651" calcext:value-type="float">
            <text:p>7.17621898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7.871348831" calcext:value-type="float">
            <text:p>-927.871348831</text:p>
          </table:table-cell>
          <table:table-cell office:value-type="string" calcext:value-type="string">
            <text:p><text:s/>running time</text:p>
          </table:table-cell>
          <table:table-cell office:value-type="float" office:value="3.5758459568" calcext:value-type="float">
            <text:p>3.57584595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4.971694056" calcext:value-type="float">
            <text:p>-934.971694056</text:p>
          </table:table-cell>
          <table:table-cell office:value-type="string" calcext:value-type="string">
            <text:p><text:s/>running time</text:p>
          </table:table-cell>
          <table:table-cell office:value-type="float" office:value="6.92495298386" calcext:value-type="float">
            <text:p>6.92495298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17.64261963" calcext:value-type="float">
            <text:p>-1117.64261963</text:p>
          </table:table-cell>
          <table:table-cell office:value-type="string" calcext:value-type="string">
            <text:p><text:s/>running time</text:p>
          </table:table-cell>
          <table:table-cell office:value-type="float" office:value="1.45396709442" calcext:value-type="float">
            <text:p>1.45396709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5.49208075" calcext:value-type="float">
            <text:p>-1025.49208075</text:p>
          </table:table-cell>
          <table:table-cell office:value-type="string" calcext:value-type="string">
            <text:p><text:s/>running time</text:p>
          </table:table-cell>
          <table:table-cell office:value-type="float" office:value="4.04898691177" calcext:value-type="float">
            <text:p>4.04898691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6.6604356" calcext:value-type="float">
            <text:p>-1196.6604356</text:p>
          </table:table-cell>
          <table:table-cell office:value-type="string" calcext:value-type="string">
            <text:p><text:s/>running time</text:p>
          </table:table-cell>
          <table:table-cell office:value-type="float" office:value="1.92825722694" calcext:value-type="float">
            <text:p>1.92825722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3.15101421" calcext:value-type="float">
            <text:p>-1393.15101421</text:p>
          </table:table-cell>
          <table:table-cell office:value-type="string" calcext:value-type="string">
            <text:p><text:s/>running time</text:p>
          </table:table-cell>
          <table:table-cell office:value-type="float" office:value="6.25188493729" calcext:value-type="float">
            <text:p>6.25188493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757255894" calcext:value-type="float">
            <text:p>-728.757255894</text:p>
          </table:table-cell>
          <table:table-cell office:value-type="string" calcext:value-type="string">
            <text:p><text:s/>running time</text:p>
          </table:table-cell>
          <table:table-cell office:value-type="float" office:value="4.55990982056" calcext:value-type="float">
            <text:p>4.55990982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48.72691532" calcext:value-type="float">
            <text:p>-1248.72691532</text:p>
          </table:table-cell>
          <table:table-cell office:value-type="string" calcext:value-type="string">
            <text:p><text:s/>running time</text:p>
          </table:table-cell>
          <table:table-cell office:value-type="float" office:value="3.91555905342" calcext:value-type="float">
            <text:p>3.91555905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9.589671888" calcext:value-type="float">
            <text:p>-749.589671888</text:p>
          </table:table-cell>
          <table:table-cell office:value-type="string" calcext:value-type="string">
            <text:p><text:s/>running time</text:p>
          </table:table-cell>
          <table:table-cell office:value-type="float" office:value="6.91318511963" calcext:value-type="float">
            <text:p>6.91318511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47.77994699" calcext:value-type="float">
            <text:p>-1147.77994699</text:p>
          </table:table-cell>
          <table:table-cell office:value-type="string" calcext:value-type="string">
            <text:p><text:s/>running time</text:p>
          </table:table-cell>
          <table:table-cell office:value-type="float" office:value="11.8705289364" calcext:value-type="float">
            <text:p>11.87052893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1.659568788" calcext:value-type="float">
            <text:p>-881.659568788</text:p>
          </table:table-cell>
          <table:table-cell office:value-type="string" calcext:value-type="string">
            <text:p><text:s/>running time</text:p>
          </table:table-cell>
          <table:table-cell office:value-type="float" office:value="0.69042801857" calcext:value-type="float">
            <text:p>0.69042801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5.17381559" calcext:value-type="float">
            <text:p>-1135.17381559</text:p>
          </table:table-cell>
          <table:table-cell office:value-type="string" calcext:value-type="string">
            <text:p><text:s/>running time</text:p>
          </table:table-cell>
          <table:table-cell office:value-type="float" office:value="5.28226494789" calcext:value-type="float">
            <text:p>5.28226494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82.5349326" calcext:value-type="float">
            <text:p>-1082.5349326</text:p>
          </table:table-cell>
          <table:table-cell office:value-type="string" calcext:value-type="string">
            <text:p><text:s/>running time</text:p>
          </table:table-cell>
          <table:table-cell office:value-type="float" office:value="12.7694399357" calcext:value-type="float">
            <text:p>12.76943993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61.69593086" calcext:value-type="float">
            <text:p>-1061.69593086</text:p>
          </table:table-cell>
          <table:table-cell office:value-type="string" calcext:value-type="string">
            <text:p><text:s/>running time</text:p>
          </table:table-cell>
          <table:table-cell office:value-type="float" office:value="1.64709091187" calcext:value-type="float">
            <text:p>1.64709091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48.81268911" calcext:value-type="float">
            <text:p>-1348.81268911</text:p>
          </table:table-cell>
          <table:table-cell office:value-type="string" calcext:value-type="string">
            <text:p><text:s/>running time</text:p>
          </table:table-cell>
          <table:table-cell office:value-type="float" office:value="3.87217307091" calcext:value-type="float">
            <text:p>3.87217307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86.0540656" calcext:value-type="float">
            <text:p>-1086.0540656</text:p>
          </table:table-cell>
          <table:table-cell office:value-type="string" calcext:value-type="string">
            <text:p><text:s/>running time</text:p>
          </table:table-cell>
          <table:table-cell office:value-type="float" office:value="8.73545193672" calcext:value-type="float">
            <text:p>8.73545193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8.416514245" calcext:value-type="float">
            <text:p>-758.416514245</text:p>
          </table:table-cell>
          <table:table-cell office:value-type="string" calcext:value-type="string">
            <text:p><text:s/>running time</text:p>
          </table:table-cell>
          <table:table-cell office:value-type="float" office:value="7.65034198761" calcext:value-type="float">
            <text:p>7.65034198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60.09969709" calcext:value-type="float">
            <text:p>-1360.09969709</text:p>
          </table:table-cell>
          <table:table-cell office:value-type="string" calcext:value-type="string">
            <text:p><text:s/>running time</text:p>
          </table:table-cell>
          <table:table-cell office:value-type="float" office:value="1.87112188339" calcext:value-type="float">
            <text:p>1.87112188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71.013942186" calcext:value-type="float">
            <text:p>-971.013942186</text:p>
          </table:table-cell>
          <table:table-cell office:value-type="string" calcext:value-type="string">
            <text:p><text:s/>running time</text:p>
          </table:table-cell>
          <table:table-cell office:value-type="float" office:value="5.70147681236" calcext:value-type="float">
            <text:p>5.70147681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2.933160864" calcext:value-type="float">
            <text:p>-752.933160864</text:p>
          </table:table-cell>
          <table:table-cell office:value-type="string" calcext:value-type="string">
            <text:p><text:s/>running time</text:p>
          </table:table-cell>
          <table:table-cell office:value-type="float" office:value="5.7184920311" calcext:value-type="float">
            <text:p>5.71849203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56.337477919" calcext:value-type="float">
            <text:p>-956.337477919</text:p>
          </table:table-cell>
          <table:table-cell office:value-type="string" calcext:value-type="string">
            <text:p><text:s/>running time</text:p>
          </table:table-cell>
          <table:table-cell office:value-type="float" office:value="4.41565799713" calcext:value-type="float">
            <text:p>4.41565799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3.4515326" calcext:value-type="float">
            <text:p>-1393.4515326</text:p>
          </table:table-cell>
          <table:table-cell office:value-type="string" calcext:value-type="string">
            <text:p><text:s/>running time</text:p>
          </table:table-cell>
          <table:table-cell office:value-type="float" office:value="1.15321087837" calcext:value-type="float">
            <text:p>1.15321087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8.40419697" calcext:value-type="float">
            <text:p>-1138.40419697</text:p>
          </table:table-cell>
          <table:table-cell office:value-type="string" calcext:value-type="string">
            <text:p><text:s/>running time</text:p>
          </table:table-cell>
          <table:table-cell office:value-type="float" office:value="3.99753904343" calcext:value-type="float">
            <text:p>3.99753904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9.34430981" calcext:value-type="float">
            <text:p>-1209.34430981</text:p>
          </table:table-cell>
          <table:table-cell office:value-type="string" calcext:value-type="string">
            <text:p><text:s/>running time</text:p>
          </table:table-cell>
          <table:table-cell office:value-type="float" office:value="0.332858085632" calcext:value-type="float">
            <text:p>0.33285808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7.543972506" calcext:value-type="float">
            <text:p>-627.543972506</text:p>
          </table:table-cell>
          <table:table-cell office:value-type="string" calcext:value-type="string">
            <text:p><text:s/>running time</text:p>
          </table:table-cell>
          <table:table-cell office:value-type="float" office:value="1.39618206024" calcext:value-type="float">
            <text:p>1.39618206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3.550126719" calcext:value-type="float">
            <text:p>-743.550126719</text:p>
          </table:table-cell>
          <table:table-cell office:value-type="string" calcext:value-type="string">
            <text:p><text:s/>running time</text:p>
          </table:table-cell>
          <table:table-cell office:value-type="float" office:value="2.18309688568" calcext:value-type="float">
            <text:p>2.18309688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2.625517735" calcext:value-type="float">
            <text:p>-922.625517735</text:p>
          </table:table-cell>
          <table:table-cell office:value-type="string" calcext:value-type="string">
            <text:p><text:s/>running time</text:p>
          </table:table-cell>
          <table:table-cell office:value-type="float" office:value="7.02206110954" calcext:value-type="float">
            <text:p>7.02206110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24.065543462" calcext:value-type="float">
            <text:p>-824.065543462</text:p>
          </table:table-cell>
          <table:table-cell office:value-type="string" calcext:value-type="string">
            <text:p><text:s/>running time</text:p>
          </table:table-cell>
          <table:table-cell office:value-type="float" office:value="10.5295388699" calcext:value-type="float">
            <text:p>10.52953886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44.2241714" calcext:value-type="float">
            <text:p>-644.2241714</text:p>
          </table:table-cell>
          <table:table-cell office:value-type="string" calcext:value-type="string">
            <text:p><text:s/>running time</text:p>
          </table:table-cell>
          <table:table-cell office:value-type="float" office:value="1.86882805824" calcext:value-type="float">
            <text:p>1.86882805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1.39777462" calcext:value-type="float">
            <text:p>-1191.39777462</text:p>
          </table:table-cell>
          <table:table-cell office:value-type="string" calcext:value-type="string">
            <text:p><text:s/>running time</text:p>
          </table:table-cell>
          <table:table-cell office:value-type="float" office:value="0.324481010437" calcext:value-type="float">
            <text:p>0.32448101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79.27787878" calcext:value-type="float">
            <text:p>-879.27787878</text:p>
          </table:table-cell>
          <table:table-cell office:value-type="string" calcext:value-type="string">
            <text:p><text:s/>running time</text:p>
          </table:table-cell>
          <table:table-cell office:value-type="float" office:value="4.43283200264" calcext:value-type="float">
            <text:p>4.43283200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2.03391943" calcext:value-type="float">
            <text:p>-1192.03391943</text:p>
          </table:table-cell>
          <table:table-cell office:value-type="string" calcext:value-type="string">
            <text:p><text:s/>running time</text:p>
          </table:table-cell>
          <table:table-cell office:value-type="float" office:value="2.9038670063" calcext:value-type="float">
            <text:p>2.90386700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4.618644002" calcext:value-type="float">
            <text:p>-924.618644002</text:p>
          </table:table-cell>
          <table:table-cell office:value-type="string" calcext:value-type="string">
            <text:p><text:s/>running time</text:p>
          </table:table-cell>
          <table:table-cell office:value-type="float" office:value="50.4794530869" calcext:value-type="float">
            <text:p>50.47945308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70.18965554" calcext:value-type="float">
            <text:p>-1370.18965554</text:p>
          </table:table-cell>
          <table:table-cell office:value-type="string" calcext:value-type="string">
            <text:p><text:s/>running time</text:p>
          </table:table-cell>
          <table:table-cell office:value-type="float" office:value="1.44706296921" calcext:value-type="float">
            <text:p>1.44706296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7.44068274" calcext:value-type="float">
            <text:p>-1047.44068274</text:p>
          </table:table-cell>
          <table:table-cell office:value-type="string" calcext:value-type="string">
            <text:p><text:s/>running time</text:p>
          </table:table-cell>
          <table:table-cell office:value-type="float" office:value="3.26560115814" calcext:value-type="float">
            <text:p>3.26560115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95.510933976" calcext:value-type="float">
            <text:p>-995.510933976</text:p>
          </table:table-cell>
          <table:table-cell office:value-type="string" calcext:value-type="string">
            <text:p><text:s/>running time</text:p>
          </table:table-cell>
          <table:table-cell office:value-type="float" office:value="5.32074594498" calcext:value-type="float">
            <text:p>5.3207459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3.20137846" calcext:value-type="float">
            <text:p>-1193.20137846</text:p>
          </table:table-cell>
          <table:table-cell office:value-type="string" calcext:value-type="string">
            <text:p><text:s/>running time</text:p>
          </table:table-cell>
          <table:table-cell office:value-type="float" office:value="3.31888484955" calcext:value-type="float">
            <text:p>3.31888484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3.90540218" calcext:value-type="float">
            <text:p>-1043.90540218</text:p>
          </table:table-cell>
          <table:table-cell office:value-type="string" calcext:value-type="string">
            <text:p><text:s/>running time</text:p>
          </table:table-cell>
          <table:table-cell office:value-type="float" office:value="1.24304699898" calcext:value-type="float">
            <text:p>1.2430469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17.962108254" calcext:value-type="float">
            <text:p>-717.962108254</text:p>
          </table:table-cell>
          <table:table-cell office:value-type="string" calcext:value-type="string">
            <text:p><text:s/>running time</text:p>
          </table:table-cell>
          <table:table-cell office:value-type="float" office:value="2.2887711525" calcext:value-type="float">
            <text:p>2.28877115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93.545978743" calcext:value-type="float">
            <text:p>-893.545978743</text:p>
          </table:table-cell>
          <table:table-cell office:value-type="string" calcext:value-type="string">
            <text:p><text:s/>running time</text:p>
          </table:table-cell>
          <table:table-cell office:value-type="float" office:value="1.76856803894" calcext:value-type="float">
            <text:p>1.76856803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94.598770599" calcext:value-type="float">
            <text:p>-794.598770599</text:p>
          </table:table-cell>
          <table:table-cell office:value-type="string" calcext:value-type="string">
            <text:p><text:s/>running time</text:p>
          </table:table-cell>
          <table:table-cell office:value-type="float" office:value="11.8197090626" calcext:value-type="float">
            <text:p>11.81970906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42.86233904" calcext:value-type="float">
            <text:p>-1242.86233904</text:p>
          </table:table-cell>
          <table:table-cell office:value-type="string" calcext:value-type="string">
            <text:p><text:s/>running time</text:p>
          </table:table-cell>
          <table:table-cell office:value-type="float" office:value="0.794576883316" calcext:value-type="float">
            <text:p>0.79457688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05.034019763" calcext:value-type="float">
            <text:p>-605.034019763</text:p>
          </table:table-cell>
          <table:table-cell office:value-type="string" calcext:value-type="string">
            <text:p><text:s/>running time</text:p>
          </table:table-cell>
          <table:table-cell office:value-type="float" office:value="5.04673409462" calcext:value-type="float">
            <text:p>5.04673409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01.93283439" calcext:value-type="float">
            <text:p>-1101.93283439</text:p>
          </table:table-cell>
          <table:table-cell office:value-type="string" calcext:value-type="string">
            <text:p><text:s/>running time</text:p>
          </table:table-cell>
          <table:table-cell office:value-type="float" office:value="0.343043804169" calcext:value-type="float">
            <text:p>0.34304380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3.30762579" calcext:value-type="float">
            <text:p>-923.30762579</text:p>
          </table:table-cell>
          <table:table-cell office:value-type="string" calcext:value-type="string">
            <text:p><text:s/>running time</text:p>
          </table:table-cell>
          <table:table-cell office:value-type="float" office:value="1.47217702866" calcext:value-type="float">
            <text:p>1.47217702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5.27218731" calcext:value-type="float">
            <text:p>-1075.27218731</text:p>
          </table:table-cell>
          <table:table-cell office:value-type="string" calcext:value-type="string">
            <text:p><text:s/>running time</text:p>
          </table:table-cell>
          <table:table-cell office:value-type="float" office:value="0.460784912109" calcext:value-type="float">
            <text:p>0.46078491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8.491360545" calcext:value-type="float">
            <text:p>-748.491360545</text:p>
          </table:table-cell>
          <table:table-cell office:value-type="string" calcext:value-type="string">
            <text:p><text:s/>running time</text:p>
          </table:table-cell>
          <table:table-cell office:value-type="float" office:value="1.08757996559" calcext:value-type="float">
            <text:p>1.08757996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3.685134757" calcext:value-type="float">
            <text:p>-523.685134757</text:p>
          </table:table-cell>
          <table:table-cell office:value-type="string" calcext:value-type="string">
            <text:p><text:s/>running time</text:p>
          </table:table-cell>
          <table:table-cell office:value-type="float" office:value="0.928412914276" calcext:value-type="float">
            <text:p>0.92841291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85.084647172" calcext:value-type="float">
            <text:p>-985.084647172</text:p>
          </table:table-cell>
          <table:table-cell office:value-type="string" calcext:value-type="string">
            <text:p><text:s/>running time</text:p>
          </table:table-cell>
          <table:table-cell office:value-type="float" office:value="5.81118512154" calcext:value-type="float">
            <text:p>5.81118512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79.5772977" calcext:value-type="float">
            <text:p>-1179.5772977</text:p>
          </table:table-cell>
          <table:table-cell office:value-type="string" calcext:value-type="string">
            <text:p><text:s/>running time</text:p>
          </table:table-cell>
          <table:table-cell office:value-type="float" office:value="1.81182384491" calcext:value-type="float">
            <text:p>1.81182384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2.606173113" calcext:value-type="float">
            <text:p>-932.606173113</text:p>
          </table:table-cell>
          <table:table-cell office:value-type="string" calcext:value-type="string">
            <text:p><text:s/>running time</text:p>
          </table:table-cell>
          <table:table-cell office:value-type="float" office:value="1.50493407249" calcext:value-type="float">
            <text:p>1.50493407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2.580553698" calcext:value-type="float">
            <text:p>-942.580553698</text:p>
          </table:table-cell>
          <table:table-cell office:value-type="string" calcext:value-type="string">
            <text:p><text:s/>running time</text:p>
          </table:table-cell>
          <table:table-cell office:value-type="float" office:value="1.69865489006" calcext:value-type="float">
            <text:p>1.69865489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22.25198538" calcext:value-type="float">
            <text:p>-1122.25198538</text:p>
          </table:table-cell>
          <table:table-cell office:value-type="string" calcext:value-type="string">
            <text:p><text:s/>running time</text:p>
          </table:table-cell>
          <table:table-cell office:value-type="float" office:value="1.0718460083" calcext:value-type="float">
            <text:p>1.07184600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9.19474737" calcext:value-type="float">
            <text:p>-1069.19474737</text:p>
          </table:table-cell>
          <table:table-cell office:value-type="string" calcext:value-type="string">
            <text:p><text:s/>running time</text:p>
          </table:table-cell>
          <table:table-cell office:value-type="float" office:value="7.59466695786" calcext:value-type="float">
            <text:p>7.59466695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2.97407254" calcext:value-type="float">
            <text:p>-1202.97407254</text:p>
          </table:table-cell>
          <table:table-cell office:value-type="string" calcext:value-type="string">
            <text:p><text:s/>running time</text:p>
          </table:table-cell>
          <table:table-cell office:value-type="float" office:value="2.57487797737" calcext:value-type="float">
            <text:p>2.57487797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401.48571078" calcext:value-type="float">
            <text:p>-1401.48571078</text:p>
          </table:table-cell>
          <table:table-cell office:value-type="string" calcext:value-type="string">
            <text:p><text:s/>running time</text:p>
          </table:table-cell>
          <table:table-cell office:value-type="float" office:value="2.82661390305" calcext:value-type="float">
            <text:p>2.82661390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33.804652154" calcext:value-type="float">
            <text:p>-733.804652154</text:p>
          </table:table-cell>
          <table:table-cell office:value-type="string" calcext:value-type="string">
            <text:p><text:s/>running time</text:p>
          </table:table-cell>
          <table:table-cell office:value-type="float" office:value="2.7875289917" calcext:value-type="float">
            <text:p>2.78752899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55.9476079" calcext:value-type="float">
            <text:p>-1255.9476079</text:p>
          </table:table-cell>
          <table:table-cell office:value-type="string" calcext:value-type="string">
            <text:p><text:s/>running time</text:p>
          </table:table-cell>
          <table:table-cell office:value-type="float" office:value="3.62124419212" calcext:value-type="float">
            <text:p>3.62124419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71.950846552" calcext:value-type="float">
            <text:p>-771.950846552</text:p>
          </table:table-cell>
          <table:table-cell office:value-type="string" calcext:value-type="string">
            <text:p><text:s/>running time</text:p>
          </table:table-cell>
          <table:table-cell office:value-type="float" office:value="3.30748987198" calcext:value-type="float">
            <text:p>3.3074898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62.24526592" calcext:value-type="float">
            <text:p>-1162.24526592</text:p>
          </table:table-cell>
          <table:table-cell office:value-type="string" calcext:value-type="string">
            <text:p><text:s/>running time</text:p>
          </table:table-cell>
          <table:table-cell office:value-type="float" office:value="5.11280894279" calcext:value-type="float">
            <text:p>5.11280894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1.59108335" calcext:value-type="float">
            <text:p>-881.59108335</text:p>
          </table:table-cell>
          <table:table-cell office:value-type="string" calcext:value-type="string">
            <text:p><text:s/>running time</text:p>
          </table:table-cell>
          <table:table-cell office:value-type="float" office:value="0.990571975708" calcext:value-type="float">
            <text:p>0.99057197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7.23380845" calcext:value-type="float">
            <text:p>-1137.23380845</text:p>
          </table:table-cell>
          <table:table-cell office:value-type="string" calcext:value-type="string">
            <text:p><text:s/>running time</text:p>
          </table:table-cell>
          <table:table-cell office:value-type="float" office:value="2.05843114853" calcext:value-type="float">
            <text:p>2.058431148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9.60148694" calcext:value-type="float">
            <text:p>-1119.60148694</text:p>
          </table:table-cell>
          <table:table-cell office:value-type="string" calcext:value-type="string">
            <text:p><text:s/>running time</text:p>
          </table:table-cell>
          <table:table-cell office:value-type="float" office:value="5.69918894768" calcext:value-type="float">
            <text:p>5.69918894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3.37895654" calcext:value-type="float">
            <text:p>-1063.37895654</text:p>
          </table:table-cell>
          <table:table-cell office:value-type="string" calcext:value-type="string">
            <text:p><text:s/>running time</text:p>
          </table:table-cell>
          <table:table-cell office:value-type="float" office:value="2.24027514458" calcext:value-type="float">
            <text:p>2.24027514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67.58234241" calcext:value-type="float">
            <text:p>-1367.58234241</text:p>
          </table:table-cell>
          <table:table-cell office:value-type="string" calcext:value-type="string">
            <text:p><text:s/>running time</text:p>
          </table:table-cell>
          <table:table-cell office:value-type="float" office:value="6.76359701157" calcext:value-type="float">
            <text:p>6.76359701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1.71888571" calcext:value-type="float">
            <text:p>-1091.71888571</text:p>
          </table:table-cell>
          <table:table-cell office:value-type="string" calcext:value-type="string">
            <text:p><text:s/>running time</text:p>
          </table:table-cell>
          <table:table-cell office:value-type="float" office:value="1.83153390884" calcext:value-type="float">
            <text:p>1.83153390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7.684401411" calcext:value-type="float">
            <text:p>-767.684401411</text:p>
          </table:table-cell>
          <table:table-cell office:value-type="string" calcext:value-type="string">
            <text:p><text:s/>running time</text:p>
          </table:table-cell>
          <table:table-cell office:value-type="float" office:value="3.09033107758" calcext:value-type="float">
            <text:p>3.09033107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62.33457446" calcext:value-type="float">
            <text:p>-1362.33457446</text:p>
          </table:table-cell>
          <table:table-cell office:value-type="string" calcext:value-type="string">
            <text:p><text:s/>running time</text:p>
          </table:table-cell>
          <table:table-cell office:value-type="float" office:value="1.25660586357" calcext:value-type="float">
            <text:p>1.25660586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79.05571287" calcext:value-type="float">
            <text:p>-979.05571287</text:p>
          </table:table-cell>
          <table:table-cell office:value-type="string" calcext:value-type="string">
            <text:p><text:s/>running time</text:p>
          </table:table-cell>
          <table:table-cell office:value-type="float" office:value="1.7613120079" calcext:value-type="float">
            <text:p>1.76131200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4.297040981" calcext:value-type="float">
            <text:p>-934.297040981</text:p>
          </table:table-cell>
          <table:table-cell office:value-type="string" calcext:value-type="string">
            <text:p><text:s/>running time</text:p>
          </table:table-cell>
          <table:table-cell office:value-type="float" office:value="3.61203598976" calcext:value-type="float">
            <text:p>3.61203598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65.883316898" calcext:value-type="float">
            <text:p>-965.883316898</text:p>
          </table:table-cell>
          <table:table-cell office:value-type="string" calcext:value-type="string">
            <text:p><text:s/>running time</text:p>
          </table:table-cell>
          <table:table-cell office:value-type="float" office:value="2.54806518555" calcext:value-type="float">
            <text:p>2.54806518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4.16474366" calcext:value-type="float">
            <text:p>-1394.16474366</text:p>
          </table:table-cell>
          <table:table-cell office:value-type="string" calcext:value-type="string">
            <text:p><text:s/>running time</text:p>
          </table:table-cell>
          <table:table-cell office:value-type="float" office:value="1.35794115067" calcext:value-type="float">
            <text:p>1.35794115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43.30372226" calcext:value-type="float">
            <text:p>-1143.30372226</text:p>
          </table:table-cell>
          <table:table-cell office:value-type="string" calcext:value-type="string">
            <text:p><text:s/>running time</text:p>
          </table:table-cell>
          <table:table-cell office:value-type="float" office:value="1.87960386276" calcext:value-type="float">
            <text:p>1.87960386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12.55784954" calcext:value-type="float">
            <text:p>-1212.55784954</text:p>
          </table:table-cell>
          <table:table-cell office:value-type="string" calcext:value-type="string">
            <text:p><text:s/>running time</text:p>
          </table:table-cell>
          <table:table-cell office:value-type="float" office:value="0.792328834534" calcext:value-type="float">
            <text:p>0.79232883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86.609230869" calcext:value-type="float">
            <text:p>-686.609230869</text:p>
          </table:table-cell>
          <table:table-cell office:value-type="string" calcext:value-type="string">
            <text:p><text:s/>running time</text:p>
          </table:table-cell>
          <table:table-cell office:value-type="float" office:value="2.12427902222" calcext:value-type="float">
            <text:p>2.12427902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9.616192673" calcext:value-type="float">
            <text:p>-749.616192673</text:p>
          </table:table-cell>
          <table:table-cell office:value-type="string" calcext:value-type="string">
            <text:p><text:s/>running time</text:p>
          </table:table-cell>
          <table:table-cell office:value-type="float" office:value="1.08779287338" calcext:value-type="float">
            <text:p>1.08779287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8.371237963" calcext:value-type="float">
            <text:p>-928.371237963</text:p>
          </table:table-cell>
          <table:table-cell office:value-type="string" calcext:value-type="string">
            <text:p><text:s/>running time</text:p>
          </table:table-cell>
          <table:table-cell office:value-type="float" office:value="13.2962460518" calcext:value-type="float">
            <text:p>13.29624605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61.701921537" calcext:value-type="float">
            <text:p>-861.701921537</text:p>
          </table:table-cell>
          <table:table-cell office:value-type="string" calcext:value-type="string">
            <text:p><text:s/>running time</text:p>
          </table:table-cell>
          <table:table-cell office:value-type="float" office:value="1.89204907417" calcext:value-type="float">
            <text:p>1.89204907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90.2174379" calcext:value-type="float">
            <text:p>-690.2174379</text:p>
          </table:table-cell>
          <table:table-cell office:value-type="string" calcext:value-type="string">
            <text:p><text:s/>running time</text:p>
          </table:table-cell>
          <table:table-cell office:value-type="float" office:value="1.6003549099" calcext:value-type="float">
            <text:p>1.60035490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0.53735043" calcext:value-type="float">
            <text:p>-1190.53735043</text:p>
          </table:table-cell>
          <table:table-cell office:value-type="string" calcext:value-type="string">
            <text:p><text:s/>running time</text:p>
          </table:table-cell>
          <table:table-cell office:value-type="float" office:value="0.776534795761" calcext:value-type="float">
            <text:p>0.77653479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5.891160034" calcext:value-type="float">
            <text:p>-885.891160034</text:p>
          </table:table-cell>
          <table:table-cell office:value-type="string" calcext:value-type="string">
            <text:p><text:s/>running time</text:p>
          </table:table-cell>
          <table:table-cell office:value-type="float" office:value="1.71835899353" calcext:value-type="float">
            <text:p>1.71835899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11.76505878" calcext:value-type="float">
            <text:p>-1211.76505878</text:p>
          </table:table-cell>
          <table:table-cell office:value-type="string" calcext:value-type="string">
            <text:p><text:s/>running time</text:p>
          </table:table-cell>
          <table:table-cell office:value-type="float" office:value="2.00878691673" calcext:value-type="float">
            <text:p>2.00878691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67.084563578" calcext:value-type="float">
            <text:p>-967.084563578</text:p>
          </table:table-cell>
          <table:table-cell office:value-type="string" calcext:value-type="string">
            <text:p><text:s/>running time</text:p>
          </table:table-cell>
          <table:table-cell office:value-type="float" office:value="8.81918692589" calcext:value-type="float">
            <text:p>8.81918692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80.12292444" calcext:value-type="float">
            <text:p>-1380.12292444</text:p>
          </table:table-cell>
          <table:table-cell office:value-type="string" calcext:value-type="string">
            <text:p><text:s/>running time</text:p>
          </table:table-cell>
          <table:table-cell office:value-type="float" office:value="1.31599712372" calcext:value-type="float">
            <text:p>1.31599712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9.90846941" calcext:value-type="float">
            <text:p>-1069.90846941</text:p>
          </table:table-cell>
          <table:table-cell office:value-type="string" calcext:value-type="string">
            <text:p><text:s/>running time</text:p>
          </table:table-cell>
          <table:table-cell office:value-type="float" office:value="1.187926054" calcext:value-type="float">
            <text:p>1.1879260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20.70286204" calcext:value-type="float">
            <text:p>-1020.70286204</text:p>
          </table:table-cell>
          <table:table-cell office:value-type="string" calcext:value-type="string">
            <text:p><text:s/>running time</text:p>
          </table:table-cell>
          <table:table-cell office:value-type="float" office:value="5.72646188736" calcext:value-type="float">
            <text:p>5.72646188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0.44150721" calcext:value-type="float">
            <text:p>-1200.44150721</text:p>
          </table:table-cell>
          <table:table-cell office:value-type="string" calcext:value-type="string">
            <text:p><text:s/>running time</text:p>
          </table:table-cell>
          <table:table-cell office:value-type="float" office:value="2.18711781502" calcext:value-type="float">
            <text:p>2.1871178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4.67746001" calcext:value-type="float">
            <text:p>-1054.67746001</text:p>
          </table:table-cell>
          <table:table-cell office:value-type="string" calcext:value-type="string">
            <text:p><text:s/>running time</text:p>
          </table:table-cell>
          <table:table-cell office:value-type="float" office:value="3.60311198235" calcext:value-type="float">
            <text:p>3.60311198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5.903178106" calcext:value-type="float">
            <text:p>-725.903178106</text:p>
          </table:table-cell>
          <table:table-cell office:value-type="string" calcext:value-type="string">
            <text:p><text:s/>running time</text:p>
          </table:table-cell>
          <table:table-cell office:value-type="float" office:value="1.4960808754" calcext:value-type="float">
            <text:p>1.49608087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4.242516509" calcext:value-type="float">
            <text:p>-894.242516509</text:p>
          </table:table-cell>
          <table:table-cell office:value-type="string" calcext:value-type="string">
            <text:p><text:s/>running time</text:p>
          </table:table-cell>
          <table:table-cell office:value-type="float" office:value="1.26284503937" calcext:value-type="float">
            <text:p>1.26284503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03.117067435" calcext:value-type="float">
            <text:p>-803.117067435</text:p>
          </table:table-cell>
          <table:table-cell office:value-type="string" calcext:value-type="string">
            <text:p><text:s/>running time</text:p>
          </table:table-cell>
          <table:table-cell office:value-type="float" office:value="8.96919322014" calcext:value-type="float">
            <text:p>8.96919322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42.90662756" calcext:value-type="float">
            <text:p>-1242.90662756</text:p>
          </table:table-cell>
          <table:table-cell office:value-type="string" calcext:value-type="string">
            <text:p><text:s/>running time</text:p>
          </table:table-cell>
          <table:table-cell office:value-type="float" office:value="1.16845297813" calcext:value-type="float">
            <text:p>1.16845297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16.68620459" calcext:value-type="float">
            <text:p>-616.68620459</text:p>
          </table:table-cell>
          <table:table-cell office:value-type="string" calcext:value-type="string">
            <text:p><text:s/>running time</text:p>
          </table:table-cell>
          <table:table-cell office:value-type="float" office:value="2.16812109947" calcext:value-type="float">
            <text:p>2.16812109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07.15610064" calcext:value-type="float">
            <text:p>-1107.15610064</text:p>
          </table:table-cell>
          <table:table-cell office:value-type="string" calcext:value-type="string">
            <text:p><text:s/>running time</text:p>
          </table:table-cell>
          <table:table-cell office:value-type="float" office:value="0.796519994736" calcext:value-type="float">
            <text:p>0.79651999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3.490159513" calcext:value-type="float">
            <text:p>-953.490159513</text:p>
          </table:table-cell>
          <table:table-cell office:value-type="string" calcext:value-type="string">
            <text:p><text:s/>running time</text:p>
          </table:table-cell>
          <table:table-cell office:value-type="float" office:value="1.6186029911" calcext:value-type="float">
            <text:p>1.61860299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2.3523424" calcext:value-type="float">
            <text:p>-1072.3523424</text:p>
          </table:table-cell>
          <table:table-cell office:value-type="string" calcext:value-type="string">
            <text:p><text:s/>running time</text:p>
          </table:table-cell>
          <table:table-cell office:value-type="float" office:value="0.911344051361" calcext:value-type="float">
            <text:p>0.91134405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40749835968" calcext:value-type="float">
            <text:p>0.07407498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903980731964" calcext:value-type="float">
            <text:p>0.09039807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08798980713" calcext:value-type="float">
            <text:p>0.10879898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101780891418" calcext:value-type="float">
            <text:p>0.10178089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786581039429" calcext:value-type="float">
            <text:p>0.07865810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0882029533386" calcext:value-type="float">
            <text:p>0.08820295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51230621338" calcext:value-type="float">
            <text:p>0.08512306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46989345551" calcext:value-type="float">
            <text:p>0.06469893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0937139987946" calcext:value-type="float">
            <text:p>0.09371399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100817918777" calcext:value-type="float">
            <text:p>0.10081791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534470081329" calcext:value-type="float">
            <text:p>0.05344700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0639572143555" calcext:value-type="float">
            <text:p>0.06395721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657088756561" calcext:value-type="float">
            <text:p>0.06570887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0957770347595" calcext:value-type="float">
            <text:p>0.09577703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5325937271" calcext:value-type="float">
            <text:p>0.10532593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0619111061096" calcext:value-type="float">
            <text:p>0.06191110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692360401154" calcext:value-type="float">
            <text:p>0.06923604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0653691291809" calcext:value-type="float">
            <text:p>0.06536912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4012503624" calcext:value-type="float">
            <text:p>0.14012503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143537044525" calcext:value-type="float">
            <text:p>0.14353704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0931639671326" calcext:value-type="float">
            <text:p>0.09316396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64642906189" calcext:value-type="float">
            <text:p>0.06464290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074905872345" calcext:value-type="float">
            <text:p>0.07490587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0993750095367" calcext:value-type="float">
            <text:p>0.09937500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0868260860443" calcext:value-type="float">
            <text:p>0.0868260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0815680027008" calcext:value-type="float">
            <text:p>0.08156800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898878574371" calcext:value-type="float">
            <text:p>0.08988785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1882982254" calcext:value-type="float">
            <text:p>0.05188298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0874130725861" calcext:value-type="float">
            <text:p>0.08741307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0750920772552" calcext:value-type="float">
            <text:p>0.07509207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085629940033" calcext:value-type="float">
            <text:p>0.085629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891969203949" calcext:value-type="float">
            <text:p>0.08919692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823588371277" calcext:value-type="float">
            <text:p>0.08235883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765738487244" calcext:value-type="float">
            <text:p>0.07657384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0844280719757" calcext:value-type="float">
            <text:p>0.0844280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741319656372" calcext:value-type="float">
            <text:p>0.07413196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102578878403" calcext:value-type="float">
            <text:p>0.10257887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39700698853" calcext:value-type="float">
            <text:p>0.08397006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0957419872284" calcext:value-type="float">
            <text:p>0.09574198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0936288833618" calcext:value-type="float">
            <text:p>0.09362888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779099464417" calcext:value-type="float">
            <text:p>0.07790994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888700485229" calcext:value-type="float">
            <text:p>0.088870048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825078487396" calcext:value-type="float">
            <text:p>0.08250784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08789825439" calcext:value-type="float">
            <text:p>0.07087898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810670852661" calcext:value-type="float">
            <text:p>0.081067085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59485912323" calcext:value-type="float">
            <text:p>0.05948591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0898330211639" calcext:value-type="float">
            <text:p>0.08983302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14960289001" calcext:value-type="float">
            <text:p>0.05149602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839350223541" calcext:value-type="float">
            <text:p>0.08393502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757021903992" calcext:value-type="float">
            <text:p>0.07570219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491857527" calcext:value-type="float">
            <text:p>-744.491857527</text:p>
          </table:table-cell>
          <table:table-cell office:value-type="string" calcext:value-type="string">
            <text:p><text:s/>running time</text:p>
          </table:table-cell>
          <table:table-cell office:value-type="float" office:value="0.470510959625" calcext:value-type="float">
            <text:p>0.47051095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1.585833687" calcext:value-type="float">
            <text:p>-521.585833687</text:p>
          </table:table-cell>
          <table:table-cell office:value-type="string" calcext:value-type="string">
            <text:p><text:s/>running time</text:p>
          </table:table-cell>
          <table:table-cell office:value-type="float" office:value="0.506777048111" calcext:value-type="float">
            <text:p>0.50677704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4.716326337" calcext:value-type="float">
            <text:p>-944.716326337</text:p>
          </table:table-cell>
          <table:table-cell office:value-type="string" calcext:value-type="string">
            <text:p><text:s/>running time</text:p>
          </table:table-cell>
          <table:table-cell office:value-type="float" office:value="5.16555404663" calcext:value-type="float">
            <text:p>5.16555404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68.52405566" calcext:value-type="float">
            <text:p>-1168.52405566</text:p>
          </table:table-cell>
          <table:table-cell office:value-type="string" calcext:value-type="string">
            <text:p><text:s/>running time</text:p>
          </table:table-cell>
          <table:table-cell office:value-type="float" office:value="6.58312678337" calcext:value-type="float">
            <text:p>6.58312678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7.018785604" calcext:value-type="float">
            <text:p>-927.018785604</text:p>
          </table:table-cell>
          <table:table-cell office:value-type="string" calcext:value-type="string">
            <text:p><text:s/>running time</text:p>
          </table:table-cell>
          <table:table-cell office:value-type="float" office:value="5.04247093201" calcext:value-type="float">
            <text:p>5.0424709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3.896592119" calcext:value-type="float">
            <text:p>-933.896592119</text:p>
          </table:table-cell>
          <table:table-cell office:value-type="string" calcext:value-type="string">
            <text:p><text:s/>running time</text:p>
          </table:table-cell>
          <table:table-cell office:value-type="float" office:value="9.20691895485" calcext:value-type="float">
            <text:p>9.20691895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20.50464798" calcext:value-type="float">
            <text:p>-1120.50464798</text:p>
          </table:table-cell>
          <table:table-cell office:value-type="string" calcext:value-type="string">
            <text:p><text:s/>running time</text:p>
          </table:table-cell>
          <table:table-cell office:value-type="float" office:value="1.5226559639" calcext:value-type="float">
            <text:p>1.52265596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6.63929769" calcext:value-type="float">
            <text:p>-1026.63929769</text:p>
          </table:table-cell>
          <table:table-cell office:value-type="string" calcext:value-type="string">
            <text:p><text:s/>running time</text:p>
          </table:table-cell>
          <table:table-cell office:value-type="float" office:value="7.05766797066" calcext:value-type="float">
            <text:p>7.05766797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2.28652066" calcext:value-type="float">
            <text:p>-1192.28652066</text:p>
          </table:table-cell>
          <table:table-cell office:value-type="string" calcext:value-type="string">
            <text:p><text:s/>running time</text:p>
          </table:table-cell>
          <table:table-cell office:value-type="float" office:value="2.20375990868" calcext:value-type="float">
            <text:p>2.20375990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3.85445981" calcext:value-type="float">
            <text:p>-1393.85445981</text:p>
          </table:table-cell>
          <table:table-cell office:value-type="string" calcext:value-type="string">
            <text:p><text:s/>running time</text:p>
          </table:table-cell>
          <table:table-cell office:value-type="float" office:value="3.19275689125" calcext:value-type="float">
            <text:p>3.19275689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62501266" calcext:value-type="float">
            <text:p>-728.62501266</text:p>
          </table:table-cell>
          <table:table-cell office:value-type="string" calcext:value-type="string">
            <text:p><text:s/>running time</text:p>
          </table:table-cell>
          <table:table-cell office:value-type="float" office:value="12.6175160408" calcext:value-type="float">
            <text:p>12.61751604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6.21364011" calcext:value-type="float">
            <text:p>-1236.21364011</text:p>
          </table:table-cell>
          <table:table-cell office:value-type="string" calcext:value-type="string">
            <text:p><text:s/>running time</text:p>
          </table:table-cell>
          <table:table-cell office:value-type="float" office:value="2.35486888885" calcext:value-type="float">
            <text:p>2.35486888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7.269165995" calcext:value-type="float">
            <text:p>-747.269165995</text:p>
          </table:table-cell>
          <table:table-cell office:value-type="string" calcext:value-type="string">
            <text:p><text:s/>running time</text:p>
          </table:table-cell>
          <table:table-cell office:value-type="float" office:value="17.2732839584" calcext:value-type="float">
            <text:p>17.27328395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41.32195711" calcext:value-type="float">
            <text:p>-1141.32195711</text:p>
          </table:table-cell>
          <table:table-cell office:value-type="string" calcext:value-type="string">
            <text:p><text:s/>running time</text:p>
          </table:table-cell>
          <table:table-cell office:value-type="float" office:value="13.0267598629" calcext:value-type="float">
            <text:p>13.02675986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1.694887926" calcext:value-type="float">
            <text:p>-881.694887926</text:p>
          </table:table-cell>
          <table:table-cell office:value-type="string" calcext:value-type="string">
            <text:p><text:s/>running time</text:p>
          </table:table-cell>
          <table:table-cell office:value-type="float" office:value="0.720234870911" calcext:value-type="float">
            <text:p>0.72023487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7.38266719" calcext:value-type="float">
            <text:p>-1137.38266719</text:p>
          </table:table-cell>
          <table:table-cell office:value-type="string" calcext:value-type="string">
            <text:p><text:s/>running time</text:p>
          </table:table-cell>
          <table:table-cell office:value-type="float" office:value="8.68651199341" calcext:value-type="float">
            <text:p>8.68651199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80.36123327" calcext:value-type="float">
            <text:p>-1080.36123327</text:p>
          </table:table-cell>
          <table:table-cell office:value-type="string" calcext:value-type="string">
            <text:p><text:s/>running time</text:p>
          </table:table-cell>
          <table:table-cell office:value-type="float" office:value="12.4955918789" calcext:value-type="float">
            <text:p>12.49559187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59.99701356" calcext:value-type="float">
            <text:p>-1059.99701356</text:p>
          </table:table-cell>
          <table:table-cell office:value-type="string" calcext:value-type="string">
            <text:p><text:s/>running time</text:p>
          </table:table-cell>
          <table:table-cell office:value-type="float" office:value="2.37889885902" calcext:value-type="float">
            <text:p>2.3788988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49.45923355" calcext:value-type="float">
            <text:p>-1349.45923355</text:p>
          </table:table-cell>
          <table:table-cell office:value-type="string" calcext:value-type="string">
            <text:p><text:s/>running time</text:p>
          </table:table-cell>
          <table:table-cell office:value-type="float" office:value="2.26632809639" calcext:value-type="float">
            <text:p>2.26632809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6.20222226" calcext:value-type="float">
            <text:p>-1076.20222226</text:p>
          </table:table-cell>
          <table:table-cell office:value-type="string" calcext:value-type="string">
            <text:p><text:s/>running time</text:p>
          </table:table-cell>
          <table:table-cell office:value-type="float" office:value="73.4220821857" calcext:value-type="float">
            <text:p>73.42208218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2.324502872" calcext:value-type="float">
            <text:p>-752.324502872</text:p>
          </table:table-cell>
          <table:table-cell office:value-type="string" calcext:value-type="string">
            <text:p><text:s/>running time</text:p>
          </table:table-cell>
          <table:table-cell office:value-type="float" office:value="7.18897986412" calcext:value-type="float">
            <text:p>7.18897986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58.19489128" calcext:value-type="float">
            <text:p>-1358.19489128</text:p>
          </table:table-cell>
          <table:table-cell office:value-type="string" calcext:value-type="string">
            <text:p><text:s/>running time</text:p>
          </table:table-cell>
          <table:table-cell office:value-type="float" office:value="1.63224101067" calcext:value-type="float">
            <text:p>1.63224101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64.165035344" calcext:value-type="float">
            <text:p>-964.165035344</text:p>
          </table:table-cell>
          <table:table-cell office:value-type="string" calcext:value-type="string">
            <text:p><text:s/>running time</text:p>
          </table:table-cell>
          <table:table-cell office:value-type="float" office:value="7.75219416618" calcext:value-type="float">
            <text:p>7.75219416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2.160379817" calcext:value-type="float">
            <text:p>-752.160379817</text:p>
          </table:table-cell>
          <table:table-cell office:value-type="string" calcext:value-type="string">
            <text:p><text:s/>running time</text:p>
          </table:table-cell>
          <table:table-cell office:value-type="float" office:value="9.13036608696" calcext:value-type="float">
            <text:p>9.1303660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51.49024801" calcext:value-type="float">
            <text:p>-951.49024801</text:p>
          </table:table-cell>
          <table:table-cell office:value-type="string" calcext:value-type="string">
            <text:p><text:s/>running time</text:p>
          </table:table-cell>
          <table:table-cell office:value-type="float" office:value="7.30306911469" calcext:value-type="float">
            <text:p>7.30306911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3.63139728" calcext:value-type="float">
            <text:p>-1393.63139728</text:p>
          </table:table-cell>
          <table:table-cell office:value-type="string" calcext:value-type="string">
            <text:p><text:s/>running time</text:p>
          </table:table-cell>
          <table:table-cell office:value-type="float" office:value="1.517537117" calcext:value-type="float">
            <text:p>1.5175371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2.9280168" calcext:value-type="float">
            <text:p>-1132.9280168</text:p>
          </table:table-cell>
          <table:table-cell office:value-type="string" calcext:value-type="string">
            <text:p><text:s/>running time</text:p>
          </table:table-cell>
          <table:table-cell office:value-type="float" office:value="8.52040100098" calcext:value-type="float">
            <text:p>8.5204010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15.62838457" calcext:value-type="float">
            <text:p>-1215.62838457</text:p>
          </table:table-cell>
          <table:table-cell office:value-type="string" calcext:value-type="string">
            <text:p><text:s/>running time</text:p>
          </table:table-cell>
          <table:table-cell office:value-type="float" office:value="0.937334775925" calcext:value-type="float">
            <text:p>0.93733477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5.667718401" calcext:value-type="float">
            <text:p>-625.667718401</text:p>
          </table:table-cell>
          <table:table-cell office:value-type="string" calcext:value-type="string">
            <text:p><text:s/>running time</text:p>
          </table:table-cell>
          <table:table-cell office:value-type="float" office:value="2.03968405724" calcext:value-type="float">
            <text:p>2.03968405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5.82063642" calcext:value-type="float">
            <text:p>-745.82063642</text:p>
          </table:table-cell>
          <table:table-cell office:value-type="string" calcext:value-type="string">
            <text:p><text:s/>running time</text:p>
          </table:table-cell>
          <table:table-cell office:value-type="float" office:value="1.75545310974" calcext:value-type="float">
            <text:p>1.75545310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9.314594709" calcext:value-type="float">
            <text:p>-919.314594709</text:p>
          </table:table-cell>
          <table:table-cell office:value-type="string" calcext:value-type="string">
            <text:p><text:s/>running time</text:p>
          </table:table-cell>
          <table:table-cell office:value-type="float" office:value="15.035779953" calcext:value-type="float">
            <text:p>15.03577995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19.459672802" calcext:value-type="float">
            <text:p>-819.459672802</text:p>
          </table:table-cell>
          <table:table-cell office:value-type="string" calcext:value-type="string">
            <text:p><text:s/>running time</text:p>
          </table:table-cell>
          <table:table-cell office:value-type="float" office:value="12.7295510769" calcext:value-type="float">
            <text:p>12.72955107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44.864165395" calcext:value-type="float">
            <text:p>-644.864165395</text:p>
          </table:table-cell>
          <table:table-cell office:value-type="string" calcext:value-type="string">
            <text:p><text:s/>running time</text:p>
          </table:table-cell>
          <table:table-cell office:value-type="float" office:value="6.45490789413" calcext:value-type="float">
            <text:p>6.45490789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9.66000703" calcext:value-type="float">
            <text:p>-1189.66000703</text:p>
          </table:table-cell>
          <table:table-cell office:value-type="string" calcext:value-type="string">
            <text:p><text:s/>running time</text:p>
          </table:table-cell>
          <table:table-cell office:value-type="float" office:value="0.402335882187" calcext:value-type="float">
            <text:p>0.40233588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78.722818837" calcext:value-type="float">
            <text:p>-878.722818837</text:p>
          </table:table-cell>
          <table:table-cell office:value-type="string" calcext:value-type="string">
            <text:p><text:s/>running time</text:p>
          </table:table-cell>
          <table:table-cell office:value-type="float" office:value="8.17386984825" calcext:value-type="float">
            <text:p>8.17386984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2.72131364" calcext:value-type="float">
            <text:p>-1192.72131364</text:p>
          </table:table-cell>
          <table:table-cell office:value-type="string" calcext:value-type="string">
            <text:p><text:s/>running time</text:p>
          </table:table-cell>
          <table:table-cell office:value-type="float" office:value="5.90660595894" calcext:value-type="float">
            <text:p>5.90660595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1.895686072" calcext:value-type="float">
            <text:p>-911.895686072</text:p>
          </table:table-cell>
          <table:table-cell office:value-type="string" calcext:value-type="string">
            <text:p><text:s/>running time</text:p>
          </table:table-cell>
          <table:table-cell office:value-type="float" office:value="44.5844190121" calcext:value-type="float">
            <text:p>44.58441901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67.55468982" calcext:value-type="float">
            <text:p>-1367.55468982</text:p>
          </table:table-cell>
          <table:table-cell office:value-type="string" calcext:value-type="string">
            <text:p><text:s/>running time</text:p>
          </table:table-cell>
          <table:table-cell office:value-type="float" office:value="1.90252304077" calcext:value-type="float">
            <text:p>1.90252304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3.33331867" calcext:value-type="float">
            <text:p>-1043.33331867</text:p>
          </table:table-cell>
          <table:table-cell office:value-type="string" calcext:value-type="string">
            <text:p><text:s/>running time</text:p>
          </table:table-cell>
          <table:table-cell office:value-type="float" office:value="2.12662506104" calcext:value-type="float">
            <text:p>2.1266250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89.933071903" calcext:value-type="float">
            <text:p>-989.933071903</text:p>
          </table:table-cell>
          <table:table-cell office:value-type="string" calcext:value-type="string">
            <text:p><text:s/>running time</text:p>
          </table:table-cell>
          <table:table-cell office:value-type="float" office:value="13.790389061" calcext:value-type="float">
            <text:p>13.7903890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0.62113571" calcext:value-type="float">
            <text:p>-1190.62113571</text:p>
          </table:table-cell>
          <table:table-cell office:value-type="string" calcext:value-type="string">
            <text:p><text:s/>running time</text:p>
          </table:table-cell>
          <table:table-cell office:value-type="float" office:value="4.08989596367" calcext:value-type="float">
            <text:p>4.08989596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2.34585285" calcext:value-type="float">
            <text:p>-1042.34585285</text:p>
          </table:table-cell>
          <table:table-cell office:value-type="string" calcext:value-type="string">
            <text:p><text:s/>running time</text:p>
          </table:table-cell>
          <table:table-cell office:value-type="float" office:value="2.00357103348" calcext:value-type="float">
            <text:p>2.00357103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16.230445913" calcext:value-type="float">
            <text:p>-716.230445913</text:p>
          </table:table-cell>
          <table:table-cell office:value-type="string" calcext:value-type="string">
            <text:p><text:s/>running time</text:p>
          </table:table-cell>
          <table:table-cell office:value-type="float" office:value="2.15040898323" calcext:value-type="float">
            <text:p>2.15040898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91.65823857" calcext:value-type="float">
            <text:p>-891.65823857</text:p>
          </table:table-cell>
          <table:table-cell office:value-type="string" calcext:value-type="string">
            <text:p><text:s/>running time</text:p>
          </table:table-cell>
          <table:table-cell office:value-type="float" office:value="2.63687491417" calcext:value-type="float">
            <text:p>2.63687491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78.24740507" calcext:value-type="float">
            <text:p>-778.24740507</text:p>
          </table:table-cell>
          <table:table-cell office:value-type="string" calcext:value-type="string">
            <text:p><text:s/>running time</text:p>
          </table:table-cell>
          <table:table-cell office:value-type="float" office:value="12.012401104" calcext:value-type="float">
            <text:p>12.0124011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41.26552895" calcext:value-type="float">
            <text:p>-1241.26552895</text:p>
          </table:table-cell>
          <table:table-cell office:value-type="string" calcext:value-type="string">
            <text:p><text:s/>running time</text:p>
          </table:table-cell>
          <table:table-cell office:value-type="float" office:value="0.959348917007" calcext:value-type="float">
            <text:p>0.9593489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04.769613612" calcext:value-type="float">
            <text:p>-604.769613612</text:p>
          </table:table-cell>
          <table:table-cell office:value-type="string" calcext:value-type="string">
            <text:p><text:s/>running time</text:p>
          </table:table-cell>
          <table:table-cell office:value-type="float" office:value="6.57270407677" calcext:value-type="float">
            <text:p>6.57270407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02.95697009" calcext:value-type="float">
            <text:p>-1102.95697009</text:p>
          </table:table-cell>
          <table:table-cell office:value-type="string" calcext:value-type="string">
            <text:p><text:s/>running time</text:p>
          </table:table-cell>
          <table:table-cell office:value-type="float" office:value="0.330876111984" calcext:value-type="float">
            <text:p>0.3308761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3.586290448" calcext:value-type="float">
            <text:p>-923.586290448</text:p>
          </table:table-cell>
          <table:table-cell office:value-type="string" calcext:value-type="string">
            <text:p><text:s/>running time</text:p>
          </table:table-cell>
          <table:table-cell office:value-type="float" office:value="3.20110106468" calcext:value-type="float">
            <text:p>3.20110106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68.84567795" calcext:value-type="float">
            <text:p>-1068.84567795</text:p>
          </table:table-cell>
          <table:table-cell office:value-type="string" calcext:value-type="string">
            <text:p><text:s/>running time</text:p>
          </table:table-cell>
          <table:table-cell office:value-type="float" office:value="0.640766859055" calcext:value-type="float">
            <text:p>0.64076685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3.164466908" calcext:value-type="float">
            <text:p>-753.164466908</text:p>
          </table:table-cell>
          <table:table-cell office:value-type="string" calcext:value-type="string">
            <text:p><text:s/>running time</text:p>
          </table:table-cell>
          <table:table-cell office:value-type="float" office:value="1.7174038887" calcext:value-type="float">
            <text:p>1.71740388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3.758390525" calcext:value-type="float">
            <text:p>-523.758390525</text:p>
          </table:table-cell>
          <table:table-cell office:value-type="string" calcext:value-type="string">
            <text:p><text:s/>running time</text:p>
          </table:table-cell>
          <table:table-cell office:value-type="float" office:value="1.28667402267" calcext:value-type="float">
            <text:p>1.28667402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3.762715679" calcext:value-type="float">
            <text:p>-953.762715679</text:p>
          </table:table-cell>
          <table:table-cell office:value-type="string" calcext:value-type="string">
            <text:p><text:s/>running time</text:p>
          </table:table-cell>
          <table:table-cell office:value-type="float" office:value="5.06086206436" calcext:value-type="float">
            <text:p>5.06086206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78.40407983" calcext:value-type="float">
            <text:p>-1178.40407983</text:p>
          </table:table-cell>
          <table:table-cell office:value-type="string" calcext:value-type="string">
            <text:p><text:s/>running time</text:p>
          </table:table-cell>
          <table:table-cell office:value-type="float" office:value="2.6357820034" calcext:value-type="float">
            <text:p>2.63578200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1.588194018" calcext:value-type="float">
            <text:p>-931.588194018</text:p>
          </table:table-cell>
          <table:table-cell office:value-type="string" calcext:value-type="string">
            <text:p><text:s/>running time</text:p>
          </table:table-cell>
          <table:table-cell office:value-type="float" office:value="2.73677492142" calcext:value-type="float">
            <text:p>2.73677492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6.303438798" calcext:value-type="float">
            <text:p>-946.303438798</text:p>
          </table:table-cell>
          <table:table-cell office:value-type="string" calcext:value-type="string">
            <text:p><text:s/>running time</text:p>
          </table:table-cell>
          <table:table-cell office:value-type="float" office:value="3.4434928894" calcext:value-type="float">
            <text:p>3.44349288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22.84697404" calcext:value-type="float">
            <text:p>-1122.84697404</text:p>
          </table:table-cell>
          <table:table-cell office:value-type="string" calcext:value-type="string">
            <text:p><text:s/>running time</text:p>
          </table:table-cell>
          <table:table-cell office:value-type="float" office:value="1.48152709007" calcext:value-type="float">
            <text:p>1.48152709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7.65162634" calcext:value-type="float">
            <text:p>-1067.65162634</text:p>
          </table:table-cell>
          <table:table-cell office:value-type="string" calcext:value-type="string">
            <text:p><text:s/>running time</text:p>
          </table:table-cell>
          <table:table-cell office:value-type="float" office:value="27.6298010349" calcext:value-type="float">
            <text:p>27.62980103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8.20832005" calcext:value-type="float">
            <text:p>-1198.20832005</text:p>
          </table:table-cell>
          <table:table-cell office:value-type="string" calcext:value-type="string">
            <text:p><text:s/>running time</text:p>
          </table:table-cell>
          <table:table-cell office:value-type="float" office:value="2.51429605484" calcext:value-type="float">
            <text:p>2.51429605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401.72245934" calcext:value-type="float">
            <text:p>-1401.72245934</text:p>
          </table:table-cell>
          <table:table-cell office:value-type="string" calcext:value-type="string">
            <text:p><text:s/>running time</text:p>
          </table:table-cell>
          <table:table-cell office:value-type="float" office:value="3.80550193787" calcext:value-type="float">
            <text:p>3.80550193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33.151412317" calcext:value-type="float">
            <text:p>-733.151412317</text:p>
          </table:table-cell>
          <table:table-cell office:value-type="string" calcext:value-type="string">
            <text:p><text:s/>running time</text:p>
          </table:table-cell>
          <table:table-cell office:value-type="float" office:value="2.8305170536" calcext:value-type="float">
            <text:p>2.83051705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42.33505681" calcext:value-type="float">
            <text:p>-1242.33505681</text:p>
          </table:table-cell>
          <table:table-cell office:value-type="string" calcext:value-type="string">
            <text:p><text:s/>running time</text:p>
          </table:table-cell>
          <table:table-cell office:value-type="float" office:value="2.42780900002" calcext:value-type="float">
            <text:p>2.4278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6.040688571" calcext:value-type="float">
            <text:p>-766.040688571</text:p>
          </table:table-cell>
          <table:table-cell office:value-type="string" calcext:value-type="string">
            <text:p><text:s/>running time</text:p>
          </table:table-cell>
          <table:table-cell office:value-type="float" office:value="9.13644599915" calcext:value-type="float">
            <text:p>9.13644599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54.40275849" calcext:value-type="float">
            <text:p>-1154.40275849</text:p>
          </table:table-cell>
          <table:table-cell office:value-type="string" calcext:value-type="string">
            <text:p><text:s/>running time</text:p>
          </table:table-cell>
          <table:table-cell office:value-type="float" office:value="5.69447398186" calcext:value-type="float">
            <text:p>5.69447398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2.463586717" calcext:value-type="float">
            <text:p>-882.463586717</text:p>
          </table:table-cell>
          <table:table-cell office:value-type="string" calcext:value-type="string">
            <text:p><text:s/>running time</text:p>
          </table:table-cell>
          <table:table-cell office:value-type="float" office:value="1.2891638279" calcext:value-type="float">
            <text:p>1.28916382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8.20147211" calcext:value-type="float">
            <text:p>-1138.20147211</text:p>
          </table:table-cell>
          <table:table-cell office:value-type="string" calcext:value-type="string">
            <text:p><text:s/>running time</text:p>
          </table:table-cell>
          <table:table-cell office:value-type="float" office:value="2.60528278351" calcext:value-type="float">
            <text:p>2.60528278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4.7278415" calcext:value-type="float">
            <text:p>-1114.7278415</text:p>
          </table:table-cell>
          <table:table-cell office:value-type="string" calcext:value-type="string">
            <text:p><text:s/>running time</text:p>
          </table:table-cell>
          <table:table-cell office:value-type="float" office:value="18.6566290855" calcext:value-type="float">
            <text:p>18.65662908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2.74563812" calcext:value-type="float">
            <text:p>-1062.74563812</text:p>
          </table:table-cell>
          <table:table-cell office:value-type="string" calcext:value-type="string">
            <text:p><text:s/>running time</text:p>
          </table:table-cell>
          <table:table-cell office:value-type="float" office:value="2.95624995232" calcext:value-type="float">
            <text:p>2.95624995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0.66441241" calcext:value-type="float">
            <text:p>-1370.66441241</text:p>
          </table:table-cell>
          <table:table-cell office:value-type="string" calcext:value-type="string">
            <text:p><text:s/>running time</text:p>
          </table:table-cell>
          <table:table-cell office:value-type="float" office:value="9.16943383217" calcext:value-type="float">
            <text:p>9.16943383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80.93931805" calcext:value-type="float">
            <text:p>-1080.93931805</text:p>
          </table:table-cell>
          <table:table-cell office:value-type="string" calcext:value-type="string">
            <text:p><text:s/>running time</text:p>
          </table:table-cell>
          <table:table-cell office:value-type="float" office:value="1.91886210442" calcext:value-type="float">
            <text:p>1.91886210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4.536295293" calcext:value-type="float">
            <text:p>-764.536295293</text:p>
          </table:table-cell>
          <table:table-cell office:value-type="string" calcext:value-type="string">
            <text:p><text:s/>running time</text:p>
          </table:table-cell>
          <table:table-cell office:value-type="float" office:value="3.72069096565" calcext:value-type="float">
            <text:p>3.72069096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60.35312762" calcext:value-type="float">
            <text:p>-1360.35312762</text:p>
          </table:table-cell>
          <table:table-cell office:value-type="string" calcext:value-type="string">
            <text:p><text:s/>running time</text:p>
          </table:table-cell>
          <table:table-cell office:value-type="float" office:value="1.56705498695" calcext:value-type="float">
            <text:p>1.5670549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74.538594517" calcext:value-type="float">
            <text:p>-974.538594517</text:p>
          </table:table-cell>
          <table:table-cell office:value-type="string" calcext:value-type="string">
            <text:p><text:s/>running time</text:p>
          </table:table-cell>
          <table:table-cell office:value-type="float" office:value="2.76432490349" calcext:value-type="float">
            <text:p>2.76432490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65.320381588" calcext:value-type="float">
            <text:p>-865.320381588</text:p>
          </table:table-cell>
          <table:table-cell office:value-type="string" calcext:value-type="string">
            <text:p><text:s/>running time</text:p>
          </table:table-cell>
          <table:table-cell office:value-type="float" office:value="6.28609681129" calcext:value-type="float">
            <text:p>6.28609681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7.85452278" calcext:value-type="float">
            <text:p>-957.85452278</text:p>
          </table:table-cell>
          <table:table-cell office:value-type="string" calcext:value-type="string">
            <text:p><text:s/>running time</text:p>
          </table:table-cell>
          <table:table-cell office:value-type="float" office:value="8.29954409599" calcext:value-type="float">
            <text:p>8.2995440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1.08070692" calcext:value-type="float">
            <text:p>-1391.08070692</text:p>
          </table:table-cell>
          <table:table-cell office:value-type="string" calcext:value-type="string">
            <text:p><text:s/>running time</text:p>
          </table:table-cell>
          <table:table-cell office:value-type="float" office:value="1.64286112785" calcext:value-type="float">
            <text:p>1.64286112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6.62737574" calcext:value-type="float">
            <text:p>-1136.62737574</text:p>
          </table:table-cell>
          <table:table-cell office:value-type="string" calcext:value-type="string">
            <text:p><text:s/>running time</text:p>
          </table:table-cell>
          <table:table-cell office:value-type="float" office:value="2.15019416809" calcext:value-type="float">
            <text:p>2.15019416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8.18009361" calcext:value-type="float">
            <text:p>-1208.18009361</text:p>
          </table:table-cell>
          <table:table-cell office:value-type="string" calcext:value-type="string">
            <text:p><text:s/>running time</text:p>
          </table:table-cell>
          <table:table-cell office:value-type="float" office:value="1.02223396301" calcext:value-type="float">
            <text:p>1.0222339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76.546476428" calcext:value-type="float">
            <text:p>-676.546476428</text:p>
          </table:table-cell>
          <table:table-cell office:value-type="string" calcext:value-type="string">
            <text:p><text:s/>running time</text:p>
          </table:table-cell>
          <table:table-cell office:value-type="float" office:value="2.51186919212" calcext:value-type="float">
            <text:p>2.51186919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5.858610543" calcext:value-type="float">
            <text:p>-745.858610543</text:p>
          </table:table-cell>
          <table:table-cell office:value-type="string" calcext:value-type="string">
            <text:p><text:s/>running time</text:p>
          </table:table-cell>
          <table:table-cell office:value-type="float" office:value="1.86337304115" calcext:value-type="float">
            <text:p>1.86337304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0.451533268" calcext:value-type="float">
            <text:p>-920.451533268</text:p>
          </table:table-cell>
          <table:table-cell office:value-type="string" calcext:value-type="string">
            <text:p><text:s/>running time</text:p>
          </table:table-cell>
          <table:table-cell office:value-type="float" office:value="13.9841217995" calcext:value-type="float">
            <text:p>13.98412179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45.046120057" calcext:value-type="float">
            <text:p>-845.046120057</text:p>
          </table:table-cell>
          <table:table-cell office:value-type="string" calcext:value-type="string">
            <text:p><text:s/>running time</text:p>
          </table:table-cell>
          <table:table-cell office:value-type="float" office:value="2.65832614899" calcext:value-type="float">
            <text:p>2.6583261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88.139742194" calcext:value-type="float">
            <text:p>-688.139742194</text:p>
          </table:table-cell>
          <table:table-cell office:value-type="string" calcext:value-type="string">
            <text:p><text:s/>running time</text:p>
          </table:table-cell>
          <table:table-cell office:value-type="float" office:value="2.7732219696" calcext:value-type="float">
            <text:p>2.77322196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9.63822621" calcext:value-type="float">
            <text:p>-1189.63822621</text:p>
          </table:table-cell>
          <table:table-cell office:value-type="string" calcext:value-type="string">
            <text:p><text:s/>running time</text:p>
          </table:table-cell>
          <table:table-cell office:value-type="float" office:value="1.63414812088" calcext:value-type="float">
            <text:p>1.63414812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1.426694061" calcext:value-type="float">
            <text:p>-891.426694061</text:p>
          </table:table-cell>
          <table:table-cell office:value-type="string" calcext:value-type="string">
            <text:p><text:s/>running time</text:p>
          </table:table-cell>
          <table:table-cell office:value-type="float" office:value="1.73328208923" calcext:value-type="float">
            <text:p>1.73328208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4.74166256" calcext:value-type="float">
            <text:p>-1204.74166256</text:p>
          </table:table-cell>
          <table:table-cell office:value-type="string" calcext:value-type="string">
            <text:p><text:s/>running time</text:p>
          </table:table-cell>
          <table:table-cell office:value-type="float" office:value="2.16716790199" calcext:value-type="float">
            <text:p>2.1671679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1.879131992" calcext:value-type="float">
            <text:p>-931.879131992</text:p>
          </table:table-cell>
          <table:table-cell office:value-type="string" calcext:value-type="string">
            <text:p><text:s/>running time</text:p>
          </table:table-cell>
          <table:table-cell office:value-type="float" office:value="12.4543669224" calcext:value-type="float">
            <text:p>12.45436692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4.72756653" calcext:value-type="float">
            <text:p>-1374.72756653</text:p>
          </table:table-cell>
          <table:table-cell office:value-type="string" calcext:value-type="string">
            <text:p><text:s/>running time</text:p>
          </table:table-cell>
          <table:table-cell office:value-type="float" office:value="1.65659594536" calcext:value-type="float">
            <text:p>1.65659594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3.70948231" calcext:value-type="float">
            <text:p>-1063.70948231</text:p>
          </table:table-cell>
          <table:table-cell office:value-type="string" calcext:value-type="string">
            <text:p><text:s/>running time</text:p>
          </table:table-cell>
          <table:table-cell office:value-type="float" office:value="1.38074803352" calcext:value-type="float">
            <text:p>1.38074803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13.8836204" calcext:value-type="float">
            <text:p>-1013.8836204</text:p>
          </table:table-cell>
          <table:table-cell office:value-type="string" calcext:value-type="string">
            <text:p><text:s/>running time</text:p>
          </table:table-cell>
          <table:table-cell office:value-type="float" office:value="4.97419714928" calcext:value-type="float">
            <text:p>4.97419714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6.98936446" calcext:value-type="float">
            <text:p>-1196.98936446</text:p>
          </table:table-cell>
          <table:table-cell office:value-type="string" calcext:value-type="string">
            <text:p><text:s/>running time</text:p>
          </table:table-cell>
          <table:table-cell office:value-type="float" office:value="2.89587211609" calcext:value-type="float">
            <text:p>2.89587211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4.42284411" calcext:value-type="float">
            <text:p>-1054.42284411</text:p>
          </table:table-cell>
          <table:table-cell office:value-type="string" calcext:value-type="string">
            <text:p><text:s/>running time</text:p>
          </table:table-cell>
          <table:table-cell office:value-type="float" office:value="3.37823200226" calcext:value-type="float">
            <text:p>3.37823200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4.799474601" calcext:value-type="float">
            <text:p>-724.799474601</text:p>
          </table:table-cell>
          <table:table-cell office:value-type="string" calcext:value-type="string">
            <text:p><text:s/>running time</text:p>
          </table:table-cell>
          <table:table-cell office:value-type="float" office:value="3.01260995865" calcext:value-type="float">
            <text:p>3.01260995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2.059106072" calcext:value-type="float">
            <text:p>-892.059106072</text:p>
          </table:table-cell>
          <table:table-cell office:value-type="string" calcext:value-type="string">
            <text:p><text:s/>running time</text:p>
          </table:table-cell>
          <table:table-cell office:value-type="float" office:value="1.95413303375" calcext:value-type="float">
            <text:p>1.95413303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85.638032909" calcext:value-type="float">
            <text:p>-785.638032909</text:p>
          </table:table-cell>
          <table:table-cell office:value-type="string" calcext:value-type="string">
            <text:p><text:s/>running time</text:p>
          </table:table-cell>
          <table:table-cell office:value-type="float" office:value="5.94256401062" calcext:value-type="float">
            <text:p>5.94256401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47.36388755" calcext:value-type="float">
            <text:p>-1247.36388755</text:p>
          </table:table-cell>
          <table:table-cell office:value-type="string" calcext:value-type="string">
            <text:p><text:s/>running time</text:p>
          </table:table-cell>
          <table:table-cell office:value-type="float" office:value="1.65703487396" calcext:value-type="float">
            <text:p>1.6570348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18.820266731" calcext:value-type="float">
            <text:p>-618.820266731</text:p>
          </table:table-cell>
          <table:table-cell office:value-type="string" calcext:value-type="string">
            <text:p><text:s/>running time</text:p>
          </table:table-cell>
          <table:table-cell office:value-type="float" office:value="3.35434293747" calcext:value-type="float">
            <text:p>3.35434293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00.66732185" calcext:value-type="float">
            <text:p>-1100.66732185</text:p>
          </table:table-cell>
          <table:table-cell office:value-type="string" calcext:value-type="string">
            <text:p><text:s/>running time</text:p>
          </table:table-cell>
          <table:table-cell office:value-type="float" office:value="0.98477602005" calcext:value-type="float">
            <text:p>0.98477602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3.948348834" calcext:value-type="float">
            <text:p>-943.948348834</text:p>
          </table:table-cell>
          <table:table-cell office:value-type="string" calcext:value-type="string">
            <text:p><text:s/>running time</text:p>
          </table:table-cell>
          <table:table-cell office:value-type="float" office:value="3.17895793915" calcext:value-type="float">
            <text:p>3.17895793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1.17777424" calcext:value-type="float">
            <text:p>-1071.17777424</text:p>
          </table:table-cell>
          <table:table-cell office:value-type="string" calcext:value-type="string">
            <text:p><text:s/>running time</text:p>
          </table:table-cell>
          <table:table-cell office:value-type="float" office:value="1.20960211754" calcext:value-type="float">
            <text:p>1.20960211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38019943237" calcext:value-type="float">
            <text:p>0.07380199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867688655853" calcext:value-type="float">
            <text:p>0.08676886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0906291008" calcext:value-type="float">
            <text:p>0.10906291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0885410308838" calcext:value-type="float">
            <text:p>0.08854103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790829658508" calcext:value-type="float">
            <text:p>0.07908296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106717824936" calcext:value-type="float">
            <text:p>0.10671782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47420692444" calcext:value-type="float">
            <text:p>0.08474206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26978874207" calcext:value-type="float">
            <text:p>0.06269788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0941441059113" calcext:value-type="float">
            <text:p>0.09414410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100514888763" calcext:value-type="float">
            <text:p>0.10051488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582339763641" calcext:value-type="float">
            <text:p>0.05823397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0640830993652" calcext:value-type="float">
            <text:p>0.06408309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655770301819" calcext:value-type="float">
            <text:p>0.06557703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0958960056305" calcext:value-type="float">
            <text:p>0.09589600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5386972427" calcext:value-type="float">
            <text:p>0.10538697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0622417926788" calcext:value-type="float">
            <text:p>0.06224179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67971944809" calcext:value-type="float">
            <text:p>0.06797194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06560587883" calcext:value-type="float">
            <text:p>0.06560587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37673854828" calcext:value-type="float">
            <text:p>0.13767385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0829260349274" calcext:value-type="float">
            <text:p>0.08292603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0923428535461" calcext:value-type="float">
            <text:p>0.09234285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606310367584" calcext:value-type="float">
            <text:p>0.06063103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266443014145" calcext:value-type="float">
            <text:p>0.26644301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120130777359" calcext:value-type="float">
            <text:p>0.12013077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0863001346588" calcext:value-type="float">
            <text:p>0.08630013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0837671756744" calcext:value-type="float">
            <text:p>0.08376717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896492004395" calcext:value-type="float">
            <text:p>0.08964920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18770217896" calcext:value-type="float">
            <text:p>0.05187702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0878090858459" calcext:value-type="float">
            <text:p>0.08780908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0714540481567" calcext:value-type="float">
            <text:p>0.07145404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0852108001709" calcext:value-type="float">
            <text:p>0.08521080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155079126358" calcext:value-type="float">
            <text:p>0.15507912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824489593506" calcext:value-type="float">
            <text:p>0.08244895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7674908638" calcext:value-type="float">
            <text:p>0.07674908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100940942764" calcext:value-type="float">
            <text:p>0.10094094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731449127197" calcext:value-type="float">
            <text:p>0.07314491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102121114731" calcext:value-type="float">
            <text:p>0.10212111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36548805237" calcext:value-type="float">
            <text:p>0.083654880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0959799289703" calcext:value-type="float">
            <text:p>0.0959799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0937480926514" calcext:value-type="float">
            <text:p>0.09374809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779440402985" calcext:value-type="float">
            <text:p>0.07794404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904130935669" calcext:value-type="float">
            <text:p>0.09041309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822939872742" calcext:value-type="float">
            <text:p>0.08229398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06729888916" calcext:value-type="float">
            <text:p>0.07067298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815680027008" calcext:value-type="float">
            <text:p>0.08156800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612318515778" calcext:value-type="float">
            <text:p>0.06123185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0897228717804" calcext:value-type="float">
            <text:p>0.08972287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15060424805" calcext:value-type="float">
            <text:p>0.05150604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836679935455" calcext:value-type="float">
            <text:p>0.08366799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759689807892" calcext:value-type="float">
            <text:p>0.07596898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388455466" calcext:value-type="float">
            <text:p>-744.388455466</text:p>
          </table:table-cell>
          <table:table-cell office:value-type="string" calcext:value-type="string">
            <text:p><text:s/>running time</text:p>
          </table:table-cell>
          <table:table-cell office:value-type="float" office:value="0.628659009933" calcext:value-type="float">
            <text:p>0.62865900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1.27246791" calcext:value-type="float">
            <text:p>-521.27246791</text:p>
          </table:table-cell>
          <table:table-cell office:value-type="string" calcext:value-type="string">
            <text:p><text:s/>running time</text:p>
          </table:table-cell>
          <table:table-cell office:value-type="float" office:value="0.542407989502" calcext:value-type="float">
            <text:p>0.54240798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3.770616812" calcext:value-type="float">
            <text:p>-943.770616812</text:p>
          </table:table-cell>
          <table:table-cell office:value-type="string" calcext:value-type="string">
            <text:p><text:s/>running time</text:p>
          </table:table-cell>
          <table:table-cell office:value-type="float" office:value="7.64003300667" calcext:value-type="float">
            <text:p>7.64003300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65.69262071" calcext:value-type="float">
            <text:p>-1165.69262071</text:p>
          </table:table-cell>
          <table:table-cell office:value-type="string" calcext:value-type="string">
            <text:p><text:s/>running time</text:p>
          </table:table-cell>
          <table:table-cell office:value-type="float" office:value="4.00688004494" calcext:value-type="float">
            <text:p>4.00688004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2.069737007" calcext:value-type="float">
            <text:p>-922.069737007</text:p>
          </table:table-cell>
          <table:table-cell office:value-type="string" calcext:value-type="string">
            <text:p><text:s/>running time</text:p>
          </table:table-cell>
          <table:table-cell office:value-type="float" office:value="7.88685512543" calcext:value-type="float">
            <text:p>7.88685512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2.563094664" calcext:value-type="float">
            <text:p>-932.563094664</text:p>
          </table:table-cell>
          <table:table-cell office:value-type="string" calcext:value-type="string">
            <text:p><text:s/>running time</text:p>
          </table:table-cell>
          <table:table-cell office:value-type="float" office:value="4.214001894" calcext:value-type="float">
            <text:p>4.2140018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18.89176672" calcext:value-type="float">
            <text:p>-1118.89176672</text:p>
          </table:table-cell>
          <table:table-cell office:value-type="string" calcext:value-type="string">
            <text:p><text:s/>running time</text:p>
          </table:table-cell>
          <table:table-cell office:value-type="float" office:value="2.27264595032" calcext:value-type="float">
            <text:p>2.27264595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7.72174871" calcext:value-type="float">
            <text:p>-1027.72174871</text:p>
          </table:table-cell>
          <table:table-cell office:value-type="string" calcext:value-type="string">
            <text:p><text:s/>running time</text:p>
          </table:table-cell>
          <table:table-cell office:value-type="float" office:value="9.02755379677" calcext:value-type="float">
            <text:p>9.02755379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5.90567279" calcext:value-type="float">
            <text:p>-1195.90567279</text:p>
          </table:table-cell>
          <table:table-cell office:value-type="string" calcext:value-type="string">
            <text:p><text:s/>running time</text:p>
          </table:table-cell>
          <table:table-cell office:value-type="float" office:value="5.60681700706" calcext:value-type="float">
            <text:p>5.60681700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4.42105032" calcext:value-type="float">
            <text:p>-1394.42105032</text:p>
          </table:table-cell>
          <table:table-cell office:value-type="string" calcext:value-type="string">
            <text:p><text:s/>running time</text:p>
          </table:table-cell>
          <table:table-cell office:value-type="float" office:value="11.7734789848" calcext:value-type="float">
            <text:p>11.77347898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654552935" calcext:value-type="float">
            <text:p>-728.654552935</text:p>
          </table:table-cell>
          <table:table-cell office:value-type="string" calcext:value-type="string">
            <text:p><text:s/>running time</text:p>
          </table:table-cell>
          <table:table-cell office:value-type="float" office:value="5.66900396347" calcext:value-type="float">
            <text:p>5.66900396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5.46275963" calcext:value-type="float">
            <text:p>-1235.46275963</text:p>
          </table:table-cell>
          <table:table-cell office:value-type="string" calcext:value-type="string">
            <text:p><text:s/>running time</text:p>
          </table:table-cell>
          <table:table-cell office:value-type="float" office:value="3.4861228466" calcext:value-type="float">
            <text:p>3.48612284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7.486659631" calcext:value-type="float">
            <text:p>-747.486659631</text:p>
          </table:table-cell>
          <table:table-cell office:value-type="string" calcext:value-type="string">
            <text:p><text:s/>running time</text:p>
          </table:table-cell>
          <table:table-cell office:value-type="float" office:value="24.0730440617" calcext:value-type="float">
            <text:p>24.07304406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42.63343429" calcext:value-type="float">
            <text:p>-1142.63343429</text:p>
          </table:table-cell>
          <table:table-cell office:value-type="string" calcext:value-type="string">
            <text:p><text:s/>running time</text:p>
          </table:table-cell>
          <table:table-cell office:value-type="float" office:value="46.6919331551" calcext:value-type="float">
            <text:p>46.69193315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1.631313478" calcext:value-type="float">
            <text:p>-881.631313478</text:p>
          </table:table-cell>
          <table:table-cell office:value-type="string" calcext:value-type="string">
            <text:p><text:s/>running time</text:p>
          </table:table-cell>
          <table:table-cell office:value-type="float" office:value="1.25440192223" calcext:value-type="float">
            <text:p>1.25440192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5.34687979" calcext:value-type="float">
            <text:p>-1135.34687979</text:p>
          </table:table-cell>
          <table:table-cell office:value-type="string" calcext:value-type="string">
            <text:p><text:s/>running time</text:p>
          </table:table-cell>
          <table:table-cell office:value-type="float" office:value="13.8778049946" calcext:value-type="float">
            <text:p>13.87780499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9.65103062" calcext:value-type="float">
            <text:p>-1079.65103062</text:p>
          </table:table-cell>
          <table:table-cell office:value-type="string" calcext:value-type="string">
            <text:p><text:s/>running time</text:p>
          </table:table-cell>
          <table:table-cell office:value-type="float" office:value="18.4122929573" calcext:value-type="float">
            <text:p>18.41229295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58.85236344" calcext:value-type="float">
            <text:p>-1058.85236344</text:p>
          </table:table-cell>
          <table:table-cell office:value-type="string" calcext:value-type="string">
            <text:p><text:s/>running time</text:p>
          </table:table-cell>
          <table:table-cell office:value-type="float" office:value="3.38937592506" calcext:value-type="float">
            <text:p>3.38937592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44.92463271" calcext:value-type="float">
            <text:p>-1344.92463271</text:p>
          </table:table-cell>
          <table:table-cell office:value-type="string" calcext:value-type="string">
            <text:p><text:s/>running time</text:p>
          </table:table-cell>
          <table:table-cell office:value-type="float" office:value="3.25006103516" calcext:value-type="float">
            <text:p>3.25006103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2.73697654" calcext:value-type="float">
            <text:p>-1072.73697654</text:p>
          </table:table-cell>
          <table:table-cell office:value-type="string" calcext:value-type="string">
            <text:p><text:s/>running time</text:p>
          </table:table-cell>
          <table:table-cell office:value-type="float" office:value="7.8169760704" calcext:value-type="float">
            <text:p>7.81697607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3.97096063" calcext:value-type="float">
            <text:p>-753.97096063</text:p>
          </table:table-cell>
          <table:table-cell office:value-type="string" calcext:value-type="string">
            <text:p><text:s/>running time</text:p>
          </table:table-cell>
          <table:table-cell office:value-type="float" office:value="20.3973519802" calcext:value-type="float">
            <text:p>20.39735198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58.88739098" calcext:value-type="float">
            <text:p>-1358.88739098</text:p>
          </table:table-cell>
          <table:table-cell office:value-type="string" calcext:value-type="string">
            <text:p><text:s/>running time</text:p>
          </table:table-cell>
          <table:table-cell office:value-type="float" office:value="4.47457504272" calcext:value-type="float">
            <text:p>4.47457504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63.351082397" calcext:value-type="float">
            <text:p>-963.351082397</text:p>
          </table:table-cell>
          <table:table-cell office:value-type="string" calcext:value-type="string">
            <text:p><text:s/>running time</text:p>
          </table:table-cell>
          <table:table-cell office:value-type="float" office:value="13.0286810398" calcext:value-type="float">
            <text:p>13.02868103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9.850740194" calcext:value-type="float">
            <text:p>-749.850740194</text:p>
          </table:table-cell>
          <table:table-cell office:value-type="string" calcext:value-type="string">
            <text:p><text:s/>running time</text:p>
          </table:table-cell>
          <table:table-cell office:value-type="float" office:value="15.2560210228" calcext:value-type="float">
            <text:p>15.25602102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7.505088327" calcext:value-type="float">
            <text:p>-947.505088327</text:p>
          </table:table-cell>
          <table:table-cell office:value-type="string" calcext:value-type="string">
            <text:p><text:s/>running time</text:p>
          </table:table-cell>
          <table:table-cell office:value-type="float" office:value="7.26023602486" calcext:value-type="float">
            <text:p>7.26023602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88.5385151" calcext:value-type="float">
            <text:p>-1388.5385151</text:p>
          </table:table-cell>
          <table:table-cell office:value-type="string" calcext:value-type="string">
            <text:p><text:s/>running time</text:p>
          </table:table-cell>
          <table:table-cell office:value-type="float" office:value="2.11059498787" calcext:value-type="float">
            <text:p>2.11059498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7.57794501" calcext:value-type="float">
            <text:p>-1137.57794501</text:p>
          </table:table-cell>
          <table:table-cell office:value-type="string" calcext:value-type="string">
            <text:p><text:s/>running time</text:p>
          </table:table-cell>
          <table:table-cell office:value-type="float" office:value="8.93642187119" calcext:value-type="float">
            <text:p>8.93642187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8.18588236" calcext:value-type="float">
            <text:p>-1208.18588236</text:p>
          </table:table-cell>
          <table:table-cell office:value-type="string" calcext:value-type="string">
            <text:p><text:s/>running time</text:p>
          </table:table-cell>
          <table:table-cell office:value-type="float" office:value="0.578789949417" calcext:value-type="float">
            <text:p>0.57878994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3.550362937" calcext:value-type="float">
            <text:p>-623.550362937</text:p>
          </table:table-cell>
          <table:table-cell office:value-type="string" calcext:value-type="string">
            <text:p><text:s/>running time</text:p>
          </table:table-cell>
          <table:table-cell office:value-type="float" office:value="1.82386493683" calcext:value-type="float">
            <text:p>1.82386493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5.083393867" calcext:value-type="float">
            <text:p>-745.083393867</text:p>
          </table:table-cell>
          <table:table-cell office:value-type="string" calcext:value-type="string">
            <text:p><text:s/>running time</text:p>
          </table:table-cell>
          <table:table-cell office:value-type="float" office:value="3.65622115135" calcext:value-type="float">
            <text:p>3.65622115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6.08852173" calcext:value-type="float">
            <text:p>-916.08852173</text:p>
          </table:table-cell>
          <table:table-cell office:value-type="string" calcext:value-type="string">
            <text:p><text:s/>running time</text:p>
          </table:table-cell>
          <table:table-cell office:value-type="float" office:value="15.211537838" calcext:value-type="float">
            <text:p>15.2115378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18.126817018" calcext:value-type="float">
            <text:p>-818.126817018</text:p>
          </table:table-cell>
          <table:table-cell office:value-type="string" calcext:value-type="string">
            <text:p><text:s/>running time</text:p>
          </table:table-cell>
          <table:table-cell office:value-type="float" office:value="16.6943700314" calcext:value-type="float">
            <text:p>16.69437003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44.68366543" calcext:value-type="float">
            <text:p>-644.68366543</text:p>
          </table:table-cell>
          <table:table-cell office:value-type="string" calcext:value-type="string">
            <text:p><text:s/>running time</text:p>
          </table:table-cell>
          <table:table-cell office:value-type="float" office:value="7.37197208405" calcext:value-type="float">
            <text:p>7.37197208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7.59989165" calcext:value-type="float">
            <text:p>-1187.59989165</text:p>
          </table:table-cell>
          <table:table-cell office:value-type="string" calcext:value-type="string">
            <text:p><text:s/>running time</text:p>
          </table:table-cell>
          <table:table-cell office:value-type="float" office:value="0.469810009003" calcext:value-type="float">
            <text:p>0.4698100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76.52366569" calcext:value-type="float">
            <text:p>-876.52366569</text:p>
          </table:table-cell>
          <table:table-cell office:value-type="string" calcext:value-type="string">
            <text:p><text:s/>running time</text:p>
          </table:table-cell>
          <table:table-cell office:value-type="float" office:value="10.6467740536" calcext:value-type="float">
            <text:p>10.64677405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90125726" calcext:value-type="float">
            <text:p>-1188.90125726</text:p>
          </table:table-cell>
          <table:table-cell office:value-type="string" calcext:value-type="string">
            <text:p><text:s/>running time</text:p>
          </table:table-cell>
          <table:table-cell office:value-type="float" office:value="9.5948779583" calcext:value-type="float">
            <text:p>9.59487795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1.229908382" calcext:value-type="float">
            <text:p>-911.229908382</text:p>
          </table:table-cell>
          <table:table-cell office:value-type="string" calcext:value-type="string">
            <text:p><text:s/>running time</text:p>
          </table:table-cell>
          <table:table-cell office:value-type="float" office:value="349.549211979" calcext:value-type="float">
            <text:p>349.5492119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67.14073999" calcext:value-type="float">
            <text:p>-1367.14073999</text:p>
          </table:table-cell>
          <table:table-cell office:value-type="string" calcext:value-type="string">
            <text:p><text:s/>running time</text:p>
          </table:table-cell>
          <table:table-cell office:value-type="float" office:value="2.25559711456" calcext:value-type="float">
            <text:p>2.25559711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3.42318056" calcext:value-type="float">
            <text:p>-1043.42318056</text:p>
          </table:table-cell>
          <table:table-cell office:value-type="string" calcext:value-type="string">
            <text:p><text:s/>running time</text:p>
          </table:table-cell>
          <table:table-cell office:value-type="float" office:value="2.83473014832" calcext:value-type="float">
            <text:p>2.83473014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91.345063045" calcext:value-type="float">
            <text:p>-991.345063045</text:p>
          </table:table-cell>
          <table:table-cell office:value-type="string" calcext:value-type="string">
            <text:p><text:s/>running time</text:p>
          </table:table-cell>
          <table:table-cell office:value-type="float" office:value="17.0132880211" calcext:value-type="float">
            <text:p>17.01328802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4.53211751" calcext:value-type="float">
            <text:p>-1194.53211751</text:p>
          </table:table-cell>
          <table:table-cell office:value-type="string" calcext:value-type="string">
            <text:p><text:s/>running time</text:p>
          </table:table-cell>
          <table:table-cell office:value-type="float" office:value="2.1012430191" calcext:value-type="float">
            <text:p>2.10124301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2.45653027" calcext:value-type="float">
            <text:p>-1042.45653027</text:p>
          </table:table-cell>
          <table:table-cell office:value-type="string" calcext:value-type="string">
            <text:p><text:s/>running time</text:p>
          </table:table-cell>
          <table:table-cell office:value-type="float" office:value="2.22058606148" calcext:value-type="float">
            <text:p>2.22058606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19.285010014" calcext:value-type="float">
            <text:p>-719.285010014</text:p>
          </table:table-cell>
          <table:table-cell office:value-type="string" calcext:value-type="string">
            <text:p><text:s/>running time</text:p>
          </table:table-cell>
          <table:table-cell office:value-type="float" office:value="6.16430807114" calcext:value-type="float">
            <text:p>6.16430807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9.458440125" calcext:value-type="float">
            <text:p>-889.458440125</text:p>
          </table:table-cell>
          <table:table-cell office:value-type="string" calcext:value-type="string">
            <text:p><text:s/>running time</text:p>
          </table:table-cell>
          <table:table-cell office:value-type="float" office:value="3.37758302689" calcext:value-type="float">
            <text:p>3.37758302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86.263855768" calcext:value-type="float">
            <text:p>-786.263855768</text:p>
          </table:table-cell>
          <table:table-cell office:value-type="string" calcext:value-type="string">
            <text:p><text:s/>running time</text:p>
          </table:table-cell>
          <table:table-cell office:value-type="float" office:value="289.468794107" calcext:value-type="float">
            <text:p>289.4687941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8.23405484" calcext:value-type="float">
            <text:p>-1238.23405484</text:p>
          </table:table-cell>
          <table:table-cell office:value-type="string" calcext:value-type="string">
            <text:p><text:s/>running time</text:p>
          </table:table-cell>
          <table:table-cell office:value-type="float" office:value="0.560230016708" calcext:value-type="float">
            <text:p>0.56023001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05.503767984" calcext:value-type="float">
            <text:p>-605.503767984</text:p>
          </table:table-cell>
          <table:table-cell office:value-type="string" calcext:value-type="string">
            <text:p><text:s/>running time</text:p>
          </table:table-cell>
          <table:table-cell office:value-type="float" office:value="10.4805219173" calcext:value-type="float">
            <text:p>10.48052191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99.57184922" calcext:value-type="float">
            <text:p>-1099.57184922</text:p>
          </table:table-cell>
          <table:table-cell office:value-type="string" calcext:value-type="string">
            <text:p><text:s/>running time</text:p>
          </table:table-cell>
          <table:table-cell office:value-type="float" office:value="0.469789981842" calcext:value-type="float">
            <text:p>0.46978998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3.579756356" calcext:value-type="float">
            <text:p>-923.579756356</text:p>
          </table:table-cell>
          <table:table-cell office:value-type="string" calcext:value-type="string">
            <text:p><text:s/>running time</text:p>
          </table:table-cell>
          <table:table-cell office:value-type="float" office:value="2.88467216492" calcext:value-type="float">
            <text:p>2.88467216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4.99704052" calcext:value-type="float">
            <text:p>-1074.99704052</text:p>
          </table:table-cell>
          <table:table-cell office:value-type="string" calcext:value-type="string">
            <text:p><text:s/>running time</text:p>
          </table:table-cell>
          <table:table-cell office:value-type="float" office:value="1.05738997459" calcext:value-type="float">
            <text:p>1.05738997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7.73897012" calcext:value-type="float">
            <text:p>-747.73897012</text:p>
          </table:table-cell>
          <table:table-cell office:value-type="string" calcext:value-type="string">
            <text:p><text:s/>running time</text:p>
          </table:table-cell>
          <table:table-cell office:value-type="float" office:value="2.22759413719" calcext:value-type="float">
            <text:p>2.22759413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3.459957523" calcext:value-type="float">
            <text:p>-523.459957523</text:p>
          </table:table-cell>
          <table:table-cell office:value-type="string" calcext:value-type="string">
            <text:p><text:s/>running time</text:p>
          </table:table-cell>
          <table:table-cell office:value-type="float" office:value="1.57305908203" calcext:value-type="float">
            <text:p>1.5730590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9.821452092" calcext:value-type="float">
            <text:p>-959.821452092</text:p>
          </table:table-cell>
          <table:table-cell office:value-type="string" calcext:value-type="string">
            <text:p><text:s/>running time</text:p>
          </table:table-cell>
          <table:table-cell office:value-type="float" office:value="8.19467186928" calcext:value-type="float">
            <text:p>8.19467186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72.30261986" calcext:value-type="float">
            <text:p>-1172.30261986</text:p>
          </table:table-cell>
          <table:table-cell office:value-type="string" calcext:value-type="string">
            <text:p><text:s/>running time</text:p>
          </table:table-cell>
          <table:table-cell office:value-type="float" office:value="3.23893213272" calcext:value-type="float">
            <text:p>3.23893213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7.954491924" calcext:value-type="float">
            <text:p>-927.954491924</text:p>
          </table:table-cell>
          <table:table-cell office:value-type="string" calcext:value-type="string">
            <text:p><text:s/>running time</text:p>
          </table:table-cell>
          <table:table-cell office:value-type="float" office:value="2.75105500221" calcext:value-type="float">
            <text:p>2.75105500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6.574947225" calcext:value-type="float">
            <text:p>-936.574947225</text:p>
          </table:table-cell>
          <table:table-cell office:value-type="string" calcext:value-type="string">
            <text:p><text:s/>running time</text:p>
          </table:table-cell>
          <table:table-cell office:value-type="float" office:value="2.92219805717" calcext:value-type="float">
            <text:p>2.92219805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24.13572129" calcext:value-type="float">
            <text:p>-1124.13572129</text:p>
          </table:table-cell>
          <table:table-cell office:value-type="string" calcext:value-type="string">
            <text:p><text:s/>running time</text:p>
          </table:table-cell>
          <table:table-cell office:value-type="float" office:value="1.96463108063" calcext:value-type="float">
            <text:p>1.96463108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0.47454183" calcext:value-type="float">
            <text:p>-1060.47454183</text:p>
          </table:table-cell>
          <table:table-cell office:value-type="string" calcext:value-type="string">
            <text:p><text:s/>running time</text:p>
          </table:table-cell>
          <table:table-cell office:value-type="float" office:value="47.3899540901" calcext:value-type="float">
            <text:p>47.38995409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4.19621111" calcext:value-type="float">
            <text:p>-1194.19621111</text:p>
          </table:table-cell>
          <table:table-cell office:value-type="string" calcext:value-type="string">
            <text:p><text:s/>running time</text:p>
          </table:table-cell>
          <table:table-cell office:value-type="float" office:value="4.81680989265" calcext:value-type="float">
            <text:p>4.81680989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403.34376034" calcext:value-type="float">
            <text:p>-1403.34376034</text:p>
          </table:table-cell>
          <table:table-cell office:value-type="string" calcext:value-type="string">
            <text:p><text:s/>running time</text:p>
          </table:table-cell>
          <table:table-cell office:value-type="float" office:value="5.35888981819" calcext:value-type="float">
            <text:p>5.35888981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9.023185294" calcext:value-type="float">
            <text:p>-729.023185294</text:p>
          </table:table-cell>
          <table:table-cell office:value-type="string" calcext:value-type="string">
            <text:p><text:s/>running time</text:p>
          </table:table-cell>
          <table:table-cell office:value-type="float" office:value="5.46572780609" calcext:value-type="float">
            <text:p>5.46572780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36.38112152" calcext:value-type="float">
            <text:p>-1236.38112152</text:p>
          </table:table-cell>
          <table:table-cell office:value-type="string" calcext:value-type="string">
            <text:p><text:s/>running time</text:p>
          </table:table-cell>
          <table:table-cell office:value-type="float" office:value="2.50142288208" calcext:value-type="float">
            <text:p>2.50142288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3.055337847" calcext:value-type="float">
            <text:p>-763.055337847</text:p>
          </table:table-cell>
          <table:table-cell office:value-type="string" calcext:value-type="string">
            <text:p><text:s/>running time</text:p>
          </table:table-cell>
          <table:table-cell office:value-type="float" office:value="25.2765920162" calcext:value-type="float">
            <text:p>25.27659201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57.22021686" calcext:value-type="float">
            <text:p>-1157.22021686</text:p>
          </table:table-cell>
          <table:table-cell office:value-type="string" calcext:value-type="string">
            <text:p><text:s/>running time</text:p>
          </table:table-cell>
          <table:table-cell office:value-type="float" office:value="8.40495896339" calcext:value-type="float">
            <text:p>8.40495896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1.624314963" calcext:value-type="float">
            <text:p>-881.624314963</text:p>
          </table:table-cell>
          <table:table-cell office:value-type="string" calcext:value-type="string">
            <text:p><text:s/>running time</text:p>
          </table:table-cell>
          <table:table-cell office:value-type="float" office:value="1.7681581974" calcext:value-type="float">
            <text:p>1.76815819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4.92070514" calcext:value-type="float">
            <text:p>-1134.92070514</text:p>
          </table:table-cell>
          <table:table-cell office:value-type="string" calcext:value-type="string">
            <text:p><text:s/>running time</text:p>
          </table:table-cell>
          <table:table-cell office:value-type="float" office:value="3.20413589478" calcext:value-type="float">
            <text:p>3.20413589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2.49465941" calcext:value-type="float">
            <text:p>-1092.49465941</text:p>
          </table:table-cell>
          <table:table-cell office:value-type="string" calcext:value-type="string">
            <text:p><text:s/>running time</text:p>
          </table:table-cell>
          <table:table-cell office:value-type="float" office:value="17.6477379799" calcext:value-type="float">
            <text:p>17.64773797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7.94297111" calcext:value-type="float">
            <text:p>-1057.94297111</text:p>
          </table:table-cell>
          <table:table-cell office:value-type="string" calcext:value-type="string">
            <text:p><text:s/>running time</text:p>
          </table:table-cell>
          <table:table-cell office:value-type="float" office:value="3.76558804512" calcext:value-type="float">
            <text:p>3.76558804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61.67914443" calcext:value-type="float">
            <text:p>-1361.67914443</text:p>
          </table:table-cell>
          <table:table-cell office:value-type="string" calcext:value-type="string">
            <text:p><text:s/>running time</text:p>
          </table:table-cell>
          <table:table-cell office:value-type="float" office:value="4.02310490608" calcext:value-type="float">
            <text:p>4.02310490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4.51594172" calcext:value-type="float">
            <text:p>-1074.51594172</text:p>
          </table:table-cell>
          <table:table-cell office:value-type="string" calcext:value-type="string">
            <text:p><text:s/>running time</text:p>
          </table:table-cell>
          <table:table-cell office:value-type="float" office:value="1.8994679451" calcext:value-type="float">
            <text:p>1.89946794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0.622140399" calcext:value-type="float">
            <text:p>-760.622140399</text:p>
          </table:table-cell>
          <table:table-cell office:value-type="string" calcext:value-type="string">
            <text:p><text:s/>running time</text:p>
          </table:table-cell>
          <table:table-cell office:value-type="float" office:value="5.61416101456" calcext:value-type="float">
            <text:p>5.61416101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54.44139598" calcext:value-type="float">
            <text:p>-1354.44139598</text:p>
          </table:table-cell>
          <table:table-cell office:value-type="string" calcext:value-type="string">
            <text:p><text:s/>running time</text:p>
          </table:table-cell>
          <table:table-cell office:value-type="float" office:value="1.87243509293" calcext:value-type="float">
            <text:p>1.87243509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74.923536985" calcext:value-type="float">
            <text:p>-974.923536985</text:p>
          </table:table-cell>
          <table:table-cell office:value-type="string" calcext:value-type="string">
            <text:p><text:s/>running time</text:p>
          </table:table-cell>
          <table:table-cell office:value-type="float" office:value="3.32840204239" calcext:value-type="float">
            <text:p>3.32840204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6.296857113" calcext:value-type="float">
            <text:p>-886.296857113</text:p>
          </table:table-cell>
          <table:table-cell office:value-type="string" calcext:value-type="string">
            <text:p><text:s/>running time</text:p>
          </table:table-cell>
          <table:table-cell office:value-type="float" office:value="5.35313796997" calcext:value-type="float">
            <text:p>5.353137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7.778389999" calcext:value-type="float">
            <text:p>-957.778389999</text:p>
          </table:table-cell>
          <table:table-cell office:value-type="string" calcext:value-type="string">
            <text:p><text:s/>running time</text:p>
          </table:table-cell>
          <table:table-cell office:value-type="float" office:value="10.5190560818" calcext:value-type="float">
            <text:p>10.51905608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1.00667017" calcext:value-type="float">
            <text:p>-1391.00667017</text:p>
          </table:table-cell>
          <table:table-cell office:value-type="string" calcext:value-type="string">
            <text:p><text:s/>running time</text:p>
          </table:table-cell>
          <table:table-cell office:value-type="float" office:value="1.64047884941" calcext:value-type="float">
            <text:p>1.64047884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6.64853365" calcext:value-type="float">
            <text:p>-1136.64853365</text:p>
          </table:table-cell>
          <table:table-cell office:value-type="string" calcext:value-type="string">
            <text:p><text:s/>running time</text:p>
          </table:table-cell>
          <table:table-cell office:value-type="float" office:value="4.12251806259" calcext:value-type="float">
            <text:p>4.12251806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9.61569518" calcext:value-type="float">
            <text:p>-1209.61569518</text:p>
          </table:table-cell>
          <table:table-cell office:value-type="string" calcext:value-type="string">
            <text:p><text:s/>running time</text:p>
          </table:table-cell>
          <table:table-cell office:value-type="float" office:value="1.30956292152" calcext:value-type="float">
            <text:p>1.30956292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78.598239838" calcext:value-type="float">
            <text:p>-678.598239838</text:p>
          </table:table-cell>
          <table:table-cell office:value-type="string" calcext:value-type="string">
            <text:p><text:s/>running time</text:p>
          </table:table-cell>
          <table:table-cell office:value-type="float" office:value="19.5060939789" calcext:value-type="float">
            <text:p>19.50609397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0.362104602" calcext:value-type="float">
            <text:p>-750.362104602</text:p>
          </table:table-cell>
          <table:table-cell office:value-type="string" calcext:value-type="string">
            <text:p><text:s/>running time</text:p>
          </table:table-cell>
          <table:table-cell office:value-type="float" office:value="1.74499201775" calcext:value-type="float">
            <text:p>1.74499201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17.703185527" calcext:value-type="float">
            <text:p>-917.703185527</text:p>
          </table:table-cell>
          <table:table-cell office:value-type="string" calcext:value-type="string">
            <text:p><text:s/>running time</text:p>
          </table:table-cell>
          <table:table-cell office:value-type="float" office:value="18.7986140251" calcext:value-type="float">
            <text:p>18.79861402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42.220016402" calcext:value-type="float">
            <text:p>-842.220016402</text:p>
          </table:table-cell>
          <table:table-cell office:value-type="string" calcext:value-type="string">
            <text:p><text:s/>running time</text:p>
          </table:table-cell>
          <table:table-cell office:value-type="float" office:value="3.10037207603" calcext:value-type="float">
            <text:p>3.1003720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92.636522567" calcext:value-type="float">
            <text:p>-692.636522567</text:p>
          </table:table-cell>
          <table:table-cell office:value-type="string" calcext:value-type="string">
            <text:p><text:s/>running time</text:p>
          </table:table-cell>
          <table:table-cell office:value-type="float" office:value="3.7005751133" calcext:value-type="float">
            <text:p>3.70057511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4.41229982" calcext:value-type="float">
            <text:p>-1194.41229982</text:p>
          </table:table-cell>
          <table:table-cell office:value-type="string" calcext:value-type="string">
            <text:p><text:s/>running time</text:p>
          </table:table-cell>
          <table:table-cell office:value-type="float" office:value="1.49221396446" calcext:value-type="float">
            <text:p>1.49221396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0.209535406" calcext:value-type="float">
            <text:p>-890.209535406</text:p>
          </table:table-cell>
          <table:table-cell office:value-type="string" calcext:value-type="string">
            <text:p><text:s/>running time</text:p>
          </table:table-cell>
          <table:table-cell office:value-type="float" office:value="3.70247507095" calcext:value-type="float">
            <text:p>3.7024750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3.70431413" calcext:value-type="float">
            <text:p>-1203.70431413</text:p>
          </table:table-cell>
          <table:table-cell office:value-type="string" calcext:value-type="string">
            <text:p><text:s/>running time</text:p>
          </table:table-cell>
          <table:table-cell office:value-type="float" office:value="2.69931602478" calcext:value-type="float">
            <text:p>2.69931602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7.39868904" calcext:value-type="float">
            <text:p>-927.39868904</text:p>
          </table:table-cell>
          <table:table-cell office:value-type="string" calcext:value-type="string">
            <text:p><text:s/>running time</text:p>
          </table:table-cell>
          <table:table-cell office:value-type="float" office:value="33.1597211361" calcext:value-type="float">
            <text:p>33.15972113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6.34409314" calcext:value-type="float">
            <text:p>-1376.34409314</text:p>
          </table:table-cell>
          <table:table-cell office:value-type="string" calcext:value-type="string">
            <text:p><text:s/>running time</text:p>
          </table:table-cell>
          <table:table-cell office:value-type="float" office:value="2.05550909042" calcext:value-type="float">
            <text:p>2.05550909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9.7877382" calcext:value-type="float">
            <text:p>-1059.7877382</text:p>
          </table:table-cell>
          <table:table-cell office:value-type="string" calcext:value-type="string">
            <text:p><text:s/>running time</text:p>
          </table:table-cell>
          <table:table-cell office:value-type="float" office:value="1.76912903786" calcext:value-type="float">
            <text:p>1.76912903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07.93132401" calcext:value-type="float">
            <text:p>-1007.93132401</text:p>
          </table:table-cell>
          <table:table-cell office:value-type="string" calcext:value-type="string">
            <text:p><text:s/>running time</text:p>
          </table:table-cell>
          <table:table-cell office:value-type="float" office:value="5.80069899559" calcext:value-type="float">
            <text:p>5.80069899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1.93149785" calcext:value-type="float">
            <text:p>-1191.93149785</text:p>
          </table:table-cell>
          <table:table-cell office:value-type="string" calcext:value-type="string">
            <text:p><text:s/>running time</text:p>
          </table:table-cell>
          <table:table-cell office:value-type="float" office:value="3.39938402176" calcext:value-type="float">
            <text:p>3.39938402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5.15382349" calcext:value-type="float">
            <text:p>-1055.15382349</text:p>
          </table:table-cell>
          <table:table-cell office:value-type="string" calcext:value-type="string">
            <text:p><text:s/>running time</text:p>
          </table:table-cell>
          <table:table-cell office:value-type="float" office:value="4.40118002892" calcext:value-type="float">
            <text:p>4.40118002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2.57038337" calcext:value-type="float">
            <text:p>-722.57038337</text:p>
          </table:table-cell>
          <table:table-cell office:value-type="string" calcext:value-type="string">
            <text:p><text:s/>running time</text:p>
          </table:table-cell>
          <table:table-cell office:value-type="float" office:value="2.76302218437" calcext:value-type="float">
            <text:p>2.76302218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2.714999474" calcext:value-type="float">
            <text:p>-892.714999474</text:p>
          </table:table-cell>
          <table:table-cell office:value-type="string" calcext:value-type="string">
            <text:p><text:s/>running time</text:p>
          </table:table-cell>
          <table:table-cell office:value-type="float" office:value="2.29276490211" calcext:value-type="float">
            <text:p>2.29276490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87.675650868" calcext:value-type="float">
            <text:p>-787.675650868</text:p>
          </table:table-cell>
          <table:table-cell office:value-type="string" calcext:value-type="string">
            <text:p><text:s/>running time</text:p>
          </table:table-cell>
          <table:table-cell office:value-type="float" office:value="24.0889708996" calcext:value-type="float">
            <text:p>24.08897089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42.94615907" calcext:value-type="float">
            <text:p>-1242.94615907</text:p>
          </table:table-cell>
          <table:table-cell office:value-type="string" calcext:value-type="string">
            <text:p><text:s/>running time</text:p>
          </table:table-cell>
          <table:table-cell office:value-type="float" office:value="1.85113191605" calcext:value-type="float">
            <text:p>1.85113191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16.334992198" calcext:value-type="float">
            <text:p>-616.334992198</text:p>
          </table:table-cell>
          <table:table-cell office:value-type="string" calcext:value-type="string">
            <text:p><text:s/>running time</text:p>
          </table:table-cell>
          <table:table-cell office:value-type="float" office:value="6.77701401711" calcext:value-type="float">
            <text:p>6.77701401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9.52095956" calcext:value-type="float">
            <text:p>-1099.52095956</text:p>
          </table:table-cell>
          <table:table-cell office:value-type="string" calcext:value-type="string">
            <text:p><text:s/>running time</text:p>
          </table:table-cell>
          <table:table-cell office:value-type="float" office:value="1.23728704453" calcext:value-type="float">
            <text:p>1.23728704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2.997101263" calcext:value-type="float">
            <text:p>-942.997101263</text:p>
          </table:table-cell>
          <table:table-cell office:value-type="string" calcext:value-type="string">
            <text:p><text:s/>running time</text:p>
          </table:table-cell>
          <table:table-cell office:value-type="float" office:value="4.12956094742" calcext:value-type="float">
            <text:p>4.12956094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6.85216294" calcext:value-type="float">
            <text:p>-1076.85216294</text:p>
          </table:table-cell>
          <table:table-cell office:value-type="string" calcext:value-type="string">
            <text:p><text:s/>running time</text:p>
          </table:table-cell>
          <table:table-cell office:value-type="float" office:value="1.5216050148" calcext:value-type="float">
            <text:p>1.52160501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30431079865" calcext:value-type="float">
            <text:p>0.0730431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866250991821" calcext:value-type="float">
            <text:p>0.08662509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14889860153" calcext:value-type="float">
            <text:p>0.11488986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0881750583649" calcext:value-type="float">
            <text:p>0.08817505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794270038605" calcext:value-type="float">
            <text:p>0.07942700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104103088379" calcext:value-type="float">
            <text:p>0.10410308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50250720978" calcext:value-type="float">
            <text:p>0.08502507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42249584198" calcext:value-type="float">
            <text:p>0.06422495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109091997147" calcext:value-type="float">
            <text:p>0.10909199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0964238643646" calcext:value-type="float">
            <text:p>0.09642386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671730041504" calcext:value-type="float">
            <text:p>0.06717300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0638699531555" calcext:value-type="float">
            <text:p>0.06386995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683510303497" calcext:value-type="float">
            <text:p>0.06835103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101042985916" calcext:value-type="float">
            <text:p>0.10104298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2272987366" calcext:value-type="float">
            <text:p>0.10227298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0619008541107" calcext:value-type="float">
            <text:p>0.06190085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685479640961" calcext:value-type="float">
            <text:p>0.06854796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0661540031433" calcext:value-type="float">
            <text:p>0.06615400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51238918304" calcext:value-type="float">
            <text:p>0.15123891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0816149711609" calcext:value-type="float">
            <text:p>0.08161497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0933711528778" calcext:value-type="float">
            <text:p>0.09337115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605070590973" calcext:value-type="float">
            <text:p>0.06050705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0747849941254" calcext:value-type="float">
            <text:p>0.07478499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115655899048" calcext:value-type="float">
            <text:p>0.1156558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0865869522095" calcext:value-type="float">
            <text:p>0.08658695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0817530155182" calcext:value-type="float">
            <text:p>0.08175301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893371105194" calcext:value-type="float">
            <text:p>0.089337110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14039993286" calcext:value-type="float">
            <text:p>0.05140399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0872030258179" calcext:value-type="float">
            <text:p>0.08720302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129971027374" calcext:value-type="float">
            <text:p>0.12997102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0896189212799" calcext:value-type="float">
            <text:p>0.08961892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886061191559" calcext:value-type="float">
            <text:p>0.08860611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825550556183" calcext:value-type="float">
            <text:p>0.08255505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768349170685" calcext:value-type="float">
            <text:p>0.07683491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0852620601654" calcext:value-type="float">
            <text:p>0.08526206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724470615387" calcext:value-type="float">
            <text:p>0.07244706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100151062012" calcext:value-type="float">
            <text:p>0.1001510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38170051575" calcext:value-type="float">
            <text:p>0.08381700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11195397377" calcext:value-type="float">
            <text:p>0.11195397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0945699214935" calcext:value-type="float">
            <text:p>0.09456992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782101154327" calcext:value-type="float">
            <text:p>0.07821011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937130451202" calcext:value-type="float">
            <text:p>0.09371304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867869853973" calcext:value-type="float">
            <text:p>0.08678698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07609653473" calcext:value-type="float">
            <text:p>0.070760965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824148654938" calcext:value-type="float">
            <text:p>0.08241486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597169399261" calcext:value-type="float">
            <text:p>0.05971693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100054979324" calcext:value-type="float">
            <text:p>0.10005497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16600608826" calcext:value-type="float">
            <text:p>0.05166006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834279060364" calcext:value-type="float">
            <text:p>0.0834279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76024055481" calcext:value-type="float">
            <text:p>0.07602405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138828165" calcext:value-type="float">
            <text:p>-744.138828165</text:p>
          </table:table-cell>
          <table:table-cell office:value-type="string" calcext:value-type="string">
            <text:p><text:s/>running time</text:p>
          </table:table-cell>
          <table:table-cell office:value-type="float" office:value="0.720120191574" calcext:value-type="float">
            <text:p>0.72012019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1.16124686" calcext:value-type="float">
            <text:p>-521.16124686</text:p>
          </table:table-cell>
          <table:table-cell office:value-type="string" calcext:value-type="string">
            <text:p><text:s/>running time</text:p>
          </table:table-cell>
          <table:table-cell office:value-type="float" office:value="0.680876970291" calcext:value-type="float">
            <text:p>0.68087697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3.345665308" calcext:value-type="float">
            <text:p>-943.345665308</text:p>
          </table:table-cell>
          <table:table-cell office:value-type="string" calcext:value-type="string">
            <text:p><text:s/>running time</text:p>
          </table:table-cell>
          <table:table-cell office:value-type="float" office:value="15.8628809452" calcext:value-type="float">
            <text:p>15.86288094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64.5944485" calcext:value-type="float">
            <text:p>-1164.5944485</text:p>
          </table:table-cell>
          <table:table-cell office:value-type="string" calcext:value-type="string">
            <text:p><text:s/>running time</text:p>
          </table:table-cell>
          <table:table-cell office:value-type="float" office:value="13.0833179951" calcext:value-type="float">
            <text:p>13.08331799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4.011329447" calcext:value-type="float">
            <text:p>-924.011329447</text:p>
          </table:table-cell>
          <table:table-cell office:value-type="string" calcext:value-type="string">
            <text:p><text:s/>running time</text:p>
          </table:table-cell>
          <table:table-cell office:value-type="float" office:value="7.07813596725" calcext:value-type="float">
            <text:p>7.07813596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3.666377818" calcext:value-type="float">
            <text:p>-933.666377818</text:p>
          </table:table-cell>
          <table:table-cell office:value-type="string" calcext:value-type="string">
            <text:p><text:s/>running time</text:p>
          </table:table-cell>
          <table:table-cell office:value-type="float" office:value="6.25573301315" calcext:value-type="float">
            <text:p>6.25573301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15.47060203" calcext:value-type="float">
            <text:p>-1115.47060203</text:p>
          </table:table-cell>
          <table:table-cell office:value-type="string" calcext:value-type="string">
            <text:p><text:s/>running time</text:p>
          </table:table-cell>
          <table:table-cell office:value-type="float" office:value="2.46279191971" calcext:value-type="float">
            <text:p>2.46279191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8.50549955" calcext:value-type="float">
            <text:p>-1028.50549955</text:p>
          </table:table-cell>
          <table:table-cell office:value-type="string" calcext:value-type="string">
            <text:p><text:s/>running time</text:p>
          </table:table-cell>
          <table:table-cell office:value-type="float" office:value="4.48024702072" calcext:value-type="float">
            <text:p>4.48024702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4.93188862" calcext:value-type="float">
            <text:p>-1194.93188862</text:p>
          </table:table-cell>
          <table:table-cell office:value-type="string" calcext:value-type="string">
            <text:p><text:s/>running time</text:p>
          </table:table-cell>
          <table:table-cell office:value-type="float" office:value="10.852560997" calcext:value-type="float">
            <text:p>10.8525609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4.87364403" calcext:value-type="float">
            <text:p>-1394.87364403</text:p>
          </table:table-cell>
          <table:table-cell office:value-type="string" calcext:value-type="string">
            <text:p><text:s/>running time</text:p>
          </table:table-cell>
          <table:table-cell office:value-type="float" office:value="8.75454497337" calcext:value-type="float">
            <text:p>8.75454497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63122682" calcext:value-type="float">
            <text:p>-728.63122682</text:p>
          </table:table-cell>
          <table:table-cell office:value-type="string" calcext:value-type="string">
            <text:p><text:s/>running time</text:p>
          </table:table-cell>
          <table:table-cell office:value-type="float" office:value="13.580270052" calcext:value-type="float">
            <text:p>13.5802700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1.16642245" calcext:value-type="float">
            <text:p>-1231.16642245</text:p>
          </table:table-cell>
          <table:table-cell office:value-type="string" calcext:value-type="string">
            <text:p><text:s/>running time</text:p>
          </table:table-cell>
          <table:table-cell office:value-type="float" office:value="4.02770495415" calcext:value-type="float">
            <text:p>4.02770495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7.213305253" calcext:value-type="float">
            <text:p>-747.213305253</text:p>
          </table:table-cell>
          <table:table-cell office:value-type="string" calcext:value-type="string">
            <text:p><text:s/>running time</text:p>
          </table:table-cell>
          <table:table-cell office:value-type="float" office:value="18.1176249981" calcext:value-type="float">
            <text:p>18.11762499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7.48046497" calcext:value-type="float">
            <text:p>-1137.48046497</text:p>
          </table:table-cell>
          <table:table-cell office:value-type="string" calcext:value-type="string">
            <text:p><text:s/>running time</text:p>
          </table:table-cell>
          <table:table-cell office:value-type="float" office:value="12.4772288799" calcext:value-type="float">
            <text:p>12.47722887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1.659568788" calcext:value-type="float">
            <text:p>-881.659568788</text:p>
          </table:table-cell>
          <table:table-cell office:value-type="string" calcext:value-type="string">
            <text:p><text:s/>running time</text:p>
          </table:table-cell>
          <table:table-cell office:value-type="float" office:value="1.00022602081" calcext:value-type="float">
            <text:p>1.00022602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3.66682875" calcext:value-type="float">
            <text:p>-1133.66682875</text:p>
          </table:table-cell>
          <table:table-cell office:value-type="string" calcext:value-type="string">
            <text:p><text:s/>running time</text:p>
          </table:table-cell>
          <table:table-cell office:value-type="float" office:value="14.9945828915" calcext:value-type="float">
            <text:p>14.99458289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9.32791051" calcext:value-type="float">
            <text:p>-1079.32791051</text:p>
          </table:table-cell>
          <table:table-cell office:value-type="string" calcext:value-type="string">
            <text:p><text:s/>running time</text:p>
          </table:table-cell>
          <table:table-cell office:value-type="float" office:value="32.5655050278" calcext:value-type="float">
            <text:p>32.56550502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59.31083357" calcext:value-type="float">
            <text:p>-1059.31083357</text:p>
          </table:table-cell>
          <table:table-cell office:value-type="string" calcext:value-type="string">
            <text:p><text:s/>running time</text:p>
          </table:table-cell>
          <table:table-cell office:value-type="float" office:value="3.79069590569" calcext:value-type="float">
            <text:p>3.79069590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45.68168072" calcext:value-type="float">
            <text:p>-1345.68168072</text:p>
          </table:table-cell>
          <table:table-cell office:value-type="string" calcext:value-type="string">
            <text:p><text:s/>running time</text:p>
          </table:table-cell>
          <table:table-cell office:value-type="float" office:value="4.16071510315" calcext:value-type="float">
            <text:p>4.16071510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4.64842733" calcext:value-type="float">
            <text:p>-1074.64842733</text:p>
          </table:table-cell>
          <table:table-cell office:value-type="string" calcext:value-type="string">
            <text:p><text:s/>running time</text:p>
          </table:table-cell>
          <table:table-cell office:value-type="float" office:value="21.5359668732" calcext:value-type="float">
            <text:p>21.53596687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2.489254287" calcext:value-type="float">
            <text:p>-752.489254287</text:p>
          </table:table-cell>
          <table:table-cell office:value-type="string" calcext:value-type="string">
            <text:p><text:s/>running time</text:p>
          </table:table-cell>
          <table:table-cell office:value-type="float" office:value="14.0581679344" calcext:value-type="float">
            <text:p>14.05816793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50.41740623" calcext:value-type="float">
            <text:p>-1350.41740623</text:p>
          </table:table-cell>
          <table:table-cell office:value-type="string" calcext:value-type="string">
            <text:p><text:s/>running time</text:p>
          </table:table-cell>
          <table:table-cell office:value-type="float" office:value="2.80636811256" calcext:value-type="float">
            <text:p>2.80636811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63.838711872" calcext:value-type="float">
            <text:p>-963.838711872</text:p>
          </table:table-cell>
          <table:table-cell office:value-type="string" calcext:value-type="string">
            <text:p><text:s/>running time</text:p>
          </table:table-cell>
          <table:table-cell office:value-type="float" office:value="17.182117939" calcext:value-type="float">
            <text:p>17.1821179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2.320173156" calcext:value-type="float">
            <text:p>-752.320173156</text:p>
          </table:table-cell>
          <table:table-cell office:value-type="string" calcext:value-type="string">
            <text:p><text:s/>running time</text:p>
          </table:table-cell>
          <table:table-cell office:value-type="float" office:value="13.4539468288" calcext:value-type="float">
            <text:p>13.45394682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4.932838807" calcext:value-type="float">
            <text:p>-944.932838807</text:p>
          </table:table-cell>
          <table:table-cell office:value-type="string" calcext:value-type="string">
            <text:p><text:s/>running time</text:p>
          </table:table-cell>
          <table:table-cell office:value-type="float" office:value="17.5273249149" calcext:value-type="float">
            <text:p>17.52732491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87.85688225" calcext:value-type="float">
            <text:p>-1387.85688225</text:p>
          </table:table-cell>
          <table:table-cell office:value-type="string" calcext:value-type="string">
            <text:p><text:s/>running time</text:p>
          </table:table-cell>
          <table:table-cell office:value-type="float" office:value="2.20306301117" calcext:value-type="float">
            <text:p>2.20306301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7.68312666" calcext:value-type="float">
            <text:p>-1137.68312666</text:p>
          </table:table-cell>
          <table:table-cell office:value-type="string" calcext:value-type="string">
            <text:p><text:s/>running time</text:p>
          </table:table-cell>
          <table:table-cell office:value-type="float" office:value="13.4429049492" calcext:value-type="float">
            <text:p>13.44290494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6.19139933" calcext:value-type="float">
            <text:p>-1206.19139933</text:p>
          </table:table-cell>
          <table:table-cell office:value-type="string" calcext:value-type="string">
            <text:p><text:s/>running time</text:p>
          </table:table-cell>
          <table:table-cell office:value-type="float" office:value="1.58389091492" calcext:value-type="float">
            <text:p>1.58389091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4.949819287" calcext:value-type="float">
            <text:p>-624.949819287</text:p>
          </table:table-cell>
          <table:table-cell office:value-type="string" calcext:value-type="string">
            <text:p><text:s/>running time</text:p>
          </table:table-cell>
          <table:table-cell office:value-type="float" office:value="3.32825112343" calcext:value-type="float">
            <text:p>3.32825112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1.958233614" calcext:value-type="float">
            <text:p>-741.958233614</text:p>
          </table:table-cell>
          <table:table-cell office:value-type="string" calcext:value-type="string">
            <text:p><text:s/>running time</text:p>
          </table:table-cell>
          <table:table-cell office:value-type="float" office:value="2.82155799866" calcext:value-type="float">
            <text:p>2.82155799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5.251001209" calcext:value-type="float">
            <text:p>-915.251001209</text:p>
          </table:table-cell>
          <table:table-cell office:value-type="string" calcext:value-type="string">
            <text:p><text:s/>running time</text:p>
          </table:table-cell>
          <table:table-cell office:value-type="float" office:value="27.6538469791" calcext:value-type="float">
            <text:p>27.65384697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15.981334837" calcext:value-type="float">
            <text:p>-815.981334837</text:p>
          </table:table-cell>
          <table:table-cell office:value-type="string" calcext:value-type="string">
            <text:p><text:s/>running time</text:p>
          </table:table-cell>
          <table:table-cell office:value-type="float" office:value="21.0461418629" calcext:value-type="float">
            <text:p>21.04614186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43.965930458" calcext:value-type="float">
            <text:p>-643.965930458</text:p>
          </table:table-cell>
          <table:table-cell office:value-type="string" calcext:value-type="string">
            <text:p><text:s/>running time</text:p>
          </table:table-cell>
          <table:table-cell office:value-type="float" office:value="7.40148496628" calcext:value-type="float">
            <text:p>7.40148496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11293471" calcext:value-type="float">
            <text:p>-1188.11293471</text:p>
          </table:table-cell>
          <table:table-cell office:value-type="string" calcext:value-type="string">
            <text:p><text:s/>running time</text:p>
          </table:table-cell>
          <table:table-cell office:value-type="float" office:value="0.568686962128" calcext:value-type="float">
            <text:p>0.56868696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75.857437238" calcext:value-type="float">
            <text:p>-875.857437238</text:p>
          </table:table-cell>
          <table:table-cell office:value-type="string" calcext:value-type="string">
            <text:p><text:s/>running time</text:p>
          </table:table-cell>
          <table:table-cell office:value-type="float" office:value="12.5789818764" calcext:value-type="float">
            <text:p>12.57898187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85136787" calcext:value-type="float">
            <text:p>-1188.85136787</text:p>
          </table:table-cell>
          <table:table-cell office:value-type="string" calcext:value-type="string">
            <text:p><text:s/>running time</text:p>
          </table:table-cell>
          <table:table-cell office:value-type="float" office:value="5.20246291161" calcext:value-type="float">
            <text:p>5.20246291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0.166611554" calcext:value-type="float">
            <text:p>-910.166611554</text:p>
          </table:table-cell>
          <table:table-cell office:value-type="string" calcext:value-type="string">
            <text:p><text:s/>running time</text:p>
          </table:table-cell>
          <table:table-cell office:value-type="float" office:value="310.608516932" calcext:value-type="float">
            <text:p>310.6085169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65.86208477" calcext:value-type="float">
            <text:p>-1365.86208477</text:p>
          </table:table-cell>
          <table:table-cell office:value-type="string" calcext:value-type="string">
            <text:p><text:s/>running time</text:p>
          </table:table-cell>
          <table:table-cell office:value-type="float" office:value="2.72919201851" calcext:value-type="float">
            <text:p>2.729192018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0.12074883" calcext:value-type="float">
            <text:p>-1040.12074883</text:p>
          </table:table-cell>
          <table:table-cell office:value-type="string" calcext:value-type="string">
            <text:p><text:s/>running time</text:p>
          </table:table-cell>
          <table:table-cell office:value-type="float" office:value="5.25668406487" calcext:value-type="float">
            <text:p>5.25668406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85.191140461" calcext:value-type="float">
            <text:p>-985.191140461</text:p>
          </table:table-cell>
          <table:table-cell office:value-type="string" calcext:value-type="string">
            <text:p><text:s/>running time</text:p>
          </table:table-cell>
          <table:table-cell office:value-type="float" office:value="14.2657790184" calcext:value-type="float">
            <text:p>14.26577901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0.0612747" calcext:value-type="float">
            <text:p>-1190.0612747</text:p>
          </table:table-cell>
          <table:table-cell office:value-type="string" calcext:value-type="string">
            <text:p><text:s/>running time</text:p>
          </table:table-cell>
          <table:table-cell office:value-type="float" office:value="7.25985598564" calcext:value-type="float">
            <text:p>7.25985598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37.62878546" calcext:value-type="float">
            <text:p>-1037.62878546</text:p>
          </table:table-cell>
          <table:table-cell office:value-type="string" calcext:value-type="string">
            <text:p><text:s/>running time</text:p>
          </table:table-cell>
          <table:table-cell office:value-type="float" office:value="2.50994491577" calcext:value-type="float">
            <text:p>2.50994491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16.318947879" calcext:value-type="float">
            <text:p>-716.318947879</text:p>
          </table:table-cell>
          <table:table-cell office:value-type="string" calcext:value-type="string">
            <text:p><text:s/>running time</text:p>
          </table:table-cell>
          <table:table-cell office:value-type="float" office:value="6.07399606705" calcext:value-type="float">
            <text:p>6.07399606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8.623289137" calcext:value-type="float">
            <text:p>-888.623289137</text:p>
          </table:table-cell>
          <table:table-cell office:value-type="string" calcext:value-type="string">
            <text:p><text:s/>running time</text:p>
          </table:table-cell>
          <table:table-cell office:value-type="float" office:value="2.268419981" calcext:value-type="float">
            <text:p>2.2684199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76.022052223" calcext:value-type="float">
            <text:p>-776.022052223</text:p>
          </table:table-cell>
          <table:table-cell office:value-type="string" calcext:value-type="string">
            <text:p><text:s/>running time</text:p>
          </table:table-cell>
          <table:table-cell office:value-type="float" office:value="26.5654709339" calcext:value-type="float">
            <text:p>26.56547093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40.33078659" calcext:value-type="float">
            <text:p>-1240.33078659</text:p>
          </table:table-cell>
          <table:table-cell office:value-type="string" calcext:value-type="string">
            <text:p><text:s/>running time</text:p>
          </table:table-cell>
          <table:table-cell office:value-type="float" office:value="1.58186793327" calcext:value-type="float">
            <text:p>1.58186793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03.615741763" calcext:value-type="float">
            <text:p>-603.615741763</text:p>
          </table:table-cell>
          <table:table-cell office:value-type="string" calcext:value-type="string">
            <text:p><text:s/>running time</text:p>
          </table:table-cell>
          <table:table-cell office:value-type="float" office:value="12.0112299919" calcext:value-type="float">
            <text:p>12.01122999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01.74098783" calcext:value-type="float">
            <text:p>-1101.74098783</text:p>
          </table:table-cell>
          <table:table-cell office:value-type="string" calcext:value-type="string">
            <text:p><text:s/>running time</text:p>
          </table:table-cell>
          <table:table-cell office:value-type="float" office:value="0.520798921585" calcext:value-type="float">
            <text:p>0.52079892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1.535855069" calcext:value-type="float">
            <text:p>-921.535855069</text:p>
          </table:table-cell>
          <table:table-cell office:value-type="string" calcext:value-type="string">
            <text:p><text:s/>running time</text:p>
          </table:table-cell>
          <table:table-cell office:value-type="float" office:value="3.38989090919" calcext:value-type="float">
            <text:p>3.38989090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3.58878695" calcext:value-type="float">
            <text:p>-1073.58878695</text:p>
          </table:table-cell>
          <table:table-cell office:value-type="string" calcext:value-type="string">
            <text:p><text:s/>running time</text:p>
          </table:table-cell>
          <table:table-cell office:value-type="float" office:value="1.21517801285" calcext:value-type="float">
            <text:p>1.21517801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5.343473886" calcext:value-type="float">
            <text:p>-745.343473886</text:p>
          </table:table-cell>
          <table:table-cell office:value-type="string" calcext:value-type="string">
            <text:p><text:s/>running time</text:p>
          </table:table-cell>
          <table:table-cell office:value-type="float" office:value="2.9130179882" calcext:value-type="float">
            <text:p>2.91301798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3.013518443" calcext:value-type="float">
            <text:p>-523.013518443</text:p>
          </table:table-cell>
          <table:table-cell office:value-type="string" calcext:value-type="string">
            <text:p><text:s/>running time</text:p>
          </table:table-cell>
          <table:table-cell office:value-type="float" office:value="2.10080289841" calcext:value-type="float">
            <text:p>2.10080289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72.694382358" calcext:value-type="float">
            <text:p>-972.694382358</text:p>
          </table:table-cell>
          <table:table-cell office:value-type="string" calcext:value-type="string">
            <text:p><text:s/>running time</text:p>
          </table:table-cell>
          <table:table-cell office:value-type="float" office:value="10.293348074" calcext:value-type="float">
            <text:p>10.2933480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72.14951889" calcext:value-type="float">
            <text:p>-1172.14951889</text:p>
          </table:table-cell>
          <table:table-cell office:value-type="string" calcext:value-type="string">
            <text:p><text:s/>running time</text:p>
          </table:table-cell>
          <table:table-cell office:value-type="float" office:value="4.44954395294" calcext:value-type="float">
            <text:p>4.44954395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1.075340343" calcext:value-type="float">
            <text:p>-931.075340343</text:p>
          </table:table-cell>
          <table:table-cell office:value-type="string" calcext:value-type="string">
            <text:p><text:s/>running time</text:p>
          </table:table-cell>
          <table:table-cell office:value-type="float" office:value="3.89894413948" calcext:value-type="float">
            <text:p>3.89894413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8.399761758" calcext:value-type="float">
            <text:p>-938.399761758</text:p>
          </table:table-cell>
          <table:table-cell office:value-type="string" calcext:value-type="string">
            <text:p><text:s/>running time</text:p>
          </table:table-cell>
          <table:table-cell office:value-type="float" office:value="5.45895910263" calcext:value-type="float">
            <text:p>5.45895910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9.09394163" calcext:value-type="float">
            <text:p>-1119.09394163</text:p>
          </table:table-cell>
          <table:table-cell office:value-type="string" calcext:value-type="string">
            <text:p><text:s/>running time</text:p>
          </table:table-cell>
          <table:table-cell office:value-type="float" office:value="2.27834200859" calcext:value-type="float">
            <text:p>2.27834200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4.12198802" calcext:value-type="float">
            <text:p>-1064.12198802</text:p>
          </table:table-cell>
          <table:table-cell office:value-type="string" calcext:value-type="string">
            <text:p><text:s/>running time</text:p>
          </table:table-cell>
          <table:table-cell office:value-type="float" office:value="74.5374782085" calcext:value-type="float">
            <text:p>74.537478208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6.47528556" calcext:value-type="float">
            <text:p>-1196.47528556</text:p>
          </table:table-cell>
          <table:table-cell office:value-type="string" calcext:value-type="string">
            <text:p><text:s/>running time</text:p>
          </table:table-cell>
          <table:table-cell office:value-type="float" office:value="4.68915319443" calcext:value-type="float">
            <text:p>4.68915319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6.04241169" calcext:value-type="float">
            <text:p>-1396.04241169</text:p>
          </table:table-cell>
          <table:table-cell office:value-type="string" calcext:value-type="string">
            <text:p><text:s/>running time</text:p>
          </table:table-cell>
          <table:table-cell office:value-type="float" office:value="6.84776091576" calcext:value-type="float">
            <text:p>6.84776091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9.304485008" calcext:value-type="float">
            <text:p>-729.304485008</text:p>
          </table:table-cell>
          <table:table-cell office:value-type="string" calcext:value-type="string">
            <text:p><text:s/>running time</text:p>
          </table:table-cell>
          <table:table-cell office:value-type="float" office:value="5.74355697632" calcext:value-type="float">
            <text:p>5.74355697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35.91270988" calcext:value-type="float">
            <text:p>-1235.91270988</text:p>
          </table:table-cell>
          <table:table-cell office:value-type="string" calcext:value-type="string">
            <text:p><text:s/>running time</text:p>
          </table:table-cell>
          <table:table-cell office:value-type="float" office:value="4.05778598785" calcext:value-type="float">
            <text:p>4.05778598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4.131601674" calcext:value-type="float">
            <text:p>-764.131601674</text:p>
          </table:table-cell>
          <table:table-cell office:value-type="string" calcext:value-type="string">
            <text:p><text:s/>running time</text:p>
          </table:table-cell>
          <table:table-cell office:value-type="float" office:value="19.9692568779" calcext:value-type="float">
            <text:p>19.96925687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46.26173286" calcext:value-type="float">
            <text:p>-1146.26173286</text:p>
          </table:table-cell>
          <table:table-cell office:value-type="string" calcext:value-type="string">
            <text:p><text:s/>running time</text:p>
          </table:table-cell>
          <table:table-cell office:value-type="float" office:value="15.9359970093" calcext:value-type="float">
            <text:p>15.93599700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1.564965059" calcext:value-type="float">
            <text:p>-881.564965059</text:p>
          </table:table-cell>
          <table:table-cell office:value-type="string" calcext:value-type="string">
            <text:p><text:s/>running time</text:p>
          </table:table-cell>
          <table:table-cell office:value-type="float" office:value="2.09034085274" calcext:value-type="float">
            <text:p>2.09034085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4.03880025" calcext:value-type="float">
            <text:p>-1134.03880025</text:p>
          </table:table-cell>
          <table:table-cell office:value-type="string" calcext:value-type="string">
            <text:p><text:s/>running time</text:p>
          </table:table-cell>
          <table:table-cell office:value-type="float" office:value="5.23851203918" calcext:value-type="float">
            <text:p>5.23851203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7.44836227" calcext:value-type="float">
            <text:p>-1117.44836227</text:p>
          </table:table-cell>
          <table:table-cell office:value-type="string" calcext:value-type="string">
            <text:p><text:s/>running time</text:p>
          </table:table-cell>
          <table:table-cell office:value-type="float" office:value="28.46636796" calcext:value-type="float">
            <text:p>28.466367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6.98733247" calcext:value-type="float">
            <text:p>-1056.98733247</text:p>
          </table:table-cell>
          <table:table-cell office:value-type="string" calcext:value-type="string">
            <text:p><text:s/>running time</text:p>
          </table:table-cell>
          <table:table-cell office:value-type="float" office:value="4.89818501472" calcext:value-type="float">
            <text:p>4.89818501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61.72599964" calcext:value-type="float">
            <text:p>-1361.72599964</text:p>
          </table:table-cell>
          <table:table-cell office:value-type="string" calcext:value-type="string">
            <text:p><text:s/>running time</text:p>
          </table:table-cell>
          <table:table-cell office:value-type="float" office:value="4.10619902611" calcext:value-type="float">
            <text:p>4.10619902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6.26493565" calcext:value-type="float">
            <text:p>-1076.26493565</text:p>
          </table:table-cell>
          <table:table-cell office:value-type="string" calcext:value-type="string">
            <text:p><text:s/>running time</text:p>
          </table:table-cell>
          <table:table-cell office:value-type="float" office:value="3.0548620224" calcext:value-type="float">
            <text:p>3.05486202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1.517704758" calcext:value-type="float">
            <text:p>-761.517704758</text:p>
          </table:table-cell>
          <table:table-cell office:value-type="string" calcext:value-type="string">
            <text:p><text:s/>running time</text:p>
          </table:table-cell>
          <table:table-cell office:value-type="float" office:value="7.44153594971" calcext:value-type="float">
            <text:p>7.44153594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52.32424823" calcext:value-type="float">
            <text:p>-1352.32424823</text:p>
          </table:table-cell>
          <table:table-cell office:value-type="string" calcext:value-type="string">
            <text:p><text:s/>running time</text:p>
          </table:table-cell>
          <table:table-cell office:value-type="float" office:value="2.29405403137" calcext:value-type="float">
            <text:p>2.29405403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72.803170916" calcext:value-type="float">
            <text:p>-972.803170916</text:p>
          </table:table-cell>
          <table:table-cell office:value-type="string" calcext:value-type="string">
            <text:p><text:s/>running time</text:p>
          </table:table-cell>
          <table:table-cell office:value-type="float" office:value="4.04149007797" calcext:value-type="float">
            <text:p>4.0414900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70.022150367" calcext:value-type="float">
            <text:p>-870.022150367</text:p>
          </table:table-cell>
          <table:table-cell office:value-type="string" calcext:value-type="string">
            <text:p><text:s/>running time</text:p>
          </table:table-cell>
          <table:table-cell office:value-type="float" office:value="9.2927570343" calcext:value-type="float">
            <text:p>9.29275703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3.039299558" calcext:value-type="float">
            <text:p>-953.039299558</text:p>
          </table:table-cell>
          <table:table-cell office:value-type="string" calcext:value-type="string">
            <text:p><text:s/>running time</text:p>
          </table:table-cell>
          <table:table-cell office:value-type="float" office:value="6.00990414619" calcext:value-type="float">
            <text:p>6.00990414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88.36301897" calcext:value-type="float">
            <text:p>-1388.36301897</text:p>
          </table:table-cell>
          <table:table-cell office:value-type="string" calcext:value-type="string">
            <text:p><text:s/>running time</text:p>
          </table:table-cell>
          <table:table-cell office:value-type="float" office:value="2.18479514122" calcext:value-type="float">
            <text:p>2.18479514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7.38583601" calcext:value-type="float">
            <text:p>-1137.38583601</text:p>
          </table:table-cell>
          <table:table-cell office:value-type="string" calcext:value-type="string">
            <text:p><text:s/>running time</text:p>
          </table:table-cell>
          <table:table-cell office:value-type="float" office:value="6.40486598015" calcext:value-type="float">
            <text:p>6.40486598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9.34034725" calcext:value-type="float">
            <text:p>-1209.34034725</text:p>
          </table:table-cell>
          <table:table-cell office:value-type="string" calcext:value-type="string">
            <text:p><text:s/>running time</text:p>
          </table:table-cell>
          <table:table-cell office:value-type="float" office:value="1.69747614861" calcext:value-type="float">
            <text:p>1.69747614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73.197798331" calcext:value-type="float">
            <text:p>-673.197798331</text:p>
          </table:table-cell>
          <table:table-cell office:value-type="string" calcext:value-type="string">
            <text:p><text:s/>running time</text:p>
          </table:table-cell>
          <table:table-cell office:value-type="float" office:value="4.22251296043" calcext:value-type="float">
            <text:p>4.22251296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7.065933147" calcext:value-type="float">
            <text:p>-747.065933147</text:p>
          </table:table-cell>
          <table:table-cell office:value-type="string" calcext:value-type="string">
            <text:p><text:s/>running time</text:p>
          </table:table-cell>
          <table:table-cell office:value-type="float" office:value="2.99281001091" calcext:value-type="float">
            <text:p>2.99281001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0.538011679" calcext:value-type="float">
            <text:p>-920.538011679</text:p>
          </table:table-cell>
          <table:table-cell office:value-type="string" calcext:value-type="string">
            <text:p><text:s/>running time</text:p>
          </table:table-cell>
          <table:table-cell office:value-type="float" office:value="21.7311718464" calcext:value-type="float">
            <text:p>21.73117184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42.918111068" calcext:value-type="float">
            <text:p>-842.918111068</text:p>
          </table:table-cell>
          <table:table-cell office:value-type="string" calcext:value-type="string">
            <text:p><text:s/>running time</text:p>
          </table:table-cell>
          <table:table-cell office:value-type="float" office:value="6.74046206474" calcext:value-type="float">
            <text:p>6.74046206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87.447732512" calcext:value-type="float">
            <text:p>-687.447732512</text:p>
          </table:table-cell>
          <table:table-cell office:value-type="string" calcext:value-type="string">
            <text:p><text:s/>running time</text:p>
          </table:table-cell>
          <table:table-cell office:value-type="float" office:value="4.80796098709" calcext:value-type="float">
            <text:p>4.80796098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8.3879104" calcext:value-type="float">
            <text:p>-1188.3879104</text:p>
          </table:table-cell>
          <table:table-cell office:value-type="string" calcext:value-type="string">
            <text:p><text:s/>running time</text:p>
          </table:table-cell>
          <table:table-cell office:value-type="float" office:value="2.7931599617" calcext:value-type="float">
            <text:p>2.79315996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1.268215933" calcext:value-type="float">
            <text:p>-891.268215933</text:p>
          </table:table-cell>
          <table:table-cell office:value-type="string" calcext:value-type="string">
            <text:p><text:s/>running time</text:p>
          </table:table-cell>
          <table:table-cell office:value-type="float" office:value="2.89981198311" calcext:value-type="float">
            <text:p>2.89981198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4.8656083" calcext:value-type="float">
            <text:p>-1204.8656083</text:p>
          </table:table-cell>
          <table:table-cell office:value-type="string" calcext:value-type="string">
            <text:p><text:s/>running time</text:p>
          </table:table-cell>
          <table:table-cell office:value-type="float" office:value="3.83931303024" calcext:value-type="float">
            <text:p>3.83931303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6.148700145" calcext:value-type="float">
            <text:p>-926.148700145</text:p>
          </table:table-cell>
          <table:table-cell office:value-type="string" calcext:value-type="string">
            <text:p><text:s/>running time</text:p>
          </table:table-cell>
          <table:table-cell office:value-type="float" office:value="25.3326160908" calcext:value-type="float">
            <text:p>25.33261609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1.06651644" calcext:value-type="float">
            <text:p>-1371.06651644</text:p>
          </table:table-cell>
          <table:table-cell office:value-type="string" calcext:value-type="string">
            <text:p><text:s/>running time</text:p>
          </table:table-cell>
          <table:table-cell office:value-type="float" office:value="2.66351985931" calcext:value-type="float">
            <text:p>2.66351985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1.23332826" calcext:value-type="float">
            <text:p>-1061.23332826</text:p>
          </table:table-cell>
          <table:table-cell office:value-type="string" calcext:value-type="string">
            <text:p><text:s/>running time</text:p>
          </table:table-cell>
          <table:table-cell office:value-type="float" office:value="2.46892213821" calcext:value-type="float">
            <text:p>2.46892213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05.79617272" calcext:value-type="float">
            <text:p>-1005.79617272</text:p>
          </table:table-cell>
          <table:table-cell office:value-type="string" calcext:value-type="string">
            <text:p><text:s/>running time</text:p>
          </table:table-cell>
          <table:table-cell office:value-type="float" office:value="9.64174079895" calcext:value-type="float">
            <text:p>9.6417407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3.85927406" calcext:value-type="float">
            <text:p>-1193.85927406</text:p>
          </table:table-cell>
          <table:table-cell office:value-type="string" calcext:value-type="string">
            <text:p><text:s/>running time</text:p>
          </table:table-cell>
          <table:table-cell office:value-type="float" office:value="3.43101811409" calcext:value-type="float">
            <text:p>3.43101811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1.24613127" calcext:value-type="float">
            <text:p>-1051.24613127</text:p>
          </table:table-cell>
          <table:table-cell office:value-type="string" calcext:value-type="string">
            <text:p><text:s/>running time</text:p>
          </table:table-cell>
          <table:table-cell office:value-type="float" office:value="6.76167702675" calcext:value-type="float">
            <text:p>6.76167702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3.522767436" calcext:value-type="float">
            <text:p>-723.522767436</text:p>
          </table:table-cell>
          <table:table-cell office:value-type="string" calcext:value-type="string">
            <text:p><text:s/>running time</text:p>
          </table:table-cell>
          <table:table-cell office:value-type="float" office:value="3.21783685684" calcext:value-type="float">
            <text:p>3.21783685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9.481679216" calcext:value-type="float">
            <text:p>-889.481679216</text:p>
          </table:table-cell>
          <table:table-cell office:value-type="string" calcext:value-type="string">
            <text:p><text:s/>running time</text:p>
          </table:table-cell>
          <table:table-cell office:value-type="float" office:value="2.02890300751" calcext:value-type="float">
            <text:p>2.02890300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82.719593629" calcext:value-type="float">
            <text:p>-782.719593629</text:p>
          </table:table-cell>
          <table:table-cell office:value-type="string" calcext:value-type="string">
            <text:p><text:s/>running time</text:p>
          </table:table-cell>
          <table:table-cell office:value-type="float" office:value="14.9234230518" calcext:value-type="float">
            <text:p>14.92342305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39.99612274" calcext:value-type="float">
            <text:p>-1239.99612274</text:p>
          </table:table-cell>
          <table:table-cell office:value-type="string" calcext:value-type="string">
            <text:p><text:s/>running time</text:p>
          </table:table-cell>
          <table:table-cell office:value-type="float" office:value="2.32147288322" calcext:value-type="float">
            <text:p>2.32147288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18.655009538" calcext:value-type="float">
            <text:p>-618.655009538</text:p>
          </table:table-cell>
          <table:table-cell office:value-type="string" calcext:value-type="string">
            <text:p><text:s/>running time</text:p>
          </table:table-cell>
          <table:table-cell office:value-type="float" office:value="5.59808707237" calcext:value-type="float">
            <text:p>5.59808707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8.76258087" calcext:value-type="float">
            <text:p>-1098.76258087</text:p>
          </table:table-cell>
          <table:table-cell office:value-type="string" calcext:value-type="string">
            <text:p><text:s/>running time</text:p>
          </table:table-cell>
          <table:table-cell office:value-type="float" office:value="1.49086499214" calcext:value-type="float">
            <text:p>1.49086499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1.857875742" calcext:value-type="float">
            <text:p>-941.857875742</text:p>
          </table:table-cell>
          <table:table-cell office:value-type="string" calcext:value-type="string">
            <text:p><text:s/>running time</text:p>
          </table:table-cell>
          <table:table-cell office:value-type="float" office:value="6.08603000641" calcext:value-type="float">
            <text:p>6.08603000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7.15598091" calcext:value-type="float">
            <text:p>-1077.15598091</text:p>
          </table:table-cell>
          <table:table-cell office:value-type="string" calcext:value-type="string">
            <text:p><text:s/>running time</text:p>
          </table:table-cell>
          <table:table-cell office:value-type="float" office:value="1.98456788063" calcext:value-type="float">
            <text:p>1.98456788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25319385529" calcext:value-type="float">
            <text:p>0.07253193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866298675537" calcext:value-type="float">
            <text:p>0.08662986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23825073242" calcext:value-type="float">
            <text:p>0.12382507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0889959335327" calcext:value-type="float">
            <text:p>0.08899593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787951946259" calcext:value-type="float">
            <text:p>0.07879519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0876739025116" calcext:value-type="float">
            <text:p>0.08767390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4899187088" calcext:value-type="float">
            <text:p>0.08489918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18731975555" calcext:value-type="float">
            <text:p>0.06187319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110143184662" calcext:value-type="float">
            <text:p>0.11014318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104444026947" calcext:value-type="float">
            <text:p>0.10444402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685520172119" calcext:value-type="float">
            <text:p>0.06855201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0803999900818" calcext:value-type="float">
            <text:p>0.08039999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659289360046" calcext:value-type="float">
            <text:p>0.0659289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0986669063568" calcext:value-type="float">
            <text:p>0.09866690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2234840393" calcext:value-type="float">
            <text:p>0.10223484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0631520748138" calcext:value-type="float">
            <text:p>0.06315207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83046913147" calcext:value-type="float">
            <text:p>0.08304691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0656139850616" calcext:value-type="float">
            <text:p>0.06561398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38161182404" calcext:value-type="float">
            <text:p>0.13816118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0830459594727" calcext:value-type="float">
            <text:p>0.08304595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0938189029694" calcext:value-type="float">
            <text:p>0.0938189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612089633942" calcext:value-type="float">
            <text:p>0.06120896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0752620697021" calcext:value-type="float">
            <text:p>0.07526206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11403298378" calcext:value-type="float">
            <text:p>0.11403298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0867691040039" calcext:value-type="float">
            <text:p>0.0867691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0821390151978" calcext:value-type="float">
            <text:p>0.08213901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892667770386" calcext:value-type="float">
            <text:p>0.0892667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18629550934" calcext:value-type="float">
            <text:p>0.05186295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0871238708496" calcext:value-type="float">
            <text:p>0.08712387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0715651512146" calcext:value-type="float">
            <text:p>0.07156515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102496862411" calcext:value-type="float">
            <text:p>0.10249686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884079933167" calcext:value-type="float">
            <text:p>0.08840799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826561450958" calcext:value-type="float">
            <text:p>0.08265614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763599872589" calcext:value-type="float">
            <text:p>0.07635998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0854389667511" calcext:value-type="float">
            <text:p>0.08543896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725829601288" calcext:value-type="float">
            <text:p>0.07258296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102333068848" calcext:value-type="float">
            <text:p>0.10233306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38229656219" calcext:value-type="float">
            <text:p>0.08382296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0959160327911" calcext:value-type="float">
            <text:p>0.09591603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0938467979431" calcext:value-type="float">
            <text:p>0.09384679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78232049942" calcext:value-type="float">
            <text:p>0.07823204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893669128418" calcext:value-type="float">
            <text:p>0.08936691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821599960327" calcext:value-type="float">
            <text:p>0.0821599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08420276642" calcext:value-type="float">
            <text:p>0.07084202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829000473022" calcext:value-type="float">
            <text:p>0.08290004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610129833221" calcext:value-type="float">
            <text:p>0.06101298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0915648937225" calcext:value-type="float">
            <text:p>0.09156489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16879558563" calcext:value-type="float">
            <text:p>0.05168795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83193063736" calcext:value-type="float">
            <text:p>0.08319306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905718803406" calcext:value-type="float">
            <text:p>0.09057188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3.895769591" calcext:value-type="float">
            <text:p>-743.895769591</text:p>
          </table:table-cell>
          <table:table-cell office:value-type="string" calcext:value-type="string">
            <text:p><text:s/>running time</text:p>
          </table:table-cell>
          <table:table-cell office:value-type="float" office:value="0.834474086761" calcext:value-type="float">
            <text:p>0.83447408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1.185894505" calcext:value-type="float">
            <text:p>-521.185894505</text:p>
          </table:table-cell>
          <table:table-cell office:value-type="string" calcext:value-type="string">
            <text:p><text:s/>running time</text:p>
          </table:table-cell>
          <table:table-cell office:value-type="float" office:value="0.804182052612" calcext:value-type="float">
            <text:p>0.80418205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4.107039319" calcext:value-type="float">
            <text:p>-944.107039319</text:p>
          </table:table-cell>
          <table:table-cell office:value-type="string" calcext:value-type="string">
            <text:p><text:s/>running time</text:p>
          </table:table-cell>
          <table:table-cell office:value-type="float" office:value="17.9467420578" calcext:value-type="float">
            <text:p>17.94674205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65.0767818" calcext:value-type="float">
            <text:p>-1165.0767818</text:p>
          </table:table-cell>
          <table:table-cell office:value-type="string" calcext:value-type="string">
            <text:p><text:s/>running time</text:p>
          </table:table-cell>
          <table:table-cell office:value-type="float" office:value="15.0772430897" calcext:value-type="float">
            <text:p>15.07724308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2.67229159" calcext:value-type="float">
            <text:p>-922.67229159</text:p>
          </table:table-cell>
          <table:table-cell office:value-type="string" calcext:value-type="string">
            <text:p><text:s/>running time</text:p>
          </table:table-cell>
          <table:table-cell office:value-type="float" office:value="8.30589580536" calcext:value-type="float">
            <text:p>8.30589580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2.366402854" calcext:value-type="float">
            <text:p>-932.366402854</text:p>
          </table:table-cell>
          <table:table-cell office:value-type="string" calcext:value-type="string">
            <text:p><text:s/>running time</text:p>
          </table:table-cell>
          <table:table-cell office:value-type="float" office:value="6.07473802567" calcext:value-type="float">
            <text:p>6.07473802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15.86360847" calcext:value-type="float">
            <text:p>-1115.86360847</text:p>
          </table:table-cell>
          <table:table-cell office:value-type="string" calcext:value-type="string">
            <text:p><text:s/>running time</text:p>
          </table:table-cell>
          <table:table-cell office:value-type="float" office:value="3.31001019478" calcext:value-type="float">
            <text:p>3.31001019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6.45706012" calcext:value-type="float">
            <text:p>-1026.45706012</text:p>
          </table:table-cell>
          <table:table-cell office:value-type="string" calcext:value-type="string">
            <text:p><text:s/>running time</text:p>
          </table:table-cell>
          <table:table-cell office:value-type="float" office:value="8.2078909874" calcext:value-type="float">
            <text:p>8.20789098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97627251" calcext:value-type="float">
            <text:p>-1188.97627251</text:p>
          </table:table-cell>
          <table:table-cell office:value-type="string" calcext:value-type="string">
            <text:p><text:s/>running time</text:p>
          </table:table-cell>
          <table:table-cell office:value-type="float" office:value="6.4699010849" calcext:value-type="float">
            <text:p>6.46990108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1.4779148" calcext:value-type="float">
            <text:p>-1391.4779148</text:p>
          </table:table-cell>
          <table:table-cell office:value-type="string" calcext:value-type="string">
            <text:p><text:s/>running time</text:p>
          </table:table-cell>
          <table:table-cell office:value-type="float" office:value="12.2202589512" calcext:value-type="float">
            <text:p>12.22025895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634506247" calcext:value-type="float">
            <text:p>-728.634506247</text:p>
          </table:table-cell>
          <table:table-cell office:value-type="string" calcext:value-type="string">
            <text:p><text:s/>running time</text:p>
          </table:table-cell>
          <table:table-cell office:value-type="float" office:value="19.2939510345" calcext:value-type="float">
            <text:p>19.29395103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6.95873263" calcext:value-type="float">
            <text:p>-1236.95873263</text:p>
          </table:table-cell>
          <table:table-cell office:value-type="string" calcext:value-type="string">
            <text:p><text:s/>running time</text:p>
          </table:table-cell>
          <table:table-cell office:value-type="float" office:value="8.79559397697" calcext:value-type="float">
            <text:p>8.7955939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6.468028421" calcext:value-type="float">
            <text:p>-746.468028421</text:p>
          </table:table-cell>
          <table:table-cell office:value-type="string" calcext:value-type="string">
            <text:p><text:s/>running time</text:p>
          </table:table-cell>
          <table:table-cell office:value-type="float" office:value="19.4018089771" calcext:value-type="float">
            <text:p>19.40180897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9.41841391" calcext:value-type="float">
            <text:p>-1139.41841391</text:p>
          </table:table-cell>
          <table:table-cell office:value-type="string" calcext:value-type="string">
            <text:p><text:s/>running time</text:p>
          </table:table-cell>
          <table:table-cell office:value-type="float" office:value="20.5820860863" calcext:value-type="float">
            <text:p>20.58208608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1.679751152" calcext:value-type="float">
            <text:p>-881.679751152</text:p>
          </table:table-cell>
          <table:table-cell office:value-type="string" calcext:value-type="string">
            <text:p><text:s/>running time</text:p>
          </table:table-cell>
          <table:table-cell office:value-type="float" office:value="1.66439199448" calcext:value-type="float">
            <text:p>1.66439199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2.58322306" calcext:value-type="float">
            <text:p>-1132.58322306</text:p>
          </table:table-cell>
          <table:table-cell office:value-type="string" calcext:value-type="string">
            <text:p><text:s/>running time</text:p>
          </table:table-cell>
          <table:table-cell office:value-type="float" office:value="21.1133189201" calcext:value-type="float">
            <text:p>21.11331892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80.15075199" calcext:value-type="float">
            <text:p>-1080.15075199</text:p>
          </table:table-cell>
          <table:table-cell office:value-type="string" calcext:value-type="string">
            <text:p><text:s/>running time</text:p>
          </table:table-cell>
          <table:table-cell office:value-type="float" office:value="29.0277218819" calcext:value-type="float">
            <text:p>29.02772188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58.67833257" calcext:value-type="float">
            <text:p>-1058.67833257</text:p>
          </table:table-cell>
          <table:table-cell office:value-type="string" calcext:value-type="string">
            <text:p><text:s/>running time</text:p>
          </table:table-cell>
          <table:table-cell office:value-type="float" office:value="4.38678479195" calcext:value-type="float">
            <text:p>4.3867847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45.22024919" calcext:value-type="float">
            <text:p>-1345.22024919</text:p>
          </table:table-cell>
          <table:table-cell office:value-type="string" calcext:value-type="string">
            <text:p><text:s/>running time</text:p>
          </table:table-cell>
          <table:table-cell office:value-type="float" office:value="9.43919301033" calcext:value-type="float">
            <text:p>9.43919301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68.92637357" calcext:value-type="float">
            <text:p>-1068.92637357</text:p>
          </table:table-cell>
          <table:table-cell office:value-type="string" calcext:value-type="string">
            <text:p><text:s/>running time</text:p>
          </table:table-cell>
          <table:table-cell office:value-type="float" office:value="7.74408912659" calcext:value-type="float">
            <text:p>7.74408912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2.347331143" calcext:value-type="float">
            <text:p>-752.347331143</text:p>
          </table:table-cell>
          <table:table-cell office:value-type="string" calcext:value-type="string">
            <text:p><text:s/>running time</text:p>
          </table:table-cell>
          <table:table-cell office:value-type="float" office:value="18.5409340858" calcext:value-type="float">
            <text:p>18.54093408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54.96224651" calcext:value-type="float">
            <text:p>-1354.96224651</text:p>
          </table:table-cell>
          <table:table-cell office:value-type="string" calcext:value-type="string">
            <text:p><text:s/>running time</text:p>
          </table:table-cell>
          <table:table-cell office:value-type="float" office:value="2.39039492607" calcext:value-type="float">
            <text:p>2.39039492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60.95720231" calcext:value-type="float">
            <text:p>-960.95720231</text:p>
          </table:table-cell>
          <table:table-cell office:value-type="string" calcext:value-type="string">
            <text:p><text:s/>running time</text:p>
          </table:table-cell>
          <table:table-cell office:value-type="float" office:value="15.144618988" calcext:value-type="float">
            <text:p>15.1446189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1.089719215" calcext:value-type="float">
            <text:p>-751.089719215</text:p>
          </table:table-cell>
          <table:table-cell office:value-type="string" calcext:value-type="string">
            <text:p><text:s/>running time</text:p>
          </table:table-cell>
          <table:table-cell office:value-type="float" office:value="17.7734930515" calcext:value-type="float">
            <text:p>17.77349305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0.098415574" calcext:value-type="float">
            <text:p>-940.098415574</text:p>
          </table:table-cell>
          <table:table-cell office:value-type="string" calcext:value-type="string">
            <text:p><text:s/>running time</text:p>
          </table:table-cell>
          <table:table-cell office:value-type="float" office:value="12.2356550694" calcext:value-type="float">
            <text:p>12.23565506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89.91748756" calcext:value-type="float">
            <text:p>-1389.91748756</text:p>
          </table:table-cell>
          <table:table-cell office:value-type="string" calcext:value-type="string">
            <text:p><text:s/>running time</text:p>
          </table:table-cell>
          <table:table-cell office:value-type="float" office:value="2.51281881332" calcext:value-type="float">
            <text:p>2.51281881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1.15842284" calcext:value-type="float">
            <text:p>-1131.15842284</text:p>
          </table:table-cell>
          <table:table-cell office:value-type="string" calcext:value-type="string">
            <text:p><text:s/>running time</text:p>
          </table:table-cell>
          <table:table-cell office:value-type="float" office:value="18.3377940655" calcext:value-type="float">
            <text:p>18.33779406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7.01476449" calcext:value-type="float">
            <text:p>-1207.01476449</text:p>
          </table:table-cell>
          <table:table-cell office:value-type="string" calcext:value-type="string">
            <text:p><text:s/>running time</text:p>
          </table:table-cell>
          <table:table-cell office:value-type="float" office:value="1.75892305374" calcext:value-type="float">
            <text:p>1.75892305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3.792870294" calcext:value-type="float">
            <text:p>-623.792870294</text:p>
          </table:table-cell>
          <table:table-cell office:value-type="string" calcext:value-type="string">
            <text:p><text:s/>running time</text:p>
          </table:table-cell>
          <table:table-cell office:value-type="float" office:value="3.12728095055" calcext:value-type="float">
            <text:p>3.12728095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3.037807528" calcext:value-type="float">
            <text:p>-743.037807528</text:p>
          </table:table-cell>
          <table:table-cell office:value-type="string" calcext:value-type="string">
            <text:p><text:s/>running time</text:p>
          </table:table-cell>
          <table:table-cell office:value-type="float" office:value="4.9615240097" calcext:value-type="float">
            <text:p>4.96152400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6.661439066" calcext:value-type="float">
            <text:p>-916.661439066</text:p>
          </table:table-cell>
          <table:table-cell office:value-type="string" calcext:value-type="string">
            <text:p><text:s/>running time</text:p>
          </table:table-cell>
          <table:table-cell office:value-type="float" office:value="28.5853590965" calcext:value-type="float">
            <text:p>28.58535909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15.783158831" calcext:value-type="float">
            <text:p>-815.783158831</text:p>
          </table:table-cell>
          <table:table-cell office:value-type="string" calcext:value-type="string">
            <text:p><text:s/>running time</text:p>
          </table:table-cell>
          <table:table-cell office:value-type="float" office:value="30.2589101791" calcext:value-type="float">
            <text:p>30.25891017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44.209379374" calcext:value-type="float">
            <text:p>-644.209379374</text:p>
          </table:table-cell>
          <table:table-cell office:value-type="string" calcext:value-type="string">
            <text:p><text:s/>running time</text:p>
          </table:table-cell>
          <table:table-cell office:value-type="float" office:value="11.4506368637" calcext:value-type="float">
            <text:p>11.45063686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99135025" calcext:value-type="float">
            <text:p>-1188.99135025</text:p>
          </table:table-cell>
          <table:table-cell office:value-type="string" calcext:value-type="string">
            <text:p><text:s/>running time</text:p>
          </table:table-cell>
          <table:table-cell office:value-type="float" office:value="0.702389001846" calcext:value-type="float">
            <text:p>0.70238900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76.554332202" calcext:value-type="float">
            <text:p>-876.554332202</text:p>
          </table:table-cell>
          <table:table-cell office:value-type="string" calcext:value-type="string">
            <text:p><text:s/>running time</text:p>
          </table:table-cell>
          <table:table-cell office:value-type="float" office:value="17.3911728859" calcext:value-type="float">
            <text:p>17.39117288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0.22816648" calcext:value-type="float">
            <text:p>-1190.22816648</text:p>
          </table:table-cell>
          <table:table-cell office:value-type="string" calcext:value-type="string">
            <text:p><text:s/>running time</text:p>
          </table:table-cell>
          <table:table-cell office:value-type="float" office:value="6.7433450222" calcext:value-type="float">
            <text:p>6.74334502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1.0295907" calcext:value-type="float">
            <text:p>-911.0295907</text:p>
          </table:table-cell>
          <table:table-cell office:value-type="string" calcext:value-type="string">
            <text:p><text:s/>running time</text:p>
          </table:table-cell>
          <table:table-cell office:value-type="float" office:value="600.290709019" calcext:value-type="float">
            <text:p>600.2907090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66.79786441" calcext:value-type="float">
            <text:p>-1366.79786441</text:p>
          </table:table-cell>
          <table:table-cell office:value-type="string" calcext:value-type="string">
            <text:p><text:s/>running time</text:p>
          </table:table-cell>
          <table:table-cell office:value-type="float" office:value="2.93610906601" calcext:value-type="float">
            <text:p>2.9361090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38.43673561" calcext:value-type="float">
            <text:p>-1038.43673561</text:p>
          </table:table-cell>
          <table:table-cell office:value-type="string" calcext:value-type="string">
            <text:p><text:s/>running time</text:p>
          </table:table-cell>
          <table:table-cell office:value-type="float" office:value="8.56562519073" calcext:value-type="float">
            <text:p>8.56562519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89.642104475" calcext:value-type="float">
            <text:p>-989.642104475</text:p>
          </table:table-cell>
          <table:table-cell office:value-type="string" calcext:value-type="string">
            <text:p><text:s/>running time</text:p>
          </table:table-cell>
          <table:table-cell office:value-type="float" office:value="117.783131838" calcext:value-type="float">
            <text:p>117.7831318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9.55103582" calcext:value-type="float">
            <text:p>-1189.55103582</text:p>
          </table:table-cell>
          <table:table-cell office:value-type="string" calcext:value-type="string">
            <text:p><text:s/>running time</text:p>
          </table:table-cell>
          <table:table-cell office:value-type="float" office:value="7.32473683357" calcext:value-type="float">
            <text:p>7.32473683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0.05864625" calcext:value-type="float">
            <text:p>-1040.05864625</text:p>
          </table:table-cell>
          <table:table-cell office:value-type="string" calcext:value-type="string">
            <text:p><text:s/>running time</text:p>
          </table:table-cell>
          <table:table-cell office:value-type="float" office:value="3.37227892876" calcext:value-type="float">
            <text:p>3.37227892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15.167972325" calcext:value-type="float">
            <text:p>-715.167972325</text:p>
          </table:table-cell>
          <table:table-cell office:value-type="string" calcext:value-type="string">
            <text:p><text:s/>running time</text:p>
          </table:table-cell>
          <table:table-cell office:value-type="float" office:value="9.38668298721" calcext:value-type="float">
            <text:p>9.38668298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93.137610611" calcext:value-type="float">
            <text:p>-893.137610611</text:p>
          </table:table-cell>
          <table:table-cell office:value-type="string" calcext:value-type="string">
            <text:p><text:s/>running time</text:p>
          </table:table-cell>
          <table:table-cell office:value-type="float" office:value="1.781001091" calcext:value-type="float">
            <text:p>1.7810010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77.982418709" calcext:value-type="float">
            <text:p>-777.982418709</text:p>
          </table:table-cell>
          <table:table-cell office:value-type="string" calcext:value-type="string">
            <text:p><text:s/>running time</text:p>
          </table:table-cell>
          <table:table-cell office:value-type="float" office:value="38.091105938" calcext:value-type="float">
            <text:p>38.0911059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40.78249024" calcext:value-type="float">
            <text:p>-1240.78249024</text:p>
          </table:table-cell>
          <table:table-cell office:value-type="string" calcext:value-type="string">
            <text:p><text:s/>running time</text:p>
          </table:table-cell>
          <table:table-cell office:value-type="float" office:value="1.99121189117" calcext:value-type="float">
            <text:p>1.99121189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01.100308781" calcext:value-type="float">
            <text:p>-601.100308781</text:p>
          </table:table-cell>
          <table:table-cell office:value-type="string" calcext:value-type="string">
            <text:p><text:s/>running time</text:p>
          </table:table-cell>
          <table:table-cell office:value-type="float" office:value="8.59719491005" calcext:value-type="float">
            <text:p>8.59719491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98.45643364" calcext:value-type="float">
            <text:p>-1098.45643364</text:p>
          </table:table-cell>
          <table:table-cell office:value-type="string" calcext:value-type="string">
            <text:p><text:s/>running time</text:p>
          </table:table-cell>
          <table:table-cell office:value-type="float" office:value="0.532176017761" calcext:value-type="float">
            <text:p>0.53217601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1.55687263" calcext:value-type="float">
            <text:p>-921.55687263</text:p>
          </table:table-cell>
          <table:table-cell office:value-type="string" calcext:value-type="string">
            <text:p><text:s/>running time</text:p>
          </table:table-cell>
          <table:table-cell office:value-type="float" office:value="4.21159482002" calcext:value-type="float">
            <text:p>4.211594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68.23819338" calcext:value-type="float">
            <text:p>-1068.23819338</text:p>
          </table:table-cell>
          <table:table-cell office:value-type="string" calcext:value-type="string">
            <text:p><text:s/>running time</text:p>
          </table:table-cell>
          <table:table-cell office:value-type="float" office:value="1.50375080109" calcext:value-type="float">
            <text:p>1.50375080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0.699249252" calcext:value-type="float">
            <text:p>-750.699249252</text:p>
          </table:table-cell>
          <table:table-cell office:value-type="string" calcext:value-type="string">
            <text:p><text:s/>running time</text:p>
          </table:table-cell>
          <table:table-cell office:value-type="float" office:value="3.00729322433" calcext:value-type="float">
            <text:p>3.00729322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4.454423925" calcext:value-type="float">
            <text:p>-524.454423925</text:p>
          </table:table-cell>
          <table:table-cell office:value-type="string" calcext:value-type="string">
            <text:p><text:s/>running time</text:p>
          </table:table-cell>
          <table:table-cell office:value-type="float" office:value="2.21530508995" calcext:value-type="float">
            <text:p>2.215305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3.151885525" calcext:value-type="float">
            <text:p>-953.151885525</text:p>
          </table:table-cell>
          <table:table-cell office:value-type="string" calcext:value-type="string">
            <text:p><text:s/>running time</text:p>
          </table:table-cell>
          <table:table-cell office:value-type="float" office:value="22.3896090984" calcext:value-type="float">
            <text:p>22.38960909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65.45075114" calcext:value-type="float">
            <text:p>-1165.45075114</text:p>
          </table:table-cell>
          <table:table-cell office:value-type="string" calcext:value-type="string">
            <text:p><text:s/>running time</text:p>
          </table:table-cell>
          <table:table-cell office:value-type="float" office:value="6.18358397484" calcext:value-type="float">
            <text:p>6.18358397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9.962215089" calcext:value-type="float">
            <text:p>-929.962215089</text:p>
          </table:table-cell>
          <table:table-cell office:value-type="string" calcext:value-type="string">
            <text:p><text:s/>running time</text:p>
          </table:table-cell>
          <table:table-cell office:value-type="float" office:value="4.72636198997" calcext:value-type="float">
            <text:p>4.726361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8.075267983" calcext:value-type="float">
            <text:p>-938.075267983</text:p>
          </table:table-cell>
          <table:table-cell office:value-type="string" calcext:value-type="string">
            <text:p><text:s/>running time</text:p>
          </table:table-cell>
          <table:table-cell office:value-type="float" office:value="4.57328510284" calcext:value-type="float">
            <text:p>4.57328510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5.82528839" calcext:value-type="float">
            <text:p>-1115.82528839</text:p>
          </table:table-cell>
          <table:table-cell office:value-type="string" calcext:value-type="string">
            <text:p><text:s/>running time</text:p>
          </table:table-cell>
          <table:table-cell office:value-type="float" office:value="2.74865722656" calcext:value-type="float">
            <text:p>2.74865722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4.35581481" calcext:value-type="float">
            <text:p>-1064.35581481</text:p>
          </table:table-cell>
          <table:table-cell office:value-type="string" calcext:value-type="string">
            <text:p><text:s/>running time</text:p>
          </table:table-cell>
          <table:table-cell office:value-type="float" office:value="363.378694057" calcext:value-type="float">
            <text:p>363.3786940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2.88786783" calcext:value-type="float">
            <text:p>-1192.88786783</text:p>
          </table:table-cell>
          <table:table-cell office:value-type="string" calcext:value-type="string">
            <text:p><text:s/>running time</text:p>
          </table:table-cell>
          <table:table-cell office:value-type="float" office:value="6.16688895226" calcext:value-type="float">
            <text:p>6.16688895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8.03335601" calcext:value-type="float">
            <text:p>-1398.03335601</text:p>
          </table:table-cell>
          <table:table-cell office:value-type="string" calcext:value-type="string">
            <text:p><text:s/>running time</text:p>
          </table:table-cell>
          <table:table-cell office:value-type="float" office:value="7.35863399506" calcext:value-type="float">
            <text:p>7.35863399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9.247177657" calcext:value-type="float">
            <text:p>-729.247177657</text:p>
          </table:table-cell>
          <table:table-cell office:value-type="string" calcext:value-type="string">
            <text:p><text:s/>running time</text:p>
          </table:table-cell>
          <table:table-cell office:value-type="float" office:value="8.18902993202" calcext:value-type="float">
            <text:p>8.1890299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32.53688846" calcext:value-type="float">
            <text:p>-1232.53688846</text:p>
          </table:table-cell>
          <table:table-cell office:value-type="string" calcext:value-type="string">
            <text:p><text:s/>running time</text:p>
          </table:table-cell>
          <table:table-cell office:value-type="float" office:value="5.16767716408" calcext:value-type="float">
            <text:p>5.16767716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9.869909269" calcext:value-type="float">
            <text:p>-759.869909269</text:p>
          </table:table-cell>
          <table:table-cell office:value-type="string" calcext:value-type="string">
            <text:p><text:s/>running time</text:p>
          </table:table-cell>
          <table:table-cell office:value-type="float" office:value="35.9343919754" calcext:value-type="float">
            <text:p>35.93439197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48.48115713" calcext:value-type="float">
            <text:p>-1148.48115713</text:p>
          </table:table-cell>
          <table:table-cell office:value-type="string" calcext:value-type="string">
            <text:p><text:s/>running time</text:p>
          </table:table-cell>
          <table:table-cell office:value-type="float" office:value="14.7959079742" calcext:value-type="float">
            <text:p>14.79590797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1.570204984" calcext:value-type="float">
            <text:p>-881.570204984</text:p>
          </table:table-cell>
          <table:table-cell office:value-type="string" calcext:value-type="string">
            <text:p><text:s/>running time</text:p>
          </table:table-cell>
          <table:table-cell office:value-type="float" office:value="2.28441309929" calcext:value-type="float">
            <text:p>2.28441309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5.06733783" calcext:value-type="float">
            <text:p>-1135.06733783</text:p>
          </table:table-cell>
          <table:table-cell office:value-type="string" calcext:value-type="string">
            <text:p><text:s/>running time</text:p>
          </table:table-cell>
          <table:table-cell office:value-type="float" office:value="5.62302899361" calcext:value-type="float">
            <text:p>5.62302899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7.11526916" calcext:value-type="float">
            <text:p>-1097.11526916</text:p>
          </table:table-cell>
          <table:table-cell office:value-type="string" calcext:value-type="string">
            <text:p><text:s/>running time</text:p>
          </table:table-cell>
          <table:table-cell office:value-type="float" office:value="22.8566911221" calcext:value-type="float">
            <text:p>22.85669112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8.63978235" calcext:value-type="float">
            <text:p>-1058.63978235</text:p>
          </table:table-cell>
          <table:table-cell office:value-type="string" calcext:value-type="string">
            <text:p><text:s/>running time</text:p>
          </table:table-cell>
          <table:table-cell office:value-type="float" office:value="4.93899297714" calcext:value-type="float">
            <text:p>4.93899297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61.60363537" calcext:value-type="float">
            <text:p>-1361.60363537</text:p>
          </table:table-cell>
          <table:table-cell office:value-type="string" calcext:value-type="string">
            <text:p><text:s/>running time</text:p>
          </table:table-cell>
          <table:table-cell office:value-type="float" office:value="14.976279974" calcext:value-type="float">
            <text:p>14.9762799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5.76935896" calcext:value-type="float">
            <text:p>-1075.76935896</text:p>
          </table:table-cell>
          <table:table-cell office:value-type="string" calcext:value-type="string">
            <text:p><text:s/>running time</text:p>
          </table:table-cell>
          <table:table-cell office:value-type="float" office:value="3.5230050087" calcext:value-type="float">
            <text:p>3.52300500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8.207707574" calcext:value-type="float">
            <text:p>-758.207707574</text:p>
          </table:table-cell>
          <table:table-cell office:value-type="string" calcext:value-type="string">
            <text:p><text:s/>running time</text:p>
          </table:table-cell>
          <table:table-cell office:value-type="float" office:value="9.44872403145" calcext:value-type="float">
            <text:p>9.44872403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52.45744497" calcext:value-type="float">
            <text:p>-1352.45744497</text:p>
          </table:table-cell>
          <table:table-cell office:value-type="string" calcext:value-type="string">
            <text:p><text:s/>running time</text:p>
          </table:table-cell>
          <table:table-cell office:value-type="float" office:value="2.65744900703" calcext:value-type="float">
            <text:p>2.6574490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70.28834973" calcext:value-type="float">
            <text:p>-970.28834973</text:p>
          </table:table-cell>
          <table:table-cell office:value-type="string" calcext:value-type="string">
            <text:p><text:s/>running time</text:p>
          </table:table-cell>
          <table:table-cell office:value-type="float" office:value="4.92050290108" calcext:value-type="float">
            <text:p>4.92050290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65.480282688" calcext:value-type="float">
            <text:p>-865.480282688</text:p>
          </table:table-cell>
          <table:table-cell office:value-type="string" calcext:value-type="string">
            <text:p><text:s/>running time</text:p>
          </table:table-cell>
          <table:table-cell office:value-type="float" office:value="14.5844202042" calcext:value-type="float">
            <text:p>14.58442020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5.664197338" calcext:value-type="float">
            <text:p>-945.664197338</text:p>
          </table:table-cell>
          <table:table-cell office:value-type="string" calcext:value-type="string">
            <text:p><text:s/>running time</text:p>
          </table:table-cell>
          <table:table-cell office:value-type="float" office:value="6.63522601128" calcext:value-type="float">
            <text:p>6.63522601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1.72455886" calcext:value-type="float">
            <text:p>-1391.72455886</text:p>
          </table:table-cell>
          <table:table-cell office:value-type="string" calcext:value-type="string">
            <text:p><text:s/>running time</text:p>
          </table:table-cell>
          <table:table-cell office:value-type="float" office:value="2.5009701252" calcext:value-type="float">
            <text:p>2.50097012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2.8906416" calcext:value-type="float">
            <text:p>-1132.8906416</text:p>
          </table:table-cell>
          <table:table-cell office:value-type="string" calcext:value-type="string">
            <text:p><text:s/>running time</text:p>
          </table:table-cell>
          <table:table-cell office:value-type="float" office:value="4.86842799187" calcext:value-type="float">
            <text:p>4.86842799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9.72780914" calcext:value-type="float">
            <text:p>-1209.72780914</text:p>
          </table:table-cell>
          <table:table-cell office:value-type="string" calcext:value-type="string">
            <text:p><text:s/>running time</text:p>
          </table:table-cell>
          <table:table-cell office:value-type="float" office:value="1.90158700943" calcext:value-type="float">
            <text:p>1.90158700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73.416190794" calcext:value-type="float">
            <text:p>-673.416190794</text:p>
          </table:table-cell>
          <table:table-cell office:value-type="string" calcext:value-type="string">
            <text:p><text:s/>running time</text:p>
          </table:table-cell>
          <table:table-cell office:value-type="float" office:value="5.42568683624" calcext:value-type="float">
            <text:p>5.42568683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6.527249771" calcext:value-type="float">
            <text:p>-746.527249771</text:p>
          </table:table-cell>
          <table:table-cell office:value-type="string" calcext:value-type="string">
            <text:p><text:s/>running time</text:p>
          </table:table-cell>
          <table:table-cell office:value-type="float" office:value="3.25994801521" calcext:value-type="float">
            <text:p>3.25994801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14.094994963" calcext:value-type="float">
            <text:p>-914.094994963</text:p>
          </table:table-cell>
          <table:table-cell office:value-type="string" calcext:value-type="string">
            <text:p><text:s/>running time</text:p>
          </table:table-cell>
          <table:table-cell office:value-type="float" office:value="71.8755528927" calcext:value-type="float">
            <text:p>71.87555289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48.346613556" calcext:value-type="float">
            <text:p>-848.346613556</text:p>
          </table:table-cell>
          <table:table-cell office:value-type="string" calcext:value-type="string">
            <text:p><text:s/>running time</text:p>
          </table:table-cell>
          <table:table-cell office:value-type="float" office:value="9.43285012245" calcext:value-type="float">
            <text:p>9.43285012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87.543457421" calcext:value-type="float">
            <text:p>-687.543457421</text:p>
          </table:table-cell>
          <table:table-cell office:value-type="string" calcext:value-type="string">
            <text:p><text:s/>running time</text:p>
          </table:table-cell>
          <table:table-cell office:value-type="float" office:value="6.25424695015" calcext:value-type="float">
            <text:p>6.25424695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7.18818148" calcext:value-type="float">
            <text:p>-1187.18818148</text:p>
          </table:table-cell>
          <table:table-cell office:value-type="string" calcext:value-type="string">
            <text:p><text:s/>running time</text:p>
          </table:table-cell>
          <table:table-cell office:value-type="float" office:value="2.60105419159" calcext:value-type="float">
            <text:p>2.60105419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6.049721794" calcext:value-type="float">
            <text:p>-886.049721794</text:p>
          </table:table-cell>
          <table:table-cell office:value-type="string" calcext:value-type="string">
            <text:p><text:s/>running time</text:p>
          </table:table-cell>
          <table:table-cell office:value-type="float" office:value="4.6062169075" calcext:value-type="float">
            <text:p>4.60621690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8.13064237" calcext:value-type="float">
            <text:p>-1198.13064237</text:p>
          </table:table-cell>
          <table:table-cell office:value-type="string" calcext:value-type="string">
            <text:p><text:s/>running time</text:p>
          </table:table-cell>
          <table:table-cell office:value-type="float" office:value="4.59335017204" calcext:value-type="float">
            <text:p>4.5933501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0.961707817" calcext:value-type="float">
            <text:p>-920.961707817</text:p>
          </table:table-cell>
          <table:table-cell office:value-type="string" calcext:value-type="string">
            <text:p><text:s/>running time</text:p>
          </table:table-cell>
          <table:table-cell office:value-type="float" office:value="78.4032390118" calcext:value-type="float">
            <text:p>78.40323901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7.83825679" calcext:value-type="float">
            <text:p>-1377.83825679</text:p>
          </table:table-cell>
          <table:table-cell office:value-type="string" calcext:value-type="string">
            <text:p><text:s/>running time</text:p>
          </table:table-cell>
          <table:table-cell office:value-type="float" office:value="3.16792392731" calcext:value-type="float">
            <text:p>3.16792392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8.64593577" calcext:value-type="float">
            <text:p>-1058.64593577</text:p>
          </table:table-cell>
          <table:table-cell office:value-type="string" calcext:value-type="string">
            <text:p><text:s/>running time</text:p>
          </table:table-cell>
          <table:table-cell office:value-type="float" office:value="2.92849397659" calcext:value-type="float">
            <text:p>2.92849397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05.54174864" calcext:value-type="float">
            <text:p>-1005.54174864</text:p>
          </table:table-cell>
          <table:table-cell office:value-type="string" calcext:value-type="string">
            <text:p><text:s/>running time</text:p>
          </table:table-cell>
          <table:table-cell office:value-type="float" office:value="14.5168919563" calcext:value-type="float">
            <text:p>14.51689195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0.62938856" calcext:value-type="float">
            <text:p>-1190.62938856</text:p>
          </table:table-cell>
          <table:table-cell office:value-type="string" calcext:value-type="string">
            <text:p><text:s/>running time</text:p>
          </table:table-cell>
          <table:table-cell office:value-type="float" office:value="5.15875196457" calcext:value-type="float">
            <text:p>5.15875196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0.9475483" calcext:value-type="float">
            <text:p>-1050.9475483</text:p>
          </table:table-cell>
          <table:table-cell office:value-type="string" calcext:value-type="string">
            <text:p><text:s/>running time</text:p>
          </table:table-cell>
          <table:table-cell office:value-type="float" office:value="8.04736113548" calcext:value-type="float">
            <text:p>8.04736113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1.747318839" calcext:value-type="float">
            <text:p>-721.747318839</text:p>
          </table:table-cell>
          <table:table-cell office:value-type="string" calcext:value-type="string">
            <text:p><text:s/>running time</text:p>
          </table:table-cell>
          <table:table-cell office:value-type="float" office:value="4.3549990654" calcext:value-type="float">
            <text:p>4.35499906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9.413158492" calcext:value-type="float">
            <text:p>-889.413158492</text:p>
          </table:table-cell>
          <table:table-cell office:value-type="string" calcext:value-type="string">
            <text:p><text:s/>running time</text:p>
          </table:table-cell>
          <table:table-cell office:value-type="float" office:value="3.06726980209" calcext:value-type="float">
            <text:p>3.06726980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81.414663491" calcext:value-type="float">
            <text:p>-781.414663491</text:p>
          </table:table-cell>
          <table:table-cell office:value-type="string" calcext:value-type="string">
            <text:p><text:s/>running time</text:p>
          </table:table-cell>
          <table:table-cell office:value-type="float" office:value="16.6229560375" calcext:value-type="float">
            <text:p>16.62295603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41.74501174" calcext:value-type="float">
            <text:p>-1241.74501174</text:p>
          </table:table-cell>
          <table:table-cell office:value-type="string" calcext:value-type="string">
            <text:p><text:s/>running time</text:p>
          </table:table-cell>
          <table:table-cell office:value-type="float" office:value="3.10886406898" calcext:value-type="float">
            <text:p>3.1088640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17.60427114" calcext:value-type="float">
            <text:p>-617.60427114</text:p>
          </table:table-cell>
          <table:table-cell office:value-type="string" calcext:value-type="string">
            <text:p><text:s/>running time</text:p>
          </table:table-cell>
          <table:table-cell office:value-type="float" office:value="9.24135398865" calcext:value-type="float">
            <text:p>9.24135398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8.83684376" calcext:value-type="float">
            <text:p>-1098.83684376</text:p>
          </table:table-cell>
          <table:table-cell office:value-type="string" calcext:value-type="string">
            <text:p><text:s/>running time</text:p>
          </table:table-cell>
          <table:table-cell office:value-type="float" office:value="1.85847091675" calcext:value-type="float">
            <text:p>1.85847091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9.803397066" calcext:value-type="float">
            <text:p>-939.803397066</text:p>
          </table:table-cell>
          <table:table-cell office:value-type="string" calcext:value-type="string">
            <text:p><text:s/>running time</text:p>
          </table:table-cell>
          <table:table-cell office:value-type="float" office:value="10.7881531715" calcext:value-type="float">
            <text:p>10.78815317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9.70087631" calcext:value-type="float">
            <text:p>-1069.70087631</text:p>
          </table:table-cell>
          <table:table-cell office:value-type="string" calcext:value-type="string">
            <text:p><text:s/>running time</text:p>
          </table:table-cell>
          <table:table-cell office:value-type="float" office:value="2.42327785492" calcext:value-type="float">
            <text:p>2.42327785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293009758" calcext:value-type="float">
            <text:p>0.07293009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879189968109" calcext:value-type="float">
            <text:p>0.08791899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10347986221" calcext:value-type="float">
            <text:p>0.11034798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0891110897064" calcext:value-type="float">
            <text:p>0.08911108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830249786377" calcext:value-type="float">
            <text:p>0.08302497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089282989502" calcext:value-type="float">
            <text:p>0.08928298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58461856842" calcext:value-type="float">
            <text:p>0.08584618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1429977417" calcext:value-type="float">
            <text:p>0.06142997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0980269908905" calcext:value-type="float">
            <text:p>0.09802699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0946791172028" calcext:value-type="float">
            <text:p>0.09467911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545189380646" calcext:value-type="float">
            <text:p>0.05451893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111210107803" calcext:value-type="float">
            <text:p>0.11121010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84939956665" calcext:value-type="float">
            <text:p>0.08493995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0970211029053" calcext:value-type="float">
            <text:p>0.09702110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2763175964" calcext:value-type="float">
            <text:p>0.1027631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108933925629" calcext:value-type="float">
            <text:p>0.10893392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671660900116" calcext:value-type="float">
            <text:p>0.067166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0656008720398" calcext:value-type="float">
            <text:p>0.0656008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50403022766" calcext:value-type="float">
            <text:p>0.15040302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081768989563" calcext:value-type="float">
            <text:p>0.08176898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0926821231842" calcext:value-type="float">
            <text:p>0.09268212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605480670929" calcext:value-type="float">
            <text:p>0.06054806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0744597911835" calcext:value-type="float">
            <text:p>0.07445979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100470066071" calcext:value-type="float">
            <text:p>0.10047006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086807012558" calcext:value-type="float">
            <text:p>0.08680701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0820031166077" calcext:value-type="float">
            <text:p>0.08200311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901620388031" calcext:value-type="float">
            <text:p>0.09016203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17721176147" calcext:value-type="float">
            <text:p>0.05177211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0880889892578" calcext:value-type="float">
            <text:p>0.08808898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0717599391937" calcext:value-type="float">
            <text:p>0.07175993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0856370925903" calcext:value-type="float">
            <text:p>0.08563709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884871482849" calcext:value-type="float">
            <text:p>0.08848714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823781490326" calcext:value-type="float">
            <text:p>0.0823781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770161151886" calcext:value-type="float">
            <text:p>0.07701611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0844528675079" calcext:value-type="float">
            <text:p>0.08445286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726780891418" calcext:value-type="float">
            <text:p>0.07267808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100057125092" calcext:value-type="float">
            <text:p>0.10005712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40759277344" calcext:value-type="float">
            <text:p>0.08407592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0962190628052" calcext:value-type="float">
            <text:p>0.09621906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101642847061" calcext:value-type="float">
            <text:p>0.10164284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784029960632" calcext:value-type="float">
            <text:p>0.07840299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893280506134" calcext:value-type="float">
            <text:p>0.08932805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963220596313" calcext:value-type="float">
            <text:p>0.09632205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07719326019" calcext:value-type="float">
            <text:p>0.07077193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847909450531" calcext:value-type="float">
            <text:p>0.08479094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598912239075" calcext:value-type="float">
            <text:p>0.05989122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0904109477997" calcext:value-type="float">
            <text:p>0.09041094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15639781952" calcext:value-type="float">
            <text:p>0.05156397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885481834412" calcext:value-type="float">
            <text:p>0.08854818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8136677742" calcext:value-type="float">
            <text:p>0.08136677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416691466" calcext:value-type="float">
            <text:p>-744.416691466</text:p>
          </table:table-cell>
          <table:table-cell office:value-type="string" calcext:value-type="string">
            <text:p><text:s/>running time</text:p>
          </table:table-cell>
          <table:table-cell office:value-type="float" office:value="0.936813831329" calcext:value-type="float">
            <text:p>0.93681383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1.196642902" calcext:value-type="float">
            <text:p>-521.196642902</text:p>
          </table:table-cell>
          <table:table-cell office:value-type="string" calcext:value-type="string">
            <text:p><text:s/>running time</text:p>
          </table:table-cell>
          <table:table-cell office:value-type="float" office:value="0.854763031006" calcext:value-type="float">
            <text:p>0.8547630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2.137361328" calcext:value-type="float">
            <text:p>-942.137361328</text:p>
          </table:table-cell>
          <table:table-cell office:value-type="string" calcext:value-type="string">
            <text:p><text:s/>running time</text:p>
          </table:table-cell>
          <table:table-cell office:value-type="float" office:value="23.93460989" calcext:value-type="float">
            <text:p>23.934609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63.78604454" calcext:value-type="float">
            <text:p>-1163.78604454</text:p>
          </table:table-cell>
          <table:table-cell office:value-type="string" calcext:value-type="string">
            <text:p><text:s/>running time</text:p>
          </table:table-cell>
          <table:table-cell office:value-type="float" office:value="10.5599811077" calcext:value-type="float">
            <text:p>10.55998110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2.891698532" calcext:value-type="float">
            <text:p>-922.891698532</text:p>
          </table:table-cell>
          <table:table-cell office:value-type="string" calcext:value-type="string">
            <text:p><text:s/>running time</text:p>
          </table:table-cell>
          <table:table-cell office:value-type="float" office:value="5.19565486908" calcext:value-type="float">
            <text:p>5.19565486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2.757435046" calcext:value-type="float">
            <text:p>-932.757435046</text:p>
          </table:table-cell>
          <table:table-cell office:value-type="string" calcext:value-type="string">
            <text:p><text:s/>running time</text:p>
          </table:table-cell>
          <table:table-cell office:value-type="float" office:value="17.2589070797" calcext:value-type="float">
            <text:p>17.25890707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16.6991304" calcext:value-type="float">
            <text:p>-1116.6991304</text:p>
          </table:table-cell>
          <table:table-cell office:value-type="string" calcext:value-type="string">
            <text:p><text:s/>running time</text:p>
          </table:table-cell>
          <table:table-cell office:value-type="float" office:value="3.75198698044" calcext:value-type="float">
            <text:p>3.75198698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5.38796255" calcext:value-type="float">
            <text:p>-1025.38796255</text:p>
          </table:table-cell>
          <table:table-cell office:value-type="string" calcext:value-type="string">
            <text:p><text:s/>running time</text:p>
          </table:table-cell>
          <table:table-cell office:value-type="float" office:value="7.83665204048" calcext:value-type="float">
            <text:p>7.836652040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2.41587035" calcext:value-type="float">
            <text:p>-1192.41587035</text:p>
          </table:table-cell>
          <table:table-cell office:value-type="string" calcext:value-type="string">
            <text:p><text:s/>running time</text:p>
          </table:table-cell>
          <table:table-cell office:value-type="float" office:value="5.78616881371" calcext:value-type="float">
            <text:p>5.78616881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3.24413262" calcext:value-type="float">
            <text:p>-1393.24413262</text:p>
          </table:table-cell>
          <table:table-cell office:value-type="string" calcext:value-type="string">
            <text:p><text:s/>running time</text:p>
          </table:table-cell>
          <table:table-cell office:value-type="float" office:value="7.44741606712" calcext:value-type="float">
            <text:p>7.447416067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608822071" calcext:value-type="float">
            <text:p>-728.608822071</text:p>
          </table:table-cell>
          <table:table-cell office:value-type="string" calcext:value-type="string">
            <text:p><text:s/>running time</text:p>
          </table:table-cell>
          <table:table-cell office:value-type="float" office:value="20.6900429726" calcext:value-type="float">
            <text:p>20.69004297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0.4853697" calcext:value-type="float">
            <text:p>-1230.4853697</text:p>
          </table:table-cell>
          <table:table-cell office:value-type="string" calcext:value-type="string">
            <text:p><text:s/>running time</text:p>
          </table:table-cell>
          <table:table-cell office:value-type="float" office:value="14.0876059532" calcext:value-type="float">
            <text:p>14.08760595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5.043309527" calcext:value-type="float">
            <text:p>-745.043309527</text:p>
          </table:table-cell>
          <table:table-cell office:value-type="string" calcext:value-type="string">
            <text:p><text:s/>running time</text:p>
          </table:table-cell>
          <table:table-cell office:value-type="float" office:value="24.2093248367" calcext:value-type="float">
            <text:p>24.20932483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9.38960894" calcext:value-type="float">
            <text:p>-1139.38960894</text:p>
          </table:table-cell>
          <table:table-cell office:value-type="string" calcext:value-type="string">
            <text:p><text:s/>running time</text:p>
          </table:table-cell>
          <table:table-cell office:value-type="float" office:value="27.9686009884" calcext:value-type="float">
            <text:p>27.96860098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1.588930513" calcext:value-type="float">
            <text:p>-881.588930513</text:p>
          </table:table-cell>
          <table:table-cell office:value-type="string" calcext:value-type="string">
            <text:p><text:s/>running time</text:p>
          </table:table-cell>
          <table:table-cell office:value-type="float" office:value="1.36744499207" calcext:value-type="float">
            <text:p>1.36744499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3.25256148" calcext:value-type="float">
            <text:p>-1133.25256148</text:p>
          </table:table-cell>
          <table:table-cell office:value-type="string" calcext:value-type="string">
            <text:p><text:s/>running time</text:p>
          </table:table-cell>
          <table:table-cell office:value-type="float" office:value="20.5420608521" calcext:value-type="float">
            <text:p>20.54206085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9.60607573" calcext:value-type="float">
            <text:p>-1079.60607573</text:p>
          </table:table-cell>
          <table:table-cell office:value-type="string" calcext:value-type="string">
            <text:p><text:s/>running time</text:p>
          </table:table-cell>
          <table:table-cell office:value-type="float" office:value="68.2940180302" calcext:value-type="float">
            <text:p>68.29401803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59.73733042" calcext:value-type="float">
            <text:p>-1059.73733042</text:p>
          </table:table-cell>
          <table:table-cell office:value-type="string" calcext:value-type="string">
            <text:p><text:s/>running time</text:p>
          </table:table-cell>
          <table:table-cell office:value-type="float" office:value="6.02013397217" calcext:value-type="float">
            <text:p>6.02013397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46.98157353" calcext:value-type="float">
            <text:p>-1346.98157353</text:p>
          </table:table-cell>
          <table:table-cell office:value-type="string" calcext:value-type="string">
            <text:p><text:s/>running time</text:p>
          </table:table-cell>
          <table:table-cell office:value-type="float" office:value="5.71089100838" calcext:value-type="float">
            <text:p>5.71089100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3.11344537" calcext:value-type="float">
            <text:p>-1073.11344537</text:p>
          </table:table-cell>
          <table:table-cell office:value-type="string" calcext:value-type="string">
            <text:p><text:s/>running time</text:p>
          </table:table-cell>
          <table:table-cell office:value-type="float" office:value="4.30745100975" calcext:value-type="float">
            <text:p>4.30745100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1.66551193" calcext:value-type="float">
            <text:p>-751.66551193</text:p>
          </table:table-cell>
          <table:table-cell office:value-type="string" calcext:value-type="string">
            <text:p><text:s/>running time</text:p>
          </table:table-cell>
          <table:table-cell office:value-type="float" office:value="36.5242300034" calcext:value-type="float">
            <text:p>36.52423000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54.62562746" calcext:value-type="float">
            <text:p>-1354.62562746</text:p>
          </table:table-cell>
          <table:table-cell office:value-type="string" calcext:value-type="string">
            <text:p><text:s/>running time</text:p>
          </table:table-cell>
          <table:table-cell office:value-type="float" office:value="3.84951806068" calcext:value-type="float">
            <text:p>3.84951806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61.215815005" calcext:value-type="float">
            <text:p>-961.215815005</text:p>
          </table:table-cell>
          <table:table-cell office:value-type="string" calcext:value-type="string">
            <text:p><text:s/>running time</text:p>
          </table:table-cell>
          <table:table-cell office:value-type="float" office:value="15.1314959526" calcext:value-type="float">
            <text:p>15.13149595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1.882538708" calcext:value-type="float">
            <text:p>-751.882538708</text:p>
          </table:table-cell>
          <table:table-cell office:value-type="string" calcext:value-type="string">
            <text:p><text:s/>running time</text:p>
          </table:table-cell>
          <table:table-cell office:value-type="float" office:value="18.8034341335" calcext:value-type="float">
            <text:p>18.80343413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7.001800532" calcext:value-type="float">
            <text:p>-937.001800532</text:p>
          </table:table-cell>
          <table:table-cell office:value-type="string" calcext:value-type="string">
            <text:p><text:s/>running time</text:p>
          </table:table-cell>
          <table:table-cell office:value-type="float" office:value="10.5659308434" calcext:value-type="float">
            <text:p>10.56593084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87.27553701" calcext:value-type="float">
            <text:p>-1387.27553701</text:p>
          </table:table-cell>
          <table:table-cell office:value-type="string" calcext:value-type="string">
            <text:p><text:s/>running time</text:p>
          </table:table-cell>
          <table:table-cell office:value-type="float" office:value="2.89255809784" calcext:value-type="float">
            <text:p>2.89255809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0.81688543" calcext:value-type="float">
            <text:p>-1130.81688543</text:p>
          </table:table-cell>
          <table:table-cell office:value-type="string" calcext:value-type="string">
            <text:p><text:s/>running time</text:p>
          </table:table-cell>
          <table:table-cell office:value-type="float" office:value="27.2649559975" calcext:value-type="float">
            <text:p>27.26495599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8.31795236" calcext:value-type="float">
            <text:p>-1208.31795236</text:p>
          </table:table-cell>
          <table:table-cell office:value-type="string" calcext:value-type="string">
            <text:p><text:s/>running time</text:p>
          </table:table-cell>
          <table:table-cell office:value-type="float" office:value="2.42528796196" calcext:value-type="float">
            <text:p>2.4252879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2.880190881" calcext:value-type="float">
            <text:p>-622.880190881</text:p>
          </table:table-cell>
          <table:table-cell office:value-type="string" calcext:value-type="string">
            <text:p><text:s/>running time</text:p>
          </table:table-cell>
          <table:table-cell office:value-type="float" office:value="4.95370793343" calcext:value-type="float">
            <text:p>4.95370793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75359496" calcext:value-type="float">
            <text:p>-744.75359496</text:p>
          </table:table-cell>
          <table:table-cell office:value-type="string" calcext:value-type="string">
            <text:p><text:s/>running time</text:p>
          </table:table-cell>
          <table:table-cell office:value-type="float" office:value="13.1897759438" calcext:value-type="float">
            <text:p>13.18977594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4.214183096" calcext:value-type="float">
            <text:p>-914.214183096</text:p>
          </table:table-cell>
          <table:table-cell office:value-type="string" calcext:value-type="string">
            <text:p><text:s/>running time</text:p>
          </table:table-cell>
          <table:table-cell office:value-type="float" office:value="37.2215380669" calcext:value-type="float">
            <text:p>37.22153806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17.379422023" calcext:value-type="float">
            <text:p>-817.379422023</text:p>
          </table:table-cell>
          <table:table-cell office:value-type="string" calcext:value-type="string">
            <text:p><text:s/>running time</text:p>
          </table:table-cell>
          <table:table-cell office:value-type="float" office:value="58.9148049355" calcext:value-type="float">
            <text:p>58.91480493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43.906855773" calcext:value-type="float">
            <text:p>-643.906855773</text:p>
          </table:table-cell>
          <table:table-cell office:value-type="string" calcext:value-type="string">
            <text:p><text:s/>running time</text:p>
          </table:table-cell>
          <table:table-cell office:value-type="float" office:value="23.6900019646" calcext:value-type="float">
            <text:p>23.69000196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7.26585488" calcext:value-type="float">
            <text:p>-1187.26585488</text:p>
          </table:table-cell>
          <table:table-cell office:value-type="string" calcext:value-type="string">
            <text:p><text:s/>running time</text:p>
          </table:table-cell>
          <table:table-cell office:value-type="float" office:value="0.761647939682" calcext:value-type="float">
            <text:p>0.76164793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76.357433404" calcext:value-type="float">
            <text:p>-876.357433404</text:p>
          </table:table-cell>
          <table:table-cell office:value-type="string" calcext:value-type="string">
            <text:p><text:s/>running time</text:p>
          </table:table-cell>
          <table:table-cell office:value-type="float" office:value="18.359716177" calcext:value-type="float">
            <text:p>18.3597161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04489578" calcext:value-type="float">
            <text:p>-1188.04489578</text:p>
          </table:table-cell>
          <table:table-cell office:value-type="string" calcext:value-type="string">
            <text:p><text:s/>running time</text:p>
          </table:table-cell>
          <table:table-cell office:value-type="float" office:value="11.1185450554" calcext:value-type="float">
            <text:p>11.11854505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09.013066196" calcext:value-type="float">
            <text:p>-909.013066196</text:p>
          </table:table-cell>
          <table:table-cell office:value-type="string" calcext:value-type="string">
            <text:p><text:s/>running time</text:p>
          </table:table-cell>
          <table:table-cell office:value-type="float" office:value="600.307801008" calcext:value-type="float">
            <text:p>600.3078010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65.41315702" calcext:value-type="float">
            <text:p>-1365.41315702</text:p>
          </table:table-cell>
          <table:table-cell office:value-type="string" calcext:value-type="string">
            <text:p><text:s/>running time</text:p>
          </table:table-cell>
          <table:table-cell office:value-type="float" office:value="3.3730609417" calcext:value-type="float">
            <text:p>3.37306094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2.02412828" calcext:value-type="float">
            <text:p>-1042.02412828</text:p>
          </table:table-cell>
          <table:table-cell office:value-type="string" calcext:value-type="string">
            <text:p><text:s/>running time</text:p>
          </table:table-cell>
          <table:table-cell office:value-type="float" office:value="9.94292902946" calcext:value-type="float">
            <text:p>9.94292902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85.852137694" calcext:value-type="float">
            <text:p>-985.852137694</text:p>
          </table:table-cell>
          <table:table-cell office:value-type="string" calcext:value-type="string">
            <text:p><text:s/>running time</text:p>
          </table:table-cell>
          <table:table-cell office:value-type="float" office:value="73.9186749458" calcext:value-type="float">
            <text:p>73.91867494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38751503" calcext:value-type="float">
            <text:p>-1188.38751503</text:p>
          </table:table-cell>
          <table:table-cell office:value-type="string" calcext:value-type="string">
            <text:p><text:s/>running time</text:p>
          </table:table-cell>
          <table:table-cell office:value-type="float" office:value="9.5554189682" calcext:value-type="float">
            <text:p>9.55541896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38.31726489" calcext:value-type="float">
            <text:p>-1038.31726489</text:p>
          </table:table-cell>
          <table:table-cell office:value-type="string" calcext:value-type="string">
            <text:p><text:s/>running time</text:p>
          </table:table-cell>
          <table:table-cell office:value-type="float" office:value="4.28443694115" calcext:value-type="float">
            <text:p>4.28443694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14.91540161" calcext:value-type="float">
            <text:p>-714.91540161</text:p>
          </table:table-cell>
          <table:table-cell office:value-type="string" calcext:value-type="string">
            <text:p><text:s/>running time</text:p>
          </table:table-cell>
          <table:table-cell office:value-type="float" office:value="10.3831138611" calcext:value-type="float">
            <text:p>10.38311386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91.546835905" calcext:value-type="float">
            <text:p>-891.546835905</text:p>
          </table:table-cell>
          <table:table-cell office:value-type="string" calcext:value-type="string">
            <text:p><text:s/>running time</text:p>
          </table:table-cell>
          <table:table-cell office:value-type="float" office:value="2.55597090721" calcext:value-type="float">
            <text:p>2.55597090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75.83001407" calcext:value-type="float">
            <text:p>-775.83001407</text:p>
          </table:table-cell>
          <table:table-cell office:value-type="string" calcext:value-type="string">
            <text:p><text:s/>running time</text:p>
          </table:table-cell>
          <table:table-cell office:value-type="float" office:value="28.9287419319" calcext:value-type="float">
            <text:p>28.92874193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7.04721961" calcext:value-type="float">
            <text:p>-1237.04721961</text:p>
          </table:table-cell>
          <table:table-cell office:value-type="string" calcext:value-type="string">
            <text:p><text:s/>running time</text:p>
          </table:table-cell>
          <table:table-cell office:value-type="float" office:value="0.881032943726" calcext:value-type="float">
            <text:p>0.88103294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02.258235781" calcext:value-type="float">
            <text:p>-602.258235781</text:p>
          </table:table-cell>
          <table:table-cell office:value-type="string" calcext:value-type="string">
            <text:p><text:s/>running time</text:p>
          </table:table-cell>
          <table:table-cell office:value-type="float" office:value="17.8688728809" calcext:value-type="float">
            <text:p>17.86887288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00.05335682" calcext:value-type="float">
            <text:p>-1100.05335682</text:p>
          </table:table-cell>
          <table:table-cell office:value-type="string" calcext:value-type="string">
            <text:p><text:s/>running time</text:p>
          </table:table-cell>
          <table:table-cell office:value-type="float" office:value="0.768249988556" calcext:value-type="float">
            <text:p>0.76824998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3.055860407" calcext:value-type="float">
            <text:p>-923.055860407</text:p>
          </table:table-cell>
          <table:table-cell office:value-type="string" calcext:value-type="string">
            <text:p><text:s/>running time</text:p>
          </table:table-cell>
          <table:table-cell office:value-type="float" office:value="4.58644413948" calcext:value-type="float">
            <text:p>4.58644413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1.0310354" calcext:value-type="float">
            <text:p>-1071.0310354</text:p>
          </table:table-cell>
          <table:table-cell office:value-type="string" calcext:value-type="string">
            <text:p><text:s/>running time</text:p>
          </table:table-cell>
          <table:table-cell office:value-type="float" office:value="1.74175310135" calcext:value-type="float">
            <text:p>1.74175310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9.071667408" calcext:value-type="float">
            <text:p>-749.071667408</text:p>
          </table:table-cell>
          <table:table-cell office:value-type="string" calcext:value-type="string">
            <text:p><text:s/>running time</text:p>
          </table:table-cell>
          <table:table-cell office:value-type="float" office:value="3.66348314285" calcext:value-type="float">
            <text:p>3.66348314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6.029992353" calcext:value-type="float">
            <text:p>-526.029992353</text:p>
          </table:table-cell>
          <table:table-cell office:value-type="string" calcext:value-type="string">
            <text:p><text:s/>running time</text:p>
          </table:table-cell>
          <table:table-cell office:value-type="float" office:value="2.7314119339" calcext:value-type="float">
            <text:p>2.73141193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6.460485471" calcext:value-type="float">
            <text:p>-946.460485471</text:p>
          </table:table-cell>
          <table:table-cell office:value-type="string" calcext:value-type="string">
            <text:p><text:s/>running time</text:p>
          </table:table-cell>
          <table:table-cell office:value-type="float" office:value="10.010876894" calcext:value-type="float">
            <text:p>10.0108768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66.11016956" calcext:value-type="float">
            <text:p>-1166.11016956</text:p>
          </table:table-cell>
          <table:table-cell office:value-type="string" calcext:value-type="string">
            <text:p><text:s/>running time</text:p>
          </table:table-cell>
          <table:table-cell office:value-type="float" office:value="8.3567199707" calcext:value-type="float">
            <text:p>8.35671997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9.075240222" calcext:value-type="float">
            <text:p>-929.075240222</text:p>
          </table:table-cell>
          <table:table-cell office:value-type="string" calcext:value-type="string">
            <text:p><text:s/>running time</text:p>
          </table:table-cell>
          <table:table-cell office:value-type="float" office:value="5.88679504395" calcext:value-type="float">
            <text:p>5.8867950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1.921064068" calcext:value-type="float">
            <text:p>-941.921064068</text:p>
          </table:table-cell>
          <table:table-cell office:value-type="string" calcext:value-type="string">
            <text:p><text:s/>running time</text:p>
          </table:table-cell>
          <table:table-cell office:value-type="float" office:value="5.60377788544" calcext:value-type="float">
            <text:p>5.60377788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9.34532061" calcext:value-type="float">
            <text:p>-1119.34532061</text:p>
          </table:table-cell>
          <table:table-cell office:value-type="string" calcext:value-type="string">
            <text:p><text:s/>running time</text:p>
          </table:table-cell>
          <table:table-cell office:value-type="float" office:value="3.4635310173" calcext:value-type="float">
            <text:p>3.46353101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2.11836842" calcext:value-type="float">
            <text:p>-1062.11836842</text:p>
          </table:table-cell>
          <table:table-cell office:value-type="string" calcext:value-type="string">
            <text:p><text:s/>running time</text:p>
          </table:table-cell>
          <table:table-cell office:value-type="float" office:value="333.424124002" calcext:value-type="float">
            <text:p>333.4241240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0.70744028" calcext:value-type="float">
            <text:p>-1190.70744028</text:p>
          </table:table-cell>
          <table:table-cell office:value-type="string" calcext:value-type="string">
            <text:p><text:s/>running time</text:p>
          </table:table-cell>
          <table:table-cell office:value-type="float" office:value="7.65429401398" calcext:value-type="float">
            <text:p>7.6542940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7.33147521" calcext:value-type="float">
            <text:p>-1397.33147521</text:p>
          </table:table-cell>
          <table:table-cell office:value-type="string" calcext:value-type="string">
            <text:p><text:s/>running time</text:p>
          </table:table-cell>
          <table:table-cell office:value-type="float" office:value="11.8054921627" calcext:value-type="float">
            <text:p>11.805492162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30.597664049" calcext:value-type="float">
            <text:p>-730.597664049</text:p>
          </table:table-cell>
          <table:table-cell office:value-type="string" calcext:value-type="string">
            <text:p><text:s/>running time</text:p>
          </table:table-cell>
          <table:table-cell office:value-type="float" office:value="11.9330449104" calcext:value-type="float">
            <text:p>11.93304491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31.86636083" calcext:value-type="float">
            <text:p>-1231.86636083</text:p>
          </table:table-cell>
          <table:table-cell office:value-type="string" calcext:value-type="string">
            <text:p><text:s/>running time</text:p>
          </table:table-cell>
          <table:table-cell office:value-type="float" office:value="4.30781888962" calcext:value-type="float">
            <text:p>4.30781888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5.944660804" calcext:value-type="float">
            <text:p>-765.944660804</text:p>
          </table:table-cell>
          <table:table-cell office:value-type="string" calcext:value-type="string">
            <text:p><text:s/>running time</text:p>
          </table:table-cell>
          <table:table-cell office:value-type="float" office:value="56.8651177883" calcext:value-type="float">
            <text:p>56.86511778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49.21715677" calcext:value-type="float">
            <text:p>-1149.21715677</text:p>
          </table:table-cell>
          <table:table-cell office:value-type="string" calcext:value-type="string">
            <text:p><text:s/>running time</text:p>
          </table:table-cell>
          <table:table-cell office:value-type="float" office:value="25.1249551773" calcext:value-type="float">
            <text:p>25.12495517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1.513242994" calcext:value-type="float">
            <text:p>-881.513242994</text:p>
          </table:table-cell>
          <table:table-cell office:value-type="string" calcext:value-type="string">
            <text:p><text:s/>running time</text:p>
          </table:table-cell>
          <table:table-cell office:value-type="float" office:value="2.76091217995" calcext:value-type="float">
            <text:p>2.760912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4.50671804" calcext:value-type="float">
            <text:p>-1134.50671804</text:p>
          </table:table-cell>
          <table:table-cell office:value-type="string" calcext:value-type="string">
            <text:p><text:s/>running time</text:p>
          </table:table-cell>
          <table:table-cell office:value-type="float" office:value="6.35974407196" calcext:value-type="float">
            <text:p>6.3597440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6.78907145" calcext:value-type="float">
            <text:p>-1096.78907145</text:p>
          </table:table-cell>
          <table:table-cell office:value-type="string" calcext:value-type="string">
            <text:p><text:s/>running time</text:p>
          </table:table-cell>
          <table:table-cell office:value-type="float" office:value="43.8360879421" calcext:value-type="float">
            <text:p>43.83608794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6.145662" calcext:value-type="float">
            <text:p>-1056.145662</text:p>
          </table:table-cell>
          <table:table-cell office:value-type="string" calcext:value-type="string">
            <text:p><text:s/>running time</text:p>
          </table:table-cell>
          <table:table-cell office:value-type="float" office:value="8.56702613831" calcext:value-type="float">
            <text:p>8.56702613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58.21410275" calcext:value-type="float">
            <text:p>-1358.21410275</text:p>
          </table:table-cell>
          <table:table-cell office:value-type="string" calcext:value-type="string">
            <text:p><text:s/>running time</text:p>
          </table:table-cell>
          <table:table-cell office:value-type="float" office:value="9.72091794014" calcext:value-type="float">
            <text:p>9.72091794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2.65820963" calcext:value-type="float">
            <text:p>-1072.65820963</text:p>
          </table:table-cell>
          <table:table-cell office:value-type="string" calcext:value-type="string">
            <text:p><text:s/>running time</text:p>
          </table:table-cell>
          <table:table-cell office:value-type="float" office:value="3.94765305519" calcext:value-type="float">
            <text:p>3.94765305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9.431324505" calcext:value-type="float">
            <text:p>-759.431324505</text:p>
          </table:table-cell>
          <table:table-cell office:value-type="string" calcext:value-type="string">
            <text:p><text:s/>running time</text:p>
          </table:table-cell>
          <table:table-cell office:value-type="float" office:value="13.5091469288" calcext:value-type="float">
            <text:p>13.50914692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52.6717932" calcext:value-type="float">
            <text:p>-1352.6717932</text:p>
          </table:table-cell>
          <table:table-cell office:value-type="string" calcext:value-type="string">
            <text:p><text:s/>running time</text:p>
          </table:table-cell>
          <table:table-cell office:value-type="float" office:value="3.36353397369" calcext:value-type="float">
            <text:p>3.36353397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74.129267622" calcext:value-type="float">
            <text:p>-974.129267622</text:p>
          </table:table-cell>
          <table:table-cell office:value-type="string" calcext:value-type="string">
            <text:p><text:s/>running time</text:p>
          </table:table-cell>
          <table:table-cell office:value-type="float" office:value="5.20622110367" calcext:value-type="float">
            <text:p>5.20622110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64.906409148" calcext:value-type="float">
            <text:p>-864.906409148</text:p>
          </table:table-cell>
          <table:table-cell office:value-type="string" calcext:value-type="string">
            <text:p><text:s/>running time</text:p>
          </table:table-cell>
          <table:table-cell office:value-type="float" office:value="28.5048029423" calcext:value-type="float">
            <text:p>28.50480294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0.964385347" calcext:value-type="float">
            <text:p>-940.964385347</text:p>
          </table:table-cell>
          <table:table-cell office:value-type="string" calcext:value-type="string">
            <text:p><text:s/>running time</text:p>
          </table:table-cell>
          <table:table-cell office:value-type="float" office:value="6.45136404037" calcext:value-type="float">
            <text:p>6.45136404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87.11098211" calcext:value-type="float">
            <text:p>-1387.11098211</text:p>
          </table:table-cell>
          <table:table-cell office:value-type="string" calcext:value-type="string">
            <text:p><text:s/>running time</text:p>
          </table:table-cell>
          <table:table-cell office:value-type="float" office:value="3.02727293968" calcext:value-type="float">
            <text:p>3.02727293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0.41633298" calcext:value-type="float">
            <text:p>-1130.41633298</text:p>
          </table:table-cell>
          <table:table-cell office:value-type="string" calcext:value-type="string">
            <text:p><text:s/>running time</text:p>
          </table:table-cell>
          <table:table-cell office:value-type="float" office:value="5.09108281136" calcext:value-type="float">
            <text:p>5.09108281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11.67863017" calcext:value-type="float">
            <text:p>-1211.67863017</text:p>
          </table:table-cell>
          <table:table-cell office:value-type="string" calcext:value-type="string">
            <text:p><text:s/>running time</text:p>
          </table:table-cell>
          <table:table-cell office:value-type="float" office:value="2.24594497681" calcext:value-type="float">
            <text:p>2.24594497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73.259648585" calcext:value-type="float">
            <text:p>-673.259648585</text:p>
          </table:table-cell>
          <table:table-cell office:value-type="string" calcext:value-type="string">
            <text:p><text:s/>running time</text:p>
          </table:table-cell>
          <table:table-cell office:value-type="float" office:value="8.09917211533" calcext:value-type="float">
            <text:p>8.099172115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6.34150877" calcext:value-type="float">
            <text:p>-746.34150877</text:p>
          </table:table-cell>
          <table:table-cell office:value-type="string" calcext:value-type="string">
            <text:p><text:s/>running time</text:p>
          </table:table-cell>
          <table:table-cell office:value-type="float" office:value="3.4209728241" calcext:value-type="float">
            <text:p>3.42097282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19.327937711" calcext:value-type="float">
            <text:p>-919.327937711</text:p>
          </table:table-cell>
          <table:table-cell office:value-type="string" calcext:value-type="string">
            <text:p><text:s/>running time</text:p>
          </table:table-cell>
          <table:table-cell office:value-type="float" office:value="55.7907328606" calcext:value-type="float">
            <text:p>55.79073286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42.752324373" calcext:value-type="float">
            <text:p>-842.752324373</text:p>
          </table:table-cell>
          <table:table-cell office:value-type="string" calcext:value-type="string">
            <text:p><text:s/>running time</text:p>
          </table:table-cell>
          <table:table-cell office:value-type="float" office:value="7.62233185768" calcext:value-type="float">
            <text:p>7.62233185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86.563528659" calcext:value-type="float">
            <text:p>-686.563528659</text:p>
          </table:table-cell>
          <table:table-cell office:value-type="string" calcext:value-type="string">
            <text:p><text:s/>running time</text:p>
          </table:table-cell>
          <table:table-cell office:value-type="float" office:value="6.67039299011" calcext:value-type="float">
            <text:p>6.67039299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6.02371407" calcext:value-type="float">
            <text:p>-1196.02371407</text:p>
          </table:table-cell>
          <table:table-cell office:value-type="string" calcext:value-type="string">
            <text:p><text:s/>running time</text:p>
          </table:table-cell>
          <table:table-cell office:value-type="float" office:value="2.76546001434" calcext:value-type="float">
            <text:p>2.76546001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5.606064095" calcext:value-type="float">
            <text:p>-885.606064095</text:p>
          </table:table-cell>
          <table:table-cell office:value-type="string" calcext:value-type="string">
            <text:p><text:s/>running time</text:p>
          </table:table-cell>
          <table:table-cell office:value-type="float" office:value="4.14692306519" calcext:value-type="float">
            <text:p>4.14692306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9.33853898" calcext:value-type="float">
            <text:p>-1209.33853898</text:p>
          </table:table-cell>
          <table:table-cell office:value-type="string" calcext:value-type="string">
            <text:p><text:s/>running time</text:p>
          </table:table-cell>
          <table:table-cell office:value-type="float" office:value="4.85074710846" calcext:value-type="float">
            <text:p>4.850747108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0.412429881" calcext:value-type="float">
            <text:p>-920.412429881</text:p>
          </table:table-cell>
          <table:table-cell office:value-type="string" calcext:value-type="string">
            <text:p><text:s/>running time</text:p>
          </table:table-cell>
          <table:table-cell office:value-type="float" office:value="64.1963918209" calcext:value-type="float">
            <text:p>64.19639182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3.3959144" calcext:value-type="float">
            <text:p>-1373.3959144</text:p>
          </table:table-cell>
          <table:table-cell office:value-type="string" calcext:value-type="string">
            <text:p><text:s/>running time</text:p>
          </table:table-cell>
          <table:table-cell office:value-type="float" office:value="3.7879140377" calcext:value-type="float">
            <text:p>3.78791403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9.48926905" calcext:value-type="float">
            <text:p>-1059.48926905</text:p>
          </table:table-cell>
          <table:table-cell office:value-type="string" calcext:value-type="string">
            <text:p><text:s/>running time</text:p>
          </table:table-cell>
          <table:table-cell office:value-type="float" office:value="3.54517292976" calcext:value-type="float">
            <text:p>3.54517292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08.12168909" calcext:value-type="float">
            <text:p>-1008.12168909</text:p>
          </table:table-cell>
          <table:table-cell office:value-type="string" calcext:value-type="string">
            <text:p><text:s/>running time</text:p>
          </table:table-cell>
          <table:table-cell office:value-type="float" office:value="18.6256740093" calcext:value-type="float">
            <text:p>18.62567400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0.29105326" calcext:value-type="float">
            <text:p>-1190.29105326</text:p>
          </table:table-cell>
          <table:table-cell office:value-type="string" calcext:value-type="string">
            <text:p><text:s/>running time</text:p>
          </table:table-cell>
          <table:table-cell office:value-type="float" office:value="7.23998999596" calcext:value-type="float">
            <text:p>7.2399899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0.90335311" calcext:value-type="float">
            <text:p>-1050.90335311</text:p>
          </table:table-cell>
          <table:table-cell office:value-type="string" calcext:value-type="string">
            <text:p><text:s/>running time</text:p>
          </table:table-cell>
          <table:table-cell office:value-type="float" office:value="4.33903503418" calcext:value-type="float">
            <text:p>4.33903503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18.930007094" calcext:value-type="float">
            <text:p>-718.930007094</text:p>
          </table:table-cell>
          <table:table-cell office:value-type="string" calcext:value-type="string">
            <text:p><text:s/>running time</text:p>
          </table:table-cell>
          <table:table-cell office:value-type="float" office:value="4.73392915726" calcext:value-type="float">
            <text:p>4.73392915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1.360626405" calcext:value-type="float">
            <text:p>-891.360626405</text:p>
          </table:table-cell>
          <table:table-cell office:value-type="string" calcext:value-type="string">
            <text:p><text:s/>running time</text:p>
          </table:table-cell>
          <table:table-cell office:value-type="float" office:value="3.46495103836" calcext:value-type="float">
            <text:p>3.46495103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81.052669594" calcext:value-type="float">
            <text:p>-781.052669594</text:p>
          </table:table-cell>
          <table:table-cell office:value-type="string" calcext:value-type="string">
            <text:p><text:s/>running time</text:p>
          </table:table-cell>
          <table:table-cell office:value-type="float" office:value="19.8988428116" calcext:value-type="float">
            <text:p>19.89884281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41.54404232" calcext:value-type="float">
            <text:p>-1241.54404232</text:p>
          </table:table-cell>
          <table:table-cell office:value-type="string" calcext:value-type="string">
            <text:p><text:s/>running time</text:p>
          </table:table-cell>
          <table:table-cell office:value-type="float" office:value="3.57909393311" calcext:value-type="float">
            <text:p>3.57909393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14.617004358" calcext:value-type="float">
            <text:p>-614.617004358</text:p>
          </table:table-cell>
          <table:table-cell office:value-type="string" calcext:value-type="string">
            <text:p><text:s/>running time</text:p>
          </table:table-cell>
          <table:table-cell office:value-type="float" office:value="12.3164699078" calcext:value-type="float">
            <text:p>12.31646990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8.1893403" calcext:value-type="float">
            <text:p>-1098.1893403</text:p>
          </table:table-cell>
          <table:table-cell office:value-type="string" calcext:value-type="string">
            <text:p><text:s/>running time</text:p>
          </table:table-cell>
          <table:table-cell office:value-type="float" office:value="2.0368039608" calcext:value-type="float">
            <text:p>2.03680396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2.937570907" calcext:value-type="float">
            <text:p>-942.937570907</text:p>
          </table:table-cell>
          <table:table-cell office:value-type="string" calcext:value-type="string">
            <text:p><text:s/>running time</text:p>
          </table:table-cell>
          <table:table-cell office:value-type="float" office:value="24.3970079422" calcext:value-type="float">
            <text:p>24.39700794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2.4877664" calcext:value-type="float">
            <text:p>-1072.4877664</text:p>
          </table:table-cell>
          <table:table-cell office:value-type="string" calcext:value-type="string">
            <text:p><text:s/>running time</text:p>
          </table:table-cell>
          <table:table-cell office:value-type="float" office:value="2.33565497398" calcext:value-type="float">
            <text:p>2.3356549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33201503754" calcext:value-type="float">
            <text:p>0.07332015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900650024414" calcext:value-type="float">
            <text:p>0.09006500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09040021896" calcext:value-type="float">
            <text:p>0.10904002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0899350643158" calcext:value-type="float">
            <text:p>0.08993506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84440946579" calcext:value-type="float">
            <text:p>0.08444094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0885388851166" calcext:value-type="float">
            <text:p>0.08853888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61701965332" calcext:value-type="float">
            <text:p>0.08617019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21910095215" calcext:value-type="float">
            <text:p>0.06219100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0978140830994" calcext:value-type="float">
            <text:p>0.09781408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0951411724091" calcext:value-type="float">
            <text:p>0.09514117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558168888092" calcext:value-type="float">
            <text:p>0.05581688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077889919281" calcext:value-type="float">
            <text:p>0.07788991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680329799652" calcext:value-type="float">
            <text:p>0.068032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0977551937103" calcext:value-type="float">
            <text:p>0.09775519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1197957993" calcext:value-type="float">
            <text:p>0.1011979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0639479160309" calcext:value-type="float">
            <text:p>0.0639479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674231052399" calcext:value-type="float">
            <text:p>0.06742310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107880115509" calcext:value-type="float">
            <text:p>0.10788011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50987148285" calcext:value-type="float">
            <text:p>0.15098714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0864610671997" calcext:value-type="float">
            <text:p>0.08646106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0943460464478" calcext:value-type="float">
            <text:p>0.09434604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6081199646" calcext:value-type="float">
            <text:p>0.06081199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0892341136932" calcext:value-type="float">
            <text:p>0.08923411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113588809967" calcext:value-type="float">
            <text:p>0.113588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100305080414" calcext:value-type="float">
            <text:p>0.10030508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0822110176086" calcext:value-type="float">
            <text:p>0.08221101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900897979736" calcext:value-type="float">
            <text:p>0.0900897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1717042923" calcext:value-type="float">
            <text:p>0.05171704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13223695755" calcext:value-type="float">
            <text:p>0.13223695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072643995285" calcext:value-type="float">
            <text:p>0.072643995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0867669582367" calcext:value-type="float">
            <text:p>0.08676695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100739002228" calcext:value-type="float">
            <text:p>0.10073900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841269493103" calcext:value-type="float">
            <text:p>0.08412694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765788555145" calcext:value-type="float">
            <text:p>0.07657885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0858669281006" calcext:value-type="float">
            <text:p>0.08586692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724699497223" calcext:value-type="float">
            <text:p>0.07246994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0985329151154" calcext:value-type="float">
            <text:p>0.09853291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38260650635" calcext:value-type="float">
            <text:p>0.08382606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0960991382599" calcext:value-type="float">
            <text:p>0.09609913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11350607872" calcext:value-type="float">
            <text:p>0.11350607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780870914459" calcext:value-type="float">
            <text:p>0.07808709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890419483185" calcext:value-type="float">
            <text:p>0.08904194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834331512451" calcext:value-type="float">
            <text:p>0.08343315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10048675537" calcext:value-type="float">
            <text:p>0.07100486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950999259949" calcext:value-type="float">
            <text:p>0.0950999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595288276672" calcext:value-type="float">
            <text:p>0.05952882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0897359848022" calcext:value-type="float">
            <text:p>0.08973598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15398979187" calcext:value-type="float">
            <text:p>0.05153989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837528705597" calcext:value-type="float">
            <text:p>0.08375287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805060863495" calcext:value-type="float">
            <text:p>0.08050608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3.992534887" calcext:value-type="float">
            <text:p>-743.992534887</text:p>
          </table:table-cell>
          <table:table-cell office:value-type="string" calcext:value-type="string">
            <text:p><text:s/>running time</text:p>
          </table:table-cell>
          <table:table-cell office:value-type="float" office:value="1.39759898186" calcext:value-type="float">
            <text:p>1.39759898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0.923674923" calcext:value-type="float">
            <text:p>-520.923674923</text:p>
          </table:table-cell>
          <table:table-cell office:value-type="string" calcext:value-type="string">
            <text:p><text:s/>running time</text:p>
          </table:table-cell>
          <table:table-cell office:value-type="float" office:value="0.994575023651" calcext:value-type="float">
            <text:p>0.99457502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4.674863845" calcext:value-type="float">
            <text:p>-944.674863845</text:p>
          </table:table-cell>
          <table:table-cell office:value-type="string" calcext:value-type="string">
            <text:p><text:s/>running time</text:p>
          </table:table-cell>
          <table:table-cell office:value-type="float" office:value="34.363697052" calcext:value-type="float">
            <text:p>34.3636970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62.98291966" calcext:value-type="float">
            <text:p>-1162.98291966</text:p>
          </table:table-cell>
          <table:table-cell office:value-type="string" calcext:value-type="string">
            <text:p><text:s/>running time</text:p>
          </table:table-cell>
          <table:table-cell office:value-type="float" office:value="8.79926419258" calcext:value-type="float">
            <text:p>8.79926419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3.445203627" calcext:value-type="float">
            <text:p>-923.445203627</text:p>
          </table:table-cell>
          <table:table-cell office:value-type="string" calcext:value-type="string">
            <text:p><text:s/>running time</text:p>
          </table:table-cell>
          <table:table-cell office:value-type="float" office:value="4.59610199928" calcext:value-type="float">
            <text:p>4.59610199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3.329362529" calcext:value-type="float">
            <text:p>-933.329362529</text:p>
          </table:table-cell>
          <table:table-cell office:value-type="string" calcext:value-type="string">
            <text:p><text:s/>running time</text:p>
          </table:table-cell>
          <table:table-cell office:value-type="float" office:value="13.2927219868" calcext:value-type="float">
            <text:p>13.29272198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12.65202064" calcext:value-type="float">
            <text:p>-1112.65202064</text:p>
          </table:table-cell>
          <table:table-cell office:value-type="string" calcext:value-type="string">
            <text:p><text:s/>running time</text:p>
          </table:table-cell>
          <table:table-cell office:value-type="float" office:value="3.51607394218" calcext:value-type="float">
            <text:p>3.51607394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7.02167692" calcext:value-type="float">
            <text:p>-1027.02167692</text:p>
          </table:table-cell>
          <table:table-cell office:value-type="string" calcext:value-type="string">
            <text:p><text:s/>running time</text:p>
          </table:table-cell>
          <table:table-cell office:value-type="float" office:value="13.1110210419" calcext:value-type="float">
            <text:p>13.11102104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1.67646541" calcext:value-type="float">
            <text:p>-1191.67646541</text:p>
          </table:table-cell>
          <table:table-cell office:value-type="string" calcext:value-type="string">
            <text:p><text:s/>running time</text:p>
          </table:table-cell>
          <table:table-cell office:value-type="float" office:value="9.36440682411" calcext:value-type="float">
            <text:p>9.36440682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3.628393" calcext:value-type="float">
            <text:p>-1393.628393</text:p>
          </table:table-cell>
          <table:table-cell office:value-type="string" calcext:value-type="string">
            <text:p><text:s/>running time</text:p>
          </table:table-cell>
          <table:table-cell office:value-type="float" office:value="28.31554389" calcext:value-type="float">
            <text:p>28.315543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58567684" calcext:value-type="float">
            <text:p>-728.58567684</text:p>
          </table:table-cell>
          <table:table-cell office:value-type="string" calcext:value-type="string">
            <text:p><text:s/>running time</text:p>
          </table:table-cell>
          <table:table-cell office:value-type="float" office:value="17.0035340786" calcext:value-type="float">
            <text:p>17.00353407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29.97591524" calcext:value-type="float">
            <text:p>-1229.97591524</text:p>
          </table:table-cell>
          <table:table-cell office:value-type="string" calcext:value-type="string">
            <text:p><text:s/>running time</text:p>
          </table:table-cell>
          <table:table-cell office:value-type="float" office:value="6.43684601784" calcext:value-type="float">
            <text:p>6.43684601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250329464" calcext:value-type="float">
            <text:p>-744.250329464</text:p>
          </table:table-cell>
          <table:table-cell office:value-type="string" calcext:value-type="string">
            <text:p><text:s/>running time</text:p>
          </table:table-cell>
          <table:table-cell office:value-type="float" office:value="24.8308680058" calcext:value-type="float">
            <text:p>24.83086800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8.5378173" calcext:value-type="float">
            <text:p>-1138.5378173</text:p>
          </table:table-cell>
          <table:table-cell office:value-type="string" calcext:value-type="string">
            <text:p><text:s/>running time</text:p>
          </table:table-cell>
          <table:table-cell office:value-type="float" office:value="31.5581960678" calcext:value-type="float">
            <text:p>31.55819606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1.612476605" calcext:value-type="float">
            <text:p>-881.612476605</text:p>
          </table:table-cell>
          <table:table-cell office:value-type="string" calcext:value-type="string">
            <text:p><text:s/>running time</text:p>
          </table:table-cell>
          <table:table-cell office:value-type="float" office:value="2.44352698326" calcext:value-type="float">
            <text:p>2.443526983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1.77821568" calcext:value-type="float">
            <text:p>-1131.77821568</text:p>
          </table:table-cell>
          <table:table-cell office:value-type="string" calcext:value-type="string">
            <text:p><text:s/>running time</text:p>
          </table:table-cell>
          <table:table-cell office:value-type="float" office:value="31.0020520687" calcext:value-type="float">
            <text:p>31.00205206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8.3914755" calcext:value-type="float">
            <text:p>-1078.3914755</text:p>
          </table:table-cell>
          <table:table-cell office:value-type="string" calcext:value-type="string">
            <text:p><text:s/>running time</text:p>
          </table:table-cell>
          <table:table-cell office:value-type="float" office:value="72.2995960712" calcext:value-type="float">
            <text:p>72.29959607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56.84341047" calcext:value-type="float">
            <text:p>-1056.84341047</text:p>
          </table:table-cell>
          <table:table-cell office:value-type="string" calcext:value-type="string">
            <text:p><text:s/>running time</text:p>
          </table:table-cell>
          <table:table-cell office:value-type="float" office:value="7.06213784218" calcext:value-type="float">
            <text:p>7.06213784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45.38749474" calcext:value-type="float">
            <text:p>-1345.38749474</text:p>
          </table:table-cell>
          <table:table-cell office:value-type="string" calcext:value-type="string">
            <text:p><text:s/>running time</text:p>
          </table:table-cell>
          <table:table-cell office:value-type="float" office:value="5.44206404686" calcext:value-type="float">
            <text:p>5.44206404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2.83743778" calcext:value-type="float">
            <text:p>-1072.83743778</text:p>
          </table:table-cell>
          <table:table-cell office:value-type="string" calcext:value-type="string">
            <text:p><text:s/>running time</text:p>
          </table:table-cell>
          <table:table-cell office:value-type="float" office:value="6.45754694939" calcext:value-type="float">
            <text:p>6.45754694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0.608404573" calcext:value-type="float">
            <text:p>-750.608404573</text:p>
          </table:table-cell>
          <table:table-cell office:value-type="string" calcext:value-type="string">
            <text:p><text:s/>running time</text:p>
          </table:table-cell>
          <table:table-cell office:value-type="float" office:value="94.3951458931" calcext:value-type="float">
            <text:p>94.39514589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56.62337314" calcext:value-type="float">
            <text:p>-1356.62337314</text:p>
          </table:table-cell>
          <table:table-cell office:value-type="string" calcext:value-type="string">
            <text:p><text:s/>running time</text:p>
          </table:table-cell>
          <table:table-cell office:value-type="float" office:value="3.43685793877" calcext:value-type="float">
            <text:p>3.43685793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59.790958925" calcext:value-type="float">
            <text:p>-959.790958925</text:p>
          </table:table-cell>
          <table:table-cell office:value-type="string" calcext:value-type="string">
            <text:p><text:s/>running time</text:p>
          </table:table-cell>
          <table:table-cell office:value-type="float" office:value="17.2711799145" calcext:value-type="float">
            <text:p>17.27117991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0.148595545" calcext:value-type="float">
            <text:p>-750.148595545</text:p>
          </table:table-cell>
          <table:table-cell office:value-type="string" calcext:value-type="string">
            <text:p><text:s/>running time</text:p>
          </table:table-cell>
          <table:table-cell office:value-type="float" office:value="36.7003650665" calcext:value-type="float">
            <text:p>36.70036506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5.996909511" calcext:value-type="float">
            <text:p>-935.996909511</text:p>
          </table:table-cell>
          <table:table-cell office:value-type="string" calcext:value-type="string">
            <text:p><text:s/>running time</text:p>
          </table:table-cell>
          <table:table-cell office:value-type="float" office:value="12.3108561039" calcext:value-type="float">
            <text:p>12.31085610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0.24125973" calcext:value-type="float">
            <text:p>-1390.24125973</text:p>
          </table:table-cell>
          <table:table-cell office:value-type="string" calcext:value-type="string">
            <text:p><text:s/>running time</text:p>
          </table:table-cell>
          <table:table-cell office:value-type="float" office:value="4.52525901794" calcext:value-type="float">
            <text:p>4.52525901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3.37297497" calcext:value-type="float">
            <text:p>-1133.37297497</text:p>
          </table:table-cell>
          <table:table-cell office:value-type="string" calcext:value-type="string">
            <text:p><text:s/>running time</text:p>
          </table:table-cell>
          <table:table-cell office:value-type="float" office:value="28.2044510841" calcext:value-type="float">
            <text:p>28.20445108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8.47665051" calcext:value-type="float">
            <text:p>-1208.47665051</text:p>
          </table:table-cell>
          <table:table-cell office:value-type="string" calcext:value-type="string">
            <text:p><text:s/>running time</text:p>
          </table:table-cell>
          <table:table-cell office:value-type="float" office:value="2.35510516167" calcext:value-type="float">
            <text:p>2.35510516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2.91472947" calcext:value-type="float">
            <text:p>-622.91472947</text:p>
          </table:table-cell>
          <table:table-cell office:value-type="string" calcext:value-type="string">
            <text:p><text:s/>running time</text:p>
          </table:table-cell>
          <table:table-cell office:value-type="float" office:value="4.98749995232" calcext:value-type="float">
            <text:p>4.98749995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2.673647672" calcext:value-type="float">
            <text:p>-742.673647672</text:p>
          </table:table-cell>
          <table:table-cell office:value-type="string" calcext:value-type="string">
            <text:p><text:s/>running time</text:p>
          </table:table-cell>
          <table:table-cell office:value-type="float" office:value="4.38489890099" calcext:value-type="float">
            <text:p>4.3848989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3.544271739" calcext:value-type="float">
            <text:p>-913.544271739</text:p>
          </table:table-cell>
          <table:table-cell office:value-type="string" calcext:value-type="string">
            <text:p><text:s/>running time</text:p>
          </table:table-cell>
          <table:table-cell office:value-type="float" office:value="49.360738039" calcext:value-type="float">
            <text:p>49.3607380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14.37988679" calcext:value-type="float">
            <text:p>-814.37988679</text:p>
          </table:table-cell>
          <table:table-cell office:value-type="string" calcext:value-type="string">
            <text:p><text:s/>running time</text:p>
          </table:table-cell>
          <table:table-cell office:value-type="float" office:value="25.2343599796" calcext:value-type="float">
            <text:p>25.23435997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44.959038017" calcext:value-type="float">
            <text:p>-644.959038017</text:p>
          </table:table-cell>
          <table:table-cell office:value-type="string" calcext:value-type="string">
            <text:p><text:s/>running time</text:p>
          </table:table-cell>
          <table:table-cell office:value-type="float" office:value="13.3415532112" calcext:value-type="float">
            <text:p>13.34155321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7.11060686" calcext:value-type="float">
            <text:p>-1187.11060686</text:p>
          </table:table-cell>
          <table:table-cell office:value-type="string" calcext:value-type="string">
            <text:p><text:s/>running time</text:p>
          </table:table-cell>
          <table:table-cell office:value-type="float" office:value="0.85422706604" calcext:value-type="float">
            <text:p>0.8542270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75.46985856" calcext:value-type="float">
            <text:p>-875.46985856</text:p>
          </table:table-cell>
          <table:table-cell office:value-type="string" calcext:value-type="string">
            <text:p><text:s/>running time</text:p>
          </table:table-cell>
          <table:table-cell office:value-type="float" office:value="27.4468748569" calcext:value-type="float">
            <text:p>27.44687485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8.69295129" calcext:value-type="float">
            <text:p>-1188.69295129</text:p>
          </table:table-cell>
          <table:table-cell office:value-type="string" calcext:value-type="string">
            <text:p><text:s/>running time</text:p>
          </table:table-cell>
          <table:table-cell office:value-type="float" office:value="13.122423172" calcext:value-type="float">
            <text:p>13.1224231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07.802499826" calcext:value-type="float">
            <text:p>-907.802499826</text:p>
          </table:table-cell>
          <table:table-cell office:value-type="string" calcext:value-type="string">
            <text:p><text:s/>running time</text:p>
          </table:table-cell>
          <table:table-cell office:value-type="float" office:value="71.174339056" calcext:value-type="float">
            <text:p>71.1743390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66.34190929" calcext:value-type="float">
            <text:p>-1366.34190929</text:p>
          </table:table-cell>
          <table:table-cell office:value-type="string" calcext:value-type="string">
            <text:p><text:s/>running time</text:p>
          </table:table-cell>
          <table:table-cell office:value-type="float" office:value="4.31669020653" calcext:value-type="float">
            <text:p>4.31669020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41.5161962" calcext:value-type="float">
            <text:p>-1041.5161962</text:p>
          </table:table-cell>
          <table:table-cell office:value-type="string" calcext:value-type="string">
            <text:p><text:s/>running time</text:p>
          </table:table-cell>
          <table:table-cell office:value-type="float" office:value="5.50737595558" calcext:value-type="float">
            <text:p>5.507375955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86.588804558" calcext:value-type="float">
            <text:p>-986.588804558</text:p>
          </table:table-cell>
          <table:table-cell office:value-type="string" calcext:value-type="string">
            <text:p><text:s/>running time</text:p>
          </table:table-cell>
          <table:table-cell office:value-type="float" office:value="43.9957211018" calcext:value-type="float">
            <text:p>43.99572110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1.59633875" calcext:value-type="float">
            <text:p>-1191.59633875</text:p>
          </table:table-cell>
          <table:table-cell office:value-type="string" calcext:value-type="string">
            <text:p><text:s/>running time</text:p>
          </table:table-cell>
          <table:table-cell office:value-type="float" office:value="4.92520713806" calcext:value-type="float">
            <text:p>4.92520713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39.10585593" calcext:value-type="float">
            <text:p>-1039.10585593</text:p>
          </table:table-cell>
          <table:table-cell office:value-type="string" calcext:value-type="string">
            <text:p><text:s/>running time</text:p>
          </table:table-cell>
          <table:table-cell office:value-type="float" office:value="4.18512606621" calcext:value-type="float">
            <text:p>4.18512606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15.221119141" calcext:value-type="float">
            <text:p>-715.221119141</text:p>
          </table:table-cell>
          <table:table-cell office:value-type="string" calcext:value-type="string">
            <text:p><text:s/>running time</text:p>
          </table:table-cell>
          <table:table-cell office:value-type="float" office:value="9.71713399887" calcext:value-type="float">
            <text:p>9.71713399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8.636530551" calcext:value-type="float">
            <text:p>-888.636530551</text:p>
          </table:table-cell>
          <table:table-cell office:value-type="string" calcext:value-type="string">
            <text:p><text:s/>running time</text:p>
          </table:table-cell>
          <table:table-cell office:value-type="float" office:value="4.90984487534" calcext:value-type="float">
            <text:p>4.909844875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76.006447117" calcext:value-type="float">
            <text:p>-776.006447117</text:p>
          </table:table-cell>
          <table:table-cell office:value-type="string" calcext:value-type="string">
            <text:p><text:s/>running time</text:p>
          </table:table-cell>
          <table:table-cell office:value-type="float" office:value="49.5320749283" calcext:value-type="float">
            <text:p>49.53207492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40.73658736" calcext:value-type="float">
            <text:p>-1240.73658736</text:p>
          </table:table-cell>
          <table:table-cell office:value-type="string" calcext:value-type="string">
            <text:p><text:s/>running time</text:p>
          </table:table-cell>
          <table:table-cell office:value-type="float" office:value="2.71384716034" calcext:value-type="float">
            <text:p>2.71384716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01.799161106" calcext:value-type="float">
            <text:p>-601.799161106</text:p>
          </table:table-cell>
          <table:table-cell office:value-type="string" calcext:value-type="string">
            <text:p><text:s/>running time</text:p>
          </table:table-cell>
          <table:table-cell office:value-type="float" office:value="18.1393959522" calcext:value-type="float">
            <text:p>18.13939595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98.27372263" calcext:value-type="float">
            <text:p>-1098.27372263</text:p>
          </table:table-cell>
          <table:table-cell office:value-type="string" calcext:value-type="string">
            <text:p><text:s/>running time</text:p>
          </table:table-cell>
          <table:table-cell office:value-type="float" office:value="0.795527935028" calcext:value-type="float">
            <text:p>0.7955279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1.198273996" calcext:value-type="float">
            <text:p>-921.198273996</text:p>
          </table:table-cell>
          <table:table-cell office:value-type="string" calcext:value-type="string">
            <text:p><text:s/>running time</text:p>
          </table:table-cell>
          <table:table-cell office:value-type="float" office:value="5.08167600632" calcext:value-type="float">
            <text:p>5.08167600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68.5445651" calcext:value-type="float">
            <text:p>-1068.5445651</text:p>
          </table:table-cell>
          <table:table-cell office:value-type="string" calcext:value-type="string">
            <text:p><text:s/>running time</text:p>
          </table:table-cell>
          <table:table-cell office:value-type="float" office:value="1.87327384949" calcext:value-type="float">
            <text:p>1.87327384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6.559913613" calcext:value-type="float">
            <text:p>-746.559913613</text:p>
          </table:table-cell>
          <table:table-cell office:value-type="string" calcext:value-type="string">
            <text:p><text:s/>running time</text:p>
          </table:table-cell>
          <table:table-cell office:value-type="float" office:value="4.56299996376" calcext:value-type="float">
            <text:p>4.56299996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5.64030148" calcext:value-type="float">
            <text:p>-525.64030148</text:p>
          </table:table-cell>
          <table:table-cell office:value-type="string" calcext:value-type="string">
            <text:p><text:s/>running time</text:p>
          </table:table-cell>
          <table:table-cell office:value-type="float" office:value="2.88875293732" calcext:value-type="float">
            <text:p>2.88875293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3.190770611" calcext:value-type="float">
            <text:p>-953.190770611</text:p>
          </table:table-cell>
          <table:table-cell office:value-type="string" calcext:value-type="string">
            <text:p><text:s/>running time</text:p>
          </table:table-cell>
          <table:table-cell office:value-type="float" office:value="30.3017699718" calcext:value-type="float">
            <text:p>30.301769971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66.11349015" calcext:value-type="float">
            <text:p>-1166.11349015</text:p>
          </table:table-cell>
          <table:table-cell office:value-type="string" calcext:value-type="string">
            <text:p><text:s/>running time</text:p>
          </table:table-cell>
          <table:table-cell office:value-type="float" office:value="8.08110785484" calcext:value-type="float">
            <text:p>8.081107854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6.062514814" calcext:value-type="float">
            <text:p>-926.062514814</text:p>
          </table:table-cell>
          <table:table-cell office:value-type="string" calcext:value-type="string">
            <text:p><text:s/>running time</text:p>
          </table:table-cell>
          <table:table-cell office:value-type="float" office:value="7.49363398552" calcext:value-type="float">
            <text:p>7.49363398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6.25396568" calcext:value-type="float">
            <text:p>-936.25396568</text:p>
          </table:table-cell>
          <table:table-cell office:value-type="string" calcext:value-type="string">
            <text:p><text:s/>running time</text:p>
          </table:table-cell>
          <table:table-cell office:value-type="float" office:value="9.33125209808" calcext:value-type="float">
            <text:p>9.33125209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4.04070683" calcext:value-type="float">
            <text:p>-1114.04070683</text:p>
          </table:table-cell>
          <table:table-cell office:value-type="string" calcext:value-type="string">
            <text:p><text:s/>running time</text:p>
          </table:table-cell>
          <table:table-cell office:value-type="float" office:value="3.91432595253" calcext:value-type="float">
            <text:p>3.91432595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2.35937844" calcext:value-type="float">
            <text:p>-1062.35937844</text:p>
          </table:table-cell>
          <table:table-cell office:value-type="string" calcext:value-type="string">
            <text:p><text:s/>running time</text:p>
          </table:table-cell>
          <table:table-cell office:value-type="float" office:value="161.522252083" calcext:value-type="float">
            <text:p>161.5222520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0.1044622" calcext:value-type="float">
            <text:p>-1190.1044622</text:p>
          </table:table-cell>
          <table:table-cell office:value-type="string" calcext:value-type="string">
            <text:p><text:s/>running time</text:p>
          </table:table-cell>
          <table:table-cell office:value-type="float" office:value="8.96625590324" calcext:value-type="float">
            <text:p>8.96625590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4.65319593" calcext:value-type="float">
            <text:p>-1394.65319593</text:p>
          </table:table-cell>
          <table:table-cell office:value-type="string" calcext:value-type="string">
            <text:p><text:s/>running time</text:p>
          </table:table-cell>
          <table:table-cell office:value-type="float" office:value="12.1142311096" calcext:value-type="float">
            <text:p>12.11423110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8.643381683" calcext:value-type="float">
            <text:p>-728.643381683</text:p>
          </table:table-cell>
          <table:table-cell office:value-type="string" calcext:value-type="string">
            <text:p><text:s/>running time</text:p>
          </table:table-cell>
          <table:table-cell office:value-type="float" office:value="14.0976929665" calcext:value-type="float">
            <text:p>14.09769296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34.89255907" calcext:value-type="float">
            <text:p>-1234.89255907</text:p>
          </table:table-cell>
          <table:table-cell office:value-type="string" calcext:value-type="string">
            <text:p><text:s/>running time</text:p>
          </table:table-cell>
          <table:table-cell office:value-type="float" office:value="9.30791687965" calcext:value-type="float">
            <text:p>9.30791687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2.38784433" calcext:value-type="float">
            <text:p>-762.38784433</text:p>
          </table:table-cell>
          <table:table-cell office:value-type="string" calcext:value-type="string">
            <text:p><text:s/>running time</text:p>
          </table:table-cell>
          <table:table-cell office:value-type="float" office:value="51.9696340561" calcext:value-type="float">
            <text:p>51.96963405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48.28759637" calcext:value-type="float">
            <text:p>-1148.28759637</text:p>
          </table:table-cell>
          <table:table-cell office:value-type="string" calcext:value-type="string">
            <text:p><text:s/>running time</text:p>
          </table:table-cell>
          <table:table-cell office:value-type="float" office:value="8.58045196533" calcext:value-type="float">
            <text:p>8.580451965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1.506291099" calcext:value-type="float">
            <text:p>-881.506291099</text:p>
          </table:table-cell>
          <table:table-cell office:value-type="string" calcext:value-type="string">
            <text:p><text:s/>running time</text:p>
          </table:table-cell>
          <table:table-cell office:value-type="float" office:value="3.04501318932" calcext:value-type="float">
            <text:p>3.04501318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3.46016825" calcext:value-type="float">
            <text:p>-1133.46016825</text:p>
          </table:table-cell>
          <table:table-cell office:value-type="string" calcext:value-type="string">
            <text:p><text:s/>running time</text:p>
          </table:table-cell>
          <table:table-cell office:value-type="float" office:value="8.03608393669" calcext:value-type="float">
            <text:p>8.03608393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4.48826456" calcext:value-type="float">
            <text:p>-1094.48826456</text:p>
          </table:table-cell>
          <table:table-cell office:value-type="string" calcext:value-type="string">
            <text:p><text:s/>running time</text:p>
          </table:table-cell>
          <table:table-cell office:value-type="float" office:value="34.8347280025" calcext:value-type="float">
            <text:p>34.83472800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6.55904476" calcext:value-type="float">
            <text:p>-1056.55904476</text:p>
          </table:table-cell>
          <table:table-cell office:value-type="string" calcext:value-type="string">
            <text:p><text:s/>running time</text:p>
          </table:table-cell>
          <table:table-cell office:value-type="float" office:value="10.4239439964" calcext:value-type="float">
            <text:p>10.42394399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55.57233261" calcext:value-type="float">
            <text:p>-1355.57233261</text:p>
          </table:table-cell>
          <table:table-cell office:value-type="string" calcext:value-type="string">
            <text:p><text:s/>running time</text:p>
          </table:table-cell>
          <table:table-cell office:value-type="float" office:value="7.97570204735" calcext:value-type="float">
            <text:p>7.97570204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2.1612364" calcext:value-type="float">
            <text:p>-1072.1612364</text:p>
          </table:table-cell>
          <table:table-cell office:value-type="string" calcext:value-type="string">
            <text:p><text:s/>running time</text:p>
          </table:table-cell>
          <table:table-cell office:value-type="float" office:value="3.81138181686" calcext:value-type="float">
            <text:p>3.811381816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8.511390166" calcext:value-type="float">
            <text:p>-758.511390166</text:p>
          </table:table-cell>
          <table:table-cell office:value-type="string" calcext:value-type="string">
            <text:p><text:s/>running time</text:p>
          </table:table-cell>
          <table:table-cell office:value-type="float" office:value="16.3321049213" calcext:value-type="float">
            <text:p>16.33210492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50.2611423" calcext:value-type="float">
            <text:p>-1350.2611423</text:p>
          </table:table-cell>
          <table:table-cell office:value-type="string" calcext:value-type="string">
            <text:p><text:s/>running time</text:p>
          </table:table-cell>
          <table:table-cell office:value-type="float" office:value="3.72171401978" calcext:value-type="float">
            <text:p>3.72171401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68.840440785" calcext:value-type="float">
            <text:p>-968.840440785</text:p>
          </table:table-cell>
          <table:table-cell office:value-type="string" calcext:value-type="string">
            <text:p><text:s/>running time</text:p>
          </table:table-cell>
          <table:table-cell office:value-type="float" office:value="6.40171194077" calcext:value-type="float">
            <text:p>6.40171194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51.48500102" calcext:value-type="float">
            <text:p>-851.48500102</text:p>
          </table:table-cell>
          <table:table-cell office:value-type="string" calcext:value-type="string">
            <text:p><text:s/>running time</text:p>
          </table:table-cell>
          <table:table-cell office:value-type="float" office:value="60.5316359997" calcext:value-type="float">
            <text:p>60.53163599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0.647762067" calcext:value-type="float">
            <text:p>-940.647762067</text:p>
          </table:table-cell>
          <table:table-cell office:value-type="string" calcext:value-type="string">
            <text:p><text:s/>running time</text:p>
          </table:table-cell>
          <table:table-cell office:value-type="float" office:value="8.30700802803" calcext:value-type="float">
            <text:p>8.3070080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88.30809231" calcext:value-type="float">
            <text:p>-1388.30809231</text:p>
          </table:table-cell>
          <table:table-cell office:value-type="string" calcext:value-type="string">
            <text:p><text:s/>running time</text:p>
          </table:table-cell>
          <table:table-cell office:value-type="float" office:value="3.85078692436" calcext:value-type="float">
            <text:p>3.85078692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0.90035314" calcext:value-type="float">
            <text:p>-1130.90035314</text:p>
          </table:table-cell>
          <table:table-cell office:value-type="string" calcext:value-type="string">
            <text:p><text:s/>running time</text:p>
          </table:table-cell>
          <table:table-cell office:value-type="float" office:value="7.5590801239" calcext:value-type="float">
            <text:p>7.55908012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12.2761881" calcext:value-type="float">
            <text:p>-1212.2761881</text:p>
          </table:table-cell>
          <table:table-cell office:value-type="string" calcext:value-type="string">
            <text:p><text:s/>running time</text:p>
          </table:table-cell>
          <table:table-cell office:value-type="float" office:value="2.50483012199" calcext:value-type="float">
            <text:p>2.5048301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70.674376823" calcext:value-type="float">
            <text:p>-670.674376823</text:p>
          </table:table-cell>
          <table:table-cell office:value-type="string" calcext:value-type="string">
            <text:p><text:s/>running time</text:p>
          </table:table-cell>
          <table:table-cell office:value-type="float" office:value="8.85866093636" calcext:value-type="float">
            <text:p>8.85866093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5.814561346" calcext:value-type="float">
            <text:p>-745.814561346</text:p>
          </table:table-cell>
          <table:table-cell office:value-type="string" calcext:value-type="string">
            <text:p><text:s/>running time</text:p>
          </table:table-cell>
          <table:table-cell office:value-type="float" office:value="4.56128311157" calcext:value-type="float">
            <text:p>4.56128311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2.171391957" calcext:value-type="float">
            <text:p>-922.171391957</text:p>
          </table:table-cell>
          <table:table-cell office:value-type="string" calcext:value-type="string">
            <text:p><text:s/>running time</text:p>
          </table:table-cell>
          <table:table-cell office:value-type="float" office:value="78.3227729797" calcext:value-type="float">
            <text:p>78.32277297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40.439731682" calcext:value-type="float">
            <text:p>-840.439731682</text:p>
          </table:table-cell>
          <table:table-cell office:value-type="string" calcext:value-type="string">
            <text:p><text:s/>running time</text:p>
          </table:table-cell>
          <table:table-cell office:value-type="float" office:value="9.90529513359" calcext:value-type="float">
            <text:p>9.90529513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87.174652187" calcext:value-type="float">
            <text:p>-687.174652187</text:p>
          </table:table-cell>
          <table:table-cell office:value-type="string" calcext:value-type="string">
            <text:p><text:s/>running time</text:p>
          </table:table-cell>
          <table:table-cell office:value-type="float" office:value="9.53706908226" calcext:value-type="float">
            <text:p>9.53706908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5.34722281" calcext:value-type="float">
            <text:p>-1195.34722281</text:p>
          </table:table-cell>
          <table:table-cell office:value-type="string" calcext:value-type="string">
            <text:p><text:s/>running time</text:p>
          </table:table-cell>
          <table:table-cell office:value-type="float" office:value="3.48610687256" calcext:value-type="float">
            <text:p>3.48610687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6.203192994" calcext:value-type="float">
            <text:p>-886.203192994</text:p>
          </table:table-cell>
          <table:table-cell office:value-type="string" calcext:value-type="string">
            <text:p><text:s/>running time</text:p>
          </table:table-cell>
          <table:table-cell office:value-type="float" office:value="9.27356410027" calcext:value-type="float">
            <text:p>9.27356410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07.550809" calcext:value-type="float">
            <text:p>-1207.550809</text:p>
          </table:table-cell>
          <table:table-cell office:value-type="string" calcext:value-type="string">
            <text:p><text:s/>running time</text:p>
          </table:table-cell>
          <table:table-cell office:value-type="float" office:value="5.54362797737" calcext:value-type="float">
            <text:p>5.54362797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14.946609107" calcext:value-type="float">
            <text:p>-914.946609107</text:p>
          </table:table-cell>
          <table:table-cell office:value-type="string" calcext:value-type="string">
            <text:p><text:s/>running time</text:p>
          </table:table-cell>
          <table:table-cell office:value-type="float" office:value="38.1384401321" calcext:value-type="float">
            <text:p>38.13844013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1.4643249" calcext:value-type="float">
            <text:p>-1371.4643249</text:p>
          </table:table-cell>
          <table:table-cell office:value-type="string" calcext:value-type="string">
            <text:p><text:s/>running time</text:p>
          </table:table-cell>
          <table:table-cell office:value-type="float" office:value="3.88734698296" calcext:value-type="float">
            <text:p>3.8873469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1.76727989" calcext:value-type="float">
            <text:p>-1061.76727989</text:p>
          </table:table-cell>
          <table:table-cell office:value-type="string" calcext:value-type="string">
            <text:p><text:s/>running time</text:p>
          </table:table-cell>
          <table:table-cell office:value-type="float" office:value="3.87837100029" calcext:value-type="float">
            <text:p>3.87837100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04.88021432" calcext:value-type="float">
            <text:p>-1004.88021432</text:p>
          </table:table-cell>
          <table:table-cell office:value-type="string" calcext:value-type="string">
            <text:p><text:s/>running time</text:p>
          </table:table-cell>
          <table:table-cell office:value-type="float" office:value="30.5875370502" calcext:value-type="float">
            <text:p>30.58753705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91.78133673" calcext:value-type="float">
            <text:p>-1191.78133673</text:p>
          </table:table-cell>
          <table:table-cell office:value-type="string" calcext:value-type="string">
            <text:p><text:s/>running time</text:p>
          </table:table-cell>
          <table:table-cell office:value-type="float" office:value="5.83756399155" calcext:value-type="float">
            <text:p>5.83756399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48.63842029" calcext:value-type="float">
            <text:p>-1048.63842029</text:p>
          </table:table-cell>
          <table:table-cell office:value-type="string" calcext:value-type="string">
            <text:p><text:s/>running time</text:p>
          </table:table-cell>
          <table:table-cell office:value-type="float" office:value="4.47696781158" calcext:value-type="float">
            <text:p>4.476967811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0.185838334" calcext:value-type="float">
            <text:p>-720.185838334</text:p>
          </table:table-cell>
          <table:table-cell office:value-type="string" calcext:value-type="string">
            <text:p><text:s/>running time</text:p>
          </table:table-cell>
          <table:table-cell office:value-type="float" office:value="15.2801020145" calcext:value-type="float">
            <text:p>15.280102014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90.052292641" calcext:value-type="float">
            <text:p>-890.052292641</text:p>
          </table:table-cell>
          <table:table-cell office:value-type="string" calcext:value-type="string">
            <text:p><text:s/>running time</text:p>
          </table:table-cell>
          <table:table-cell office:value-type="float" office:value="3.59380507469" calcext:value-type="float">
            <text:p>3.59380507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79.698674401" calcext:value-type="float">
            <text:p>-779.698674401</text:p>
          </table:table-cell>
          <table:table-cell office:value-type="string" calcext:value-type="string">
            <text:p><text:s/>running time</text:p>
          </table:table-cell>
          <table:table-cell office:value-type="float" office:value="26.1708250046" calcext:value-type="float">
            <text:p>26.170825004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42.87644656" calcext:value-type="float">
            <text:p>-1242.87644656</text:p>
          </table:table-cell>
          <table:table-cell office:value-type="string" calcext:value-type="string">
            <text:p><text:s/>running time</text:p>
          </table:table-cell>
          <table:table-cell office:value-type="float" office:value="3.49585604668" calcext:value-type="float">
            <text:p>3.49585604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14.541177929" calcext:value-type="float">
            <text:p>-614.541177929</text:p>
          </table:table-cell>
          <table:table-cell office:value-type="string" calcext:value-type="string">
            <text:p><text:s/>running time</text:p>
          </table:table-cell>
          <table:table-cell office:value-type="float" office:value="14.6267831326" calcext:value-type="float">
            <text:p>14.62678313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8.04441774" calcext:value-type="float">
            <text:p>-1098.04441774</text:p>
          </table:table-cell>
          <table:table-cell office:value-type="string" calcext:value-type="string">
            <text:p><text:s/>running time</text:p>
          </table:table-cell>
          <table:table-cell office:value-type="float" office:value="2.14804911613" calcext:value-type="float">
            <text:p>2.14804911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9.602313355" calcext:value-type="float">
            <text:p>-939.602313355</text:p>
          </table:table-cell>
          <table:table-cell office:value-type="string" calcext:value-type="string">
            <text:p><text:s/>running time</text:p>
          </table:table-cell>
          <table:table-cell office:value-type="float" office:value="23.5199179649" calcext:value-type="float">
            <text:p>23.51991796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1.5679224" calcext:value-type="float">
            <text:p>-1071.5679224</text:p>
          </table:table-cell>
          <table:table-cell office:value-type="string" calcext:value-type="string">
            <text:p><text:s/>running time</text:p>
          </table:table-cell>
          <table:table-cell office:value-type="float" office:value="2.66315102577" calcext:value-type="float">
            <text:p>2.66315102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58969783783" calcext:value-type="float">
            <text:p>0.07589697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861349105835" calcext:value-type="float">
            <text:p>0.08613491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10757827759" calcext:value-type="float">
            <text:p>0.11075782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0882840156555" calcext:value-type="float">
            <text:p>0.08828401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788691043854" calcext:value-type="float">
            <text:p>0.078869104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0877811908722" calcext:value-type="float">
            <text:p>0.08778119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68620872498" calcext:value-type="float">
            <text:p>0.08686208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24940395355" calcext:value-type="float">
            <text:p>0.06249403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119369983673" calcext:value-type="float">
            <text:p>0.11936998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0968570709229" calcext:value-type="float">
            <text:p>0.096857070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54162979126" calcext:value-type="float">
            <text:p>0.054162979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0645728111267" calcext:value-type="float">
            <text:p>0.06457281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784709453583" calcext:value-type="float">
            <text:p>0.07847094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0970420837402" calcext:value-type="float">
            <text:p>0.09704208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0911140442" calcext:value-type="float">
            <text:p>0.10091114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0746099948883" calcext:value-type="float">
            <text:p>0.07460999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669450759888" calcext:value-type="float">
            <text:p>0.0669450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0662000179291" calcext:value-type="float">
            <text:p>0.06620001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49165868759" calcext:value-type="float">
            <text:p>0.14916586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0823709964752" calcext:value-type="float">
            <text:p>0.08237099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10481595993" calcext:value-type="float">
            <text:p>0.10481595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627949237823" calcext:value-type="float">
            <text:p>0.06279492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0875649452209" calcext:value-type="float">
            <text:p>0.087564945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112164974213" calcext:value-type="float">
            <text:p>0.11216497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0917320251465" calcext:value-type="float">
            <text:p>0.09173202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104378938675" calcext:value-type="float">
            <text:p>0.10437893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91117143631" calcext:value-type="float">
            <text:p>0.09111714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14440536499" calcext:value-type="float">
            <text:p>0.05144405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0885200500488" calcext:value-type="float">
            <text:p>0.0885200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0723481178284" calcext:value-type="float">
            <text:p>0.072348117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0987458229065" calcext:value-type="float">
            <text:p>0.09874582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8913397789" calcext:value-type="float">
            <text:p>0.08913397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957660675049" calcext:value-type="float">
            <text:p>0.09576606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766320228577" calcext:value-type="float">
            <text:p>0.07663202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0981049537659" calcext:value-type="float">
            <text:p>0.09810495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726499557495" calcext:value-type="float">
            <text:p>0.072649955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0989010334015" calcext:value-type="float">
            <text:p>0.09890103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35790634155" calcext:value-type="float">
            <text:p>0.08357906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0967099666595" calcext:value-type="float">
            <text:p>0.09670996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0965151786804" calcext:value-type="float">
            <text:p>0.09651517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783360004425" calcext:value-type="float">
            <text:p>0.07833600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893099308014" calcext:value-type="float">
            <text:p>0.08930993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825431346893" calcext:value-type="float">
            <text:p>0.08254313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10999965668" calcext:value-type="float">
            <text:p>0.07109999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819158554077" calcext:value-type="float">
            <text:p>0.08191585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598168373108" calcext:value-type="float">
            <text:p>0.05981683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10250210762" calcext:value-type="float">
            <text:p>0.10250210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13710975647" calcext:value-type="float">
            <text:p>0.05137109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963780879974" calcext:value-type="float">
            <text:p>0.0963780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763728618622" calcext:value-type="float">
            <text:p>0.076372861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014314619" calcext:value-type="float">
            <text:p>-744.014314619</text:p>
          </table:table-cell>
          <table:table-cell office:value-type="string" calcext:value-type="string">
            <text:p><text:s/>running time</text:p>
          </table:table-cell>
          <table:table-cell office:value-type="float" office:value="1.17927694321" calcext:value-type="float">
            <text:p>1.17927694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520.687436793" calcext:value-type="float">
            <text:p>-520.687436793</text:p>
          </table:table-cell>
          <table:table-cell office:value-type="string" calcext:value-type="string">
            <text:p><text:s/>running time</text:p>
          </table:table-cell>
          <table:table-cell office:value-type="float" office:value="1.1138381958" calcext:value-type="float">
            <text:p>1.11383819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43.12407627" calcext:value-type="float">
            <text:p>-943.12407627</text:p>
          </table:table-cell>
          <table:table-cell office:value-type="string" calcext:value-type="string">
            <text:p><text:s/>running time</text:p>
          </table:table-cell>
          <table:table-cell office:value-type="float" office:value="39.0643379688" calcext:value-type="float">
            <text:p>39.06433796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65.59540657" calcext:value-type="float">
            <text:p>-1165.59540657</text:p>
          </table:table-cell>
          <table:table-cell office:value-type="string" calcext:value-type="string">
            <text:p><text:s/>running time</text:p>
          </table:table-cell>
          <table:table-cell office:value-type="float" office:value="17.4341828823" calcext:value-type="float">
            <text:p>17.43418288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2.433503613" calcext:value-type="float">
            <text:p>-922.433503613</text:p>
          </table:table-cell>
          <table:table-cell office:value-type="string" calcext:value-type="string">
            <text:p><text:s/>running time</text:p>
          </table:table-cell>
          <table:table-cell office:value-type="float" office:value="12.9419031143" calcext:value-type="float">
            <text:p>12.94190311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2.522049005" calcext:value-type="float">
            <text:p>-932.522049005</text:p>
          </table:table-cell>
          <table:table-cell office:value-type="string" calcext:value-type="string">
            <text:p><text:s/>running time</text:p>
          </table:table-cell>
          <table:table-cell office:value-type="float" office:value="21.8133099079" calcext:value-type="float">
            <text:p>21.81330990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15.03415577" calcext:value-type="float">
            <text:p>-1115.03415577</text:p>
          </table:table-cell>
          <table:table-cell office:value-type="string" calcext:value-type="string">
            <text:p><text:s/>running time</text:p>
          </table:table-cell>
          <table:table-cell office:value-type="float" office:value="4.48199295998" calcext:value-type="float">
            <text:p>4.481992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27.13378667" calcext:value-type="float">
            <text:p>-1027.13378667</text:p>
          </table:table-cell>
          <table:table-cell office:value-type="string" calcext:value-type="string">
            <text:p><text:s/>running time</text:p>
          </table:table-cell>
          <table:table-cell office:value-type="float" office:value="14.421216011" calcext:value-type="float">
            <text:p>14.4212160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1.09469497" calcext:value-type="float">
            <text:p>-1191.09469497</text:p>
          </table:table-cell>
          <table:table-cell office:value-type="string" calcext:value-type="string">
            <text:p><text:s/>running time</text:p>
          </table:table-cell>
          <table:table-cell office:value-type="float" office:value="9.76150989532" calcext:value-type="float">
            <text:p>9.761509895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0.45848265" calcext:value-type="float">
            <text:p>-1390.45848265</text:p>
          </table:table-cell>
          <table:table-cell office:value-type="string" calcext:value-type="string">
            <text:p><text:s/>running time</text:p>
          </table:table-cell>
          <table:table-cell office:value-type="float" office:value="12.1920859814" calcext:value-type="float">
            <text:p>12.192085981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28.569951051" calcext:value-type="float">
            <text:p>-728.569951051</text:p>
          </table:table-cell>
          <table:table-cell office:value-type="string" calcext:value-type="string">
            <text:p><text:s/>running time</text:p>
          </table:table-cell>
          <table:table-cell office:value-type="float" office:value="29.2853221893" calcext:value-type="float">
            <text:p>29.285322189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2.24956981" calcext:value-type="float">
            <text:p>-1232.24956981</text:p>
          </table:table-cell>
          <table:table-cell office:value-type="string" calcext:value-type="string">
            <text:p><text:s/>running time</text:p>
          </table:table-cell>
          <table:table-cell office:value-type="float" office:value="6.15180206299" calcext:value-type="float">
            <text:p>6.1518020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7.232622131" calcext:value-type="float">
            <text:p>-747.232622131</text:p>
          </table:table-cell>
          <table:table-cell office:value-type="string" calcext:value-type="string">
            <text:p><text:s/>running time</text:p>
          </table:table-cell>
          <table:table-cell office:value-type="float" office:value="28.4198830128" calcext:value-type="float">
            <text:p>28.419883012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7.00355187" calcext:value-type="float">
            <text:p>-1137.00355187</text:p>
          </table:table-cell>
          <table:table-cell office:value-type="string" calcext:value-type="string">
            <text:p><text:s/>running time</text:p>
          </table:table-cell>
          <table:table-cell office:value-type="float" office:value="38.8215019703" calcext:value-type="float">
            <text:p>38.82150197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81.588930513" calcext:value-type="float">
            <text:p>-881.588930513</text:p>
          </table:table-cell>
          <table:table-cell office:value-type="string" calcext:value-type="string">
            <text:p><text:s/>running time</text:p>
          </table:table-cell>
          <table:table-cell office:value-type="float" office:value="2.23995494843" calcext:value-type="float">
            <text:p>2.23995494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5.25917209" calcext:value-type="float">
            <text:p>-1135.25917209</text:p>
          </table:table-cell>
          <table:table-cell office:value-type="string" calcext:value-type="string">
            <text:p><text:s/>running time</text:p>
          </table:table-cell>
          <table:table-cell office:value-type="float" office:value="37.6543180943" calcext:value-type="float">
            <text:p>37.65431809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6.89102176" calcext:value-type="float">
            <text:p>-1076.89102176</text:p>
          </table:table-cell>
          <table:table-cell office:value-type="string" calcext:value-type="string">
            <text:p><text:s/>running time</text:p>
          </table:table-cell>
          <table:table-cell office:value-type="float" office:value="58.1378369331" calcext:value-type="float">
            <text:p>58.13783693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56.25288778" calcext:value-type="float">
            <text:p>-1056.25288778</text:p>
          </table:table-cell>
          <table:table-cell office:value-type="string" calcext:value-type="string">
            <text:p><text:s/>running time</text:p>
          </table:table-cell>
          <table:table-cell office:value-type="float" office:value="9.16140794754" calcext:value-type="float">
            <text:p>9.16140794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42.42567401" calcext:value-type="float">
            <text:p>-1342.42567401</text:p>
          </table:table-cell>
          <table:table-cell office:value-type="string" calcext:value-type="string">
            <text:p><text:s/>running time</text:p>
          </table:table-cell>
          <table:table-cell office:value-type="float" office:value="5.28161001205" calcext:value-type="float">
            <text:p>5.28161001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73.45068733" calcext:value-type="float">
            <text:p>-1073.45068733</text:p>
          </table:table-cell>
          <table:table-cell office:value-type="string" calcext:value-type="string">
            <text:p><text:s/>running time</text:p>
          </table:table-cell>
          <table:table-cell office:value-type="float" office:value="5.44404792786" calcext:value-type="float">
            <text:p>5.44404792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50.395736816" calcext:value-type="float">
            <text:p>-750.395736816</text:p>
          </table:table-cell>
          <table:table-cell office:value-type="string" calcext:value-type="string">
            <text:p><text:s/>running time</text:p>
          </table:table-cell>
          <table:table-cell office:value-type="float" office:value="122.254976034" calcext:value-type="float">
            <text:p>122.2549760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57.55307447" calcext:value-type="float">
            <text:p>-1357.55307447</text:p>
          </table:table-cell>
          <table:table-cell office:value-type="string" calcext:value-type="string">
            <text:p><text:s/>running time</text:p>
          </table:table-cell>
          <table:table-cell office:value-type="float" office:value="3.78855204582" calcext:value-type="float">
            <text:p>3.78855204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60.317874955" calcext:value-type="float">
            <text:p>-960.317874955</text:p>
          </table:table-cell>
          <table:table-cell office:value-type="string" calcext:value-type="string">
            <text:p><text:s/>running time</text:p>
          </table:table-cell>
          <table:table-cell office:value-type="float" office:value="22.7268891335" calcext:value-type="float">
            <text:p>22.72688913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9.732354063" calcext:value-type="float">
            <text:p>-749.732354063</text:p>
          </table:table-cell>
          <table:table-cell office:value-type="string" calcext:value-type="string">
            <text:p><text:s/>running time</text:p>
          </table:table-cell>
          <table:table-cell office:value-type="float" office:value="88.4174280167" calcext:value-type="float">
            <text:p>88.41742801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35.579928937" calcext:value-type="float">
            <text:p>-935.579928937</text:p>
          </table:table-cell>
          <table:table-cell office:value-type="string" calcext:value-type="string">
            <text:p><text:s/>running time</text:p>
          </table:table-cell>
          <table:table-cell office:value-type="float" office:value="14.6657269001" calcext:value-type="float">
            <text:p>14.66572690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95.39472511" calcext:value-type="float">
            <text:p>-1395.39472511</text:p>
          </table:table-cell>
          <table:table-cell office:value-type="string" calcext:value-type="string">
            <text:p><text:s/>running time</text:p>
          </table:table-cell>
          <table:table-cell office:value-type="float" office:value="3.52197289467" calcext:value-type="float">
            <text:p>3.52197289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31.01047792" calcext:value-type="float">
            <text:p>-1131.01047792</text:p>
          </table:table-cell>
          <table:table-cell office:value-type="string" calcext:value-type="string">
            <text:p><text:s/>running time</text:p>
          </table:table-cell>
          <table:table-cell office:value-type="float" office:value="24.6787729263" calcext:value-type="float">
            <text:p>24.67877292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09.06542587" calcext:value-type="float">
            <text:p>-1209.06542587</text:p>
          </table:table-cell>
          <table:table-cell office:value-type="string" calcext:value-type="string">
            <text:p><text:s/>running time</text:p>
          </table:table-cell>
          <table:table-cell office:value-type="float" office:value="3.50406908989" calcext:value-type="float">
            <text:p>3.50406908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23.179995934" calcext:value-type="float">
            <text:p>-623.179995934</text:p>
          </table:table-cell>
          <table:table-cell office:value-type="string" calcext:value-type="string">
            <text:p><text:s/>running time</text:p>
          </table:table-cell>
          <table:table-cell office:value-type="float" office:value="5.65398192406" calcext:value-type="float">
            <text:p>5.65398192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44.120423999" calcext:value-type="float">
            <text:p>-744.120423999</text:p>
          </table:table-cell>
          <table:table-cell office:value-type="string" calcext:value-type="string">
            <text:p><text:s/>running time</text:p>
          </table:table-cell>
          <table:table-cell office:value-type="float" office:value="7.91285610199" calcext:value-type="float">
            <text:p>7.9128561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14.355371386" calcext:value-type="float">
            <text:p>-914.355371386</text:p>
          </table:table-cell>
          <table:table-cell office:value-type="string" calcext:value-type="string">
            <text:p><text:s/>running time</text:p>
          </table:table-cell>
          <table:table-cell office:value-type="float" office:value="58.9530601501" calcext:value-type="float">
            <text:p>58.95306015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14.483080019" calcext:value-type="float">
            <text:p>-814.483080019</text:p>
          </table:table-cell>
          <table:table-cell office:value-type="string" calcext:value-type="string">
            <text:p><text:s/>running time</text:p>
          </table:table-cell>
          <table:table-cell office:value-type="float" office:value="46.1937730312" calcext:value-type="float">
            <text:p>46.19377303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43.980606836" calcext:value-type="float">
            <text:p>-643.980606836</text:p>
          </table:table-cell>
          <table:table-cell office:value-type="string" calcext:value-type="string">
            <text:p><text:s/>running time</text:p>
          </table:table-cell>
          <table:table-cell office:value-type="float" office:value="7.93562483788" calcext:value-type="float">
            <text:p>7.93562483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87.41585394" calcext:value-type="float">
            <text:p>-1187.41585394</text:p>
          </table:table-cell>
          <table:table-cell office:value-type="string" calcext:value-type="string">
            <text:p><text:s/>running time</text:p>
          </table:table-cell>
          <table:table-cell office:value-type="float" office:value="0.97110414505" calcext:value-type="float">
            <text:p>0.971104145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76.02147955" calcext:value-type="float">
            <text:p>-876.02147955</text:p>
          </table:table-cell>
          <table:table-cell office:value-type="string" calcext:value-type="string">
            <text:p><text:s/>running time</text:p>
          </table:table-cell>
          <table:table-cell office:value-type="float" office:value="29.7999489307" calcext:value-type="float">
            <text:p>29.79994893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0.38922963" calcext:value-type="float">
            <text:p>-1190.38922963</text:p>
          </table:table-cell>
          <table:table-cell office:value-type="string" calcext:value-type="string">
            <text:p><text:s/>running time</text:p>
          </table:table-cell>
          <table:table-cell office:value-type="float" office:value="15.5318500996" calcext:value-type="float">
            <text:p>15.53185009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07.493670176" calcext:value-type="float">
            <text:p>-907.493670176</text:p>
          </table:table-cell>
          <table:table-cell office:value-type="string" calcext:value-type="string">
            <text:p><text:s/>running time</text:p>
          </table:table-cell>
          <table:table-cell office:value-type="float" office:value="81.4521539211" calcext:value-type="float">
            <text:p>81.452153921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364.32243252" calcext:value-type="float">
            <text:p>-1364.32243252</text:p>
          </table:table-cell>
          <table:table-cell office:value-type="string" calcext:value-type="string">
            <text:p><text:s/>running time</text:p>
          </table:table-cell>
          <table:table-cell office:value-type="float" office:value="4.67520809174" calcext:value-type="float">
            <text:p>4.67520809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39.34040629" calcext:value-type="float">
            <text:p>-1039.34040629</text:p>
          </table:table-cell>
          <table:table-cell office:value-type="string" calcext:value-type="string">
            <text:p><text:s/>running time</text:p>
          </table:table-cell>
          <table:table-cell office:value-type="float" office:value="12.1599240303" calcext:value-type="float">
            <text:p>12.15992403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89.887310213" calcext:value-type="float">
            <text:p>-989.887310213</text:p>
          </table:table-cell>
          <table:table-cell office:value-type="string" calcext:value-type="string">
            <text:p><text:s/>running time</text:p>
          </table:table-cell>
          <table:table-cell office:value-type="float" office:value="275.775848866" calcext:value-type="float">
            <text:p>275.7758488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190.7556316" calcext:value-type="float">
            <text:p>-1190.7556316</text:p>
          </table:table-cell>
          <table:table-cell office:value-type="string" calcext:value-type="string">
            <text:p><text:s/>running time</text:p>
          </table:table-cell>
          <table:table-cell office:value-type="float" office:value="4.68611693382" calcext:value-type="float">
            <text:p>4.68611693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36.6969776" calcext:value-type="float">
            <text:p>-1036.6969776</text:p>
          </table:table-cell>
          <table:table-cell office:value-type="string" calcext:value-type="string">
            <text:p><text:s/>running time</text:p>
          </table:table-cell>
          <table:table-cell office:value-type="float" office:value="5.56990885735" calcext:value-type="float">
            <text:p>5.569908857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15.248034707" calcext:value-type="float">
            <text:p>-715.248034707</text:p>
          </table:table-cell>
          <table:table-cell office:value-type="string" calcext:value-type="string">
            <text:p><text:s/>running time</text:p>
          </table:table-cell>
          <table:table-cell office:value-type="float" office:value="6.36662817001" calcext:value-type="float">
            <text:p>6.3666281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890.367842197" calcext:value-type="float">
            <text:p>-890.367842197</text:p>
          </table:table-cell>
          <table:table-cell office:value-type="string" calcext:value-type="string">
            <text:p><text:s/>running time</text:p>
          </table:table-cell>
          <table:table-cell office:value-type="float" office:value="2.06552004814" calcext:value-type="float">
            <text:p>2.06552004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775.792292352" calcext:value-type="float">
            <text:p>-775.792292352</text:p>
          </table:table-cell>
          <table:table-cell office:value-type="string" calcext:value-type="string">
            <text:p><text:s/>running time</text:p>
          </table:table-cell>
          <table:table-cell office:value-type="float" office:value="21.747756958" calcext:value-type="float">
            <text:p>21.7477569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238.72228956" calcext:value-type="float">
            <text:p>-1238.72228956</text:p>
          </table:table-cell>
          <table:table-cell office:value-type="string" calcext:value-type="string">
            <text:p><text:s/>running time</text:p>
          </table:table-cell>
          <table:table-cell office:value-type="float" office:value="1.16562008858" calcext:value-type="float">
            <text:p>1.16562008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602.417189575" calcext:value-type="float">
            <text:p>-602.417189575</text:p>
          </table:table-cell>
          <table:table-cell office:value-type="string" calcext:value-type="string">
            <text:p><text:s/>running time</text:p>
          </table:table-cell>
          <table:table-cell office:value-type="float" office:value="11.4012360573" calcext:value-type="float">
            <text:p>11.401236057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98.57406709" calcext:value-type="float">
            <text:p>-1098.57406709</text:p>
          </table:table-cell>
          <table:table-cell office:value-type="string" calcext:value-type="string">
            <text:p><text:s/>running time</text:p>
          </table:table-cell>
          <table:table-cell office:value-type="float" office:value="0.996314048767" calcext:value-type="float">
            <text:p>0.99631404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921.215165045" calcext:value-type="float">
            <text:p>-921.215165045</text:p>
          </table:table-cell>
          <table:table-cell office:value-type="string" calcext:value-type="string">
            <text:p><text:s/>running time</text:p>
          </table:table-cell>
          <table:table-cell office:value-type="float" office:value="5.70548915863" calcext:value-type="float">
            <text:p>5.705489158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bj</text:p>
          </table:table-cell>
          <table:table-cell office:value-type="float" office:value="-1069.36139708" calcext:value-type="float">
            <text:p>-1069.36139708</text:p>
          </table:table-cell>
          <table:table-cell office:value-type="string" calcext:value-type="string">
            <text:p><text:s/>running time</text:p>
          </table:table-cell>
          <table:table-cell office:value-type="float" office:value="2.20709109306" calcext:value-type="float">
            <text:p>2.20709109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5.97787344" calcext:value-type="float">
            <text:p>-745.97787344</text:p>
          </table:table-cell>
          <table:table-cell office:value-type="string" calcext:value-type="string">
            <text:p><text:s/>running time</text:p>
          </table:table-cell>
          <table:table-cell office:value-type="float" office:value="4.02656698227" calcext:value-type="float">
            <text:p>4.02656698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525.306389142" calcext:value-type="float">
            <text:p>-525.306389142</text:p>
          </table:table-cell>
          <table:table-cell office:value-type="string" calcext:value-type="string">
            <text:p><text:s/>running time</text:p>
          </table:table-cell>
          <table:table-cell office:value-type="float" office:value="3.21032118797" calcext:value-type="float">
            <text:p>3.2103211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58.65000723" calcext:value-type="float">
            <text:p>-958.65000723</text:p>
          </table:table-cell>
          <table:table-cell office:value-type="string" calcext:value-type="string">
            <text:p><text:s/>running time</text:p>
          </table:table-cell>
          <table:table-cell office:value-type="float" office:value="279.1564641" calcext:value-type="float">
            <text:p>279.156464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67.57365422" calcext:value-type="float">
            <text:p>-1167.57365422</text:p>
          </table:table-cell>
          <table:table-cell office:value-type="string" calcext:value-type="string">
            <text:p><text:s/>running time</text:p>
          </table:table-cell>
          <table:table-cell office:value-type="float" office:value="10.1531169415" calcext:value-type="float">
            <text:p>10.153116941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5.290749116" calcext:value-type="float">
            <text:p>-925.290749116</text:p>
          </table:table-cell>
          <table:table-cell office:value-type="string" calcext:value-type="string">
            <text:p><text:s/>running time</text:p>
          </table:table-cell>
          <table:table-cell office:value-type="float" office:value="7.27954483032" calcext:value-type="float">
            <text:p>7.27954483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6.033580525" calcext:value-type="float">
            <text:p>-936.033580525</text:p>
          </table:table-cell>
          <table:table-cell office:value-type="string" calcext:value-type="string">
            <text:p><text:s/>running time</text:p>
          </table:table-cell>
          <table:table-cell office:value-type="float" office:value="7.17240285873" calcext:value-type="float">
            <text:p>7.17240285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15.28409272" calcext:value-type="float">
            <text:p>-1115.28409272</text:p>
          </table:table-cell>
          <table:table-cell office:value-type="string" calcext:value-type="string">
            <text:p><text:s/>running time</text:p>
          </table:table-cell>
          <table:table-cell office:value-type="float" office:value="4.50190806389" calcext:value-type="float">
            <text:p>4.50190806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61.09506312" calcext:value-type="float">
            <text:p>-1061.09506312</text:p>
          </table:table-cell>
          <table:table-cell office:value-type="string" calcext:value-type="string">
            <text:p><text:s/>running time</text:p>
          </table:table-cell>
          <table:table-cell office:value-type="float" office:value="601.966249943" calcext:value-type="float">
            <text:p>601.9662499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9.15009918" calcext:value-type="float">
            <text:p>-1189.15009918</text:p>
          </table:table-cell>
          <table:table-cell office:value-type="string" calcext:value-type="string">
            <text:p><text:s/>running time</text:p>
          </table:table-cell>
          <table:table-cell office:value-type="float" office:value="9.42927193642" calcext:value-type="float">
            <text:p>9.42927193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4.67947421" calcext:value-type="float">
            <text:p>-1394.67947421</text:p>
          </table:table-cell>
          <table:table-cell office:value-type="string" calcext:value-type="string">
            <text:p><text:s/>running time</text:p>
          </table:table-cell>
          <table:table-cell office:value-type="float" office:value="11.9994528294" calcext:value-type="float">
            <text:p>11.99945282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28.632871502" calcext:value-type="float">
            <text:p>-728.632871502</text:p>
          </table:table-cell>
          <table:table-cell office:value-type="string" calcext:value-type="string">
            <text:p><text:s/>running time</text:p>
          </table:table-cell>
          <table:table-cell office:value-type="float" office:value="18.5301749706" calcext:value-type="float">
            <text:p>18.53017497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29.37080757" calcext:value-type="float">
            <text:p>-1229.37080757</text:p>
          </table:table-cell>
          <table:table-cell office:value-type="string" calcext:value-type="string">
            <text:p><text:s/>running time</text:p>
          </table:table-cell>
          <table:table-cell office:value-type="float" office:value="6.23971700668" calcext:value-type="float">
            <text:p>6.23971700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61.26540134" calcext:value-type="float">
            <text:p>-761.26540134</text:p>
          </table:table-cell>
          <table:table-cell office:value-type="string" calcext:value-type="string">
            <text:p><text:s/>running time</text:p>
          </table:table-cell>
          <table:table-cell office:value-type="float" office:value="57.3014440536" calcext:value-type="float">
            <text:p>57.30144405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46.07539364" calcext:value-type="float">
            <text:p>-1146.07539364</text:p>
          </table:table-cell>
          <table:table-cell office:value-type="string" calcext:value-type="string">
            <text:p><text:s/>running time</text:p>
          </table:table-cell>
          <table:table-cell office:value-type="float" office:value="30.2753059864" calcext:value-type="float">
            <text:p>30.275305986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1.506291099" calcext:value-type="float">
            <text:p>-881.506291099</text:p>
          </table:table-cell>
          <table:table-cell office:value-type="string" calcext:value-type="string">
            <text:p><text:s/>running time</text:p>
          </table:table-cell>
          <table:table-cell office:value-type="float" office:value="3.37088894844" calcext:value-type="float">
            <text:p>3.37088894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4.43616511" calcext:value-type="float">
            <text:p>-1134.43616511</text:p>
          </table:table-cell>
          <table:table-cell office:value-type="string" calcext:value-type="string">
            <text:p><text:s/>running time</text:p>
          </table:table-cell>
          <table:table-cell office:value-type="float" office:value="10.2500431538" calcext:value-type="float">
            <text:p>10.250043153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1.17408037" calcext:value-type="float">
            <text:p>-1091.17408037</text:p>
          </table:table-cell>
          <table:table-cell office:value-type="string" calcext:value-type="string">
            <text:p><text:s/>running time</text:p>
          </table:table-cell>
          <table:table-cell office:value-type="float" office:value="39.9092099667" calcext:value-type="float">
            <text:p>39.90920996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4.84451889" calcext:value-type="float">
            <text:p>-1054.84451889</text:p>
          </table:table-cell>
          <table:table-cell office:value-type="string" calcext:value-type="string">
            <text:p><text:s/>running time</text:p>
          </table:table-cell>
          <table:table-cell office:value-type="float" office:value="9.5125181675" calcext:value-type="float">
            <text:p>9.51251816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57.89650275" calcext:value-type="float">
            <text:p>-1357.89650275</text:p>
          </table:table-cell>
          <table:table-cell office:value-type="string" calcext:value-type="string">
            <text:p><text:s/>running time</text:p>
          </table:table-cell>
          <table:table-cell office:value-type="float" office:value="9.64903903008" calcext:value-type="float">
            <text:p>9.64903903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2.06797373" calcext:value-type="float">
            <text:p>-1072.06797373</text:p>
          </table:table-cell>
          <table:table-cell office:value-type="string" calcext:value-type="string">
            <text:p><text:s/>running time</text:p>
          </table:table-cell>
          <table:table-cell office:value-type="float" office:value="6.05439305305" calcext:value-type="float">
            <text:p>6.054393053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57.599479525" calcext:value-type="float">
            <text:p>-757.599479525</text:p>
          </table:table-cell>
          <table:table-cell office:value-type="string" calcext:value-type="string">
            <text:p><text:s/>running time</text:p>
          </table:table-cell>
          <table:table-cell office:value-type="float" office:value="17.9204499722" calcext:value-type="float">
            <text:p>17.92044997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50.27318752" calcext:value-type="float">
            <text:p>-1350.27318752</text:p>
          </table:table-cell>
          <table:table-cell office:value-type="string" calcext:value-type="string">
            <text:p><text:s/>running time</text:p>
          </table:table-cell>
          <table:table-cell office:value-type="float" office:value="4.47483205795" calcext:value-type="float">
            <text:p>4.47483205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67.972911125" calcext:value-type="float">
            <text:p>-967.972911125</text:p>
          </table:table-cell>
          <table:table-cell office:value-type="string" calcext:value-type="string">
            <text:p><text:s/>running time</text:p>
          </table:table-cell>
          <table:table-cell office:value-type="float" office:value="7.71730518341" calcext:value-type="float">
            <text:p>7.71730518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62.87623031" calcext:value-type="float">
            <text:p>-862.87623031</text:p>
          </table:table-cell>
          <table:table-cell office:value-type="string" calcext:value-type="string">
            <text:p><text:s/>running time</text:p>
          </table:table-cell>
          <table:table-cell office:value-type="float" office:value="43.6399691105" calcext:value-type="float">
            <text:p>43.639969110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38.337480076" calcext:value-type="float">
            <text:p>-938.337480076</text:p>
          </table:table-cell>
          <table:table-cell office:value-type="string" calcext:value-type="string">
            <text:p><text:s/>running time</text:p>
          </table:table-cell>
          <table:table-cell office:value-type="float" office:value="9.83529782295" calcext:value-type="float">
            <text:p>9.83529782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91.80408984" calcext:value-type="float">
            <text:p>-1391.80408984</text:p>
          </table:table-cell>
          <table:table-cell office:value-type="string" calcext:value-type="string">
            <text:p><text:s/>running time</text:p>
          </table:table-cell>
          <table:table-cell office:value-type="float" office:value="3.62167811394" calcext:value-type="float">
            <text:p>3.62167811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30.9733337" calcext:value-type="float">
            <text:p>-1130.9733337</text:p>
          </table:table-cell>
          <table:table-cell office:value-type="string" calcext:value-type="string">
            <text:p><text:s/>running time</text:p>
          </table:table-cell>
          <table:table-cell office:value-type="float" office:value="8.45819306374" calcext:value-type="float">
            <text:p>8.458193063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11.42437025" calcext:value-type="float">
            <text:p>-1211.42437025</text:p>
          </table:table-cell>
          <table:table-cell office:value-type="string" calcext:value-type="string">
            <text:p><text:s/>running time</text:p>
          </table:table-cell>
          <table:table-cell office:value-type="float" office:value="2.76187610626" calcext:value-type="float">
            <text:p>2.761876106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72.457129489" calcext:value-type="float">
            <text:p>-672.457129489</text:p>
          </table:table-cell>
          <table:table-cell office:value-type="string" calcext:value-type="string">
            <text:p><text:s/>running time</text:p>
          </table:table-cell>
          <table:table-cell office:value-type="float" office:value="9.93546104431" calcext:value-type="float">
            <text:p>9.93546104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44.718038994" calcext:value-type="float">
            <text:p>-744.718038994</text:p>
          </table:table-cell>
          <table:table-cell office:value-type="string" calcext:value-type="string">
            <text:p><text:s/>running time</text:p>
          </table:table-cell>
          <table:table-cell office:value-type="float" office:value="4.9365670681" calcext:value-type="float">
            <text:p>4.93656706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16.183743586" calcext:value-type="float">
            <text:p>-916.183743586</text:p>
          </table:table-cell>
          <table:table-cell office:value-type="string" calcext:value-type="string">
            <text:p><text:s/>running time</text:p>
          </table:table-cell>
          <table:table-cell office:value-type="float" office:value="144.217549801" calcext:value-type="float">
            <text:p>144.2175498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39.550675408" calcext:value-type="float">
            <text:p>-839.550675408</text:p>
          </table:table-cell>
          <table:table-cell office:value-type="string" calcext:value-type="string">
            <text:p><text:s/>running time</text:p>
          </table:table-cell>
          <table:table-cell office:value-type="float" office:value="9.46718811989" calcext:value-type="float">
            <text:p>9.46718811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86.562630934" calcext:value-type="float">
            <text:p>-686.562630934</text:p>
          </table:table-cell>
          <table:table-cell office:value-type="string" calcext:value-type="string">
            <text:p><text:s/>running time</text:p>
          </table:table-cell>
          <table:table-cell office:value-type="float" office:value="9.36564803123" calcext:value-type="float">
            <text:p>9.36564803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7.17902119" calcext:value-type="float">
            <text:p>-1187.17902119</text:p>
          </table:table-cell>
          <table:table-cell office:value-type="string" calcext:value-type="string">
            <text:p><text:s/>running time</text:p>
          </table:table-cell>
          <table:table-cell office:value-type="float" office:value="3.89585208893" calcext:value-type="float">
            <text:p>3.895852088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9.151206655" calcext:value-type="float">
            <text:p>-889.151206655</text:p>
          </table:table-cell>
          <table:table-cell office:value-type="string" calcext:value-type="string">
            <text:p><text:s/>running time</text:p>
          </table:table-cell>
          <table:table-cell office:value-type="float" office:value="10.996721983" calcext:value-type="float">
            <text:p>10.99672198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11.13258988" calcext:value-type="float">
            <text:p>-1211.13258988</text:p>
          </table:table-cell>
          <table:table-cell office:value-type="string" calcext:value-type="string">
            <text:p><text:s/>running time</text:p>
          </table:table-cell>
          <table:table-cell office:value-type="float" office:value="6.90645289421" calcext:value-type="float">
            <text:p>6.90645289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26.319474004" calcext:value-type="float">
            <text:p>-926.319474004</text:p>
          </table:table-cell>
          <table:table-cell office:value-type="string" calcext:value-type="string">
            <text:p><text:s/>running time</text:p>
          </table:table-cell>
          <table:table-cell office:value-type="float" office:value="602.053484201" calcext:value-type="float">
            <text:p>602.0534842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370.88714521" calcext:value-type="float">
            <text:p>-1370.88714521</text:p>
          </table:table-cell>
          <table:table-cell office:value-type="string" calcext:value-type="string">
            <text:p><text:s/>running time</text:p>
          </table:table-cell>
          <table:table-cell office:value-type="float" office:value="4.1738960743" calcext:value-type="float">
            <text:p>4.173896074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57.41582225" calcext:value-type="float">
            <text:p>-1057.41582225</text:p>
          </table:table-cell>
          <table:table-cell office:value-type="string" calcext:value-type="string">
            <text:p><text:s/>running time</text:p>
          </table:table-cell>
          <table:table-cell office:value-type="float" office:value="5.53489303589" calcext:value-type="float">
            <text:p>5.53489303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03.63836018" calcext:value-type="float">
            <text:p>-1003.63836018</text:p>
          </table:table-cell>
          <table:table-cell office:value-type="string" calcext:value-type="string">
            <text:p><text:s/>running time</text:p>
          </table:table-cell>
          <table:table-cell office:value-type="float" office:value="23.726872921" calcext:value-type="float">
            <text:p>23.7268729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188.90418718" calcext:value-type="float">
            <text:p>-1188.90418718</text:p>
          </table:table-cell>
          <table:table-cell office:value-type="string" calcext:value-type="string">
            <text:p><text:s/>running time</text:p>
          </table:table-cell>
          <table:table-cell office:value-type="float" office:value="8.26001501083" calcext:value-type="float">
            <text:p>8.260015010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48.61924277" calcext:value-type="float">
            <text:p>-1048.61924277</text:p>
          </table:table-cell>
          <table:table-cell office:value-type="string" calcext:value-type="string">
            <text:p><text:s/>running time</text:p>
          </table:table-cell>
          <table:table-cell office:value-type="float" office:value="5.58216691017" calcext:value-type="float">
            <text:p>5.582166910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19.40303118" calcext:value-type="float">
            <text:p>-719.40303118</text:p>
          </table:table-cell>
          <table:table-cell office:value-type="string" calcext:value-type="string">
            <text:p><text:s/>running time</text:p>
          </table:table-cell>
          <table:table-cell office:value-type="float" office:value="16.7706141472" calcext:value-type="float">
            <text:p>16.770614147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889.770510063" calcext:value-type="float">
            <text:p>-889.770510063</text:p>
          </table:table-cell>
          <table:table-cell office:value-type="string" calcext:value-type="string">
            <text:p><text:s/>running time</text:p>
          </table:table-cell>
          <table:table-cell office:value-type="float" office:value="5.27836799622" calcext:value-type="float">
            <text:p>5.27836799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780.060871885" calcext:value-type="float">
            <text:p>-780.060871885</text:p>
          </table:table-cell>
          <table:table-cell office:value-type="string" calcext:value-type="string">
            <text:p><text:s/>running time</text:p>
          </table:table-cell>
          <table:table-cell office:value-type="float" office:value="29.2445590496" calcext:value-type="float">
            <text:p>29.24455904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240.68825179" calcext:value-type="float">
            <text:p>-1240.68825179</text:p>
          </table:table-cell>
          <table:table-cell office:value-type="string" calcext:value-type="string">
            <text:p><text:s/>running time</text:p>
          </table:table-cell>
          <table:table-cell office:value-type="float" office:value="4.9141740799" calcext:value-type="float">
            <text:p>4.91417407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616.918775836" calcext:value-type="float">
            <text:p>-616.918775836</text:p>
          </table:table-cell>
          <table:table-cell office:value-type="string" calcext:value-type="string">
            <text:p><text:s/>running time</text:p>
          </table:table-cell>
          <table:table-cell office:value-type="float" office:value="17.9818029404" calcext:value-type="float">
            <text:p>17.981802940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98.27175742" calcext:value-type="float">
            <text:p>-1098.27175742</text:p>
          </table:table-cell>
          <table:table-cell office:value-type="string" calcext:value-type="string">
            <text:p><text:s/>running time</text:p>
          </table:table-cell>
          <table:table-cell office:value-type="float" office:value="2.350949049" calcext:value-type="float">
            <text:p>2.3509490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940.416232317" calcext:value-type="float">
            <text:p>-940.416232317</text:p>
          </table:table-cell>
          <table:table-cell office:value-type="string" calcext:value-type="string">
            <text:p><text:s/>running time</text:p>
          </table:table-cell>
          <table:table-cell office:value-type="float" office:value="17.4205441475" calcext:value-type="float">
            <text:p>17.42054414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obj</text:p>
          </table:table-cell>
          <table:table-cell office:value-type="float" office:value="-1070.51898875" calcext:value-type="float">
            <text:p>-1070.51898875</text:p>
          </table:table-cell>
          <table:table-cell office:value-type="string" calcext:value-type="string">
            <text:p><text:s/>running time</text:p>
          </table:table-cell>
          <table:table-cell office:value-type="float" office:value="2.98851585388" calcext:value-type="float">
            <text:p>2.98851585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40.839475613" calcext:value-type="float">
            <text:p>-740.839475613</text:p>
          </table:table-cell>
          <table:table-cell office:value-type="string" calcext:value-type="string">
            <text:p><text:s/>running time</text:p>
          </table:table-cell>
          <table:table-cell office:value-type="float" office:value="0.0741279125214" calcext:value-type="float">
            <text:p>0.07412791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17.246135674" calcext:value-type="float">
            <text:p>-517.246135674</text:p>
          </table:table-cell>
          <table:table-cell office:value-type="string" calcext:value-type="string">
            <text:p><text:s/>running time</text:p>
          </table:table-cell>
          <table:table-cell office:value-type="float" office:value="0.086138010025" calcext:value-type="float">
            <text:p>0.086138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0.283440964" calcext:value-type="float">
            <text:p>-910.283440964</text:p>
          </table:table-cell>
          <table:table-cell office:value-type="string" calcext:value-type="string">
            <text:p><text:s/>running time</text:p>
          </table:table-cell>
          <table:table-cell office:value-type="float" office:value="0.110486030579" calcext:value-type="float">
            <text:p>0.11048603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35.92677676" calcext:value-type="float">
            <text:p>-1135.92677676</text:p>
          </table:table-cell>
          <table:table-cell office:value-type="string" calcext:value-type="string">
            <text:p><text:s/>running time</text:p>
          </table:table-cell>
          <table:table-cell office:value-type="float" office:value="0.103411912918" calcext:value-type="float">
            <text:p>0.103411912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7.418033489" calcext:value-type="float">
            <text:p>-907.418033489</text:p>
          </table:table-cell>
          <table:table-cell office:value-type="string" calcext:value-type="string">
            <text:p><text:s/>running time</text:p>
          </table:table-cell>
          <table:table-cell office:value-type="float" office:value="0.09139585495" calcext:value-type="float">
            <text:p>0.0913958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11.560831095" calcext:value-type="float">
            <text:p>-911.560831095</text:p>
          </table:table-cell>
          <table:table-cell office:value-type="string" calcext:value-type="string">
            <text:p><text:s/>running time</text:p>
          </table:table-cell>
          <table:table-cell office:value-type="float" office:value="0.0899879932404" calcext:value-type="float">
            <text:p>0.089987993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9.93663636" calcext:value-type="float">
            <text:p>-1109.93663636</text:p>
          </table:table-cell>
          <table:table-cell office:value-type="string" calcext:value-type="string">
            <text:p><text:s/>running time</text:p>
          </table:table-cell>
          <table:table-cell office:value-type="float" office:value="0.0896079540253" calcext:value-type="float">
            <text:p>0.0896079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7.053955276" calcext:value-type="float">
            <text:p>-997.053955276</text:p>
          </table:table-cell>
          <table:table-cell office:value-type="string" calcext:value-type="string">
            <text:p><text:s/>running time</text:p>
          </table:table-cell>
          <table:table-cell office:value-type="float" office:value="0.0618278980255" calcext:value-type="float">
            <text:p>0.06182789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3.59048223" calcext:value-type="float">
            <text:p>-1173.59048223</text:p>
          </table:table-cell>
          <table:table-cell office:value-type="string" calcext:value-type="string">
            <text:p><text:s/>running time</text:p>
          </table:table-cell>
          <table:table-cell office:value-type="float" office:value="0.113384962082" calcext:value-type="float">
            <text:p>0.113384962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70.36488015" calcext:value-type="float">
            <text:p>-1370.36488015</text:p>
          </table:table-cell>
          <table:table-cell office:value-type="string" calcext:value-type="string">
            <text:p><text:s/>running time</text:p>
          </table:table-cell>
          <table:table-cell office:value-type="float" office:value="0.107831001282" calcext:value-type="float">
            <text:p>0.107831001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8.422616174" calcext:value-type="float">
            <text:p>-698.422616174</text:p>
          </table:table-cell>
          <table:table-cell office:value-type="string" calcext:value-type="string">
            <text:p><text:s/>running time</text:p>
          </table:table-cell>
          <table:table-cell office:value-type="float" office:value="0.0793800354004" calcext:value-type="float">
            <text:p>0.07938003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3.56314667" calcext:value-type="float">
            <text:p>-1223.56314667</text:p>
          </table:table-cell>
          <table:table-cell office:value-type="string" calcext:value-type="string">
            <text:p><text:s/>running time</text:p>
          </table:table-cell>
          <table:table-cell office:value-type="float" office:value="0.083034992218" calcext:value-type="float">
            <text:p>0.083034992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91.406079406" calcext:value-type="float">
            <text:p>-691.406079406</text:p>
          </table:table-cell>
          <table:table-cell office:value-type="string" calcext:value-type="string">
            <text:p><text:s/>running time</text:p>
          </table:table-cell>
          <table:table-cell office:value-type="float" office:value="0.0802431106567" calcext:value-type="float">
            <text:p>0.08024311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02.85384986" calcext:value-type="float">
            <text:p>-1102.85384986</text:p>
          </table:table-cell>
          <table:table-cell office:value-type="string" calcext:value-type="string">
            <text:p><text:s/>running time</text:p>
          </table:table-cell>
          <table:table-cell office:value-type="float" office:value="0.0972340106964" calcext:value-type="float">
            <text:p>0.097234010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78.998099285" calcext:value-type="float">
            <text:p>-878.998099285</text:p>
          </table:table-cell>
          <table:table-cell office:value-type="string" calcext:value-type="string">
            <text:p><text:s/>running time</text:p>
          </table:table-cell>
          <table:table-cell office:value-type="float" office:value="0.101799964905" calcext:value-type="float">
            <text:p>0.101799964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9.553467205" calcext:value-type="float">
            <text:p>-999.553467205</text:p>
          </table:table-cell>
          <table:table-cell office:value-type="string" calcext:value-type="string">
            <text:p><text:s/>running time</text:p>
          </table:table-cell>
          <table:table-cell office:value-type="float" office:value="0.0738751888275" calcext:value-type="float">
            <text:p>0.07387518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93.522321303" calcext:value-type="float">
            <text:p>-993.522321303</text:p>
          </table:table-cell>
          <table:table-cell office:value-type="string" calcext:value-type="string">
            <text:p><text:s/>running time</text:p>
          </table:table-cell>
          <table:table-cell office:value-type="float" office:value="0.0707499980927" calcext:value-type="float">
            <text:p>0.07074999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0.26075307" calcext:value-type="float">
            <text:p>-1050.26075307</text:p>
          </table:table-cell>
          <table:table-cell office:value-type="string" calcext:value-type="string">
            <text:p><text:s/>running time</text:p>
          </table:table-cell>
          <table:table-cell office:value-type="float" office:value="0.0782940387726" calcext:value-type="float">
            <text:p>0.078294038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3.45312505" calcext:value-type="float">
            <text:p>-1333.45312505</text:p>
          </table:table-cell>
          <table:table-cell office:value-type="string" calcext:value-type="string">
            <text:p><text:s/>running time</text:p>
          </table:table-cell>
          <table:table-cell office:value-type="float" office:value="0.136589050293" calcext:value-type="float">
            <text:p>0.13658905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58.6634431" calcext:value-type="float">
            <text:p>-1058.6634431</text:p>
          </table:table-cell>
          <table:table-cell office:value-type="string" calcext:value-type="string">
            <text:p><text:s/>running time</text:p>
          </table:table-cell>
          <table:table-cell office:value-type="float" office:value="0.0825271606445" calcext:value-type="float">
            <text:p>0.082527160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15.264945893" calcext:value-type="float">
            <text:p>-715.264945893</text:p>
          </table:table-cell>
          <table:table-cell office:value-type="string" calcext:value-type="string">
            <text:p><text:s/>running time</text:p>
          </table:table-cell>
          <table:table-cell office:value-type="float" office:value="0.104831933975" calcext:value-type="float">
            <text:p>0.10483193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37.75348966" calcext:value-type="float">
            <text:p>-1337.75348966</text:p>
          </table:table-cell>
          <table:table-cell office:value-type="string" calcext:value-type="string">
            <text:p><text:s/>running time</text:p>
          </table:table-cell>
          <table:table-cell office:value-type="float" office:value="0.0763981342316" calcext:value-type="float">
            <text:p>0.076398134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4.76774846" calcext:value-type="float">
            <text:p>-934.76774846</text:p>
          </table:table-cell>
          <table:table-cell office:value-type="string" calcext:value-type="string">
            <text:p><text:s/>running time</text:p>
          </table:table-cell>
          <table:table-cell office:value-type="float" office:value="0.0878660678864" calcext:value-type="float">
            <text:p>0.08786606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682.175987685" calcext:value-type="float">
            <text:p>-682.175987685</text:p>
          </table:table-cell>
          <table:table-cell office:value-type="string" calcext:value-type="string">
            <text:p><text:s/>running time</text:p>
          </table:table-cell>
          <table:table-cell office:value-type="float" office:value="0.110367059708" calcext:value-type="float">
            <text:p>0.110367059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08.291437269" calcext:value-type="float">
            <text:p>-908.291437269</text:p>
          </table:table-cell>
          <table:table-cell office:value-type="string" calcext:value-type="string">
            <text:p><text:s/>running time</text:p>
          </table:table-cell>
          <table:table-cell office:value-type="float" office:value="0.089733839035" calcext:value-type="float">
            <text:p>0.0897338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81.93327463" calcext:value-type="float">
            <text:p>-1381.93327463</text:p>
          </table:table-cell>
          <table:table-cell office:value-type="string" calcext:value-type="string">
            <text:p><text:s/>running time</text:p>
          </table:table-cell>
          <table:table-cell office:value-type="float" office:value="0.0827898979187" calcext:value-type="float">
            <text:p>0.082789897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3.35889571" calcext:value-type="float">
            <text:p>-1063.35889571</text:p>
          </table:table-cell>
          <table:table-cell office:value-type="string" calcext:value-type="string">
            <text:p><text:s/>running time</text:p>
          </table:table-cell>
          <table:table-cell office:value-type="float" office:value="0.0901730060577" calcext:value-type="float">
            <text:p>0.090173006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82596257" calcext:value-type="float">
            <text:p>-1183.82596257</text:p>
          </table:table-cell>
          <table:table-cell office:value-type="string" calcext:value-type="string">
            <text:p><text:s/>running time</text:p>
          </table:table-cell>
          <table:table-cell office:value-type="float" office:value="0.0517199039459" calcext:value-type="float">
            <text:p>0.051719903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76.007077055" calcext:value-type="float">
            <text:p>-576.007077055</text:p>
          </table:table-cell>
          <table:table-cell office:value-type="string" calcext:value-type="string">
            <text:p><text:s/>running time</text:p>
          </table:table-cell>
          <table:table-cell office:value-type="float" office:value="0.104540109634" calcext:value-type="float">
            <text:p>0.104540109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35.169440043" calcext:value-type="float">
            <text:p>-735.169440043</text:p>
          </table:table-cell>
          <table:table-cell office:value-type="string" calcext:value-type="string">
            <text:p><text:s/>running time</text:p>
          </table:table-cell>
          <table:table-cell office:value-type="float" office:value="0.0716500282288" calcext:value-type="float">
            <text:p>0.071650028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7.812794279" calcext:value-type="float">
            <text:p>-887.812794279</text:p>
          </table:table-cell>
          <table:table-cell office:value-type="string" calcext:value-type="string">
            <text:p><text:s/>running time</text:p>
          </table:table-cell>
          <table:table-cell office:value-type="float" office:value="0.0932679176331" calcext:value-type="float">
            <text:p>0.093267917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4.2521242" calcext:value-type="float">
            <text:p>-754.252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88445186615" calcext:value-type="float">
            <text:p>0.08844518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7.312072816" calcext:value-type="float">
            <text:p>-557.312072816</text:p>
          </table:table-cell>
          <table:table-cell office:value-type="string" calcext:value-type="string">
            <text:p><text:s/>running time</text:p>
          </table:table-cell>
          <table:table-cell office:value-type="float" office:value="0.0826771259308" calcext:value-type="float">
            <text:p>0.082677125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83.12956053" calcext:value-type="float">
            <text:p>-1183.12956053</text:p>
          </table:table-cell>
          <table:table-cell office:value-type="string" calcext:value-type="string">
            <text:p><text:s/>running time</text:p>
          </table:table-cell>
          <table:table-cell office:value-type="float" office:value="0.0811231136322" calcext:value-type="float">
            <text:p>0.081123113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16.621262819" calcext:value-type="float">
            <text:p>-816.621262819</text:p>
          </table:table-cell>
          <table:table-cell office:value-type="string" calcext:value-type="string">
            <text:p><text:s/>running time</text:p>
          </table:table-cell>
          <table:table-cell office:value-type="float" office:value="0.097865819931" calcext:value-type="float">
            <text:p>0.09786581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0.28433101" calcext:value-type="float">
            <text:p>-1170.28433101</text:p>
          </table:table-cell>
          <table:table-cell office:value-type="string" calcext:value-type="string">
            <text:p><text:s/>running time</text:p>
          </table:table-cell>
          <table:table-cell office:value-type="float" office:value="0.0735640525818" calcext:value-type="float">
            <text:p>0.07356405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51.605022616" calcext:value-type="float">
            <text:p>-851.605022616</text:p>
          </table:table-cell>
          <table:table-cell office:value-type="string" calcext:value-type="string">
            <text:p><text:s/>running time</text:p>
          </table:table-cell>
          <table:table-cell office:value-type="float" office:value="0.111860990524" calcext:value-type="float">
            <text:p>0.111860990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353.78257038" calcext:value-type="float">
            <text:p>-1353.78257038</text:p>
          </table:table-cell>
          <table:table-cell office:value-type="string" calcext:value-type="string">
            <text:p><text:s/>running time</text:p>
          </table:table-cell>
          <table:table-cell office:value-type="float" office:value="0.0839800834656" calcext:value-type="float">
            <text:p>0.083980083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13.91340228" calcext:value-type="float">
            <text:p>-1013.91340228</text:p>
          </table:table-cell>
          <table:table-cell office:value-type="string" calcext:value-type="string">
            <text:p><text:s/>running time</text:p>
          </table:table-cell>
          <table:table-cell office:value-type="float" office:value="0.338846206665" calcext:value-type="float">
            <text:p>0.33884620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939.086105558" calcext:value-type="float">
            <text:p>-939.086105558</text:p>
          </table:table-cell>
          <table:table-cell office:value-type="string" calcext:value-type="string">
            <text:p><text:s/>running time</text:p>
          </table:table-cell>
          <table:table-cell office:value-type="float" office:value="0.0960509777069" calcext:value-type="float">
            <text:p>0.09605097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177.13047172" calcext:value-type="float">
            <text:p>-1177.13047172</text:p>
          </table:table-cell>
          <table:table-cell office:value-type="string" calcext:value-type="string">
            <text:p><text:s/>running time</text:p>
          </table:table-cell>
          <table:table-cell office:value-type="float" office:value="0.0782098770142" calcext:value-type="float">
            <text:p>0.07820987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26.44152445" calcext:value-type="float">
            <text:p>-1026.44152445</text:p>
          </table:table-cell>
          <table:table-cell office:value-type="string" calcext:value-type="string">
            <text:p><text:s/>running time</text:p>
          </table:table-cell>
          <table:table-cell office:value-type="float" office:value="0.0894010066986" calcext:value-type="float">
            <text:p>0.08940100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05.486690732" calcext:value-type="float">
            <text:p>-705.486690732</text:p>
          </table:table-cell>
          <table:table-cell office:value-type="string" calcext:value-type="string">
            <text:p><text:s/>running time</text:p>
          </table:table-cell>
          <table:table-cell office:value-type="float" office:value="0.0838570594788" calcext:value-type="float">
            <text:p>0.083857059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6.622606501" calcext:value-type="float">
            <text:p>-886.622606501</text:p>
          </table:table-cell>
          <table:table-cell office:value-type="string" calcext:value-type="string">
            <text:p><text:s/>running time</text:p>
          </table:table-cell>
          <table:table-cell office:value-type="float" office:value="0.0712959766388" calcext:value-type="float">
            <text:p>0.071295976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751.130297679" calcext:value-type="float">
            <text:p>-751.130297679</text:p>
          </table:table-cell>
          <table:table-cell office:value-type="string" calcext:value-type="string">
            <text:p><text:s/>running time</text:p>
          </table:table-cell>
          <table:table-cell office:value-type="float" office:value="0.0818309783936" calcext:value-type="float">
            <text:p>0.08183097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222.72939531" calcext:value-type="float">
            <text:p>-1222.72939531</text:p>
          </table:table-cell>
          <table:table-cell office:value-type="string" calcext:value-type="string">
            <text:p><text:s/>running time</text:p>
          </table:table-cell>
          <table:table-cell office:value-type="float" office:value="0.0596189498901" calcext:value-type="float">
            <text:p>0.0596189499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555.975449516" calcext:value-type="float">
            <text:p>-555.975449516</text:p>
          </table:table-cell>
          <table:table-cell office:value-type="string" calcext:value-type="string">
            <text:p><text:s/>running time</text:p>
          </table:table-cell>
          <table:table-cell office:value-type="float" office:value="0.0913589000702" calcext:value-type="float">
            <text:p>0.091358900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97.9081242" calcext:value-type="float">
            <text:p>-1097.9081242</text:p>
          </table:table-cell>
          <table:table-cell office:value-type="string" calcext:value-type="string">
            <text:p><text:s/>running time</text:p>
          </table:table-cell>
          <table:table-cell office:value-type="float" office:value="0.0515730381012" calcext:value-type="float">
            <text:p>0.0515730381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889.034645776" calcext:value-type="float">
            <text:p>-889.034645776</text:p>
          </table:table-cell>
          <table:table-cell office:value-type="string" calcext:value-type="string">
            <text:p><text:s/>running time</text:p>
          </table:table-cell>
          <table:table-cell office:value-type="float" office:value="0.0839419364929" calcext:value-type="float">
            <text:p>0.083941936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relaxed</text:p>
          </table:table-cell>
          <table:table-cell office:value-type="string" calcext:value-type="string">
            <text:p><text:s/>obj</text:p>
          </table:table-cell>
          <table:table-cell office:value-type="float" office:value="-1064.58722161" calcext:value-type="float">
            <text:p>-1064.58722161</text:p>
          </table:table-cell>
          <table:table-cell office:value-type="string" calcext:value-type="string">
            <text:p><text:s/>running time</text:p>
          </table:table-cell>
          <table:table-cell office:value-type="float" office:value="0.0758969783783" calcext:value-type="float">
            <text:p>0.075896978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exp1_0320.A1:exp1_0320.N150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6:26:33.378535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7:26:18.636554861</dc:date>
    <meta:editing-duration>PT1H4M50S</meta:editing-duration>
    <meta:editing-cycles>2</meta:editing-cycles>
    <meta:generator>LibreOffice/5.1.6.2$Linux_X86_64 LibreOffice_project/10m0$Build-2</meta:generator>
    <meta:document-statistic meta:table-count="1" meta:cell-count="16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3.952cm" style:legend-expansion="high" chart:style-name="ch2"/>
        <chart:plot-area chart:style-name="ch3" table:cell-range-address="exp1_0320.M2:exp1_0320.M11 exp1_0320.P2:exp1_0320.Q11" chart:data-source-has-labels="row" svg:x="0.32cm" svg:y="0.18cm" svg:width="12.693cm" svg:height="8.64cm">
          <chartooo:coordinate-region svg:x="1.232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1_0320.P2:exp1_0320.P11" loext:label-string="kuniform" chart:class="chart:scatter">
            <chart:domain table:cell-range-address="exp1_0320.M2:exp1_0320.M11"/>
            <chart:data-point chart:repeated="10"/>
          </chart:series>
          <chart:series chart:style-name="ch7" chart:values-cell-range-address="exp1_0320.Q2:exp1_0320.Q11" loext:label-string="mhr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kuniform</text:p>
              </table:table-cell>
              <table:table-cell office:value-type="string">
                <text:p>mh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1_0320.M2:exp1_0320.M11</svg:desc>
                </draw:g>
              </table:table-cell>
              <table:table-cell office:value-type="float" office:value="1.04597292827163">
                <text:p>1.04597292827163</text:p>
                <draw:g>
                  <svg:desc>exp1_0320.P2:exp1_0320.P11</svg:desc>
                </draw:g>
              </table:table-cell>
              <table:table-cell office:value-type="float" office:value="1.08530221340412">
                <text:p>1.08530221340412</text:p>
                <draw:g>
                  <svg:desc>exp1_0320.Q2:exp1_0320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2577510309568">
                <text:p>1.02577510309568</text:p>
              </table:table-cell>
              <table:table-cell office:value-type="float" office:value="1.04160280917874">
                <text:p>1.04160280917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2177508950344">
                <text:p>1.02177508950344</text:p>
              </table:table-cell>
              <table:table-cell office:value-type="float" office:value="1.03859944153619">
                <text:p>1.03859944153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1929206656472">
                <text:p>1.01929206656472</text:p>
              </table:table-cell>
              <table:table-cell office:value-type="float" office:value="1.03241560151332">
                <text:p>1.0324156015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1862677580599">
                <text:p>1.01862677580599</text:p>
              </table:table-cell>
              <table:table-cell office:value-type="float" office:value="1.03071119180652">
                <text:p>1.03071119180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1730569519838">
                <text:p>1.01730569519838</text:p>
              </table:table-cell>
              <table:table-cell office:value-type="float" office:value="1.02997136779094">
                <text:p>1.02997136779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1699039917154">
                <text:p>1.01699039917154</text:p>
              </table:table-cell>
              <table:table-cell office:value-type="float" office:value="1.02795266375135">
                <text:p>1.02795266375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1669476248939">
                <text:p>1.01669476248939</text:p>
              </table:table-cell>
              <table:table-cell office:value-type="float" office:value="1.02804501796332">
                <text:p>1.02804501796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1640445761021">
                <text:p>1.01640445761021</text:p>
              </table:table-cell>
              <table:table-cell office:value-type="float" office:value="1.02681160232174">
                <text:p>1.02681160232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1651315090874">
                <text:p>1.01651315090874</text:p>
              </table:table-cell>
              <table:table-cell office:value-type="float" office:value="1.02674508636145">
                <text:p>1.02674508636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legend chart:legend-position="end" svg:x="13.351cm" svg:y="3.955cm" style:legend-expansion="high" chart:style-name="ch2"/>
        <chart:plot-area chart:style-name="ch3" table:cell-range-address="exp1_0320.R2:exp1_0320.T11" chart:data-source-has-labels="row" svg:x="0.32cm" svg:y="0.18cm" svg:width="12.711cm" svg:height="8.646cm">
          <chartooo:coordinate-region svg:x="0.941cm" svg:y="0.38cm" svg:width="11.90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1_0320.S2:exp1_0320.S11" loext:label-string="kuniform" chart:class="chart:scatter">
            <chart:domain table:cell-range-address="exp1_0320.R2:exp1_0320.R11"/>
            <chart:data-point chart:repeated="10"/>
          </chart:series>
          <chart:series chart:style-name="ch7" chart:values-cell-range-address="exp1_0320.T2:exp1_0320.T11" loext:label-string="mhr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kuniform</text:p>
              </table:table-cell>
              <table:table-cell office:value-type="string">
                <text:p>mh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1_0320.R2:exp1_0320.R11</svg:desc>
                </draw:g>
              </table:table-cell>
              <table:table-cell office:value-type="float" office:value="0.54041177272794">
                <text:p>0.54041177272794</text:p>
                <draw:g>
                  <svg:desc>exp1_0320.S2:exp1_0320.S11</svg:desc>
                </draw:g>
              </table:table-cell>
              <table:table-cell office:value-type="float" office:value="0.55199591159812">
                <text:p>0.55199591159812</text:p>
                <draw:g>
                  <svg:desc>exp1_0320.T2:exp1_0320.T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6076966285494">
                <text:p>3.06076966285494</text:p>
              </table:table-cell>
              <table:table-cell office:value-type="float" office:value="1.2796481418607">
                <text:p>1.2796481418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97045587539974">
                <text:p>4.97045587539974</text:p>
              </table:table-cell>
              <table:table-cell office:value-type="float" office:value="2.86713708877612">
                <text:p>2.86713708877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5935298442847">
                <text:p>7.5935298442847</text:p>
              </table:table-cell>
              <table:table-cell office:value-type="float" office:value="4.2761905574792">
                <text:p>4.2761905574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.1894079065277">
                <text:p>20.1894079065277</text:p>
              </table:table-cell>
              <table:table-cell office:value-type="float" office:value="6.7629214668278">
                <text:p>6.762921466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1119551134212">
                <text:p>15.1119551134212</text:p>
              </table:table-cell>
              <table:table-cell office:value-type="float" office:value="7.7674635076526">
                <text:p>7.7674635076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.379656710632">
                <text:p>24.379656710632</text:p>
              </table:table-cell>
              <table:table-cell office:value-type="float" office:value="17.2058390235802">
                <text:p>17.2058390235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.6304835796372">
                <text:p>26.6304835796372</text:p>
              </table:table-cell>
              <table:table-cell office:value-type="float" office:value="18.0257363653098">
                <text:p>18.0257363653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.7417280530918">
                <text:p>17.7417280530918</text:p>
              </table:table-cell>
              <table:table-cell office:value-type="float" office:value="16.365221986769">
                <text:p>16.365221986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9497348308607">
                <text:p>24.9497348308607</text:p>
              </table:table-cell>
              <table:table-cell office:value-type="float" office:value="43.4883986377772">
                <text:p>43.4883986377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